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126"/>
    <style:style style:name="ce4" style:family="table-cell" style:parent-style-name="Default" style:data-style-name="N125"/>
    <style:style style:name="ce1" style:family="table-cell" style:parent-style-name="Default" style:data-style-name="N61"/>
    <style:style style:name="ce7" style:family="table-cell" style:parent-style-name="Default" style:data-style-name="N127"/>
    <style:style style:name="ce8" style:family="table-cell" style:parent-style-name="Normal_20_2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abelnr</text:p>
          </table:table-cell>
          <table:table-cell office:value-type="string" calcext:value-type="string">
            <text:p>strtlat</text:p>
          </table:table-cell>
          <table:table-cell office:value-type="string" calcext:value-type="string">
            <text:p>strtlon</text:p>
          </table:table-cell>
          <table:table-cell office:value-type="string" calcext:value-type="string">
            <text:p>eindlat</text:p>
          </table:table-cell>
          <table:table-cell office:value-type="string" calcext:value-type="string">
            <text:p>eindlon</text:p>
          </table:table-cell>
          <table:table-cell office:value-type="string" calcext:value-type="string">
            <text:p>kab/3</text:p>
          </table:table-cell>
          <table:table-cell office:value-type="string" calcext:value-type="string">
            <text:p>Volt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length o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eerstand/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onductivity old</text:p>
          </table:table-cell>
          <table:table-cell office:value-type="string" calcext:value-type="string">
            <text:p>conductivity</text:p>
          </table:table-cell>
          <table:table-cell office:value-type="string" calcext:value-type="string">
            <text:p>radians lat1</text:p>
          </table:table-cell>
          <table:table-cell office:value-type="string" calcext:value-type="string">
            <text:p>radians lon1</text:p>
          </table:table-cell>
          <table:table-cell office:value-type="string" calcext:value-type="string">
            <text:p>radians lat2</text:p>
          </table:table-cell>
          <table:table-cell office:value-type="string" calcext:value-type="string">
            <text:p>radians lon2</text:p>
          </table:table-cell>
          <table:table-cell office:value-type="string" calcext:value-type="string">
            <text:p>diff lat</text:p>
          </table:table-cell>
          <table:table-cell office:value-type="string" calcext:value-type="string">
            <text:p>dif l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42494" calcext:value-type="float">
            <text:p>53.424940</text:p>
          </table:table-cell>
          <table:table-cell office:value-type="float" office:value="6.874347" calcext:value-type="float">
            <text:p>6.874347</text:p>
          </table:table-cell>
          <table:table-cell office:value-type="float" office:value="53.322816" calcext:value-type="float">
            <text:p>53.322816</text:p>
          </table:table-cell>
          <table:table-cell office:value-type="float" office:value="6.816949" calcext:value-type="float">
            <text:p>6.816949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]-[.C2]))*COS(RADIANS([.D2])))/(COS(RADIANS([.B2]))*SIN(RADIANS([.D2]))-SIN(RADIANS([.B2]))*COS(RADIANS([.D2]))*COS(RADIANS([.E2]-[.C2])))))" office:value-type="float" office:value="18.5598141503339" calcext:value-type="float">
            <text:p>18.6</text:p>
          </table:table-cell>
          <table:table-cell table:formula="of:=6371000*2*ATAN(SQRT([.V2])/SQRT(1-[.V2]))" office:value-type="float" office:value="11977.0411886263" calcext:value-type="float">
            <text:p>11977.0411886263</text:p>
          </table:table-cell>
          <table:table-cell office:value-type="float" office:value="18400" calcext:value-type="float">
            <text:p>184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509/2" office:value-type="float" office:value="0.2545" calcext:value-type="float">
            <text:p>0.255</text:p>
          </table:table-cell>
          <table:table-cell table:formula="of:=1/([.J2]*[.L2])" office:value-type="float" office:value="2.78310250489808" calcext:value-type="float">
            <text:p>2.78310250489808</text:p>
          </table:table-cell>
          <table:table-cell table:formula="of:=1/[.M2]" office:value-type="float" office:value="3.92927308447937" calcext:value-type="float">
            <text:p>3.93</text:p>
          </table:table-cell>
          <table:table-cell table:formula="of:=RADIANS([.B2])" office:value-type="float" office:value="0.932441105680419" calcext:value-type="float">
            <text:p>0.932441105680419</text:p>
          </table:table-cell>
          <table:table-cell table:formula="of:=RADIANS([.C2])" office:value-type="float" office:value="0.119979989074595" calcext:value-type="float">
            <text:p>0.119979989074595</text:p>
          </table:table-cell>
          <table:table-cell table:formula="of:=RADIANS([.D2])" office:value-type="float" office:value="0.930658705635113" calcext:value-type="float">
            <text:p>0.930658705635113</text:p>
          </table:table-cell>
          <table:table-cell table:formula="of:=RADIANS([.E2])" office:value-type="float" office:value="0.118978204990535" calcext:value-type="float">
            <text:p>0.118978204990535</text:p>
          </table:table-cell>
          <table:table-cell table:formula="of:=([.R2]-[.P2])/2" office:value-type="float" office:value="-0.000891200022653305" calcext:value-type="float">
            <text:p>-0.000891200022653</text:p>
          </table:table-cell>
          <table:table-cell table:formula="of:=([.S2]-[.Q2])/2" office:value-type="float" office:value="-0.000500892042029848" calcext:value-type="float">
            <text:p>-0.00050089204203</text:p>
          </table:table-cell>
          <table:table-cell table:formula="of:=SIN([.T2])*SIN([.T2])+COS([.P2])*COS([.R2])*SIN([.U2])*SIN([.U2])" office:value-type="float" office:value="0.000000883534997183686" calcext:value-type="float">
            <text:p>8.8353499718368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322816" calcext:value-type="float">
            <text:p>53.322816</text:p>
          </table:table-cell>
          <table:table-cell office:value-type="float" office:value="6.816949" calcext:value-type="float">
            <text:p>6.816949</text:p>
          </table:table-cell>
          <table:table-cell office:value-type="float" office:value="53.123503" calcext:value-type="float">
            <text:p>53.123503</text:p>
          </table:table-cell>
          <table:table-cell office:value-type="float" office:value="6.949827" calcext:value-type="float">
            <text:p>6.94982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]-[.C3]))*COS(RADIANS([.D3])))/(COS(RADIANS([.B3]))*SIN(RADIANS([.D3]))-SIN(RADIANS([.B3]))*COS(RADIANS([.D3]))*COS(RADIANS([.E3]-[.C3])))))" office:value-type="float" office:value="-21.8122163935264" calcext:value-type="float">
            <text:p>-21.8</text:p>
          </table:table-cell>
          <table:table-cell table:formula="of:=6371000*2*ATAN(SQRT([.V3])/SQRT(1-[.V3]))" office:value-type="float" office:value="23862.772025473" calcext:value-type="float">
            <text:p>23862.772025473</text:p>
          </table:table-cell>
          <table:table-cell office:value-type="float" office:value="18400" calcext:value-type="float">
            <text:p>184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509/2" office:value-type="float" office:value="0.2545" calcext:value-type="float">
            <text:p>0.255</text:p>
          </table:table-cell>
          <table:table-cell table:formula="of:=1/([.J3]*[.L3])" office:value-type="float" office:value="1.39687599151309" calcext:value-type="float">
            <text:p>1.39687599151309</text:p>
          </table:table-cell>
          <table:table-cell table:formula="of:=1/[.M3]" office:value-type="float" office:value="3.92927308447937" calcext:value-type="float">
            <text:p>3.93</text:p>
          </table:table-cell>
          <table:table-cell table:formula="of:=RADIANS([.B3])" office:value-type="float" office:value="0.930658705635113" calcext:value-type="float">
            <text:p>0.930658705635113</text:p>
          </table:table-cell>
          <table:table-cell table:formula="of:=RADIANS([.C3])" office:value-type="float" office:value="0.118978204990535" calcext:value-type="float">
            <text:p>0.118978204990535</text:p>
          </table:table-cell>
          <table:table-cell table:formula="of:=RADIANS([.D3])" office:value-type="float" office:value="0.927180037543085" calcext:value-type="float">
            <text:p>0.927180037543085</text:p>
          </table:table-cell>
          <table:table-cell table:formula="of:=RADIANS([.E3])" office:value-type="float" office:value="0.121297363594" calcext:value-type="float">
            <text:p>0.121297363594</text:p>
          </table:table-cell>
          <table:table-cell table:formula="of:=([.R3]-[.P3])/2" office:value-type="float" office:value="-0.00173933404601379" calcext:value-type="float">
            <text:p>-0.001739334046014</text:p>
          </table:table-cell>
          <table:table-cell table:formula="of:=([.S3]-[.Q3])/2" office:value-type="float" office:value="0.00115957930173251" calcext:value-type="float">
            <text:p>0.001159579301733</text:p>
          </table:table-cell>
          <table:table-cell table:formula="of:=SIN([.T3])*SIN([.T3])+COS([.P3])*COS([.R3])*SIN([.U3])*SIN([.U3])" office:value-type="float" office:value="0.00000350724476121194" calcext:value-type="float">
            <text:p>3.5072447612119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123503" calcext:value-type="float">
            <text:p>53.123503</text:p>
          </table:table-cell>
          <table:table-cell office:value-type="float" office:value="6.949827" calcext:value-type="float">
            <text:p>6.949827</text:p>
          </table:table-cell>
          <table:table-cell office:value-type="float" office:value="53.15218" calcext:value-type="float">
            <text:p>53.152180</text:p>
          </table:table-cell>
          <table:table-cell office:value-type="float" office:value="7.138878" calcext:value-type="float">
            <text:p>7.138878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]-[.C4]))*COS(RADIANS([.D4])))/(COS(RADIANS([.B4]))*SIN(RADIANS([.D4]))-SIN(RADIANS([.B4]))*COS(RADIANS([.D4]))*COS(RADIANS([.E4]-[.C4])))))" office:value-type="float" office:value="75.7339687307584" calcext:value-type="float">
            <text:p>75.7</text:p>
          </table:table-cell>
          <table:table-cell table:formula="of:=6371000*2*ATAN(SQRT([.V4])/SQRT(1-[.V4]))" office:value-type="float" office:value="13007.5385523091" calcext:value-type="float">
            <text:p>13007.5385523091</text:p>
          </table:table-cell>
          <table:table-cell table:formula="of:=16500+4500" office:value-type="float" office:value="21000" calcext:value-type="float">
            <text:p>21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326" office:value-type="float" office:value="0.326" calcext:value-type="float">
            <text:p>0.326</text:p>
          </table:table-cell>
          <table:table-cell table:formula="of:=1/([.J4]*[.L4])" office:value-type="float" office:value="2.5626165318892" calcext:value-type="float">
            <text:p>2.5626165318892</text:p>
          </table:table-cell>
          <table:table-cell table:formula="of:=1/[.M4]" office:value-type="float" office:value="3.06748466257669" calcext:value-type="float">
            <text:p>3.07</text:p>
          </table:table-cell>
          <table:table-cell table:formula="of:=RADIANS([.B4])" office:value-type="float" office:value="0.927180037543085" calcext:value-type="float">
            <text:p>0.927180037543085</text:p>
          </table:table-cell>
          <table:table-cell table:formula="of:=RADIANS([.C4])" office:value-type="float" office:value="0.121297363594" calcext:value-type="float">
            <text:p>0.121297363594</text:p>
          </table:table-cell>
          <table:table-cell table:formula="of:=RADIANS([.D4])" office:value-type="float" office:value="0.92768054561268" calcext:value-type="float">
            <text:p>0.92768054561268</text:p>
          </table:table-cell>
          <table:table-cell table:formula="of:=RADIANS([.E4])" office:value-type="float" office:value="0.124596925998188" calcext:value-type="float">
            <text:p>0.124596925998188</text:p>
          </table:table-cell>
          <table:table-cell table:formula="of:=([.R4]-[.P4])/2" office:value-type="float" office:value="0.000250254034797226" calcext:value-type="float">
            <text:p>0.000250254034797</text:p>
          </table:table-cell>
          <table:table-cell table:formula="of:=([.S4]-[.Q4])/2" office:value-type="float" office:value="0.0016497812020939" calcext:value-type="float">
            <text:p>0.001649781202094</text:p>
          </table:table-cell>
          <table:table-cell table:formula="of:=SIN([.T4])*SIN([.T4])+COS([.P4])*COS([.R4])*SIN([.U4])*SIN([.U4])" office:value-type="float" office:value="0.00000104211318607117" calcext:value-type="float">
            <text:p>1.04211318607117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15218" calcext:value-type="float">
            <text:p>53.152180</text:p>
          </table:table-cell>
          <table:table-cell office:value-type="float" office:value="7.138878" calcext:value-type="float">
            <text:p>7.138878</text:p>
          </table:table-cell>
          <table:table-cell office:value-type="float" office:value="53.126049" calcext:value-type="float">
            <text:p>53.126049</text:p>
          </table:table-cell>
          <table:table-cell office:value-type="float" office:value="7.310705" calcext:value-type="float">
            <text:p>7.310705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]-[.C5]))*COS(RADIANS([.D5])))/(COS(RADIANS([.B5]))*SIN(RADIANS([.D5]))-SIN(RADIANS([.B5]))*COS(RADIANS([.D5]))*COS(RADIANS([.E5]-[.C5])))))" office:value-type="float" office:value="-75.8430898466398" calcext:value-type="float">
            <text:p>-75.8</text:p>
          </table:table-cell>
          <table:table-cell table:formula="of:=6371000*2*ATAN(SQRT([.V5])/SQRT(1-[.V5]))" office:value-type="float" office:value="11823.9434409089" calcext:value-type="float">
            <text:p>11823.9434409089</text:p>
          </table:table-cell>
          <table:table-cell office:value-type="float" office:value="4500" calcext:value-type="float">
            <text:p>4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326" office:value-type="float" office:value="0.326" calcext:value-type="float">
            <text:p>0.326</text:p>
          </table:table-cell>
          <table:table-cell table:formula="of:=1/([.J5]*[.L5])" office:value-type="float" office:value="2.81913842872468" calcext:value-type="float">
            <text:p>2.81913842872468</text:p>
          </table:table-cell>
          <table:table-cell table:formula="of:=1/[.M5]" office:value-type="float" office:value="3.06748466257669" calcext:value-type="float">
            <text:p>3.07</text:p>
          </table:table-cell>
          <table:table-cell table:formula="of:=RADIANS([.B5])" office:value-type="float" office:value="0.92768054561268" calcext:value-type="float">
            <text:p>0.92768054561268</text:p>
          </table:table-cell>
          <table:table-cell table:formula="of:=RADIANS([.C5])" office:value-type="float" office:value="0.124596925998188" calcext:value-type="float">
            <text:p>0.124596925998188</text:p>
          </table:table-cell>
          <table:table-cell table:formula="of:=RADIANS([.D5])" office:value-type="float" office:value="0.927224473625841" calcext:value-type="float">
            <text:p>0.927224473625841</text:p>
          </table:table-cell>
          <table:table-cell table:formula="of:=RADIANS([.E5])" office:value-type="float" office:value="0.127595872892012" calcext:value-type="float">
            <text:p>0.127595872892012</text:p>
          </table:table-cell>
          <table:table-cell table:formula="of:=([.R5]-[.P5])/2" office:value-type="float" office:value="-0.000228035993419307" calcext:value-type="float">
            <text:p>-0.000228035993419</text:p>
          </table:table-cell>
          <table:table-cell table:formula="of:=([.S5]-[.Q5])/2" office:value-type="float" office:value="0.00149947344691215" calcext:value-type="float">
            <text:p>0.001499473446912</text:p>
          </table:table-cell>
          <table:table-cell table:formula="of:=SIN([.T5])*SIN([.T5])+COS([.P5])*COS([.R5])*SIN([.U5])*SIN([.U5])" office:value-type="float" office:value="0.000000861091616733674" calcext:value-type="float">
            <text:p>8.61091616733674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.123503" calcext:value-type="float">
            <text:p>53.123503</text:p>
          </table:table-cell>
          <table:table-cell office:value-type="float" office:value="6.949827" calcext:value-type="float">
            <text:p>6.949827</text:p>
          </table:table-cell>
          <table:table-cell office:value-type="float" office:value="52.873088" calcext:value-type="float">
            <text:p>52.873088</text:p>
          </table:table-cell>
          <table:table-cell office:value-type="float" office:value="7.014978" calcext:value-type="float">
            <text:p>7.014978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]-[.C6]))*COS(RADIANS([.D6])))/(COS(RADIANS([.B6]))*SIN(RADIANS([.D6]))-SIN(RADIANS([.B6]))*COS(RADIANS([.D6]))*COS(RADIANS([.E6]-[.C6])))))" office:value-type="float" office:value="-8.92523185948786" calcext:value-type="float">
            <text:p>-8.9</text:p>
          </table:table-cell>
          <table:table-cell table:formula="of:=6371000*2*ATAN(SQRT([.V6])/SQRT(1-[.V6]))" office:value-type="float" office:value="28184.1549782115" calcext:value-type="float">
            <text:p>28184.1549782115</text:p>
          </table:table-cell>
          <table:table-cell table:formula="of:=107850/2" office:value-type="float" office:value="53925" calcext:value-type="float">
            <text:p>5392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97/2" office:value-type="float" office:value="0.7485" calcext:value-type="float">
            <text:p>0.749</text:p>
          </table:table-cell>
          <table:table-cell table:formula="of:=1/([.J6]*[.L6])" office:value-type="float" office:value="1.18269763131456" calcext:value-type="float">
            <text:p>1.18269763131456</text:p>
          </table:table-cell>
          <table:table-cell table:formula="of:=1/[.M6]" office:value-type="float" office:value="1.33600534402138" calcext:value-type="float">
            <text:p>1.34</text:p>
          </table:table-cell>
          <table:table-cell table:formula="of:=RADIANS([.B6])" office:value-type="float" office:value="0.927180037543085" calcext:value-type="float">
            <text:p>0.927180037543085</text:p>
          </table:table-cell>
          <table:table-cell table:formula="of:=RADIANS([.C6])" office:value-type="float" office:value="0.121297363594" calcext:value-type="float">
            <text:p>0.121297363594</text:p>
          </table:table-cell>
          <table:table-cell table:formula="of:=RADIANS([.D6])" office:value-type="float" office:value="0.922809471296704" calcext:value-type="float">
            <text:p>0.922809471296704</text:p>
          </table:table-cell>
          <table:table-cell table:formula="of:=RADIANS([.E6])" office:value-type="float" office:value="0.122434463054967" calcext:value-type="float">
            <text:p>0.122434463054967</text:p>
          </table:table-cell>
          <table:table-cell table:formula="of:=([.R6]-[.P6])/2" office:value-type="float" office:value="-0.00218528312319077" calcext:value-type="float">
            <text:p>-0.002185283123191</text:p>
          </table:table-cell>
          <table:table-cell table:formula="of:=([.S6]-[.Q6])/2" office:value-type="float" office:value="0.000568549730483418" calcext:value-type="float">
            <text:p>0.000568549730483</text:p>
          </table:table-cell>
          <table:table-cell table:formula="of:=SIN([.T6])*SIN([.T6])+COS([.P6])*COS([.R6])*SIN([.U6])*SIN([.U6])" office:value-type="float" office:value="0.0000048925370907928" calcext:value-type="float">
            <text:p>4.8925370907928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.873088" calcext:value-type="float">
            <text:p>52.873088</text:p>
          </table:table-cell>
          <table:table-cell office:value-type="float" office:value="7.014978" calcext:value-type="float">
            <text:p>7.014978</text:p>
          </table:table-cell>
          <table:table-cell office:value-type="float" office:value="52.529782" calcext:value-type="float">
            <text:p>52.529782</text:p>
          </table:table-cell>
          <table:table-cell office:value-type="float" office:value="6.189824" calcext:value-type="float">
            <text:p>6.189824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]-[.C7]))*COS(RADIANS([.D7])))/(COS(RADIANS([.B7]))*SIN(RADIANS([.D7]))-SIN(RADIANS([.B7]))*COS(RADIANS([.D7]))*COS(RADIANS([.E7]-[.C7])))))" office:value-type="float" office:value="55.8556719238159" calcext:value-type="float">
            <text:p>55.9</text:p>
          </table:table-cell>
          <table:table-cell table:formula="of:=6371000*2*ATAN(SQRT([.V7])/SQRT(1-[.V7]))" office:value-type="float" office:value="67442.1726402965" calcext:value-type="float">
            <text:p>67442.1726402965</text:p>
          </table:table-cell>
          <table:table-cell table:formula="of:=107850/2" office:value-type="float" office:value="53925" calcext:value-type="float">
            <text:p>5392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97/2" office:value-type="float" office:value="0.7485" calcext:value-type="float">
            <text:p>0.749</text:p>
          </table:table-cell>
          <table:table-cell table:formula="of:=1/([.J7]*[.L7])" office:value-type="float" office:value="0.494250585773934" calcext:value-type="float">
            <text:p>0.494250585773934</text:p>
          </table:table-cell>
          <table:table-cell table:formula="of:=1/[.M7]" office:value-type="float" office:value="1.33600534402138" calcext:value-type="float">
            <text:p>1.34</text:p>
          </table:table-cell>
          <table:table-cell table:formula="of:=RADIANS([.B7])" office:value-type="float" office:value="0.922809471296704" calcext:value-type="float">
            <text:p>0.922809471296704</text:p>
          </table:table-cell>
          <table:table-cell table:formula="of:=RADIANS([.C7])" office:value-type="float" office:value="0.122434463054967" calcext:value-type="float">
            <text:p>0.122434463054967</text:p>
          </table:table-cell>
          <table:table-cell table:formula="of:=RADIANS([.D7])" office:value-type="float" office:value="0.916817651254852" calcext:value-type="float">
            <text:p>0.916817651254852</text:p>
          </table:table-cell>
          <table:table-cell table:formula="of:=RADIANS([.E7])" office:value-type="float" office:value="0.108032808918965" calcext:value-type="float">
            <text:p>0.108032808918965</text:p>
          </table:table-cell>
          <table:table-cell table:formula="of:=([.R7]-[.P7])/2" office:value-type="float" office:value="-0.00299591002092586" calcext:value-type="float">
            <text:p>-0.002995910020926</text:p>
          </table:table-cell>
          <table:table-cell table:formula="of:=([.S7]-[.Q7])/2" office:value-type="float" office:value="-0.00720082706800065" calcext:value-type="float">
            <text:p>-0.007200827068001</text:p>
          </table:table-cell>
          <table:table-cell table:formula="of:=SIN([.T7])*SIN([.T7])+COS([.P7])*COS([.R7])*SIN([.U7])*SIN([.U7])" office:value-type="float" office:value="0.0000280145627301654" calcext:value-type="float">
            <text:p>2.80145627301654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529782" calcext:value-type="float">
            <text:p>52.529782</text:p>
          </table:table-cell>
          <table:table-cell office:value-type="float" office:value="6.189824" calcext:value-type="float">
            <text:p>6.189824</text:p>
          </table:table-cell>
          <table:table-cell office:value-type="float" office:value="52.617055" calcext:value-type="float">
            <text:p>52.617055</text:p>
          </table:table-cell>
          <table:table-cell office:value-type="float" office:value="5.808525" calcext:value-type="float">
            <text:p>5.808525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]-[.C8]))*COS(RADIANS([.D8])))/(COS(RADIANS([.B8]))*SIN(RADIANS([.D8]))-SIN(RADIANS([.B8]))*COS(RADIANS([.D8]))*COS(RADIANS([.E8]-[.C8])))))" office:value-type="float" office:value="-69.2117303655432" calcext:value-type="float">
            <text:p>-69.2</text:p>
          </table:table-cell>
          <table:table-cell table:formula="of:=6371000*2*ATAN(SQRT([.V8])/SQRT(1-[.V8]))" office:value-type="float" office:value="27534.219092778" calcext:value-type="float">
            <text:p>27534.219092778</text:p>
          </table:table-cell>
          <table:table-cell office:value-type="float" office:value="32000" calcext:value-type="float">
            <text:p>3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1" calcext:value-type="float">
            <text:p>0.810</text:p>
          </table:table-cell>
          <table:table-cell table:formula="of:=1/([.J8]*[.L8])" office:value-type="float" office:value="1.21061480701577" calcext:value-type="float">
            <text:p>1.21061480701577</text:p>
          </table:table-cell>
          <table:table-cell table:formula="of:=1/[.M8]" office:value-type="float" office:value="1.23456790123457" calcext:value-type="float">
            <text:p>1.23</text:p>
          </table:table-cell>
          <table:table-cell table:formula="of:=RADIANS([.B8])" office:value-type="float" office:value="0.916817651254852" calcext:value-type="float">
            <text:p>0.916817651254852</text:p>
          </table:table-cell>
          <table:table-cell table:formula="of:=RADIANS([.C8])" office:value-type="float" office:value="0.108032808918965" calcext:value-type="float">
            <text:p>0.108032808918965</text:p>
          </table:table-cell>
          <table:table-cell table:formula="of:=RADIANS([.D8])" office:value-type="float" office:value="0.918340852452945" calcext:value-type="float">
            <text:p>0.918340852452945</text:p>
          </table:table-cell>
          <table:table-cell table:formula="of:=RADIANS([.E8])" office:value-type="float" office:value="0.101377885934404" calcext:value-type="float">
            <text:p>0.101377885934404</text:p>
          </table:table-cell>
          <table:table-cell table:formula="of:=([.R8]-[.P8])/2" office:value-type="float" office:value="0.000761600599046508" calcext:value-type="float">
            <text:p>0.000761600599047</text:p>
          </table:table-cell>
          <table:table-cell table:formula="of:=([.S8]-[.Q8])/2" office:value-type="float" office:value="-0.00332746149228093" calcext:value-type="float">
            <text:p>-0.003327461492281</text:p>
          </table:table-cell>
          <table:table-cell table:formula="of:=SIN([.T8])*SIN([.T8])+COS([.P8])*COS([.R8])*SIN([.U8])*SIN([.U8])" office:value-type="float" office:value="0.00000466949215574254" calcext:value-type="float">
            <text:p>4.66949215574254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617055" calcext:value-type="float">
            <text:p>52.617055</text:p>
          </table:table-cell>
          <table:table-cell office:value-type="float" office:value="5.808525" calcext:value-type="float">
            <text:p>5.808525</text:p>
          </table:table-cell>
          <table:table-cell office:value-type="float" office:value="52.576278" calcext:value-type="float">
            <text:p>52.576278</text:p>
          </table:table-cell>
          <table:table-cell office:value-type="float" office:value="5.538661" calcext:value-type="float">
            <text:p>5.53866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9]-[.C9]))*COS(RADIANS([.D9])))/(COS(RADIANS([.B9]))*SIN(RADIANS([.D9]))-SIN(RADIANS([.B9]))*COS(RADIANS([.D9]))*COS(RADIANS([.E9]-[.C9])))))" office:value-type="float" office:value="76.1378803174577" calcext:value-type="float">
            <text:p>76.1</text:p>
          </table:table-cell>
          <table:table-cell table:formula="of:=6371000*2*ATAN(SQRT([.V9])/SQRT(1-[.V9]))" office:value-type="float" office:value="18782.7069449422" calcext:value-type="float">
            <text:p>18782.7069449422</text:p>
          </table:table-cell>
          <table:table-cell office:value-type="float" office:value="21000" calcext:value-type="float">
            <text:p>2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92" calcext:value-type="float">
            <text:p>0.492</text:p>
          </table:table-cell>
          <table:table-cell table:formula="of:=1/([.J9]*[.L9])" office:value-type="float" office:value="1.77468207490238" calcext:value-type="float">
            <text:p>1.77468207490238</text:p>
          </table:table-cell>
          <table:table-cell table:formula="of:=1/[.M9]" office:value-type="float" office:value="2.03252032520325" calcext:value-type="float">
            <text:p>2.03</text:p>
          </table:table-cell>
          <table:table-cell table:formula="of:=RADIANS([.B9])" office:value-type="float" office:value="0.918340852452945" calcext:value-type="float">
            <text:p>0.918340852452945</text:p>
          </table:table-cell>
          <table:table-cell table:formula="of:=RADIANS([.C9])" office:value-type="float" office:value="0.101377885934404" calcext:value-type="float">
            <text:p>0.101377885934404</text:p>
          </table:table-cell>
          <table:table-cell table:formula="of:=RADIANS([.D9])" office:value-type="float" office:value="0.917629159543859" calcext:value-type="float">
            <text:p>0.917629159543859</text:p>
          </table:table-cell>
          <table:table-cell table:formula="of:=RADIANS([.E9])" office:value-type="float" office:value="0.0966678706018017" calcext:value-type="float">
            <text:p>0.096667870601802</text:p>
          </table:table-cell>
          <table:table-cell table:formula="of:=([.R9]-[.P9])/2" office:value-type="float" office:value="-0.000355846454542841" calcext:value-type="float">
            <text:p>-0.000355846454543</text:p>
          </table:table-cell>
          <table:table-cell table:formula="of:=([.S9]-[.Q9])/2" office:value-type="float" office:value="-0.00235500766630099" calcext:value-type="float">
            <text:p>-0.002355007666301</text:p>
          </table:table-cell>
          <table:table-cell table:formula="of:=SIN([.T9])*SIN([.T9])+COS([.P9])*COS([.R9])*SIN([.U9])*SIN([.U9])" office:value-type="float" office:value="0.00000217290554905967" calcext:value-type="float">
            <text:p>2.17290554905967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576278" calcext:value-type="float">
            <text:p>52.576278</text:p>
          </table:table-cell>
          <table:table-cell office:value-type="float" office:value="5.538661" calcext:value-type="float">
            <text:p>5.538661</text:p>
          </table:table-cell>
          <table:table-cell office:value-type="float" office:value="52.502958" calcext:value-type="float">
            <text:p>52.502958</text:p>
          </table:table-cell>
          <table:table-cell office:value-type="float" office:value="5.539959" calcext:value-type="float">
            <text:p>5.539959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]-[.C10]))*COS(RADIANS([.D10])))/(COS(RADIANS([.B10]))*SIN(RADIANS([.D10]))-SIN(RADIANS([.B10]))*COS(RADIANS([.D10]))*COS(RADIANS([.E10]-[.C10])))))" office:value-type="float" office:value="-0.617413505231346" calcext:value-type="float">
            <text:p>-0.6</text:p>
          </table:table-cell>
          <table:table-cell table:formula="of:=6371000*2*ATAN(SQRT([.V10])/SQRT(1-[.V10]))" office:value-type="float" office:value="8153.28460658292" calcext:value-type="float">
            <text:p>8153.28460658292</text:p>
          </table:table-cell>
          <table:table-cell table:formula="of:=50430/3" office:value-type="float" office:value="16810" calcext:value-type="float">
            <text:p>168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8/3" office:value-type="float" office:value="0.393333333333333" calcext:value-type="float">
            <text:p>0.393</text:p>
          </table:table-cell>
          <table:table-cell table:formula="of:=1/([.J10]*[.L10])" office:value-type="float" office:value="4.0883318738095" calcext:value-type="float">
            <text:p>4.0883318738095</text:p>
          </table:table-cell>
          <table:table-cell table:formula="of:=1/[.M10]" office:value-type="float" office:value="2.54237288135593" calcext:value-type="float">
            <text:p>2.54</text:p>
          </table:table-cell>
          <table:table-cell table:formula="of:=RADIANS([.B10])" office:value-type="float" office:value="0.917629159543859" calcext:value-type="float">
            <text:p>0.917629159543859</text:p>
          </table:table-cell>
          <table:table-cell table:formula="of:=RADIANS([.C10])" office:value-type="float" office:value="0.0966678706018017" calcext:value-type="float">
            <text:p>0.096667870601802</text:p>
          </table:table-cell>
          <table:table-cell table:formula="of:=RADIANS([.D10])" office:value-type="float" office:value="0.916349484136297" calcext:value-type="float">
            <text:p>0.916349484136297</text:p>
          </table:table-cell>
          <table:table-cell table:formula="of:=RADIANS([.E10])" office:value-type="float" office:value="0.0966905249754925" calcext:value-type="float">
            <text:p>0.096690524975493</text:p>
          </table:table-cell>
          <table:table-cell table:formula="of:=([.R10]-[.P10])/2" office:value-type="float" office:value="-0.000639837703781121" calcext:value-type="float">
            <text:p>-0.000639837703781</text:p>
          </table:table-cell>
          <table:table-cell table:formula="of:=([.S10]-[.Q10])/2" office:value-type="float" office:value="0.0000113271868454404" calcext:value-type="float">
            <text:p>1.13271868454404E-05</text:p>
          </table:table-cell>
          <table:table-cell table:formula="of:=SIN([.T10])*SIN([.T10])+COS([.P10])*COS([.R10])*SIN([.U10])*SIN([.U10])" office:value-type="float" office:value="0.000000409439694251649" calcext:value-type="float">
            <text:p>4.09439694251649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502958" calcext:value-type="float">
            <text:p>52.502958</text:p>
          </table:table-cell>
          <table:table-cell office:value-type="float" office:value="5.539959" calcext:value-type="float">
            <text:p>5.539959</text:p>
          </table:table-cell>
          <table:table-cell office:value-type="float" office:value="52.31453" calcext:value-type="float">
            <text:p>52.314530</text:p>
          </table:table-cell>
          <table:table-cell office:value-type="float" office:value="5.106721" calcext:value-type="float">
            <text:p>5.10672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]-[.C11]))*COS(RADIANS([.D11])))/(COS(RADIANS([.B11]))*SIN(RADIANS([.D11]))-SIN(RADIANS([.B11]))*COS(RADIANS([.D11]))*COS(RADIANS([.E11]-[.C11])))))" office:value-type="float" office:value="54.6840232778201" calcext:value-type="float">
            <text:p>54.7</text:p>
          </table:table-cell>
          <table:table-cell table:formula="of:=6371000*2*ATAN(SQRT([.V11])/SQRT(1-[.V11]))" office:value-type="float" office:value="36091.5236906144" calcext:value-type="float">
            <text:p>36091.5236906144</text:p>
          </table:table-cell>
          <table:table-cell table:formula="of:=50430/3" office:value-type="float" office:value="16810" calcext:value-type="float">
            <text:p>168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8/3" office:value-type="float" office:value="0.393333333333333" calcext:value-type="float">
            <text:p>0.393</text:p>
          </table:table-cell>
          <table:table-cell table:formula="of:=1/([.J11]*[.L11])" office:value-type="float" office:value="0.923577891004962" calcext:value-type="float">
            <text:p>0.923577891004962</text:p>
          </table:table-cell>
          <table:table-cell table:formula="of:=1/[.M11]" office:value-type="float" office:value="2.54237288135593" calcext:value-type="float">
            <text:p>2.54</text:p>
          </table:table-cell>
          <table:table-cell table:formula="of:=RADIANS([.B11])" office:value-type="float" office:value="0.916349484136297" calcext:value-type="float">
            <text:p>0.916349484136297</text:p>
          </table:table-cell>
          <table:table-cell table:formula="of:=RADIANS([.C11])" office:value-type="float" office:value="0.0966905249754925" calcext:value-type="float">
            <text:p>0.096690524975493</text:p>
          </table:table-cell>
          <table:table-cell table:formula="of:=RADIANS([.D11])" office:value-type="float" office:value="0.913060795133349" calcext:value-type="float">
            <text:p>0.913060795133349</text:p>
          </table:table-cell>
          <table:table-cell table:formula="of:=RADIANS([.E11])" office:value-type="float" office:value="0.0891290954307373" calcext:value-type="float">
            <text:p>0.089129095430737</text:p>
          </table:table-cell>
          <table:table-cell table:formula="of:=([.R11]-[.P11])/2" office:value-type="float" office:value="-0.00164434450147394" calcext:value-type="float">
            <text:p>-0.001644344501474</text:p>
          </table:table-cell>
          <table:table-cell table:formula="of:=([.S11]-[.Q11])/2" office:value-type="float" office:value="-0.00378071477237759" calcext:value-type="float">
            <text:p>-0.003780714772378</text:p>
          </table:table-cell>
          <table:table-cell table:formula="of:=SIN([.T11])*SIN([.T11])+COS([.P11])*COS([.R11])*SIN([.U11])*SIN([.U11])" office:value-type="float" office:value="0.00000802294973947261" calcext:value-type="float">
            <text:p>8.02294973947261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31453" calcext:value-type="float">
            <text:p>52.314530</text:p>
          </table:table-cell>
          <table:table-cell office:value-type="float" office:value="5.106721" calcext:value-type="float">
            <text:p>5.106721</text:p>
          </table:table-cell>
          <table:table-cell office:value-type="float" office:value="52.337015" calcext:value-type="float">
            <text:p>52.337015</text:p>
          </table:table-cell>
          <table:table-cell office:value-type="float" office:value="5.013914" calcext:value-type="float">
            <text:p>5.013914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]-[.C12]))*COS(RADIANS([.D12])))/(COS(RADIANS([.B12]))*SIN(RADIANS([.D12]))-SIN(RADIANS([.B12]))*COS(RADIANS([.D12]))*COS(RADIANS([.E12]-[.C12])))))" office:value-type="float" office:value="-68.3391910639449" calcext:value-type="float">
            <text:p>-68.3</text:p>
          </table:table-cell>
          <table:table-cell table:formula="of:=6371000*2*ATAN(SQRT([.V12])/SQRT(1-[.V12]))" office:value-type="float" office:value="6784.56839871188" calcext:value-type="float">
            <text:p>6784.56839871188</text:p>
          </table:table-cell>
          <table:table-cell table:formula="of:=50430/3" office:value-type="float" office:value="16810" calcext:value-type="float">
            <text:p>168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8/3" office:value-type="float" office:value="0.393333333333333" calcext:value-type="float">
            <text:p>0.393</text:p>
          </table:table-cell>
          <table:table-cell table:formula="of:=1/([.J12]*[.L12])" office:value-type="float" office:value="4.91311036670542" calcext:value-type="float">
            <text:p>4.91311036670542</text:p>
          </table:table-cell>
          <table:table-cell table:formula="of:=1/[.M12]" office:value-type="float" office:value="2.54237288135593" calcext:value-type="float">
            <text:p>2.54</text:p>
          </table:table-cell>
          <table:table-cell table:formula="of:=RADIANS([.B12])" office:value-type="float" office:value="0.913060795133349" calcext:value-type="float">
            <text:p>0.913060795133349</text:p>
          </table:table-cell>
          <table:table-cell table:formula="of:=RADIANS([.C12])" office:value-type="float" office:value="0.0891290954307373" calcext:value-type="float">
            <text:p>0.089129095430737</text:p>
          </table:table-cell>
          <table:table-cell table:formula="of:=RADIANS([.D12])" office:value-type="float" office:value="0.91345323241566" calcext:value-type="float">
            <text:p>0.91345323241566</text:p>
          </table:table-cell>
          <table:table-cell table:formula="of:=RADIANS([.E12])" office:value-type="float" office:value="0.087509307711839" calcext:value-type="float">
            <text:p>0.087509307711839</text:p>
          </table:table-cell>
          <table:table-cell table:formula="of:=([.R12]-[.P12])/2" office:value-type="float" office:value="0.000196218641155488" calcext:value-type="float">
            <text:p>0.000196218641155</text:p>
          </table:table-cell>
          <table:table-cell table:formula="of:=([.S12]-[.Q12])/2" office:value-type="float" office:value="-0.000809893859449198" calcext:value-type="float">
            <text:p>-0.000809893859449</text:p>
          </table:table-cell>
          <table:table-cell table:formula="of:=SIN([.T12])*SIN([.T12])+COS([.P12])*COS([.R12])*SIN([.U12])*SIN([.U12])" office:value-type="float" office:value="0.000000283510539097698" calcext:value-type="float">
            <text:p>2.83510539097698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.337015" calcext:value-type="float">
            <text:p>52.337015</text:p>
          </table:table-cell>
          <table:table-cell office:value-type="float" office:value="5.013914" calcext:value-type="float">
            <text:p>5.013914</text:p>
          </table:table-cell>
          <table:table-cell office:value-type="float" office:value="52.428927" calcext:value-type="float">
            <text:p>52.428927</text:p>
          </table:table-cell>
          <table:table-cell office:value-type="float" office:value="4.876241" calcext:value-type="float">
            <text:p>4.87624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]-[.C13]))*COS(RADIANS([.D13])))/(COS(RADIANS([.B13]))*SIN(RADIANS([.D13]))-SIN(RADIANS([.B13]))*COS(RADIANS([.D13]))*COS(RADIANS([.E13]-[.C13])))))" office:value-type="float" office:value="-42.3814156221038" calcext:value-type="float">
            <text:p>-42.4</text:p>
          </table:table-cell>
          <table:table-cell table:formula="of:=6371000*2*ATAN(SQRT([.V13])/SQRT(1-[.V13]))" office:value-type="float" office:value="13847.8260931026" calcext:value-type="float">
            <text:p>13847.8260931026</text:p>
          </table:table-cell>
          <table:table-cell office:value-type="float" office:value="15200" calcext:value-type="float">
            <text:p>152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55" calcext:value-type="float">
            <text:p>0.355</text:p>
          </table:table-cell>
          <table:table-cell table:formula="of:=1/([.J13]*[.L13])" office:value-type="float" office:value="2.40711669176263" calcext:value-type="float">
            <text:p>2.40711669176263</text:p>
          </table:table-cell>
          <table:table-cell table:formula="of:=1/[.M13]" office:value-type="float" office:value="2.8169014084507" calcext:value-type="float">
            <text:p>2.82</text:p>
          </table:table-cell>
          <table:table-cell table:formula="of:=RADIANS([.B13])" office:value-type="float" office:value="0.91345323241566" calcext:value-type="float">
            <text:p>0.91345323241566</text:p>
          </table:table-cell>
          <table:table-cell table:formula="of:=RADIANS([.C13])" office:value-type="float" office:value="0.087509307711839" calcext:value-type="float">
            <text:p>0.087509307711839</text:p>
          </table:table-cell>
          <table:table-cell table:formula="of:=RADIANS([.D13])" office:value-type="float" office:value="0.915057399437753" calcext:value-type="float">
            <text:p>0.915057399437753</text:p>
          </table:table-cell>
          <table:table-cell table:formula="of:=RADIANS([.E13])" office:value-type="float" office:value="0.0851064605707408" calcext:value-type="float">
            <text:p>0.085106460570741</text:p>
          </table:table-cell>
          <table:table-cell table:formula="of:=([.R13]-[.P13])/2" office:value-type="float" office:value="0.000802083511046492" calcext:value-type="float">
            <text:p>0.000802083511046</text:p>
          </table:table-cell>
          <table:table-cell table:formula="of:=([.S13]-[.Q13])/2" office:value-type="float" office:value="-0.00120142357054907" calcext:value-type="float">
            <text:p>-0.001201423570549</text:p>
          </table:table-cell>
          <table:table-cell table:formula="of:=SIN([.T13])*SIN([.T13])+COS([.P13])*COS([.R13])*SIN([.U13])*SIN([.U13])" office:value-type="float" office:value="0.00000118110315392898" calcext:value-type="float">
            <text:p>1.18110315392898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428927" calcext:value-type="float">
            <text:p>52.428927</text:p>
          </table:table-cell>
          <table:table-cell office:value-type="float" office:value="4.876241" calcext:value-type="float">
            <text:p>4.876241</text:p>
          </table:table-cell>
          <table:table-cell office:value-type="float" office:value="52.472859" calcext:value-type="float">
            <text:p>52.472859</text:p>
          </table:table-cell>
          <table:table-cell office:value-type="float" office:value="4.678975" calcext:value-type="float">
            <text:p>4.678975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]-[.C14]))*COS(RADIANS([.D14])))/(COS(RADIANS([.B14]))*SIN(RADIANS([.D14]))-SIN(RADIANS([.B14]))*COS(RADIANS([.D14]))*COS(RADIANS([.E14]-[.C14])))))" office:value-type="float" office:value="-69.8483078481459" calcext:value-type="float">
            <text:p>-69.8</text:p>
          </table:table-cell>
          <table:table-cell table:formula="of:=6371000*2*ATAN(SQRT([.V14])/SQRT(1-[.V14]))" office:value-type="float" office:value="14232.6647854046" calcext:value-type="float">
            <text:p>14232.6647854046</text:p>
          </table:table-cell>
          <table:table-cell office:value-type="float" office:value="17000" calcext:value-type="float">
            <text:p>1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" calcext:value-type="float">
            <text:p>0.400</text:p>
          </table:table-cell>
          <table:table-cell table:formula="of:=1/([.J14]*[.L14])" office:value-type="float" office:value="2.34203038123375" calcext:value-type="float">
            <text:p>2.34203038123375</text:p>
          </table:table-cell>
          <table:table-cell table:formula="of:=1/[.M14]" office:value-type="float" office:value="2.5" calcext:value-type="float">
            <text:p>2.50</text:p>
          </table:table-cell>
          <table:table-cell table:formula="of:=RADIANS([.B14])" office:value-type="float" office:value="0.915057399437753" calcext:value-type="float">
            <text:p>0.915057399437753</text:p>
          </table:table-cell>
          <table:table-cell table:formula="of:=RADIANS([.C14])" office:value-type="float" office:value="0.0851064605707408" calcext:value-type="float">
            <text:p>0.085106460570741</text:p>
          </table:table-cell>
          <table:table-cell table:formula="of:=RADIANS([.D14])" office:value-type="float" office:value="0.915824157484739" calcext:value-type="float">
            <text:p>0.915824157484739</text:p>
          </table:table-cell>
          <table:table-cell table:formula="of:=RADIANS([.E14])" office:value-type="float" office:value="0.0816635193685017" calcext:value-type="float">
            <text:p>0.081663519368502</text:p>
          </table:table-cell>
          <table:table-cell table:formula="of:=([.R14]-[.P14])/2" office:value-type="float" office:value="0.000383379023493058" calcext:value-type="float">
            <text:p>0.000383379023493</text:p>
          </table:table-cell>
          <table:table-cell table:formula="of:=([.S14]-[.Q14])/2" office:value-type="float" office:value="-0.00172147060111957" calcext:value-type="float">
            <text:p>-0.00172147060112</text:p>
          </table:table-cell>
          <table:table-cell table:formula="of:=SIN([.T14])*SIN([.T14])+COS([.P14])*COS([.R14])*SIN([.U14])*SIN([.U14])" office:value-type="float" office:value="0.00000124766232009712" calcext:value-type="float">
            <text:p>1.24766232009712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472859" calcext:value-type="float">
            <text:p>52.472859</text:p>
          </table:table-cell>
          <table:table-cell office:value-type="float" office:value="4.678975" calcext:value-type="float">
            <text:p>4.678975</text:p>
          </table:table-cell>
          <table:table-cell office:value-type="float" office:value="52.37385" calcext:value-type="float">
            <text:p>52.373850</text:p>
          </table:table-cell>
          <table:table-cell office:value-type="float" office:value="4.695112" calcext:value-type="float">
            <text:p>4.69511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]-[.C15]))*COS(RADIANS([.D15])))/(COS(RADIANS([.B15]))*SIN(RADIANS([.D15]))-SIN(RADIANS([.B15]))*COS(RADIANS([.D15]))*COS(RADIANS([.E15]-[.C15])))))" office:value-type="float" office:value="-5.68249419357627" calcext:value-type="float">
            <text:p>-5.7</text:p>
          </table:table-cell>
          <table:table-cell table:formula="of:=6371000*2*ATAN(SQRT([.V15])/SQRT(1-[.V15]))" office:value-type="float" office:value="11063.5439070699" calcext:value-type="float">
            <text:p>11063.5439070699</text:p>
          </table:table-cell>
          <table:table-cell office:value-type="float" office:value="14310" calcext:value-type="float">
            <text:p>1431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2" calcext:value-type="float">
            <text:p>0.220</text:p>
          </table:table-cell>
          <table:table-cell table:formula="of:=1/([.J15]*[.L15])" office:value-type="float" office:value="3.01289836360956" calcext:value-type="float">
            <text:p>3.01289836360956</text:p>
          </table:table-cell>
          <table:table-cell table:formula="of:=1/[.M15]" office:value-type="float" office:value="4.54545454545455" calcext:value-type="float">
            <text:p>4.55</text:p>
          </table:table-cell>
          <table:table-cell table:formula="of:=RADIANS([.B15])" office:value-type="float" office:value="0.915824157484739" calcext:value-type="float">
            <text:p>0.915824157484739</text:p>
          </table:table-cell>
          <table:table-cell table:formula="of:=RADIANS([.C15])" office:value-type="float" office:value="0.0816635193685017" calcext:value-type="float">
            <text:p>0.081663519368502</text:p>
          </table:table-cell>
          <table:table-cell table:formula="of:=RADIANS([.D15])" office:value-type="float" office:value="0.914096124445632" calcext:value-type="float">
            <text:p>0.914096124445632</text:p>
          </table:table-cell>
          <table:table-cell table:formula="of:=RADIANS([.E15])" office:value-type="float" office:value="0.081945163149896" calcext:value-type="float">
            <text:p>0.081945163149896</text:p>
          </table:table-cell>
          <table:table-cell table:formula="of:=([.R15]-[.P15])/2" office:value-type="float" office:value="-0.000864016519553534" calcext:value-type="float">
            <text:p>-0.000864016519554</text:p>
          </table:table-cell>
          <table:table-cell table:formula="of:=([.S15]-[.Q15])/2" office:value-type="float" office:value="0.000140821890697154" calcext:value-type="float">
            <text:p>0.000140821890697</text:p>
          </table:table-cell>
          <table:table-cell table:formula="of:=SIN([.T15])*SIN([.T15])+COS([.P15])*COS([.R15])*SIN([.U15])*SIN([.U15])" office:value-type="float" office:value="0.000000753899086124413" calcext:value-type="float">
            <text:p>7.53899086124413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.428927" calcext:value-type="float">
            <text:p>52.428927</text:p>
          </table:table-cell>
          <table:table-cell office:value-type="float" office:value="4.876241" calcext:value-type="float">
            <text:p>4.876241</text:p>
          </table:table-cell>
          <table:table-cell office:value-type="float" office:value="52.336962" calcext:value-type="float">
            <text:p>52.336962</text:p>
          </table:table-cell>
          <table:table-cell office:value-type="float" office:value="5.013906" calcext:value-type="float">
            <text:p>5.013906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C16]-[.E16]))*COS(RADIANS([.B16])))/(COS(RADIANS([.D16]))*SIN(RADIANS([.B16]))-SIN(RADIANS([.D16]))*COS(RADIANS([.B16]))*COS(RADIANS([.C16]-[.E16])))))" office:value-type="float" office:value="-42.3633297621848" calcext:value-type="float">
            <text:p>-42.4</text:p>
          </table:table-cell>
          <table:table-cell table:formula="of:=6371000*2*ATAN(SQRT([.V16])/SQRT(1-[.V16]))" office:value-type="float" office:value="13851.8136571762" calcext:value-type="float">
            <text:p>13851.8136571762</text:p>
          </table:table-cell>
          <table:table-cell table:formula="of:=75529/3" office:value-type="float" office:value="25176.3333333333" calcext:value-type="float">
            <text:p>25176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97/3" office:value-type="float" office:value="0.565666666666667" calcext:value-type="float">
            <text:p>0.566</text:p>
          </table:table-cell>
          <table:table-cell table:formula="of:=1/([.J16]*[.L16])" office:value-type="float" office:value="2.40642374769923" calcext:value-type="float">
            <text:p>2.40642374769923</text:p>
          </table:table-cell>
          <table:table-cell table:formula="of:=1/[.M16]" office:value-type="float" office:value="1.76782557454331" calcext:value-type="float">
            <text:p>1.77</text:p>
          </table:table-cell>
          <table:table-cell table:formula="of:=RADIANS([.D16])" office:value-type="float" office:value="0.913452307391156" calcext:value-type="float">
            <text:p>0.913452307391156</text:p>
          </table:table-cell>
          <table:table-cell table:formula="of:=RADIANS([.E16])" office:value-type="float" office:value="0.0875091680854988" calcext:value-type="float">
            <text:p>0.087509168085499</text:p>
          </table:table-cell>
          <table:table-cell table:formula="of:=RADIANS([.B16])" office:value-type="float" office:value="0.915057399437753" calcext:value-type="float">
            <text:p>0.915057399437753</text:p>
          </table:table-cell>
          <table:table-cell table:formula="of:=RADIANS([.C16])" office:value-type="float" office:value="0.0851064605707408" calcext:value-type="float">
            <text:p>0.085106460570741</text:p>
          </table:table-cell>
          <table:table-cell table:formula="of:=([.R16]-[.P16])/2" office:value-type="float" office:value="0.000802546023298323" calcext:value-type="float">
            <text:p>0.000802546023298</text:p>
          </table:table-cell>
          <table:table-cell table:formula="of:=([.S16]-[.Q16])/2" office:value-type="float" office:value="-0.001201353757379" calcext:value-type="float">
            <text:p>-0.001201353757379</text:p>
          </table:table-cell>
          <table:table-cell table:formula="of:=SIN([.T16])*SIN([.T16])+COS([.P16])*COS([.R16])*SIN([.U16])*SIN([.U16])" office:value-type="float" office:value="0.00000118178346298446" calcext:value-type="float">
            <text:p>1.18178346298446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336962" calcext:value-type="float">
            <text:p>52.336962</text:p>
          </table:table-cell>
          <table:table-cell office:value-type="float" office:value="5.013906" calcext:value-type="float">
            <text:p>5.013906</text:p>
          </table:table-cell>
          <table:table-cell office:value-type="float" office:value="52.074582" calcext:value-type="float">
            <text:p>52.074582</text:p>
          </table:table-cell>
          <table:table-cell office:value-type="float" office:value="4.917517" calcext:value-type="float">
            <text:p>4.91751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]-[.C17]))*COS(RADIANS([.D17])))/(COS(RADIANS([.B17]))*SIN(RADIANS([.D17]))-SIN(RADIANS([.B17]))*COS(RADIANS([.D17]))*COS(RADIANS([.E17]-[.C17])))))" office:value-type="float" office:value="12.7256154905962" calcext:value-type="float">
            <text:p>12.7</text:p>
          </table:table-cell>
          <table:table-cell table:formula="of:=6371000*2*ATAN(SQRT([.V17])/SQRT(1-[.V17]))" office:value-type="float" office:value="29905.538380251" calcext:value-type="float">
            <text:p>29905.538380251</text:p>
          </table:table-cell>
          <table:table-cell table:formula="of:=75529/3" office:value-type="float" office:value="25176.3333333333" calcext:value-type="float">
            <text:p>25176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97/3" office:value-type="float" office:value="0.565666666666667" calcext:value-type="float">
            <text:p>0.566</text:p>
          </table:table-cell>
          <table:table-cell table:formula="of:=1/([.J17]*[.L17])" office:value-type="float" office:value="1.11462074046278" calcext:value-type="float">
            <text:p>1.11462074046278</text:p>
          </table:table-cell>
          <table:table-cell table:formula="of:=1/[.M17]" office:value-type="float" office:value="1.76782557454331" calcext:value-type="float">
            <text:p>1.77</text:p>
          </table:table-cell>
          <table:table-cell table:formula="of:=RADIANS([.B17])" office:value-type="float" office:value="0.913452307391156" calcext:value-type="float">
            <text:p>0.913452307391156</text:p>
          </table:table-cell>
          <table:table-cell table:formula="of:=RADIANS([.C17])" office:value-type="float" office:value="0.0875091680854988" calcext:value-type="float">
            <text:p>0.087509168085499</text:p>
          </table:table-cell>
          <table:table-cell table:formula="of:=RADIANS([.D17])" office:value-type="float" office:value="0.908872912499774" calcext:value-type="float">
            <text:p>0.908872912499774</text:p>
          </table:table-cell>
          <table:table-cell table:formula="of:=RADIANS([.E17])" office:value-type="float" office:value="0.085826862672794" calcext:value-type="float">
            <text:p>0.085826862672794</text:p>
          </table:table-cell>
          <table:table-cell table:formula="of:=([.R17]-[.P17])/2" office:value-type="float" office:value="-0.00228969744569135" calcext:value-type="float">
            <text:p>-0.002289697445691</text:p>
          </table:table-cell>
          <table:table-cell table:formula="of:=([.S17]-[.Q17])/2" office:value-type="float" office:value="-0.000841152706352412" calcext:value-type="float">
            <text:p>-0.000841152706352</text:p>
          </table:table-cell>
          <table:table-cell table:formula="of:=SIN([.T17])*SIN([.T17])+COS([.P17])*COS([.R17])*SIN([.U17])*SIN([.U17])" office:value-type="float" office:value="0.00000550842260266838" calcext:value-type="float">
            <text:p>5.50842260266838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074582" calcext:value-type="float">
            <text:p>52.074582</text:p>
          </table:table-cell>
          <table:table-cell office:value-type="float" office:value="4.917517" calcext:value-type="float">
            <text:p>4.917517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]-[.C18]))*COS(RADIANS([.D18])))/(COS(RADIANS([.B18]))*SIN(RADIANS([.D18]))-SIN(RADIANS([.B18]))*COS(RADIANS([.D18]))*COS(RADIANS([.E18]-[.C18])))))" office:value-type="float" office:value="47.8754309779271" calcext:value-type="float">
            <text:p>47.9</text:p>
          </table:table-cell>
          <table:table-cell table:formula="of:=6371000*2*ATAN(SQRT([.V18])/SQRT(1-[.V18]))" office:value-type="float" office:value="26531.6169937857" calcext:value-type="float">
            <text:p>26531.6169937857</text:p>
          </table:table-cell>
          <table:table-cell table:formula="of:=75529/3" office:value-type="float" office:value="25176.3333333333" calcext:value-type="float">
            <text:p>25176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97/3" office:value-type="float" office:value="0.565666666666667" calcext:value-type="float">
            <text:p>0.566</text:p>
          </table:table-cell>
          <table:table-cell table:formula="of:=1/([.J18]*[.L18])" office:value-type="float" office:value="1.25636267631712" calcext:value-type="float">
            <text:p>1.25636267631712</text:p>
          </table:table-cell>
          <table:table-cell table:formula="of:=1/[.M18]" office:value-type="float" office:value="1.76782557454331" calcext:value-type="float">
            <text:p>1.77</text:p>
          </table:table-cell>
          <table:table-cell table:formula="of:=RADIANS([.B18])" office:value-type="float" office:value="0.908872912499774" calcext:value-type="float">
            <text:p>0.908872912499774</text:p>
          </table:table-cell>
          <table:table-cell table:formula="of:=RADIANS([.C18])" office:value-type="float" office:value="0.085826862672794" calcext:value-type="float">
            <text:p>0.085826862672794</text:p>
          </table:table-cell>
          <table:table-cell table:formula="of:=RADIANS([.D18])" office:value-type="float" office:value="0.906073544005915" calcext:value-type="float">
            <text:p>0.906073544005915</text:p>
          </table:table-cell>
          <table:table-cell table:formula="of:=RADIANS([.E18])" office:value-type="float" office:value="0.0808195479554073" calcext:value-type="float">
            <text:p>0.080819547955407</text:p>
          </table:table-cell>
          <table:table-cell table:formula="of:=([.R18]-[.P18])/2" office:value-type="float" office:value="-0.00139968424692938" calcext:value-type="float">
            <text:p>-0.001399684246929</text:p>
          </table:table-cell>
          <table:table-cell table:formula="of:=([.S18]-[.Q18])/2" office:value-type="float" office:value="-0.00250365735869334" calcext:value-type="float">
            <text:p>-0.002503657358693</text:p>
          </table:table-cell>
          <table:table-cell table:formula="of:=SIN([.T18])*SIN([.T18])+COS([.P18])*COS([.R18])*SIN([.U18])*SIN([.U18])" office:value-type="float" office:value="0.00000433562397720865" calcext:value-type="float">
            <text:p>4.3356239772086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337015" calcext:value-type="float">
            <text:p>52.337015</text:p>
          </table:table-cell>
          <table:table-cell office:value-type="float" office:value="5.013914" calcext:value-type="float">
            <text:p>5.013914</text:p>
          </table:table-cell>
          <table:table-cell office:value-type="float" office:value="52.160264" calcext:value-type="float">
            <text:p>52.160264</text:p>
          </table:table-cell>
          <table:table-cell office:value-type="float" office:value="4.987889" calcext:value-type="float">
            <text:p>4.98788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]-[.C19]))*COS(RADIANS([.D19])))/(COS(RADIANS([.B19]))*SIN(RADIANS([.D19]))-SIN(RADIANS([.B19]))*COS(RADIANS([.D19]))*COS(RADIANS([.E19]-[.C19])))))" office:value-type="float" office:value="5.16136854344444" calcext:value-type="float">
            <text:p>5.2</text:p>
          </table:table-cell>
          <table:table-cell table:formula="of:=6371000*2*ATAN(SQRT([.V19])/SQRT(1-[.V19]))" office:value-type="float" office:value="19733.5094066482" calcext:value-type="float">
            <text:p>19733.5094066482</text:p>
          </table:table-cell>
          <table:table-cell office:value-type="float" office:value="20010" calcext:value-type="float">
            <text:p>2001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7" calcext:value-type="float">
            <text:p>0.470</text:p>
          </table:table-cell>
          <table:table-cell table:formula="of:=1/([.J19]*[.L19])" office:value-type="float" office:value="1.68917411730644" calcext:value-type="float">
            <text:p>1.68917411730644</text:p>
          </table:table-cell>
          <table:table-cell table:formula="of:=1/[.M19]" office:value-type="float" office:value="2.12765957446808" calcext:value-type="float">
            <text:p>2.13</text:p>
          </table:table-cell>
          <table:table-cell table:formula="of:=RADIANS([.B19])" office:value-type="float" office:value="0.91345323241566" calcext:value-type="float">
            <text:p>0.91345323241566</text:p>
          </table:table-cell>
          <table:table-cell table:formula="of:=RADIANS([.C19])" office:value-type="float" office:value="0.087509307711839" calcext:value-type="float">
            <text:p>0.087509307711839</text:p>
          </table:table-cell>
          <table:table-cell table:formula="of:=RADIANS([.D19])" office:value-type="float" office:value="0.910368345509468" calcext:value-type="float">
            <text:p>0.910368345509468</text:p>
          </table:table-cell>
          <table:table-cell table:formula="of:=RADIANS([.E19])" office:value-type="float" office:value="0.0870550857740074" calcext:value-type="float">
            <text:p>0.087055085774008</text:p>
          </table:table-cell>
          <table:table-cell table:formula="of:=([.R19]-[.P19])/2" office:value-type="float" office:value="-0.00154244345309629" calcext:value-type="float">
            <text:p>-0.001542443453096</text:p>
          </table:table-cell>
          <table:table-cell table:formula="of:=([.S19]-[.Q19])/2" office:value-type="float" office:value="-0.000227110968915756" calcext:value-type="float">
            <text:p>-0.000227110968916</text:p>
          </table:table-cell>
          <table:table-cell table:formula="of:=SIN([.T19])*SIN([.T19])+COS([.P19])*COS([.R19])*SIN([.U19])*SIN([.U19])" office:value-type="float" office:value="0.00000239846345384318" calcext:value-type="float">
            <text:p>2.39846345384318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160264" calcext:value-type="float">
            <text:p>52.160264</text:p>
          </table:table-cell>
          <table:table-cell office:value-type="float" office:value="4.987889" calcext:value-type="float">
            <text:p>4.987889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]-[.C20]))*COS(RADIANS([.D20])))/(COS(RADIANS([.B20]))*SIN(RADIANS([.D20]))-SIN(RADIANS([.B20]))*COS(RADIANS([.D20]))*COS(RADIANS([.E20]-[.C20])))))" office:value-type="float" office:value="41.9097342140312" calcext:value-type="float">
            <text:p>41.9</text:p>
          </table:table-cell>
          <table:table-cell table:formula="of:=6371000*2*ATAN(SQRT([.V20])/SQRT(1-[.V20]))" office:value-type="float" office:value="36686.3502855461" calcext:value-type="float">
            <text:p>36686.3502855461</text:p>
          </table:table-cell>
          <table:table-cell office:value-type="float" office:value="37520" calcext:value-type="float">
            <text:p>3752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9" calcext:value-type="float">
            <text:p>0.890</text:p>
          </table:table-cell>
          <table:table-cell table:formula="of:=1/([.J20]*[.L20])" office:value-type="float" office:value="0.90860314732551" calcext:value-type="float">
            <text:p>0.90860314732551</text:p>
          </table:table-cell>
          <table:table-cell table:formula="of:=1/[.M20]" office:value-type="float" office:value="1.12359550561798" calcext:value-type="float">
            <text:p>1.12</text:p>
          </table:table-cell>
          <table:table-cell table:formula="of:=RADIANS([.B20])" office:value-type="float" office:value="0.910368345509468" calcext:value-type="float">
            <text:p>0.910368345509468</text:p>
          </table:table-cell>
          <table:table-cell table:formula="of:=RADIANS([.C20])" office:value-type="float" office:value="0.0870550857740074" calcext:value-type="float">
            <text:p>0.087055085774008</text:p>
          </table:table-cell>
          <table:table-cell table:formula="of:=RADIANS([.D20])" office:value-type="float" office:value="0.906073544005915" calcext:value-type="float">
            <text:p>0.906073544005915</text:p>
          </table:table-cell>
          <table:table-cell table:formula="of:=RADIANS([.E20])" office:value-type="float" office:value="0.0808195479554073" calcext:value-type="float">
            <text:p>0.080819547955407</text:p>
          </table:table-cell>
          <table:table-cell table:formula="of:=([.R20]-[.P20])/2" office:value-type="float" office:value="-0.00214740075177627" calcext:value-type="float">
            <text:p>-0.002147400751776</text:p>
          </table:table-cell>
          <table:table-cell table:formula="of:=([.S20]-[.Q20])/2" office:value-type="float" office:value="-0.00311776890930007" calcext:value-type="float">
            <text:p>-0.0031177689093</text:p>
          </table:table-cell>
          <table:table-cell table:formula="of:=SIN([.T20])*SIN([.T20])+COS([.P20])*COS([.R20])*SIN([.U20])*SIN([.U20])" office:value-type="float" office:value="0.00000828958168364495" calcext:value-type="float">
            <text:p>8.28958168364495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office:value-type="float" office:value="52.036229" calcext:value-type="float">
            <text:p>52.036229</text:p>
          </table:table-cell>
          <table:table-cell office:value-type="float" office:value="4.529422" calcext:value-type="float">
            <text:p>4.52942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]-[.C16]))*COS(RADIANS([.D21])))/(COS(RADIANS([.B16]))*SIN(RADIANS([.D21]))-SIN(RADIANS([.B16]))*COS(RADIANS([.D21]))*COS(RADIANS([.E21]-[.C16])))))" office:value-type="float" office:value="28.5463393079249" calcext:value-type="float">
            <text:p>28.5</text:p>
          </table:table-cell>
          <table:table-cell table:formula="of:=6371000*2*ATAN(SQRT([.V21])/SQRT(1-[.V21]))" office:value-type="float" office:value="49644.4459208385" calcext:value-type="float">
            <text:p>49644.4459208385</text:p>
          </table:table-cell>
          <table:table-cell office:value-type="float" office:value="18560" calcext:value-type="float">
            <text:p>1856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83" calcext:value-type="float">
            <text:p>0.283</text:p>
          </table:table-cell>
          <table:table-cell table:formula="of:=1/([.J21]*[.L21])" office:value-type="float" office:value="0.671441340819589" calcext:value-type="float">
            <text:p>0.671441340819589</text:p>
          </table:table-cell>
          <table:table-cell table:formula="of:=1/[.M21]" office:value-type="float" office:value="3.53356890459364" calcext:value-type="float">
            <text:p>3.53</text:p>
          </table:table-cell>
          <table:table-cell table:formula="of:=RADIANS([.B16])" office:value-type="float" office:value="0.915057399437753" calcext:value-type="float">
            <text:p>0.915057399437753</text:p>
          </table:table-cell>
          <table:table-cell table:formula="of:=RADIANS([.C16])" office:value-type="float" office:value="0.0851064605707408" calcext:value-type="float">
            <text:p>0.085106460570741</text:p>
          </table:table-cell>
          <table:table-cell table:formula="of:=RADIANS([.D21])" office:value-type="float" office:value="0.908203526371756" calcext:value-type="float">
            <text:p>0.908203526371756</text:p>
          </table:table-cell>
          <table:table-cell table:formula="of:=RADIANS([.E21])" office:value-type="float" office:value="0.0790533271122666" calcext:value-type="float">
            <text:p>0.079053327112267</text:p>
          </table:table-cell>
          <table:table-cell table:formula="of:=([.R21]-[.P21])/2" office:value-type="float" office:value="-0.00342693653299836" calcext:value-type="float">
            <text:p>-0.003426936532998</text:p>
          </table:table-cell>
          <table:table-cell table:formula="of:=([.S21]-[.Q21])/2" office:value-type="float" office:value="-0.00302656672923711" calcext:value-type="float">
            <text:p>-0.003026566729237</text:p>
          </table:table-cell>
          <table:table-cell table:formula="of:=SIN([.T21])*SIN([.T21])+COS([.P21])*COS([.R21])*SIN([.U21])*SIN([.U21])" office:value-type="float" office:value="0.0000151797261538039" calcext:value-type="float">
            <text:p>1.51797261538039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036229" calcext:value-type="float">
            <text:p>52.036229</text:p>
          </table:table-cell>
          <table:table-cell office:value-type="float" office:value="4.529422" calcext:value-type="float">
            <text:p>4.529422</text:p>
          </table:table-cell>
          <table:table-cell office:value-type="float" office:value="51.975776" calcext:value-type="float">
            <text:p>51.975776</text:p>
          </table:table-cell>
          <table:table-cell office:value-type="float" office:value="4.338136" calcext:value-type="float">
            <text:p>4.33813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]-[.C22]))*COS(RADIANS([.D22])))/(COS(RADIANS([.B22]))*SIN(RADIANS([.D22]))-SIN(RADIANS([.B22]))*COS(RADIANS([.D22]))*COS(RADIANS([.E22]-[.C22])))))" office:value-type="float" office:value="62.8996967047341" calcext:value-type="float">
            <text:p>62.9</text:p>
          </table:table-cell>
          <table:table-cell table:formula="of:=6371000*2*ATAN(SQRT([.V22])/SQRT(1-[.V22]))" office:value-type="float" office:value="14718.1074781649" calcext:value-type="float">
            <text:p>14718.1074781649</text:p>
          </table:table-cell>
          <table:table-cell table:formula="of:=22000/2"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176/2" office:value-type="float" office:value="0.088" calcext:value-type="float">
            <text:p>0.088</text:p>
          </table:table-cell>
          <table:table-cell table:formula="of:=1/([.J22]*[.L22])" office:value-type="float" office:value="2.26478393249847" calcext:value-type="float">
            <text:p>2.26478393249847</text:p>
          </table:table-cell>
          <table:table-cell table:formula="of:=1/[.M22]" office:value-type="float" office:value="11.3636363636364" calcext:value-type="float">
            <text:p>11.36</text:p>
          </table:table-cell>
          <table:table-cell table:formula="of:=RADIANS([.B22])" office:value-type="float" office:value="0.908203526371756" calcext:value-type="float">
            <text:p>0.908203526371756</text:p>
          </table:table-cell>
          <table:table-cell table:formula="of:=RADIANS([.C22])" office:value-type="float" office:value="0.0790533271122666" calcext:value-type="float">
            <text:p>0.079053327112267</text:p>
          </table:table-cell>
          <table:table-cell table:formula="of:=RADIANS([.D22])" office:value-type="float" office:value="0.907148422479048" calcext:value-type="float">
            <text:p>0.907148422479048</text:p>
          </table:table-cell>
          <table:table-cell table:formula="of:=RADIANS([.E22])" office:value-type="float" office:value="0.0757147565992967" calcext:value-type="float">
            <text:p>0.075714756599297</text:p>
          </table:table-cell>
          <table:table-cell table:formula="of:=([.R22]-[.P22])/2" office:value-type="float" office:value="-0.00052755194635401" calcext:value-type="float">
            <text:p>-0.000527551946354</text:p>
          </table:table-cell>
          <table:table-cell table:formula="of:=([.S22]-[.Q22])/2" office:value-type="float" office:value="-0.00166928525648494" calcext:value-type="float">
            <text:p>-0.001669285256485</text:p>
          </table:table-cell>
          <table:table-cell table:formula="of:=SIN([.T22])*SIN([.T22])+COS([.P22])*COS([.R22])*SIN([.U22])*SIN([.U22])" office:value-type="float" office:value="0.00000133422337609348" calcext:value-type="float">
            <text:p>1.33422337609348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975776" calcext:value-type="float">
            <text:p>51.975776</text:p>
          </table:table-cell>
          <table:table-cell office:value-type="float" office:value="4.338136" calcext:value-type="float">
            <text:p>4.338136</text:p>
          </table:table-cell>
          <table:table-cell office:value-type="float" office:value="52.015933" calcext:value-type="float">
            <text:p>52.015933</text:p>
          </table:table-cell>
          <table:table-cell office:value-type="float" office:value="4.306742" calcext:value-type="float">
            <text:p>4.30674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]-[.C23]))*COS(RADIANS([.D23])))/(COS(RADIANS([.B23]))*SIN(RADIANS([.D23]))-SIN(RADIANS([.B23]))*COS(RADIANS([.D23]))*COS(RADIANS([.E23]-[.C23])))))" office:value-type="float" office:value="-25.6918110723699" calcext:value-type="float">
            <text:p>-25.7</text:p>
          </table:table-cell>
          <table:table-cell table:formula="of:=6371000*2*ATAN(SQRT([.V23])/SQRT(1-[.V23]))" office:value-type="float" office:value="4955.63775876604" calcext:value-type="float">
            <text:p>4955.63775876604</text:p>
          </table:table-cell>
          <table:table-cell table:formula="of:=22000/2"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176/2" office:value-type="float" office:value="0.088" calcext:value-type="float">
            <text:p>0.088</text:p>
          </table:table-cell>
          <table:table-cell table:formula="of:=1/([.J23]*[.L23])" office:value-type="float" office:value="6.72634582186116" calcext:value-type="float">
            <text:p>6.72634582186116</text:p>
          </table:table-cell>
          <table:table-cell table:formula="of:=1/[.M23]" office:value-type="float" office:value="11.3636363636364" calcext:value-type="float">
            <text:p>11.36</text:p>
          </table:table-cell>
          <table:table-cell table:formula="of:=RADIANS([.B23])" office:value-type="float" office:value="0.907148422479048" calcext:value-type="float">
            <text:p>0.907148422479048</text:p>
          </table:table-cell>
          <table:table-cell table:formula="of:=RADIANS([.C23])" office:value-type="float" office:value="0.0757147565992967" calcext:value-type="float">
            <text:p>0.075714756599297</text:p>
          </table:table-cell>
          <table:table-cell table:formula="of:=RADIANS([.D23])" office:value-type="float" office:value="0.907849294346772" calcext:value-type="float">
            <text:p>0.907849294346772</text:p>
          </table:table-cell>
          <table:table-cell table:formula="of:=RADIANS([.E23])" office:value-type="float" office:value="0.0751668279339256" calcext:value-type="float">
            <text:p>0.075166827933926</text:p>
          </table:table-cell>
          <table:table-cell table:formula="of:=([.R23]-[.P23])/2" office:value-type="float" office:value="0.000350435933861581" calcext:value-type="float">
            <text:p>0.000350435933862</text:p>
          </table:table-cell>
          <table:table-cell table:formula="of:=([.S23]-[.Q23])/2" office:value-type="float" office:value="-0.000273964332685554" calcext:value-type="float">
            <text:p>-0.000273964332686</text:p>
          </table:table-cell>
          <table:table-cell table:formula="of:=SIN([.T23])*SIN([.T23])+COS([.P23])*COS([.R23])*SIN([.U23])*SIN([.U23])" office:value-type="float" office:value="0.000000151259925887719" calcext:value-type="float">
            <text:p>1.51259925887719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.015933" calcext:value-type="float">
            <text:p>52.015933</text:p>
          </table:table-cell>
          <table:table-cell office:value-type="float" office:value="4.306742" calcext:value-type="float">
            <text:p>4.306742</text:p>
          </table:table-cell>
          <table:table-cell office:value-type="float" office:value="51.982486" calcext:value-type="float">
            <text:p>51.982486</text:p>
          </table:table-cell>
          <table:table-cell office:value-type="float" office:value="4.223998" calcext:value-type="float">
            <text:p>4.223998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4]-[.C24]))*COS(RADIANS([.D24])))/(COS(RADIANS([.B24]))*SIN(RADIANS([.D24]))-SIN(RADIANS([.B24]))*COS(RADIANS([.D24]))*COS(RADIANS([.E24]-[.C24])))))" office:value-type="float" office:value="56.7455113413836" calcext:value-type="float">
            <text:p>56.7</text:p>
          </table:table-cell>
          <table:table-cell table:formula="of:=6371000*2*ATAN(SQRT([.V24])/SQRT(1-[.V24]))" office:value-type="float" office:value="6776.42535659299" calcext:value-type="float">
            <text:p>6776.42535659299</text:p>
          </table:table-cell>
          <table:table-cell office:value-type="float" office:value="6800" calcext:value-type="float">
            <text:p>68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103" calcext:value-type="float">
            <text:p>0.103</text:p>
          </table:table-cell>
          <table:table-cell table:formula="of:=1/([.J24]*[.L24])" office:value-type="float" office:value="4.91901431495919" calcext:value-type="float">
            <text:p>4.91901431495919</text:p>
          </table:table-cell>
          <table:table-cell table:formula="of:=1/[.M24]" office:value-type="float" office:value="9.70873786407767" calcext:value-type="float">
            <text:p>9.71</text:p>
          </table:table-cell>
          <table:table-cell table:formula="of:=RADIANS([.B24])" office:value-type="float" office:value="0.907849294346772" calcext:value-type="float">
            <text:p>0.907849294346772</text:p>
          </table:table-cell>
          <table:table-cell table:formula="of:=RADIANS([.C24])" office:value-type="float" office:value="0.0751668279339256" calcext:value-type="float">
            <text:p>0.075166827933926</text:p>
          </table:table-cell>
          <table:table-cell table:formula="of:=RADIANS([.D24])" office:value-type="float" office:value="0.907265534071857" calcext:value-type="float">
            <text:p>0.907265534071857</text:p>
          </table:table-cell>
          <table:table-cell table:formula="of:=RADIANS([.E24])" office:value-type="float" office:value="0.0737226726976554" calcext:value-type="float">
            <text:p>0.073722672697656</text:p>
          </table:table-cell>
          <table:table-cell table:formula="of:=([.R24]-[.P24])/2" office:value-type="float" office:value="-0.000291880137457234" calcext:value-type="float">
            <text:p>-0.000291880137457</text:p>
          </table:table-cell>
          <table:table-cell table:formula="of:=([.S24]-[.Q24])/2" office:value-type="float" office:value="-0.000722077618135093" calcext:value-type="float">
            <text:p>-0.000722077618135</text:p>
          </table:table-cell>
          <table:table-cell table:formula="of:=SIN([.T24])*SIN([.T24])+COS([.P24])*COS([.R24])*SIN([.U24])*SIN([.U24])" office:value-type="float" office:value="0.000000282830391899076" calcext:value-type="float">
            <text:p>2.82830391899076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982486" calcext:value-type="float">
            <text:p>51.982486</text:p>
          </table:table-cell>
          <table:table-cell office:value-type="float" office:value="4.223998" calcext:value-type="float">
            <text:p>4.223998</text:p>
          </table:table-cell>
          <table:table-cell office:value-type="float" office:value="51.959484" calcext:value-type="float">
            <text:p>51.959484</text:p>
          </table:table-cell>
          <table:table-cell office:value-type="float" office:value="4.162632" calcext:value-type="float">
            <text:p>4.16263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5]-[.C25]))*COS(RADIANS([.D25])))/(COS(RADIANS([.B25]))*SIN(RADIANS([.D25]))-SIN(RADIANS([.B25]))*COS(RADIANS([.D25]))*COS(RADIANS([.E25]-[.C25])))))" office:value-type="float" office:value="58.7063612829805" calcext:value-type="float">
            <text:p>58.7</text:p>
          </table:table-cell>
          <table:table-cell table:formula="of:=6371000*2*ATAN(SQRT([.V25])/SQRT(1-[.V25]))" office:value-type="float" office:value="4920.7019834796" calcext:value-type="float">
            <text:p>4920.7019834796</text:p>
          </table:table-cell>
          <table:table-cell table:formula="of:=20432/2" office:value-type="float" office:value="10216" calcext:value-type="float">
            <text:p>10216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299/2" office:value-type="float" office:value="0.1495" calcext:value-type="float">
            <text:p>0.150</text:p>
          </table:table-cell>
          <table:table-cell table:formula="of:=1/([.J25]*[.L25])" office:value-type="float" office:value="6.77410122483423" calcext:value-type="float">
            <text:p>6.77410122483423</text:p>
          </table:table-cell>
          <table:table-cell table:formula="of:=1/[.M25]" office:value-type="float" office:value="6.68896321070234" calcext:value-type="float">
            <text:p>6.69</text:p>
          </table:table-cell>
          <table:table-cell table:formula="of:=RADIANS([.B25])" office:value-type="float" office:value="0.907265534071857" calcext:value-type="float">
            <text:p>0.907265534071857</text:p>
          </table:table-cell>
          <table:table-cell table:formula="of:=RADIANS([.C25])" office:value-type="float" office:value="0.0737226726976554" calcext:value-type="float">
            <text:p>0.073722672697656</text:p>
          </table:table-cell>
          <table:table-cell table:formula="of:=RADIANS([.D25])" office:value-type="float" office:value="0.906864073437313" calcext:value-type="float">
            <text:p>0.906864073437313</text:p>
          </table:table-cell>
          <table:table-cell table:formula="of:=RADIANS([.E25])" office:value-type="float" office:value="0.0726516339488766" calcext:value-type="float">
            <text:p>0.072651633948877</text:p>
          </table:table-cell>
          <table:table-cell table:formula="of:=([.R25]-[.P25])/2" office:value-type="float" office:value="-0.000200730317271858" calcext:value-type="float">
            <text:p>-0.000200730317272</text:p>
          </table:table-cell>
          <table:table-cell table:formula="of:=([.S25]-[.Q25])/2" office:value-type="float" office:value="-0.000535519374389413" calcext:value-type="float">
            <text:p>-0.000535519374389</text:p>
          </table:table-cell>
          <table:table-cell table:formula="of:=SIN([.T25])*SIN([.T25])+COS([.P25])*COS([.R25])*SIN([.U25])*SIN([.U25])" office:value-type="float" office:value="0.000000149134768194537" calcext:value-type="float">
            <text:p>1.49134768194537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959484" calcext:value-type="float">
            <text:p>51.959484</text:p>
          </table:table-cell>
          <table:table-cell office:value-type="float" office:value="4.162632" calcext:value-type="float">
            <text:p>4.162632</text:p>
          </table:table-cell>
          <table:table-cell office:value-type="float" office:value="51.95579" calcext:value-type="float">
            <text:p>51.955790</text:p>
          </table:table-cell>
          <table:table-cell office:value-type="float" office:value="4.021997" calcext:value-type="float">
            <text:p>4.02199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6]-[.C26]))*COS(RADIANS([.D26])))/(COS(RADIANS([.B26]))*SIN(RADIANS([.D26]))-SIN(RADIANS([.B26]))*COS(RADIANS([.D26]))*COS(RADIANS([.E26]-[.C26])))))" office:value-type="float" office:value="87.6147012675012" calcext:value-type="float">
            <text:p>87.6</text:p>
          </table:table-cell>
          <table:table-cell table:formula="of:=6371000*2*ATAN(SQRT([.V26])/SQRT(1-[.V26]))" office:value-type="float" office:value="9645.50865487832" calcext:value-type="float">
            <text:p>9645.50865487832</text:p>
          </table:table-cell>
          <table:table-cell table:formula="of:=20432/2" office:value-type="float" office:value="10216" calcext:value-type="float">
            <text:p>10216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299/2" office:value-type="float" office:value="0.1495" calcext:value-type="float">
            <text:p>0.150</text:p>
          </table:table-cell>
          <table:table-cell table:formula="of:=1/([.J26]*[.L26])" office:value-type="float" office:value="3.45583986558082" calcext:value-type="float">
            <text:p>3.45583986558082</text:p>
          </table:table-cell>
          <table:table-cell table:formula="of:=1/[.M26]" office:value-type="float" office:value="6.68896321070234" calcext:value-type="float">
            <text:p>6.69</text:p>
          </table:table-cell>
          <table:table-cell table:formula="of:=RADIANS([.B26])" office:value-type="float" office:value="0.906864073437313" calcext:value-type="float">
            <text:p>0.906864073437313</text:p>
          </table:table-cell>
          <table:table-cell table:formula="of:=RADIANS([.C26])" office:value-type="float" office:value="0.0726516339488766" calcext:value-type="float">
            <text:p>0.072651633948877</text:p>
          </table:table-cell>
          <table:table-cell table:formula="of:=RADIANS([.D26])" office:value-type="float" office:value="0.906799600974745" calcext:value-type="float">
            <text:p>0.906799600974745</text:p>
          </table:table-cell>
          <table:table-cell table:formula="of:=RADIANS([.E26])" office:value-type="float" office:value="0.0701970901553344" calcext:value-type="float">
            <text:p>0.070197090155334</text:p>
          </table:table-cell>
          <table:table-cell table:formula="of:=([.R26]-[.P26])/2" office:value-type="float" office:value="-0.0000322362312843438" calcext:value-type="float">
            <text:p>-3.22362312843438E-05</text:p>
          </table:table-cell>
          <table:table-cell table:formula="of:=([.S26]-[.Q26])/2" office:value-type="float" office:value="-0.00122727189677112" calcext:value-type="float">
            <text:p>-0.001227271896771</text:p>
          </table:table-cell>
          <table:table-cell table:formula="of:=SIN([.T26])*SIN([.T26])+COS([.P26])*COS([.R26])*SIN([.U26])*SIN([.U26])" office:value-type="float" office:value="0.000000573026868115515" calcext:value-type="float">
            <text:p>5.73026868115515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95579" calcext:value-type="float">
            <text:p>51.955790</text:p>
          </table:table-cell>
          <table:table-cell office:value-type="float" office:value="4.021997" calcext:value-type="float">
            <text:p>4.021997</text:p>
          </table:table-cell>
          <table:table-cell office:value-type="float" office:value="51.839252" calcext:value-type="float">
            <text:p>51.839252</text:p>
          </table:table-cell>
          <table:table-cell office:value-type="float" office:value="4.265566" calcext:value-type="float">
            <text:p>4.26556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7]-[.C27]))*COS(RADIANS([.D27])))/(COS(RADIANS([.B27]))*SIN(RADIANS([.D27]))-SIN(RADIANS([.B27]))*COS(RADIANS([.D27]))*COS(RADIANS([.E27]-[.C27])))))" office:value-type="float" office:value="-52.3068145230267" calcext:value-type="float">
            <text:p>-52.3</text:p>
          </table:table-cell>
          <table:table-cell table:formula="of:=6371000*2*ATAN(SQRT([.V27])/SQRT(1-[.V27]))" office:value-type="float" office:value="21147.7606075682" calcext:value-type="float">
            <text:p>21147.7606075682</text:p>
          </table:table-cell>
          <table:table-cell office:value-type="float" office:value="26000" calcext:value-type="float">
            <text:p>26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" calcext:value-type="float">
            <text:p>0.400</text:p>
          </table:table-cell>
          <table:table-cell table:formula="of:=1/([.J27]*[.L27])" office:value-type="float" office:value="1.57621102072644" calcext:value-type="float">
            <text:p>1.57621102072644</text:p>
          </table:table-cell>
          <table:table-cell table:formula="of:=1/[.M27]" office:value-type="float" office:value="2.5" calcext:value-type="float">
            <text:p>2.50</text:p>
          </table:table-cell>
          <table:table-cell table:formula="of:=RADIANS([.B27])" office:value-type="float" office:value="0.906799600974745" calcext:value-type="float">
            <text:p>0.906799600974745</text:p>
          </table:table-cell>
          <table:table-cell table:formula="of:=RADIANS([.C27])" office:value-type="float" office:value="0.0701970901553344" calcext:value-type="float">
            <text:p>0.070197090155334</text:p>
          </table:table-cell>
          <table:table-cell table:formula="of:=RADIANS([.D27])" office:value-type="float" office:value="0.904765629171055" calcext:value-type="float">
            <text:p>0.904765629171055</text:p>
          </table:table-cell>
          <table:table-cell table:formula="of:=RADIANS([.E27])" office:value-type="float" office:value="0.0744481711611244" calcext:value-type="float">
            <text:p>0.074448171161125</text:p>
          </table:table-cell>
          <table:table-cell table:formula="of:=([.R27]-[.P27])/2" office:value-type="float" office:value="-0.00101698590184457" calcext:value-type="float">
            <text:p>-0.001016985901845</text:p>
          </table:table-cell>
          <table:table-cell table:formula="of:=([.S27]-[.Q27])/2" office:value-type="float" office:value="0.00212554050289503" calcext:value-type="float">
            <text:p>0.002125540502895</text:p>
          </table:table-cell>
          <table:table-cell table:formula="of:=SIN([.T27])*SIN([.T27])+COS([.P27])*COS([.R27])*SIN([.U27])*SIN([.U27])" office:value-type="float" office:value="0.00000275456592530172" calcext:value-type="float">
            <text:p>2.75456592530172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839252" calcext:value-type="float">
            <text:p>51.839252</text:p>
          </table:table-cell>
          <table:table-cell office:value-type="float" office:value="4.265566" calcext:value-type="float">
            <text:p>4.265566</text:p>
          </table:table-cell>
          <table:table-cell office:value-type="float" office:value="51.760648" calcext:value-type="float">
            <text:p>51.760648</text:p>
          </table:table-cell>
          <table:table-cell office:value-type="float" office:value="4.587888" calcext:value-type="float">
            <text:p>4.587888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8]-[.C28]))*COS(RADIANS([.D28])))/(COS(RADIANS([.B28]))*SIN(RADIANS([.D28]))-SIN(RADIANS([.B28]))*COS(RADIANS([.D28]))*COS(RADIANS([.E28]-[.C28])))))" office:value-type="float" office:value="-68.60504100916" calcext:value-type="float">
            <text:p>-68.6</text:p>
          </table:table-cell>
          <table:table-cell table:formula="of:=6371000*2*ATAN(SQRT([.V28])/SQRT(1-[.V28]))" office:value-type="float" office:value="23825.2306037757" calcext:value-type="float">
            <text:p>23825.2306037757</text:p>
          </table:table-cell>
          <table:table-cell table:formula="of:=40430/2" office:value-type="float" office:value="20215" calcext:value-type="float">
            <text:p>2021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18/2" office:value-type="float" office:value="0.309" calcext:value-type="float">
            <text:p>0.309</text:p>
          </table:table-cell>
          <table:table-cell table:formula="of:=1/([.J28]*[.L28])" office:value-type="float" office:value="1.39907704935502" calcext:value-type="float">
            <text:p>1.39907704935502</text:p>
          </table:table-cell>
          <table:table-cell table:formula="of:=1/[.M28]" office:value-type="float" office:value="3.23624595469256" calcext:value-type="float">
            <text:p>3.24</text:p>
          </table:table-cell>
          <table:table-cell table:formula="of:=RADIANS([.B28])" office:value-type="float" office:value="0.904765629171055" calcext:value-type="float">
            <text:p>0.904765629171055</text:p>
          </table:table-cell>
          <table:table-cell table:formula="of:=RADIANS([.C28])" office:value-type="float" office:value="0.0744481711611244" calcext:value-type="float">
            <text:p>0.074448171161125</text:p>
          </table:table-cell>
          <table:table-cell table:formula="of:=RADIANS([.D28])" office:value-type="float" office:value="0.903393730565818" calcext:value-type="float">
            <text:p>0.903393730565818</text:p>
          </table:table-cell>
          <table:table-cell table:formula="of:=RADIANS([.E28])" office:value-type="float" office:value="0.0800737513127376" calcext:value-type="float">
            <text:p>0.080073751312738</text:p>
          </table:table-cell>
          <table:table-cell table:formula="of:=([.R28]-[.P28])/2" office:value-type="float" office:value="-0.000685949302618782" calcext:value-type="float">
            <text:p>-0.000685949302619</text:p>
          </table:table-cell>
          <table:table-cell table:formula="of:=([.S28]-[.Q28])/2" office:value-type="float" office:value="0.00281279007580658" calcext:value-type="float">
            <text:p>0.002812790075807</text:p>
          </table:table-cell>
          <table:table-cell table:formula="of:=SIN([.T28])*SIN([.T28])+COS([.P28])*COS([.R28])*SIN([.U28])*SIN([.U28])" office:value-type="float" office:value="0.00000349621811011869" calcext:value-type="float">
            <text:p>3.49621811011869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760648" calcext:value-type="float">
            <text:p>51.760648</text:p>
          </table:table-cell>
          <table:table-cell office:value-type="float" office:value="4.587888" calcext:value-type="float">
            <text:p>4.587888</text:p>
          </table:table-cell>
          <table:table-cell office:value-type="float" office:value="51.813679" calcext:value-type="float">
            <text:p>51.813679</text:p>
          </table:table-cell>
          <table:table-cell office:value-type="float" office:value="4.747686" calcext:value-type="float">
            <text:p>4.74768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9]-[.C29]))*COS(RADIANS([.D29])))/(COS(RADIANS([.B29]))*SIN(RADIANS([.D29]))-SIN(RADIANS([.B29]))*COS(RADIANS([.D29]))*COS(RADIANS([.E29]-[.C29])))))" office:value-type="float" office:value="61.7242430601067" calcext:value-type="float">
            <text:p>61.7</text:p>
          </table:table-cell>
          <table:table-cell table:formula="of:=6371000*2*ATAN(SQRT([.V29])/SQRT(1-[.V29]))" office:value-type="float" office:value="12473.3332849915" calcext:value-type="float">
            <text:p>12473.3332849915</text:p>
          </table:table-cell>
          <table:table-cell table:formula="of:=40430/2" office:value-type="float" office:value="20215" calcext:value-type="float">
            <text:p>2021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18/2" office:value-type="float" office:value="0.309" calcext:value-type="float">
            <text:p>0.309</text:p>
          </table:table-cell>
          <table:table-cell table:formula="of:=1/([.J29]*[.L29])" office:value-type="float" office:value="2.67236772815504" calcext:value-type="float">
            <text:p>2.67236772815504</text:p>
          </table:table-cell>
          <table:table-cell table:formula="of:=1/[.M29]" office:value-type="float" office:value="3.23624595469256" calcext:value-type="float">
            <text:p>3.24</text:p>
          </table:table-cell>
          <table:table-cell table:formula="of:=RADIANS([.B29])" office:value-type="float" office:value="0.903393730565818" calcext:value-type="float">
            <text:p>0.903393730565818</text:p>
          </table:table-cell>
          <table:table-cell table:formula="of:=RADIANS([.C29])" office:value-type="float" office:value="0.0800737513127376" calcext:value-type="float">
            <text:p>0.080073751312738</text:p>
          </table:table-cell>
          <table:table-cell table:formula="of:=RADIANS([.D29])" office:value-type="float" office:value="0.904319296121443" calcext:value-type="float">
            <text:p>0.904319296121443</text:p>
          </table:table-cell>
          <table:table-cell table:formula="of:=RADIANS([.E29])" office:value-type="float" office:value="0.0828627525508395" calcext:value-type="float">
            <text:p>0.08286275255084</text:p>
          </table:table-cell>
          <table:table-cell table:formula="of:=([.R29]-[.P29])/2" office:value-type="float" office:value="0.000462782777812532" calcext:value-type="float">
            <text:p>0.000462782777813</text:p>
          </table:table-cell>
          <table:table-cell table:formula="of:=([.S29]-[.Q29])/2" office:value-type="float" office:value="0.00139450061905095" calcext:value-type="float">
            <text:p>0.001394500619051</text:p>
          </table:table-cell>
          <table:table-cell table:formula="of:=SIN([.T29])*SIN([.T29])+COS([.P29])*COS([.R29])*SIN([.U29])*SIN([.U29])" office:value-type="float" office:value="0.000000958274018370135" calcext:value-type="float">
            <text:p>9.58274018370135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.813679" calcext:value-type="float">
            <text:p>51.813679</text:p>
          </table:table-cell>
          <table:table-cell office:value-type="float" office:value="4.747686" calcext:value-type="float">
            <text:p>4.747686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0]-[.C30]))*COS(RADIANS([.D30])))/(COS(RADIANS([.B30]))*SIN(RADIANS([.D30]))-SIN(RADIANS([.B30]))*COS(RADIANS([.D30]))*COS(RADIANS([.E30]-[.C30])))))" office:value-type="float" office:value="-35.6795411549466" calcext:value-type="float">
            <text:p>-35.7</text:p>
          </table:table-cell>
          <table:table-cell table:formula="of:=6371000*2*ATAN(SQRT([.V30])/SQRT(1-[.V30]))" office:value-type="float" office:value="13766.9286766886" calcext:value-type="float">
            <text:p>13766.9286766886</text:p>
          </table:table-cell>
          <table:table-cell office:value-type="float" office:value="14835" calcext:value-type="float">
            <text:p>14835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27" calcext:value-type="float">
            <text:p>0.227</text:p>
          </table:table-cell>
          <table:table-cell table:formula="of:=1/([.J30]*[.L30])" office:value-type="float" office:value="2.42126142410953" calcext:value-type="float">
            <text:p>2.42126142410953</text:p>
          </table:table-cell>
          <table:table-cell table:formula="of:=1/[.M30]" office:value-type="float" office:value="4.40528634361233" calcext:value-type="float">
            <text:p>4.41</text:p>
          </table:table-cell>
          <table:table-cell table:formula="of:=RADIANS([.B30])" office:value-type="float" office:value="0.904319296121443" calcext:value-type="float">
            <text:p>0.904319296121443</text:p>
          </table:table-cell>
          <table:table-cell table:formula="of:=RADIANS([.C30])" office:value-type="float" office:value="0.0828627525508395" calcext:value-type="float">
            <text:p>0.08286275255084</text:p>
          </table:table-cell>
          <table:table-cell table:formula="of:=RADIANS([.D30])" office:value-type="float" office:value="0.906073544005915" calcext:value-type="float">
            <text:p>0.906073544005915</text:p>
          </table:table-cell>
          <table:table-cell table:formula="of:=RADIANS([.E30])" office:value-type="float" office:value="0.0808195479554073" calcext:value-type="float">
            <text:p>0.080819547955407</text:p>
          </table:table-cell>
          <table:table-cell table:formula="of:=([.R30]-[.P30])/2" office:value-type="float" office:value="0.000877123942235991" calcext:value-type="float">
            <text:p>0.000877123942236</text:p>
          </table:table-cell>
          <table:table-cell table:formula="of:=([.S30]-[.Q30])/2" office:value-type="float" office:value="-0.00102160229771609" calcext:value-type="float">
            <text:p>-0.001021602297716</text:p>
          </table:table-cell>
          <table:table-cell table:formula="of:=SIN([.T30])*SIN([.T30])+COS([.P30])*COS([.R30])*SIN([.U30])*SIN([.U30])" office:value-type="float" office:value="0.00000116734372842063" calcext:value-type="float">
            <text:p>1.16734372842063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office:value-type="float" office:value="51.842427" calcext:value-type="float">
            <text:p>51.842427</text:p>
          </table:table-cell>
          <table:table-cell office:value-type="float" office:value="4.803304" calcext:value-type="float">
            <text:p>4.803304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1]-[.C31]))*COS(RADIANS([.D31])))/(COS(RADIANS([.B31]))*SIN(RADIANS([.D31]))-SIN(RADIANS([.B31]))*COS(RADIANS([.D31]))*COS(RADIANS([.E31]-[.C31])))))" office:value-type="float" office:value="-56.1206176413848" calcext:value-type="float">
            <text:p>-56.1</text:p>
          </table:table-cell>
          <table:table-cell table:formula="of:=6371000*2*ATAN(SQRT([.V31])/SQRT(1-[.V31]))" office:value-type="float" office:value="14289.4724459834" calcext:value-type="float">
            <text:p>14289.4724459834</text:p>
          </table:table-cell>
          <table:table-cell table:formula="of:=34020/2" office:value-type="float" office:value="17010" calcext:value-type="float">
            <text:p>170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795/2" office:value-type="float" office:value="0.3975" calcext:value-type="float">
            <text:p>0.398</text:p>
          </table:table-cell>
          <table:table-cell table:formula="of:=1/([.J31]*[.L31])" office:value-type="float" office:value="2.33271966192867" calcext:value-type="float">
            <text:p>2.33271966192867</text:p>
          </table:table-cell>
          <table:table-cell table:formula="of:=1/[.M31]" office:value-type="float" office:value="2.51572327044025" calcext:value-type="float">
            <text:p>2.52</text:p>
          </table:table-cell>
          <table:table-cell table:formula="of:=RADIANS([.B31])" office:value-type="float" office:value="0.906073544005915" calcext:value-type="float">
            <text:p>0.906073544005915</text:p>
          </table:table-cell>
          <table:table-cell table:formula="of:=RADIANS([.C31])" office:value-type="float" office:value="0.0808195479554073" calcext:value-type="float">
            <text:p>0.080819547955407</text:p>
          </table:table-cell>
          <table:table-cell table:formula="of:=RADIANS([.D31])" office:value-type="float" office:value="0.904821043374806" calcext:value-type="float">
            <text:p>0.904821043374806</text:p>
          </table:table-cell>
          <table:table-cell table:formula="of:=RADIANS([.E31])" office:value-type="float" office:value="0.0838334697742137" calcext:value-type="float">
            <text:p>0.083833469774214</text:p>
          </table:table-cell>
          <table:table-cell table:formula="of:=([.R31]-[.P31])/2" office:value-type="float" office:value="-0.0006262503155543" calcext:value-type="float">
            <text:p>-0.000626250315554</text:p>
          </table:table-cell>
          <table:table-cell table:formula="of:=([.S31]-[.Q31])/2" office:value-type="float" office:value="0.00150696090940319" calcext:value-type="float">
            <text:p>0.001506960909403</text:p>
          </table:table-cell>
          <table:table-cell table:formula="of:=SIN([.T31])*SIN([.T31])+COS([.P31])*COS([.R31])*SIN([.U31])*SIN([.U31])" office:value-type="float" office:value="0.0000012576419263329" calcext:value-type="float">
            <text:p>1.2576419263329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842427" calcext:value-type="float">
            <text:p>51.842427</text:p>
          </table:table-cell>
          <table:table-cell office:value-type="float" office:value="4.803304" calcext:value-type="float">
            <text:p>4.803304</text:p>
          </table:table-cell>
          <table:table-cell office:value-type="float" office:value="51.701049" calcext:value-type="float">
            <text:p>51.701049</text:p>
          </table:table-cell>
          <table:table-cell office:value-type="float" office:value="4.832798" calcext:value-type="float">
            <text:p>4.832798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2]-[.C32]))*COS(RADIANS([.D32])))/(COS(RADIANS([.B32]))*SIN(RADIANS([.D32]))-SIN(RADIANS([.B32]))*COS(RADIANS([.D32]))*COS(RADIANS([.E32]-[.C32])))))" office:value-type="float" office:value="-7.36733244405819" calcext:value-type="float">
            <text:p>-7.4</text:p>
          </table:table-cell>
          <table:table-cell table:formula="of:=6371000*2*ATAN(SQRT([.V32])/SQRT(1-[.V32]))" office:value-type="float" office:value="15850.9639094219" calcext:value-type="float">
            <text:p>15850.9639094219</text:p>
          </table:table-cell>
          <table:table-cell table:formula="of:=34020/2" office:value-type="float" office:value="17010" calcext:value-type="float">
            <text:p>170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795/2" office:value-type="float" office:value="0.3975" calcext:value-type="float">
            <text:p>0.398</text:p>
          </table:table-cell>
          <table:table-cell table:formula="of:=1/([.J32]*[.L32])" office:value-type="float" office:value="2.10292153359329" calcext:value-type="float">
            <text:p>2.10292153359329</text:p>
          </table:table-cell>
          <table:table-cell table:formula="of:=1/[.M32]" office:value-type="float" office:value="2.51572327044025" calcext:value-type="float">
            <text:p>2.52</text:p>
          </table:table-cell>
          <table:table-cell table:formula="of:=RADIANS([.B32])" office:value-type="float" office:value="0.904821043374806" calcext:value-type="float">
            <text:p>0.904821043374806</text:p>
          </table:table-cell>
          <table:table-cell table:formula="of:=RADIANS([.C32])" office:value-type="float" office:value="0.0838334697742137" calcext:value-type="float">
            <text:p>0.083833469774214</text:p>
          </table:table-cell>
          <table:table-cell table:formula="of:=RADIANS([.D32])" office:value-type="float" office:value="0.902353531784922" calcext:value-type="float">
            <text:p>0.902353531784922</text:p>
          </table:table-cell>
          <table:table-cell table:formula="of:=RADIANS([.E32])" office:value-type="float" office:value="0.0843482371837969" calcext:value-type="float">
            <text:p>0.084348237183797</text:p>
          </table:table-cell>
          <table:table-cell table:formula="of:=([.R32]-[.P32])/2" office:value-type="float" office:value="-0.00123375579494234" calcext:value-type="float">
            <text:p>-0.001233755794942</text:p>
          </table:table-cell>
          <table:table-cell table:formula="of:=([.S32]-[.Q32])/2" office:value-type="float" office:value="0.000257383704791614" calcext:value-type="float">
            <text:p>0.000257383704792</text:p>
          </table:table-cell>
          <table:table-cell table:formula="of:=SIN([.T32])*SIN([.T32])+COS([.P32])*COS([.R32])*SIN([.U32])*SIN([.U32])" office:value-type="float" office:value="0.00000154751878226442" calcext:value-type="float">
            <text:p>1.54751878226442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.701049" calcext:value-type="float">
            <text:p>51.701049</text:p>
          </table:table-cell>
          <table:table-cell office:value-type="float" office:value="4.832798" calcext:value-type="float">
            <text:p>4.832798</text:p>
          </table:table-cell>
          <table:table-cell office:value-type="float" office:value="51.540593" calcext:value-type="float">
            <text:p>51.540593</text:p>
          </table:table-cell>
          <table:table-cell office:value-type="float" office:value="4.254293" calcext:value-type="float">
            <text:p>4.254293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3]-[.C33]))*COS(RADIANS([.D33])))/(COS(RADIANS([.B33]))*SIN(RADIANS([.D33]))-SIN(RADIANS([.B33]))*COS(RADIANS([.D33]))*COS(RADIANS([.E33]-[.C33])))))" office:value-type="float" office:value="66.154799161476" calcext:value-type="float">
            <text:p>66.2</text:p>
          </table:table-cell>
          <table:table-cell table:formula="of:=6371000*2*ATAN(SQRT([.V33])/SQRT(1-[.V33]))" office:value-type="float" office:value="43742.1285143581" calcext:value-type="float">
            <text:p>43742.1285143581</text:p>
          </table:table-cell>
          <table:table-cell table:formula="of:=101200/4" office:value-type="float" office:value="25300" calcext:value-type="float">
            <text:p>253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477/4" office:value-type="float" office:value="0.61925" calcext:value-type="float">
            <text:p>0.619</text:p>
          </table:table-cell>
          <table:table-cell table:formula="of:=1/([.J33]*[.L33])" office:value-type="float" office:value="0.762041868227603" calcext:value-type="float">
            <text:p>0.762041868227603</text:p>
          </table:table-cell>
          <table:table-cell table:formula="of:=1/[.M33]" office:value-type="float" office:value="1.61485668146952" calcext:value-type="float">
            <text:p>1.61</text:p>
          </table:table-cell>
          <table:table-cell table:formula="of:=RADIANS([.B33])" office:value-type="float" office:value="0.902353531784922" calcext:value-type="float">
            <text:p>0.902353531784922</text:p>
          </table:table-cell>
          <table:table-cell table:formula="of:=RADIANS([.C33])" office:value-type="float" office:value="0.0843482371837969" calcext:value-type="float">
            <text:p>0.084348237183797</text:p>
          </table:table-cell>
          <table:table-cell table:formula="of:=RADIANS([.D33])" office:value-type="float" office:value="0.899553046280342" calcext:value-type="float">
            <text:p>0.899553046280342</text:p>
          </table:table-cell>
          <table:table-cell table:formula="of:=RADIANS([.E33])" office:value-type="float" office:value="0.0742514201945471" calcext:value-type="float">
            <text:p>0.074251420194547</text:p>
          </table:table-cell>
          <table:table-cell table:formula="of:=([.R33]-[.P33])/2" office:value-type="float" office:value="-0.00140024275228995" calcext:value-type="float">
            <text:p>-0.00140024275229</text:p>
          </table:table-cell>
          <table:table-cell table:formula="of:=([.S33]-[.Q33])/2" office:value-type="float" office:value="-0.00504840849462491" calcext:value-type="float">
            <text:p>-0.005048408494625</text:p>
          </table:table-cell>
          <table:table-cell table:formula="of:=SIN([.T33])*SIN([.T33])+COS([.P33])*COS([.R33])*SIN([.U33])*SIN([.U33])" office:value-type="float" office:value="0.0000117848190052619" calcext:value-type="float">
            <text:p>1.17848190052619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540593" calcext:value-type="float">
            <text:p>51.540593</text:p>
          </table:table-cell>
          <table:table-cell office:value-type="float" office:value="4.254293" calcext:value-type="float">
            <text:p>4.254293</text:p>
          </table:table-cell>
          <table:table-cell office:value-type="float" office:value="51.430184" calcext:value-type="float">
            <text:p>51.430184</text:p>
          </table:table-cell>
          <table:table-cell office:value-type="float" office:value="4.224287" calcext:value-type="float">
            <text:p>4.22428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4]-[.C34]))*COS(RADIANS([.D34])))/(COS(RADIANS([.B34]))*SIN(RADIANS([.D34]))-SIN(RADIANS([.B34]))*COS(RADIANS([.D34]))*COS(RADIANS([.E34]-[.C34])))))" office:value-type="float" office:value="9.61722853331127" calcext:value-type="float">
            <text:p>9.6</text:p>
          </table:table-cell>
          <table:table-cell table:formula="of:=6371000*2*ATAN(SQRT([.V34])/SQRT(1-[.V34]))" office:value-type="float" office:value="12451.4894918365" calcext:value-type="float">
            <text:p>12451.4894918365</text:p>
          </table:table-cell>
          <table:table-cell table:formula="of:=101200/4" office:value-type="float" office:value="25300" calcext:value-type="float">
            <text:p>253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477/4" office:value-type="float" office:value="0.61925" calcext:value-type="float">
            <text:p>0.619</text:p>
          </table:table-cell>
          <table:table-cell table:formula="of:=1/([.J34]*[.L34])" office:value-type="float" office:value="2.67705589401072" calcext:value-type="float">
            <text:p>2.67705589401072</text:p>
          </table:table-cell>
          <table:table-cell table:formula="of:=1/[.M34]" office:value-type="float" office:value="1.61485668146952" calcext:value-type="float">
            <text:p>1.61</text:p>
          </table:table-cell>
          <table:table-cell table:formula="of:=RADIANS([.B34])" office:value-type="float" office:value="0.899553046280342" calcext:value-type="float">
            <text:p>0.899553046280342</text:p>
          </table:table-cell>
          <table:table-cell table:formula="of:=RADIANS([.C34])" office:value-type="float" office:value="0.0742514201945471" calcext:value-type="float">
            <text:p>0.074251420194547</text:p>
          </table:table-cell>
          <table:table-cell table:formula="of:=RADIANS([.D34])" office:value-type="float" office:value="0.897626045706507" calcext:value-type="float">
            <text:p>0.897626045706507</text:p>
          </table:table-cell>
          <table:table-cell table:formula="of:=RADIANS([.E34])" office:value-type="float" office:value="0.0737277166991937" calcext:value-type="float">
            <text:p>0.073727716699194</text:p>
          </table:table-cell>
          <table:table-cell table:formula="of:=([.R34]-[.P34])/2" office:value-type="float" office:value="-0.000963500286917274" calcext:value-type="float">
            <text:p>-0.000963500286917</text:p>
          </table:table-cell>
          <table:table-cell table:formula="of:=([.S34]-[.Q34])/2" office:value-type="float" office:value="-0.000261851747676699" calcext:value-type="float">
            <text:p>-0.000261851747677</text:p>
          </table:table-cell>
          <table:table-cell table:formula="of:=SIN([.T34])*SIN([.T34])+COS([.P34])*COS([.R34])*SIN([.U34])*SIN([.U34])" office:value-type="float" office:value="0.000000954920623806064" calcext:value-type="float">
            <text:p>9.54920623806064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430184" calcext:value-type="float">
            <text:p>51.430184</text:p>
          </table:table-cell>
          <table:table-cell office:value-type="float" office:value="4.224287" calcext:value-type="float">
            <text:p>4.224287</text:p>
          </table:table-cell>
          <table:table-cell office:value-type="float" office:value="51.466625" calcext:value-type="float">
            <text:p>51.466625</text:p>
          </table:table-cell>
          <table:table-cell office:value-type="float" office:value="3.985881" calcext:value-type="float">
            <text:p>3.98588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5]-[.C35]))*COS(RADIANS([.D35])))/(COS(RADIANS([.B35]))*SIN(RADIANS([.D35]))-SIN(RADIANS([.B35]))*COS(RADIANS([.D35]))*COS(RADIANS([.E35]-[.C35])))))" office:value-type="float" office:value="-76.126272674264" calcext:value-type="float">
            <text:p>-76.1</text:p>
          </table:table-cell>
          <table:table-cell table:formula="of:=6371000*2*ATAN(SQRT([.V35])/SQRT(1-[.V35]))" office:value-type="float" office:value="17010.8961292895" calcext:value-type="float">
            <text:p>17010.8961292895</text:p>
          </table:table-cell>
          <table:table-cell table:formula="of:=101200/4" office:value-type="float" office:value="25300" calcext:value-type="float">
            <text:p>253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477/4" office:value-type="float" office:value="0.61925" calcext:value-type="float">
            <text:p>0.619</text:p>
          </table:table-cell>
          <table:table-cell table:formula="of:=1/([.J35]*[.L35])" office:value-type="float" office:value="1.95952835641267" calcext:value-type="float">
            <text:p>1.95952835641267</text:p>
          </table:table-cell>
          <table:table-cell table:formula="of:=1/[.M35]" office:value-type="float" office:value="1.61485668146952" calcext:value-type="float">
            <text:p>1.61</text:p>
          </table:table-cell>
          <table:table-cell table:formula="of:=RADIANS([.B35])" office:value-type="float" office:value="0.897626045706507" calcext:value-type="float">
            <text:p>0.897626045706507</text:p>
          </table:table-cell>
          <table:table-cell table:formula="of:=RADIANS([.C35])" office:value-type="float" office:value="0.0737277166991937" calcext:value-type="float">
            <text:p>0.073727716699194</text:p>
          </table:table-cell>
          <table:table-cell table:formula="of:=RADIANS([.D35])" office:value-type="float" office:value="0.898262061139227" calcext:value-type="float">
            <text:p>0.898262061139227</text:p>
          </table:table-cell>
          <table:table-cell table:formula="of:=RADIANS([.E35])" office:value-type="float" office:value="0.0695667470426841" calcext:value-type="float">
            <text:p>0.069566747042684</text:p>
          </table:table-cell>
          <table:table-cell table:formula="of:=([.R35]-[.P35])/2" office:value-type="float" office:value="0.000318007716359647" calcext:value-type="float">
            <text:p>0.00031800771636</text:p>
          </table:table-cell>
          <table:table-cell table:formula="of:=([.S35]-[.Q35])/2" office:value-type="float" office:value="-0.00208048482825481" calcext:value-type="float">
            <text:p>-0.002080484828255</text:p>
          </table:table-cell>
          <table:table-cell table:formula="of:=SIN([.T35])*SIN([.T35])+COS([.P35])*COS([.R35])*SIN([.U35])*SIN([.U35])" office:value-type="float" office:value="0.00000178229227998773" calcext:value-type="float">
            <text:p>1.78229227998773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.466625" calcext:value-type="float">
            <text:p>51.466625</text:p>
          </table:table-cell>
          <table:table-cell office:value-type="float" office:value="3.985881" calcext:value-type="float">
            <text:p>3.985881</text:p>
          </table:table-cell>
          <table:table-cell office:value-type="float" office:value="51.433162" calcext:value-type="float">
            <text:p>51.433162</text:p>
          </table:table-cell>
          <table:table-cell office:value-type="float" office:value="3.730082" calcext:value-type="float">
            <text:p>3.73008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6]-[.C36]))*COS(RADIANS([.D36])))/(COS(RADIANS([.B36]))*SIN(RADIANS([.D36]))-SIN(RADIANS([.B36]))*COS(RADIANS([.D36]))*COS(RADIANS([.E36]-[.C36])))))" office:value-type="float" office:value="78.2450378732436" calcext:value-type="float">
            <text:p>78.2</text:p>
          </table:table-cell>
          <table:table-cell table:formula="of:=6371000*2*ATAN(SQRT([.V36])/SQRT(1-[.V36]))" office:value-type="float" office:value="18112.3014201307" calcext:value-type="float">
            <text:p>18112.3014201307</text:p>
          </table:table-cell>
          <table:table-cell table:formula="of:=101200/4" office:value-type="float" office:value="25300" calcext:value-type="float">
            <text:p>253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477/4" office:value-type="float" office:value="0.61925" calcext:value-type="float">
            <text:p>0.619</text:p>
          </table:table-cell>
          <table:table-cell table:formula="of:=1/([.J36]*[.L36])" office:value-type="float" office:value="1.84036984368454" calcext:value-type="float">
            <text:p>1.84036984368454</text:p>
          </table:table-cell>
          <table:table-cell table:formula="of:=1/[.M36]" office:value-type="float" office:value="1.61485668146952" calcext:value-type="float">
            <text:p>1.61</text:p>
          </table:table-cell>
          <table:table-cell table:formula="of:=RADIANS([.B36])" office:value-type="float" office:value="0.898262061139227" calcext:value-type="float">
            <text:p>0.898262061139227</text:p>
          </table:table-cell>
          <table:table-cell table:formula="of:=RADIANS([.C36])" office:value-type="float" office:value="0.0695667470426841" calcext:value-type="float">
            <text:p>0.069566747042684</text:p>
          </table:table-cell>
          <table:table-cell table:formula="of:=RADIANS([.D36])" office:value-type="float" office:value="0.897678021611632" calcext:value-type="float">
            <text:p>0.897678021611632</text:p>
          </table:table-cell>
          <table:table-cell table:formula="of:=RADIANS([.E36])" office:value-type="float" office:value="0.0651022122693751" calcext:value-type="float">
            <text:p>0.065102212269375</text:p>
          </table:table-cell>
          <table:table-cell table:formula="of:=([.R36]-[.P36])/2" office:value-type="float" office:value="-0.000292019763797391" calcext:value-type="float">
            <text:p>-0.000292019763797</text:p>
          </table:table-cell>
          <table:table-cell table:formula="of:=([.S36]-[.Q36])/2" office:value-type="float" office:value="-0.00223226738665449" calcext:value-type="float">
            <text:p>-0.002232267386654</text:p>
          </table:table-cell>
          <table:table-cell table:formula="of:=SIN([.T36])*SIN([.T36])+COS([.P36])*COS([.R36])*SIN([.U36])*SIN([.U36])" office:value-type="float" office:value="0.00000202056013369058" calcext:value-type="float">
            <text:p>2.02056013369058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.433162" calcext:value-type="float">
            <text:p>51.433162</text:p>
          </table:table-cell>
          <table:table-cell office:value-type="float" office:value="3.730082" calcext:value-type="float">
            <text:p>3.730082</text:p>
          </table:table-cell>
          <table:table-cell office:value-type="float" office:value="51.466625" calcext:value-type="float">
            <text:p>51.466625</text:p>
          </table:table-cell>
          <table:table-cell office:value-type="float" office:value="3.985881" calcext:value-type="float">
            <text:p>3.98588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7]-[.C37]))*COS(RADIANS([.D37])))/(COS(RADIANS([.B37]))*SIN(RADIANS([.D37]))-SIN(RADIANS([.B37]))*COS(RADIANS([.D37]))*COS(RADIANS([.E37]-[.C37])))))" office:value-type="float" office:value="78.0449866861818" calcext:value-type="float">
            <text:p>78.0</text:p>
          </table:table-cell>
          <table:table-cell table:formula="of:=6371000*2*ATAN(SQRT([.V37])/SQRT(1-[.V37]))" office:value-type="float" office:value="18112.3014201307" calcext:value-type="float">
            <text:p>18112.3014201307</text:p>
          </table:table-cell>
          <table:table-cell table:formula="of:=47400/3" office:value-type="float" office:value="15800" calcext:value-type="float">
            <text:p>15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6/3" office:value-type="float" office:value="0.386666666666667" calcext:value-type="float">
            <text:p>0.387</text:p>
          </table:table-cell>
          <table:table-cell table:formula="of:=1/([.J37]*[.L37])" office:value-type="float" office:value="1.84036984368454" calcext:value-type="float">
            <text:p>1.84036984368454</text:p>
          </table:table-cell>
          <table:table-cell table:formula="of:=1/[.M37]" office:value-type="float" office:value="2.58620689655172" calcext:value-type="float">
            <text:p>2.59</text:p>
          </table:table-cell>
          <table:table-cell table:formula="of:=RADIANS([.B37])" office:value-type="float" office:value="0.897678021611632" calcext:value-type="float">
            <text:p>0.897678021611632</text:p>
          </table:table-cell>
          <table:table-cell table:formula="of:=RADIANS([.C37])" office:value-type="float" office:value="0.0651022122693751" calcext:value-type="float">
            <text:p>0.065102212269375</text:p>
          </table:table-cell>
          <table:table-cell table:formula="of:=RADIANS([.D37])" office:value-type="float" office:value="0.898262061139227" calcext:value-type="float">
            <text:p>0.898262061139227</text:p>
          </table:table-cell>
          <table:table-cell table:formula="of:=RADIANS([.E37])" office:value-type="float" office:value="0.0695667470426841" calcext:value-type="float">
            <text:p>0.069566747042684</text:p>
          </table:table-cell>
          <table:table-cell table:formula="of:=([.R37]-[.P37])/2" office:value-type="float" office:value="0.000292019763797391" calcext:value-type="float">
            <text:p>0.000292019763797</text:p>
          </table:table-cell>
          <table:table-cell table:formula="of:=([.S37]-[.Q37])/2" office:value-type="float" office:value="0.00223226738665449" calcext:value-type="float">
            <text:p>0.002232267386654</text:p>
          </table:table-cell>
          <table:table-cell table:formula="of:=SIN([.T37])*SIN([.T37])+COS([.P37])*COS([.R37])*SIN([.U37])*SIN([.U37])" office:value-type="float" office:value="0.00000202056013369058" calcext:value-type="float">
            <text:p>2.02056013369058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.466625" calcext:value-type="float">
            <text:p>51.466625</text:p>
          </table:table-cell>
          <table:table-cell office:value-type="float" office:value="3.985881" calcext:value-type="float">
            <text:p>3.985881</text:p>
          </table:table-cell>
          <table:table-cell office:value-type="float" office:value="51.430184" calcext:value-type="float">
            <text:p>51.430184</text:p>
          </table:table-cell>
          <table:table-cell office:value-type="float" office:value="4.224287" calcext:value-type="float">
            <text:p>4.22428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38]-[.C38]))*COS(RADIANS([.D38])))/(COS(RADIANS([.B38]))*SIN(RADIANS([.D38]))-SIN(RADIANS([.B38]))*COS(RADIANS([.D38]))*COS(RADIANS([.E38]-[.C38])))))" office:value-type="float" office:value="-76.3127175467906" calcext:value-type="float">
            <text:p>-76.3</text:p>
          </table:table-cell>
          <table:table-cell table:formula="of:=6371000*2*ATAN(SQRT([.V38])/SQRT(1-[.V38]))" office:value-type="float" office:value="17010.8961292895" calcext:value-type="float">
            <text:p>17010.8961292895</text:p>
          </table:table-cell>
          <table:table-cell table:formula="of:=47400/3" office:value-type="float" office:value="15800" calcext:value-type="float">
            <text:p>15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6/3" office:value-type="float" office:value="0.386666666666667" calcext:value-type="float">
            <text:p>0.387</text:p>
          </table:table-cell>
          <table:table-cell table:formula="of:=1/([.J38]*[.L38])" office:value-type="float" office:value="1.95952835641267" calcext:value-type="float">
            <text:p>1.95952835641267</text:p>
          </table:table-cell>
          <table:table-cell table:formula="of:=1/[.M38]" office:value-type="float" office:value="2.58620689655172" calcext:value-type="float">
            <text:p>2.59</text:p>
          </table:table-cell>
          <table:table-cell table:formula="of:=RADIANS([.B38])" office:value-type="float" office:value="0.898262061139227" calcext:value-type="float">
            <text:p>0.898262061139227</text:p>
          </table:table-cell>
          <table:table-cell table:formula="of:=RADIANS([.C38])" office:value-type="float" office:value="0.0695667470426841" calcext:value-type="float">
            <text:p>0.069566747042684</text:p>
          </table:table-cell>
          <table:table-cell table:formula="of:=RADIANS([.D38])" office:value-type="float" office:value="0.897626045706507" calcext:value-type="float">
            <text:p>0.897626045706507</text:p>
          </table:table-cell>
          <table:table-cell table:formula="of:=RADIANS([.E38])" office:value-type="float" office:value="0.0737277166991937" calcext:value-type="float">
            <text:p>0.073727716699194</text:p>
          </table:table-cell>
          <table:table-cell table:formula="of:=([.R38]-[.P38])/2" office:value-type="float" office:value="-0.000318007716359647" calcext:value-type="float">
            <text:p>-0.00031800771636</text:p>
          </table:table-cell>
          <table:table-cell table:formula="of:=([.S38]-[.Q38])/2" office:value-type="float" office:value="0.00208048482825481" calcext:value-type="float">
            <text:p>0.002080484828255</text:p>
          </table:table-cell>
          <table:table-cell table:formula="of:=SIN([.T38])*SIN([.T38])+COS([.P38])*COS([.R38])*SIN([.U38])*SIN([.U38])" office:value-type="float" office:value="0.00000178229227998773" calcext:value-type="float">
            <text:p>1.78229227998773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.430184" calcext:value-type="float">
            <text:p>51.430184</text:p>
          </table:table-cell>
          <table:table-cell office:value-type="float" office:value="4.224287" calcext:value-type="float">
            <text:p>4.224287</text:p>
          </table:table-cell>
          <table:table-cell office:value-type="float" office:value="51.369835" calcext:value-type="float">
            <text:p>51.369835</text:p>
          </table:table-cell>
          <table:table-cell office:value-type="float" office:value="4.247843" calcext:value-type="float">
            <text:p>4.247843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0]-[.C40]))*COS(RADIANS([.D40])))/(COS(RADIANS([.B40]))*SIN(RADIANS([.D40]))-SIN(RADIANS([.B40]))*COS(RADIANS([.D40]))*COS(RADIANS([.E40]-[.C40])))))" office:value-type="float" office:value="66.154799161476" calcext:value-type="float">
            <text:p>66.2</text:p>
          </table:table-cell>
          <table:table-cell table:formula="of:=6371000*2*ATAN(SQRT([.V39])/SQRT(1-[.V39]))" office:value-type="float" office:value="6906.60788095041" calcext:value-type="float">
            <text:p>6906.60788095041</text:p>
          </table:table-cell>
          <table:table-cell table:formula="of:=47400/3" office:value-type="float" office:value="15800" calcext:value-type="float">
            <text:p>15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6/3" office:value-type="float" office:value="0.386666666666667" calcext:value-type="float">
            <text:p>0.387</text:p>
          </table:table-cell>
          <table:table-cell table:formula="of:=1/([.J39]*[.L39])" office:value-type="float" office:value="4.82629590500893" calcext:value-type="float">
            <text:p>4.82629590500893</text:p>
          </table:table-cell>
          <table:table-cell table:formula="of:=1/[.M39]" office:value-type="float" office:value="2.58620689655172" calcext:value-type="float">
            <text:p>2.59</text:p>
          </table:table-cell>
          <table:table-cell table:formula="of:=RADIANS([.B39])" office:value-type="float" office:value="0.897626045706507" calcext:value-type="float">
            <text:p>0.897626045706507</text:p>
          </table:table-cell>
          <table:table-cell table:formula="of:=RADIANS([.C39])" office:value-type="float" office:value="0.0737277166991937" calcext:value-type="float">
            <text:p>0.073727716699194</text:p>
          </table:table-cell>
          <table:table-cell table:formula="of:=RADIANS([.D39])" office:value-type="float" office:value="0.896572756956221" calcext:value-type="float">
            <text:p>0.896572756956221</text:p>
          </table:table-cell>
          <table:table-cell table:formula="of:=RADIANS([.E39])" office:value-type="float" office:value="0.0741388464577935" calcext:value-type="float">
            <text:p>0.074138846457794</text:p>
          </table:table-cell>
          <table:table-cell table:formula="of:=([.R39]-[.P39])/2" office:value-type="float" office:value="-0.000526644375142993" calcext:value-type="float">
            <text:p>-0.000526644375143</text:p>
          </table:table-cell>
          <table:table-cell table:formula="of:=([.S39]-[.Q39])/2" office:value-type="float" office:value="0.000205564879299881" calcext:value-type="float">
            <text:p>0.0002055648793</text:p>
          </table:table-cell>
          <table:table-cell table:formula="of:=SIN([.T39])*SIN([.T39])+COS([.P39])*COS([.R39])*SIN([.U39])*SIN([.U39])" office:value-type="float" office:value="0.000000293801734718704" calcext:value-type="float">
            <text:p>2.93801734718704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.701049" calcext:value-type="float">
            <text:p>51.701049</text:p>
          </table:table-cell>
          <table:table-cell office:value-type="float" office:value="4.832798" calcext:value-type="float">
            <text:p>4.832798</text:p>
          </table:table-cell>
          <table:table-cell office:value-type="float" office:value="51.540593" calcext:value-type="float">
            <text:p>51.540593</text:p>
          </table:table-cell>
          <table:table-cell office:value-type="float" office:value="4.254293" calcext:value-type="float">
            <text:p>4.254293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0]-[.C40]))*COS(RADIANS([.D40])))/(COS(RADIANS([.B40]))*SIN(RADIANS([.D40]))-SIN(RADIANS([.B40]))*COS(RADIANS([.D40]))*COS(RADIANS([.E40]-[.C40])))))" office:value-type="float" office:value="66.154799161476" calcext:value-type="float">
            <text:p>66.2</text:p>
          </table:table-cell>
          <table:table-cell table:formula="of:=6371000*2*ATAN(SQRT([.V40])/SQRT(1-[.V40]))" office:value-type="float" office:value="43742.1285143581" calcext:value-type="float">
            <text:p>43742.1285143581</text:p>
          </table:table-cell>
          <table:table-cell table:formula="of:=67000/2" office:value-type="float" office:value="33500" calcext:value-type="float">
            <text:p>33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71/2" office:value-type="float" office:value="0.855" calcext:value-type="float">
            <text:p>0.855</text:p>
          </table:table-cell>
          <table:table-cell table:formula="of:=1/([.J40]*[.L40])" office:value-type="float" office:value="0.762041868227603" calcext:value-type="float">
            <text:p>0.762041868227603</text:p>
          </table:table-cell>
          <table:table-cell table:formula="of:=1/[.M40]" office:value-type="float" office:value="1.16959064327485" calcext:value-type="float">
            <text:p>1.17</text:p>
          </table:table-cell>
          <table:table-cell table:formula="of:=RADIANS([.B40])" office:value-type="float" office:value="0.902353531784922" calcext:value-type="float">
            <text:p>0.902353531784922</text:p>
          </table:table-cell>
          <table:table-cell table:formula="of:=RADIANS([.C40])" office:value-type="float" office:value="0.0843482371837969" calcext:value-type="float">
            <text:p>0.084348237183797</text:p>
          </table:table-cell>
          <table:table-cell table:formula="of:=RADIANS([.D40])" office:value-type="float" office:value="0.899553046280342" calcext:value-type="float">
            <text:p>0.899553046280342</text:p>
          </table:table-cell>
          <table:table-cell table:formula="of:=RADIANS([.E40])" office:value-type="float" office:value="0.0742514201945471" calcext:value-type="float">
            <text:p>0.074251420194547</text:p>
          </table:table-cell>
          <table:table-cell table:formula="of:=([.R40]-[.P40])/2" office:value-type="float" office:value="-0.00140024275228995" calcext:value-type="float">
            <text:p>-0.00140024275229</text:p>
          </table:table-cell>
          <table:table-cell table:formula="of:=([.S40]-[.Q40])/2" office:value-type="float" office:value="-0.00504840849462491" calcext:value-type="float">
            <text:p>-0.005048408494625</text:p>
          </table:table-cell>
          <table:table-cell table:formula="of:=SIN([.T40])*SIN([.T40])+COS([.P40])*COS([.R40])*SIN([.U40])*SIN([.U40])" office:value-type="float" office:value="0.0000117848190052619" calcext:value-type="float">
            <text:p>1.17848190052619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540593" calcext:value-type="float">
            <text:p>51.540593</text:p>
          </table:table-cell>
          <table:table-cell office:value-type="float" office:value="4.254293" calcext:value-type="float">
            <text:p>4.254293</text:p>
          </table:table-cell>
          <table:table-cell office:value-type="float" office:value="51.369835" calcext:value-type="float">
            <text:p>51.369835</text:p>
          </table:table-cell>
          <table:table-cell office:value-type="float" office:value="4.247843" calcext:value-type="float">
            <text:p>4.247843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1]-[.C41]))*COS(RADIANS([.D41])))/(COS(RADIANS([.B41]))*SIN(RADIANS([.D41]))-SIN(RADIANS([.B41]))*COS(RADIANS([.D41]))*COS(RADIANS([.E41]-[.C41])))))" office:value-type="float" office:value="1.35085566739744" calcext:value-type="float">
            <text:p>1.4</text:p>
          </table:table-cell>
          <table:table-cell table:formula="of:=6371000*2*ATAN(SQRT([.V41])/SQRT(1-[.V41]))" office:value-type="float" office:value="18992.682044182" calcext:value-type="float">
            <text:p>18992.682044182</text:p>
          </table:table-cell>
          <table:table-cell table:formula="of:=67000/2" office:value-type="float" office:value="33500" calcext:value-type="float">
            <text:p>33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71/2" office:value-type="float" office:value="0.855" calcext:value-type="float">
            <text:p>0.855</text:p>
          </table:table-cell>
          <table:table-cell table:formula="of:=1/([.J41]*[.L41])" office:value-type="float" office:value="1.75506193679183" calcext:value-type="float">
            <text:p>1.75506193679183</text:p>
          </table:table-cell>
          <table:table-cell table:formula="of:=1/[.M41]" office:value-type="float" office:value="1.16959064327485" calcext:value-type="float">
            <text:p>1.17</text:p>
          </table:table-cell>
          <table:table-cell table:formula="of:=RADIANS([.B41])" office:value-type="float" office:value="0.899553046280342" calcext:value-type="float">
            <text:p>0.899553046280342</text:p>
          </table:table-cell>
          <table:table-cell table:formula="of:=RADIANS([.C41])" office:value-type="float" office:value="0.0742514201945471" calcext:value-type="float">
            <text:p>0.074251420194547</text:p>
          </table:table-cell>
          <table:table-cell table:formula="of:=RADIANS([.D41])" office:value-type="float" office:value="0.896572756956221" calcext:value-type="float">
            <text:p>0.896572756956221</text:p>
          </table:table-cell>
          <table:table-cell table:formula="of:=RADIANS([.E41])" office:value-type="float" office:value="0.0741388464577935" calcext:value-type="float">
            <text:p>0.074138846457794</text:p>
          </table:table-cell>
          <table:table-cell table:formula="of:=([.R41]-[.P41])/2" office:value-type="float" office:value="-0.00149014466206027" calcext:value-type="float">
            <text:p>-0.00149014466206</text:p>
          </table:table-cell>
          <table:table-cell table:formula="of:=([.S41]-[.Q41])/2" office:value-type="float" office:value="-0.0000562868683768175" calcext:value-type="float">
            <text:p>-5.62868683768175E-05</text:p>
          </table:table-cell>
          <table:table-cell table:formula="of:=SIN([.T41])*SIN([.T41])+COS([.P41])*COS([.R41])*SIN([.U41])*SIN([.U41])" office:value-type="float" office:value="0.00000222175963619286" calcext:value-type="float">
            <text:p>2.22175963619286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369835" calcext:value-type="float">
            <text:p>51.369835</text:p>
          </table:table-cell>
          <table:table-cell office:value-type="float" office:value="4.247843" calcext:value-type="float">
            <text:p>4.247843</text:p>
          </table:table-cell>
          <table:table-cell office:value-type="float" office:value="51.322719" calcext:value-type="float">
            <text:p>51.322719</text:p>
          </table:table-cell>
          <table:table-cell office:value-type="float" office:value="4.254694" calcext:value-type="float">
            <text:p>4.25469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2]-[.C42]))*COS(RADIANS([.D42])))/(COS(RADIANS([.B42]))*SIN(RADIANS([.D42]))-SIN(RADIANS([.B42]))*COS(RADIANS([.D42]))*COS(RADIANS([.E42]-[.C42])))))" office:value-type="float" office:value="-5.19221322236505" calcext:value-type="float">
            <text:p>-5.2</text:p>
          </table:table-cell>
          <table:table-cell table:formula="of:=6371000*2*ATAN(SQRT([.V42])/SQRT(1-[.V42]))" office:value-type="float" office:value="5260.6238157035" calcext:value-type="float">
            <text:p>5260.6238157035</text:p>
          </table:table-cell>
          <table:table-cell office:value-type="float" office:value="6800" calcext:value-type="float">
            <text:p>6800.0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8" office:value-type="float" office:value="0.24" calcext:value-type="float">
            <text:p>0.240</text:p>
          </table:table-cell>
          <table:table-cell table:formula="of:=1/([.J42]*[.L42])" office:value-type="float" office:value="6.33638414399256" calcext:value-type="float">
            <text:p>6.33638414399256</text:p>
          </table:table-cell>
          <table:table-cell table:formula="of:=1/[.M42]" office:value-type="float" office:value="4.16666666666667" calcext:value-type="float">
            <text:p>4.17</text:p>
          </table:table-cell>
          <table:table-cell table:formula="of:=RADIANS([.B42])" office:value-type="float" office:value="0.896572756956221" calcext:value-type="float">
            <text:p>0.896572756956221</text:p>
          </table:table-cell>
          <table:table-cell table:formula="of:=RADIANS([.C42])" office:value-type="float" office:value="0.0741388464577935" calcext:value-type="float">
            <text:p>0.074138846457794</text:p>
          </table:table-cell>
          <table:table-cell table:formula="of:=RADIANS([.D42])" office:value-type="float" office:value="0.895750427625852" calcext:value-type="float">
            <text:p>0.895750427625852</text:p>
          </table:table-cell>
          <table:table-cell table:formula="of:=RADIANS([.E42])" office:value-type="float" office:value="0.0742584189648476" calcext:value-type="float">
            <text:p>0.074258418964848</text:p>
          </table:table-cell>
          <table:table-cell table:formula="of:=([.R42]-[.P42])/2" office:value-type="float" office:value="-0.000411164665184816" calcext:value-type="float">
            <text:p>-0.000411164665185</text:p>
          </table:table-cell>
          <table:table-cell table:formula="of:=([.S42]-[.Q42])/2" office:value-type="float" office:value="0.0000597862535270666" calcext:value-type="float">
            <text:p>5.97862535270666E-05</text:p>
          </table:table-cell>
          <table:table-cell table:formula="of:=SIN([.T42])*SIN([.T42])+COS([.P42])*COS([.R42])*SIN([.U42])*SIN([.U42])" office:value-type="float" office:value="0.000000170450887690685" calcext:value-type="float">
            <text:p>1.70450887690685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322719" calcext:value-type="float">
            <text:p>51.322719</text:p>
          </table:table-cell>
          <table:table-cell office:value-type="float" office:value="4.254694" calcext:value-type="float">
            <text:p>4.254694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3]-[.C43]))*COS(RADIANS([.D43])))/(COS(RADIANS([.B43]))*SIN(RADIANS([.D43]))-SIN(RADIANS([.B43]))*COS(RADIANS([.D43]))*COS(RADIANS([.E43]-[.C43])))))" office:value-type="float" office:value="1.82498556909536" calcext:value-type="float">
            <text:p>1.8</text:p>
          </table:table-cell>
          <table:table-cell table:formula="of:=6371000*2*ATAN(SQRT([.V43])/SQRT(1-[.V43]))" office:value-type="float" office:value="18693.7533958013" calcext:value-type="float">
            <text:p>18693.7533958013</text:p>
          </table:table-cell>
          <table:table-cell office:value-type="float" office:value="22800" calcext:value-type="float">
            <text:p>22800.0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8" office:value-type="float" office:value="0.71" calcext:value-type="float">
            <text:p>0.710</text:p>
          </table:table-cell>
          <table:table-cell table:formula="of:=1/([.J43]*[.L43])" office:value-type="float" office:value="1.78312683534277" calcext:value-type="float">
            <text:p>1.78312683534277</text:p>
          </table:table-cell>
          <table:table-cell table:formula="of:=1/[.M43]" office:value-type="float" office:value="1.40845070422535" calcext:value-type="float">
            <text:p>1.41</text:p>
          </table:table-cell>
          <table:table-cell table:formula="of:=RADIANS([.B43])" office:value-type="float" office:value="0.895750427625852" calcext:value-type="float">
            <text:p>0.895750427625852</text:p>
          </table:table-cell>
          <table:table-cell table:formula="of:=RADIANS([.C43])" office:value-type="float" office:value="0.0742584189648476" calcext:value-type="float">
            <text:p>0.074258418964848</text:p>
          </table:table-cell>
          <table:table-cell table:formula="of:=RADIANS([.D43])" office:value-type="float" office:value="0.892817715977141" calcext:value-type="float">
            <text:p>0.892817715977141</text:p>
          </table:table-cell>
          <table:table-cell table:formula="of:=RADIANS([.E43])" office:value-type="float" office:value="0.0741094376598974" calcext:value-type="float">
            <text:p>0.074109437659897</text:p>
          </table:table-cell>
          <table:table-cell table:formula="of:=([.R43]-[.P43])/2" office:value-type="float" office:value="-0.00146635582435556" calcext:value-type="float">
            <text:p>-0.001466355824356</text:p>
          </table:table-cell>
          <table:table-cell table:formula="of:=([.S43]-[.Q43])/2" office:value-type="float" office:value="-0.0000744906524751121" calcext:value-type="float">
            <text:p>-7.44906524751121E-05</text:p>
          </table:table-cell>
          <table:table-cell table:formula="of:=SIN([.T43])*SIN([.T43])+COS([.P43])*COS([.R43])*SIN([.U43])*SIN([.U43])" office:value-type="float" office:value="0.00000215237285113434" calcext:value-type="float">
            <text:p>2.15237285113434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116792" calcext:value-type="float">
            <text:p>51.116792</text:p>
          </table:table-cell>
          <table:table-cell office:value-type="float" office:value="4.508993" calcext:value-type="float">
            <text:p>4.508993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4]-[.C44]))*COS(RADIANS([.D44])))/(COS(RADIANS([.B44]))*SIN(RADIANS([.D44]))-SIN(RADIANS([.B44]))*COS(RADIANS([.D44]))*COS(RADIANS([.E44]-[.C44])))))" office:value-type="float" office:value="-77.1618920427265" calcext:value-type="float">
            <text:p>-77.2</text:p>
          </table:table-cell>
          <table:table-cell table:formula="of:=6371000*2*ATAN(SQRT([.V44])/SQRT(1-[.V44]))" office:value-type="float" office:value="18816.4709345474" calcext:value-type="float">
            <text:p>18816.4709345474</text:p>
          </table:table-cell>
          <table:table-cell office:value-type="float" office:value="21100" calcext:value-type="float">
            <text:p>211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5" calcext:value-type="float">
            <text:p>0.650</text:p>
          </table:table-cell>
          <table:table-cell table:formula="of:=1/([.J44]*[.L44])" office:value-type="float" office:value="1.77149761234625" calcext:value-type="float">
            <text:p>1.77149761234625</text:p>
          </table:table-cell>
          <table:table-cell table:formula="of:=1/[.M44]" office:value-type="float" office:value="1.53846153846154" calcext:value-type="float">
            <text:p>1.54</text:p>
          </table:table-cell>
          <table:table-cell table:formula="of:=RADIANS([.B44])" office:value-type="float" office:value="0.892817715977141" calcext:value-type="float">
            <text:p>0.892817715977141</text:p>
          </table:table-cell>
          <table:table-cell table:formula="of:=RADIANS([.C44])" office:value-type="float" office:value="0.0741094376598974" calcext:value-type="float">
            <text:p>0.074109437659897</text:p>
          </table:table-cell>
          <table:table-cell table:formula="of:=RADIANS([.D44])" office:value-type="float" office:value="0.892156323457097" calcext:value-type="float">
            <text:p>0.892156323457097</text:p>
          </table:table-cell>
          <table:table-cell table:formula="of:=RADIANS([.E44])" office:value-type="float" office:value="0.0786967737993767" calcext:value-type="float">
            <text:p>0.078696773799377</text:p>
          </table:table-cell>
          <table:table-cell table:formula="of:=([.R44]-[.P44])/2" office:value-type="float" office:value="-0.000330696260021635" calcext:value-type="float">
            <text:p>-0.000330696260022</text:p>
          </table:table-cell>
          <table:table-cell table:formula="of:=([.S44]-[.Q44])/2" office:value-type="float" office:value="0.00229366806973965" calcext:value-type="float">
            <text:p>0.00229366806974</text:p>
          </table:table-cell>
          <table:table-cell table:formula="of:=SIN([.T44])*SIN([.T44])+COS([.P44])*COS([.R44])*SIN([.U44])*SIN([.U44])" office:value-type="float" office:value="0.00000218072464019661" calcext:value-type="float">
            <text:p>2.18072464019661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.116143" calcext:value-type="float">
            <text:p>51.116143</text:p>
          </table:table-cell>
          <table:table-cell office:value-type="float" office:value="4.508428" calcext:value-type="float">
            <text:p>4.508428</text:p>
          </table:table-cell>
          <table:table-cell office:value-type="float" office:value="51.195732" calcext:value-type="float">
            <text:p>51.195732</text:p>
          </table:table-cell>
          <table:table-cell office:value-type="float" office:value="4.628061" calcext:value-type="float">
            <text:p>4.628061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5]-[.C45]))*COS(RADIANS([.D45])))/(COS(RADIANS([.B45]))*SIN(RADIANS([.D45]))-SIN(RADIANS([.B45]))*COS(RADIANS([.D45]))*COS(RADIANS([.E45]-[.C45])))))" office:value-type="float" office:value="43.2661159673116" calcext:value-type="float">
            <text:p>43.3</text:p>
          </table:table-cell>
          <table:table-cell table:formula="of:=6371000*2*ATAN(SQRT([.V45])/SQRT(1-[.V45]))" office:value-type="float" office:value="12162.7781946534" calcext:value-type="float">
            <text:p>12162.7781946534</text:p>
          </table:table-cell>
          <table:table-cell office:value-type="float" office:value="14100" calcext:value-type="float">
            <text:p>141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6" calcext:value-type="float">
            <text:p>0.460</text:p>
          </table:table-cell>
          <table:table-cell table:formula="of:=1/([.J45]*[.L45])" office:value-type="float" office:value="2.74060192497683" calcext:value-type="float">
            <text:p>2.74060192497683</text:p>
          </table:table-cell>
          <table:table-cell table:formula="of:=1/[.M45]" office:value-type="float" office:value="2.17391304347826" calcext:value-type="float">
            <text:p>2.17</text:p>
          </table:table-cell>
          <table:table-cell table:formula="of:=RADIANS([.B45])" office:value-type="float" office:value="0.892144996270252" calcext:value-type="float">
            <text:p>0.892144996270252</text:p>
          </table:table-cell>
          <table:table-cell table:formula="of:=RADIANS([.C45])" office:value-type="float" office:value="0.0786869126891029" calcext:value-type="float">
            <text:p>0.078686912689103</text:p>
          </table:table-cell>
          <table:table-cell table:formula="of:=RADIANS([.D45])" office:value-type="float" office:value="0.893534086368622" calcext:value-type="float">
            <text:p>0.893534086368622</text:p>
          </table:table-cell>
          <table:table-cell table:formula="of:=RADIANS([.E45])" office:value-type="float" office:value="0.0807749024331413" calcext:value-type="float">
            <text:p>0.080774902433141</text:p>
          </table:table-cell>
          <table:table-cell table:formula="of:=([.R45]-[.P45])/2" office:value-type="float" office:value="0.000694545049184869" calcext:value-type="float">
            <text:p>0.000694545049185</text:p>
          </table:table-cell>
          <table:table-cell table:formula="of:=([.S45]-[.Q45])/2" office:value-type="float" office:value="0.00104399487201919" calcext:value-type="float">
            <text:p>0.001043994872019</text:p>
          </table:table-cell>
          <table:table-cell table:formula="of:=SIN([.T45])*SIN([.T45])+COS([.P45])*COS([.R45])*SIN([.U45])*SIN([.U45])" office:value-type="float" office:value="0.000000911150756929092" calcext:value-type="float">
            <text:p>9.11150756929092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195732" calcext:value-type="float">
            <text:p>51.195732</text:p>
          </table:table-cell>
          <table:table-cell office:value-type="float" office:value="4.628061" calcext:value-type="float">
            <text:p>4.628061</text:p>
          </table:table-cell>
          <table:table-cell office:value-type="float" office:value="51.107373" calcext:value-type="float">
            <text:p>51.107373</text:p>
          </table:table-cell>
          <table:table-cell office:value-type="float" office:value="5.062391" calcext:value-type="float">
            <text:p>5.062391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6]-[.C46]))*COS(RADIANS([.D46])))/(COS(RADIANS([.B46]))*SIN(RADIANS([.D46]))-SIN(RADIANS([.B46]))*COS(RADIANS([.D46]))*COS(RADIANS([.E46]-[.C46])))))" office:value-type="float" office:value="-72.199992534291" calcext:value-type="float">
            <text:p>-72.2</text:p>
          </table:table-cell>
          <table:table-cell table:formula="of:=6371000*2*ATAN(SQRT([.V46])/SQRT(1-[.V46]))" office:value-type="float" office:value="31847.2048502511" calcext:value-type="float">
            <text:p>31847.2048502511</text:p>
          </table:table-cell>
          <table:table-cell office:value-type="float" office:value="32500" calcext:value-type="float">
            <text:p>325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1" calcext:value-type="float">
            <text:p>1.010</text:p>
          </table:table-cell>
          <table:table-cell table:formula="of:=1/([.J46]*[.L46])" office:value-type="float" office:value="1.0466643302001" calcext:value-type="float">
            <text:p>1.0466643302001</text:p>
          </table:table-cell>
          <table:table-cell table:formula="of:=1/[.M46]" office:value-type="float" office:value="0.99009900990099" calcext:value-type="float">
            <text:p>0.99</text:p>
          </table:table-cell>
          <table:table-cell table:formula="of:=RADIANS([.B46])" office:value-type="float" office:value="0.893534086368622" calcext:value-type="float">
            <text:p>0.893534086368622</text:p>
          </table:table-cell>
          <table:table-cell table:formula="of:=RADIANS([.C46])" office:value-type="float" office:value="0.0807749024331413" calcext:value-type="float">
            <text:p>0.080774902433141</text:p>
          </table:table-cell>
          <table:table-cell table:formula="of:=RADIANS([.D46])" office:value-type="float" office:value="0.891991930894852" calcext:value-type="float">
            <text:p>0.891991930894852</text:p>
          </table:table-cell>
          <table:table-cell table:formula="of:=RADIANS([.E46])" office:value-type="float" office:value="0.0883553909733283" calcext:value-type="float">
            <text:p>0.088355390973328</text:p>
          </table:table-cell>
          <table:table-cell table:formula="of:=([.R46]-[.P46])/2" office:value-type="float" office:value="-0.00077107773688484" calcext:value-type="float">
            <text:p>-0.000771077736885</text:p>
          </table:table-cell>
          <table:table-cell table:formula="of:=([.S46]-[.Q46])/2" office:value-type="float" office:value="0.00379024427009349" calcext:value-type="float">
            <text:p>0.003790244270093</text:p>
          </table:table-cell>
          <table:table-cell table:formula="of:=SIN([.T46])*SIN([.T46])+COS([.P46])*COS([.R46])*SIN([.U46])*SIN([.U46])" office:value-type="float" office:value="0.0000062469285254355" calcext:value-type="float">
            <text:p>6.2469285254355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107373" calcext:value-type="float">
            <text:p>51.107373</text:p>
          </table:table-cell>
          <table:table-cell office:value-type="float" office:value="5.062391" calcext:value-type="float">
            <text:p>5.062391</text:p>
          </table:table-cell>
          <table:table-cell office:value-type="float" office:value="51.158647" calcext:value-type="float">
            <text:p>51.158647</text:p>
          </table:table-cell>
          <table:table-cell office:value-type="float" office:value="5.36218" calcext:value-type="float">
            <text:p>5.362180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7]-[.C47]))*COS(RADIANS([.D47])))/(COS(RADIANS([.B47]))*SIN(RADIANS([.D47]))-SIN(RADIANS([.B47]))*COS(RADIANS([.D47]))*COS(RADIANS([.E47]-[.C47])))))" office:value-type="float" office:value="74.637275658018" calcext:value-type="float">
            <text:p>74.6</text:p>
          </table:table-cell>
          <table:table-cell table:formula="of:=6371000*2*ATAN(SQRT([.V47])/SQRT(1-[.V47]))" office:value-type="float" office:value="21681.2531917141" calcext:value-type="float">
            <text:p>21681.2531917141</text:p>
          </table:table-cell>
          <table:table-cell table:formula="of:=57500/2" office:value-type="float" office:value="28750" calcext:value-type="float">
            <text:p>287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78/2" office:value-type="float" office:value="0.89" calcext:value-type="float">
            <text:p>0.890</text:p>
          </table:table-cell>
          <table:table-cell table:formula="of:=1/([.J47]*[.L47])" office:value-type="float" office:value="1.53742650568152" calcext:value-type="float">
            <text:p>1.53742650568152</text:p>
          </table:table-cell>
          <table:table-cell table:formula="of:=1/[.M47]" office:value-type="float" office:value="1.12359550561798" calcext:value-type="float">
            <text:p>1.12</text:p>
          </table:table-cell>
          <table:table-cell table:formula="of:=RADIANS([.B47])" office:value-type="float" office:value="0.891991930894852" calcext:value-type="float">
            <text:p>0.891991930894852</text:p>
          </table:table-cell>
          <table:table-cell table:formula="of:=RADIANS([.C47])" office:value-type="float" office:value="0.0883553909733283" calcext:value-type="float">
            <text:p>0.088355390973328</text:p>
          </table:table-cell>
          <table:table-cell table:formula="of:=RADIANS([.D47])" office:value-type="float" office:value="0.89288683101552" calcext:value-type="float">
            <text:p>0.89288683101552</text:p>
          </table:table-cell>
          <table:table-cell table:formula="of:=RADIANS([.E47])" office:value-type="float" office:value="0.0935876960845895" calcext:value-type="float">
            <text:p>0.09358769608459</text:p>
          </table:table-cell>
          <table:table-cell table:formula="of:=([.R47]-[.P47])/2" office:value-type="float" office:value="0.000447450060333809" calcext:value-type="float">
            <text:p>0.000447450060334</text:p>
          </table:table-cell>
          <table:table-cell table:formula="of:=([.S47]-[.Q47])/2" office:value-type="float" office:value="0.00261615255563064" calcext:value-type="float">
            <text:p>0.002616152555631</text:p>
          </table:table-cell>
          <table:table-cell table:formula="of:=SIN([.T47])*SIN([.T47])+COS([.P47])*COS([.R47])*SIN([.U47])*SIN([.U47])" office:value-type="float" office:value="0.00000289529714177773" calcext:value-type="float">
            <text:p>2.89529714177773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.158647" calcext:value-type="float">
            <text:p>51.158647</text:p>
          </table:table-cell>
          <table:table-cell office:value-type="float" office:value="5.36218" calcext:value-type="float">
            <text:p>5.362180</text:p>
          </table:table-cell>
          <table:table-cell office:value-type="float" office:value="51.12104" calcext:value-type="float">
            <text:p>51.121040</text:p>
          </table:table-cell>
          <table:table-cell office:value-type="float" office:value="5.774052" calcext:value-type="float">
            <text:p>5.774052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8]-[.C48]))*COS(RADIANS([.D48])))/(COS(RADIANS([.B48]))*SIN(RADIANS([.D48]))-SIN(RADIANS([.B48]))*COS(RADIANS([.D48]))*COS(RADIANS([.E48]-[.C48])))))" office:value-type="float" office:value="-81.8803736184006" calcext:value-type="float">
            <text:p>-81.9</text:p>
          </table:table-cell>
          <table:table-cell table:formula="of:=6371000*2*ATAN(SQRT([.V48])/SQRT(1-[.V48]))" office:value-type="float" office:value="29037.3517287966" calcext:value-type="float">
            <text:p>29037.3517287966</text:p>
          </table:table-cell>
          <table:table-cell table:formula="of:=57500/2" office:value-type="float" office:value="28750" calcext:value-type="float">
            <text:p>287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78/2" office:value-type="float" office:value="0.89" calcext:value-type="float">
            <text:p>0.890</text:p>
          </table:table-cell>
          <table:table-cell table:formula="of:=1/([.J48]*[.L48])" office:value-type="float" office:value="1.14794674268716" calcext:value-type="float">
            <text:p>1.14794674268716</text:p>
          </table:table-cell>
          <table:table-cell table:formula="of:=1/[.M48]" office:value-type="float" office:value="1.12359550561798" calcext:value-type="float">
            <text:p>1.12</text:p>
          </table:table-cell>
          <table:table-cell table:formula="of:=RADIANS([.B48])" office:value-type="float" office:value="0.89288683101552" calcext:value-type="float">
            <text:p>0.89288683101552</text:p>
          </table:table-cell>
          <table:table-cell table:formula="of:=RADIANS([.C48])" office:value-type="float" office:value="0.0935876960845895" calcext:value-type="float">
            <text:p>0.09358769608459</text:p>
          </table:table-cell>
          <table:table-cell table:formula="of:=RADIANS([.D48])" office:value-type="float" office:value="0.892230465043722" calcext:value-type="float">
            <text:p>0.892230465043722</text:p>
          </table:table-cell>
          <table:table-cell table:formula="of:=RADIANS([.E48])" office:value-type="float" office:value="0.100776218581364" calcext:value-type="float">
            <text:p>0.100776218581364</text:p>
          </table:table-cell>
          <table:table-cell table:formula="of:=([.R48]-[.P48])/2" office:value-type="float" office:value="-0.000328182985898762" calcext:value-type="float">
            <text:p>-0.000328182985899</text:p>
          </table:table-cell>
          <table:table-cell table:formula="of:=([.S48]-[.Q48])/2" office:value-type="float" office:value="0.00359426124838704" calcext:value-type="float">
            <text:p>0.003594261248387</text:p>
          </table:table-cell>
          <table:table-cell table:formula="of:=SIN([.T48])*SIN([.T48])+COS([.P48])*COS([.R48])*SIN([.U48])*SIN([.U48])" office:value-type="float" office:value="0.00000519323597756479" calcext:value-type="float">
            <text:p>5.19323597756479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12104" calcext:value-type="float">
            <text:p>51.121040</text:p>
          </table:table-cell>
          <table:table-cell office:value-type="float" office:value="5.774052" calcext:value-type="float">
            <text:p>5.774052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49]-[.C49]))*COS(RADIANS([.D49])))/(COS(RADIANS([.B49]))*SIN(RADIANS([.D49]))-SIN(RADIANS([.B49]))*COS(RADIANS([.D49]))*COS(RADIANS([.E49]-[.C49])))))" office:value-type="float" office:value="73.0495388682272" calcext:value-type="float">
            <text:p>73.0</text:p>
          </table:table-cell>
          <table:table-cell table:formula="of:=6371000*2*ATAN(SQRT([.V49])/SQRT(1-[.V49]))" office:value-type="float" office:value="10506.5857567965" calcext:value-type="float">
            <text:p>10506.5857567965</text:p>
          </table:table-cell>
          <table:table-cell table:formula="of:=11000"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16" calcext:value-type="float">
            <text:p>0.160</text:p>
          </table:table-cell>
          <table:table-cell table:formula="of:=1/([.J49]*[.L49])" office:value-type="float" office:value="3.17261326418725" calcext:value-type="float">
            <text:p>3.17261326418725</text:p>
          </table:table-cell>
          <table:table-cell table:formula="of:=1/[.M49]" office:value-type="float" office:value="6.25" calcext:value-type="float">
            <text:p>6.25</text:p>
          </table:table-cell>
          <table:table-cell table:formula="of:=RADIANS([.B49])" office:value-type="float" office:value="0.892230465043722" calcext:value-type="float">
            <text:p>0.892230465043722</text:p>
          </table:table-cell>
          <table:table-cell table:formula="of:=RADIANS([.C49])" office:value-type="float" office:value="0.100776218581364" calcext:value-type="float">
            <text:p>0.100776218581364</text:p>
          </table:table-cell>
          <table:table-cell table:formula="of:=RADIANS([.D49])" office:value-type="float" office:value="0.892709715003027" calcext:value-type="float">
            <text:p>0.892709715003027</text:p>
          </table:table-cell>
          <table:table-cell table:formula="of:=RADIANS([.E49])" office:value-type="float" office:value="0.103290923874222" calcext:value-type="float">
            <text:p>0.103290923874222</text:p>
          </table:table-cell>
          <table:table-cell table:formula="of:=([.R49]-[.P49])/2" office:value-type="float" office:value="0.00023962497965252" calcext:value-type="float">
            <text:p>0.000239624979653</text:p>
          </table:table-cell>
          <table:table-cell table:formula="of:=([.S49]-[.Q49])/2" office:value-type="float" office:value="0.00125735264642924" calcext:value-type="float">
            <text:p>0.001257352646429</text:p>
          </table:table-cell>
          <table:table-cell table:formula="of:=SIN([.T49])*SIN([.T49])+COS([.P49])*COS([.R49])*SIN([.U49])*SIN([.U49])" office:value-type="float" office:value="0.000000679904505974019" calcext:value-type="float">
            <text:p>6.79904505974019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51.434867" calcext:value-type="float">
            <text:p>51.434867</text:p>
          </table:table-cell>
          <table:table-cell office:value-type="float" office:value="5.700021" calcext:value-type="float">
            <text:p>5.70002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0]-[.C50]))*COS(RADIANS([.D50])))/(COS(RADIANS([.B50]))*SIN(RADIANS([.D50]))-SIN(RADIANS([.B50]))*COS(RADIANS([.D50]))*COS(RADIANS([.E50]-[.C50])))))" office:value-type="float" office:value="-25.3836013465076" calcext:value-type="float">
            <text:p>-25.4</text:p>
          </table:table-cell>
          <table:table-cell table:formula="of:=6371000*2*ATAN(SQRT([.V50])/SQRT(1-[.V50]))" office:value-type="float" office:value="35270.1619222716" calcext:value-type="float">
            <text:p>35270.1619222716</text:p>
          </table:table-cell>
          <table:table-cell table:formula="of:=48742/2" office:value-type="float" office:value="24371" calcext:value-type="float">
            <text:p>24371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33/2" office:value-type="float" office:value="0.5665" calcext:value-type="float">
            <text:p>0.567</text:p>
          </table:table-cell>
          <table:table-cell table:formula="of:=1/([.J50]*[.L50])" office:value-type="float" office:value="0.945085917291601" calcext:value-type="float">
            <text:p>0.945085917291601</text:p>
          </table:table-cell>
          <table:table-cell table:formula="of:=1/[.M50]" office:value-type="float" office:value="1.76522506619594" calcext:value-type="float">
            <text:p>1.77</text:p>
          </table:table-cell>
          <table:table-cell table:formula="of:=RADIANS([.B50])" office:value-type="float" office:value="0.892709715003027" calcext:value-type="float">
            <text:p>0.892709715003027</text:p>
          </table:table-cell>
          <table:table-cell table:formula="of:=RADIANS([.C50])" office:value-type="float" office:value="0.103290923874222" calcext:value-type="float">
            <text:p>0.103290923874222</text:p>
          </table:table-cell>
          <table:table-cell table:formula="of:=RADIANS([.D50])" office:value-type="float" office:value="0.897707779475378" calcext:value-type="float">
            <text:p>0.897707779475378</text:p>
          </table:table-cell>
          <table:table-cell table:formula="of:=RADIANS([.E50])" office:value-type="float" office:value="0.0994841338828197" calcext:value-type="float">
            <text:p>0.09948413388282</text:p>
          </table:table-cell>
          <table:table-cell table:formula="of:=([.R50]-[.P50])/2" office:value-type="float" office:value="0.00249903223617554" calcext:value-type="float">
            <text:p>0.002499032236176</text:p>
          </table:table-cell>
          <table:table-cell table:formula="of:=([.S50]-[.Q50])/2" office:value-type="float" office:value="-0.0019033949957012" calcext:value-type="float">
            <text:p>-0.001903394995701</text:p>
          </table:table-cell>
          <table:table-cell table:formula="of:=SIN([.T50])*SIN([.T50])+COS([.P50])*COS([.R50])*SIN([.U50])*SIN([.U50])" office:value-type="float" office:value="0.00000766193734571592" calcext:value-type="float">
            <text:p>7.66193734571592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434867" calcext:value-type="float">
            <text:p>51.434867</text:p>
          </table:table-cell>
          <table:table-cell office:value-type="float" office:value="5.700021" calcext:value-type="float">
            <text:p>5.700021</text:p>
          </table:table-cell>
          <table:table-cell office:value-type="float" office:value="51.446359" calcext:value-type="float">
            <text:p>51.446359</text:p>
          </table:table-cell>
          <table:table-cell office:value-type="float" office:value="5.532725" calcext:value-type="float">
            <text:p>5.532725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1]-[.C51]))*COS(RADIANS([.D51])))/(COS(RADIANS([.B51]))*SIN(RADIANS([.D51]))-SIN(RADIANS([.B51]))*COS(RADIANS([.D51]))*COS(RADIANS([.E51]-[.C51])))))" office:value-type="float" office:value="-83.645779222822" calcext:value-type="float">
            <text:p>-83.6</text:p>
          </table:table-cell>
          <table:table-cell table:formula="of:=6371000*2*ATAN(SQRT([.V51])/SQRT(1-[.V51]))" office:value-type="float" office:value="11665.5879677275" calcext:value-type="float">
            <text:p>11665.5879677275</text:p>
          </table:table-cell>
          <table:table-cell table:formula="of:=48742/2" office:value-type="float" office:value="24371" calcext:value-type="float">
            <text:p>24371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33/2" office:value-type="float" office:value="0.5665" calcext:value-type="float">
            <text:p>0.567</text:p>
          </table:table-cell>
          <table:table-cell table:formula="of:=1/([.J51]*[.L51])" office:value-type="float" office:value="2.85740705273912" calcext:value-type="float">
            <text:p>2.85740705273912</text:p>
          </table:table-cell>
          <table:table-cell table:formula="of:=1/[.M51]" office:value-type="float" office:value="1.76522506619594" calcext:value-type="float">
            <text:p>1.77</text:p>
          </table:table-cell>
          <table:table-cell table:formula="of:=RADIANS([.B51])" office:value-type="float" office:value="0.897707779475378" calcext:value-type="float">
            <text:p>0.897707779475378</text:p>
          </table:table-cell>
          <table:table-cell table:formula="of:=RADIANS([.C51])" office:value-type="float" office:value="0.0994841338828197" calcext:value-type="float">
            <text:p>0.09948413388282</text:p>
          </table:table-cell>
          <table:table-cell table:formula="of:=RADIANS([.D51])" office:value-type="float" office:value="0.897908352713018" calcext:value-type="float">
            <text:p>0.897908352713018</text:p>
          </table:table-cell>
          <table:table-cell table:formula="of:=RADIANS([.E51])" office:value-type="float" office:value="0.0965642678574033" calcext:value-type="float">
            <text:p>0.096564267857403</text:p>
          </table:table-cell>
          <table:table-cell table:formula="of:=([.R51]-[.P51])/2" office:value-type="float" office:value="0.000100286618819667" calcext:value-type="float">
            <text:p>0.00010028661882</text:p>
          </table:table-cell>
          <table:table-cell table:formula="of:=([.S51]-[.Q51])/2" office:value-type="float" office:value="-0.00145993301270821" calcext:value-type="float">
            <text:p>-0.001459933012708</text:p>
          </table:table-cell>
          <table:table-cell table:formula="of:=SIN([.T51])*SIN([.T51])+COS([.P51])*COS([.R51])*SIN([.U51])*SIN([.U51])" office:value-type="float" office:value="0.000000838181253014908" calcext:value-type="float">
            <text:p>8.38181253014908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446359" calcext:value-type="float">
            <text:p>51.446359</text:p>
          </table:table-cell>
          <table:table-cell office:value-type="float" office:value="5.532725" calcext:value-type="float">
            <text:p>5.532725</text:p>
          </table:table-cell>
          <table:table-cell office:value-type="float" office:value="51.701049" calcext:value-type="float">
            <text:p>51.701049</text:p>
          </table:table-cell>
          <table:table-cell office:value-type="float" office:value="4.832798" calcext:value-type="float">
            <text:p>4.832798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2]-[.C52]))*COS(RADIANS([.D52])))/(COS(RADIANS([.B52]))*SIN(RADIANS([.D52]))-SIN(RADIANS([.B52]))*COS(RADIANS([.D52]))*COS(RADIANS([.E52]-[.C52])))))" office:value-type="float" office:value="-59.3780001885866" calcext:value-type="float">
            <text:p>-59.4</text:p>
          </table:table-cell>
          <table:table-cell table:formula="of:=6371000*2*ATAN(SQRT([.V52])/SQRT(1-[.V52]))" office:value-type="float" office:value="56051.2090647309" calcext:value-type="float">
            <text:p>56051.2090647309</text:p>
          </table:table-cell>
          <table:table-cell office:value-type="float" office:value="63900" calcext:value-type="float">
            <text:p>639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47" calcext:value-type="float">
            <text:p>1.470</text:p>
          </table:table-cell>
          <table:table-cell table:formula="of:=1/([.J52]*[.L52])" office:value-type="float" office:value="0.594694278491624" calcext:value-type="float">
            <text:p>0.594694278491624</text:p>
          </table:table-cell>
          <table:table-cell table:formula="of:=1/[.M52]" office:value-type="float" office:value="0.680272108843537" calcext:value-type="float">
            <text:p>0.68</text:p>
          </table:table-cell>
          <table:table-cell table:formula="of:=RADIANS([.B52])" office:value-type="float" office:value="0.897908352713018" calcext:value-type="float">
            <text:p>0.897908352713018</text:p>
          </table:table-cell>
          <table:table-cell table:formula="of:=RADIANS([.C52])" office:value-type="float" office:value="0.0965642678574033" calcext:value-type="float">
            <text:p>0.096564267857403</text:p>
          </table:table-cell>
          <table:table-cell table:formula="of:=RADIANS([.D52])" office:value-type="float" office:value="0.902353531784922" calcext:value-type="float">
            <text:p>0.902353531784922</text:p>
          </table:table-cell>
          <table:table-cell table:formula="of:=RADIANS([.E52])" office:value-type="float" office:value="0.0843482371837969" calcext:value-type="float">
            <text:p>0.084348237183797</text:p>
          </table:table-cell>
          <table:table-cell table:formula="of:=([.R52]-[.P52])/2" office:value-type="float" office:value="0.00222258953595211" calcext:value-type="float">
            <text:p>0.002222589535952</text:p>
          </table:table-cell>
          <table:table-cell table:formula="of:=([.S52]-[.Q52])/2" office:value-type="float" office:value="-0.00610801533680317" calcext:value-type="float">
            <text:p>-0.006108015336803</text:p>
          </table:table-cell>
          <table:table-cell table:formula="of:=SIN([.T52])*SIN([.T52])+COS([.P52])*COS([.R52])*SIN([.U52])*SIN([.U52])" office:value-type="float" office:value="0.0000193504900229115" calcext:value-type="float">
            <text:p>1.93504900229115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50.91206" calcext:value-type="float">
            <text:p>50.912060</text:p>
          </table:table-cell>
          <table:table-cell office:value-type="float" office:value="6.216822" calcext:value-type="float">
            <text:p>6.21682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3]-[.C53]))*COS(RADIANS([.D53])))/(COS(RADIANS([.B53]))*SIN(RADIANS([.D53]))-SIN(RADIANS([.B53]))*COS(RADIANS([.D53]))*COS(RADIANS([.E53]-[.C53])))))" office:value-type="float" office:value="-38.5828858004652" calcext:value-type="float">
            <text:p>-38.6</text:p>
          </table:table-cell>
          <table:table-cell table:formula="of:=6371000*2*ATAN(SQRT([.V53])/SQRT(1-[.V53]))" office:value-type="float" office:value="33578.262783336" calcext:value-type="float">
            <text:p>33578.262783336</text:p>
          </table:table-cell>
          <table:table-cell office:value-type="float" office:value="38000" calcext:value-type="float">
            <text:p>38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98*2" office:value-type="float" office:value="0.996" calcext:value-type="float">
            <text:p>0.996</text:p>
          </table:table-cell>
          <table:table-cell table:formula="of:=1/([.J53]*[.L53])" office:value-type="float" office:value="0.992705714063199" calcext:value-type="float">
            <text:p>0.992705714063199</text:p>
          </table:table-cell>
          <table:table-cell table:formula="of:=1/[.M53]" office:value-type="float" office:value="1.00401606425703" calcext:value-type="float">
            <text:p>1.00</text:p>
          </table:table-cell>
          <table:table-cell table:formula="of:=RADIANS([.B53])" office:value-type="float" office:value="0.892709715003027" calcext:value-type="float">
            <text:p>0.892709715003027</text:p>
          </table:table-cell>
          <table:table-cell table:formula="of:=RADIANS([.C53])" office:value-type="float" office:value="0.103290923874222" calcext:value-type="float">
            <text:p>0.103290923874222</text:p>
          </table:table-cell>
          <table:table-cell table:formula="of:=RADIANS([.D53])" office:value-type="float" office:value="0.888583075972904" calcext:value-type="float">
            <text:p>0.888583075972904</text:p>
          </table:table-cell>
          <table:table-cell table:formula="of:=RADIANS([.E53])" office:value-type="float" office:value="0.108504012910419" calcext:value-type="float">
            <text:p>0.108504012910419</text:p>
          </table:table-cell>
          <table:table-cell table:formula="of:=([.R53]-[.P53])/2" office:value-type="float" office:value="-0.00206331951506145" calcext:value-type="float">
            <text:p>-0.002063319515061</text:p>
          </table:table-cell>
          <table:table-cell table:formula="of:=([.S53]-[.Q53])/2" office:value-type="float" office:value="0.00260654451809841" calcext:value-type="float">
            <text:p>0.002606544518098</text:p>
          </table:table-cell>
          <table:table-cell table:formula="of:=SIN([.T53])*SIN([.T53])+COS([.P53])*COS([.R53])*SIN([.U53])*SIN([.U53])" office:value-type="float" office:value="0.00000694448813660142" calcext:value-type="float">
            <text:p>6.94448813660142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.91206" calcext:value-type="float">
            <text:p>50.912060</text:p>
          </table:table-cell>
          <table:table-cell office:value-type="float" office:value="6.216822" calcext:value-type="float">
            <text:p>6.216822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4]-[.C54]))*COS(RADIANS([.D54])))/(COS(RADIANS([.B54]))*SIN(RADIANS([.D54]))-SIN(RADIANS([.B54]))*COS(RADIANS([.D54]))*COS(RADIANS([.E54]-[.C54])))))" office:value-type="float" office:value="-75.2372467641927" calcext:value-type="float">
            <text:p>-75.2</text:p>
          </table:table-cell>
          <table:table-cell table:formula="of:=6371000*2*ATAN(SQRT([.V54])/SQRT(1-[.V54]))" office:value-type="float" office:value="17394.8233528652" calcext:value-type="float">
            <text:p>17394.8233528652</text:p>
          </table:table-cell>
          <table:table-cell office:value-type="float" office:value="24000" calcext:value-type="float">
            <text:p>2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58" calcext:value-type="float">
            <text:p>0.658</text:p>
          </table:table-cell>
          <table:table-cell table:formula="of:=1/([.J54]*[.L54])" office:value-type="float" office:value="1.91627892144376" calcext:value-type="float">
            <text:p>1.91627892144376</text:p>
          </table:table-cell>
          <table:table-cell table:formula="of:=1/[.M54]" office:value-type="float" office:value="1.51975683890578" calcext:value-type="float">
            <text:p>1.52</text:p>
          </table:table-cell>
          <table:table-cell table:formula="of:=RADIANS([.B54])" office:value-type="float" office:value="0.888583075972904" calcext:value-type="float">
            <text:p>0.888583075972904</text:p>
          </table:table-cell>
          <table:table-cell table:formula="of:=RADIANS([.C54])" office:value-type="float" office:value="0.108504012910419" calcext:value-type="float">
            <text:p>0.108504012910419</text:p>
          </table:table-cell>
          <table:table-cell table:formula="of:=RADIANS([.D54])" office:value-type="float" office:value="0.887883059316514" calcext:value-type="float">
            <text:p>0.887883059316514</text:p>
          </table:table-cell>
          <table:table-cell table:formula="of:=RADIANS([.E54])" office:value-type="float" office:value="0.11268777656696" calcext:value-type="float">
            <text:p>0.11268777656696</text:p>
          </table:table-cell>
          <table:table-cell table:formula="of:=([.R54]-[.P54])/2" office:value-type="float" office:value="-0.000350008328194928" calcext:value-type="float">
            <text:p>-0.000350008328195</text:p>
          </table:table-cell>
          <table:table-cell table:formula="of:=([.S54]-[.Q54])/2" office:value-type="float" office:value="0.00209188182827032" calcext:value-type="float">
            <text:p>0.00209188182827</text:p>
          </table:table-cell>
          <table:table-cell table:formula="of:=SIN([.T54])*SIN([.T54])+COS([.P54])*COS([.R54])*SIN([.U54])*SIN([.U54])" office:value-type="float" office:value="0.00000186365094673759" calcext:value-type="float">
            <text:p>1.86365094673759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5]-[.C55]))*COS(RADIANS([.D55])))/(COS(RADIANS([.B55]))*SIN(RADIANS([.D55]))-SIN(RADIANS([.B55]))*COS(RADIANS([.D55]))*COS(RADIANS([.E55]-[.C55])))))" office:value-type="float" office:value="-50.5637748076185" calcext:value-type="float">
            <text:p>-50.6</text:p>
          </table:table-cell>
          <table:table-cell table:formula="of:=6371000*2*ATAN(SQRT([.V55])/SQRT(1-[.V55]))" office:value-type="float" office:value="48625.2520957326" calcext:value-type="float">
            <text:p>48625.2520957326</text:p>
          </table:table-cell>
          <table:table-cell office:value-type="float" office:value="56000" calcext:value-type="float">
            <text:p>56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725*2" office:value-type="float" office:value="1.45" calcext:value-type="float">
            <text:p>1.450</text:p>
          </table:table-cell>
          <table:table-cell table:formula="of:=1/([.J55]*[.L55])" office:value-type="float" office:value="0.685514869263962" calcext:value-type="float">
            <text:p>0.685514869263962</text:p>
          </table:table-cell>
          <table:table-cell table:formula="of:=1/[.M55]" office:value-type="float" office:value="0.689655172413793" calcext:value-type="float">
            <text:p>0.69</text:p>
          </table:table-cell>
          <table:table-cell table:formula="of:=RADIANS([.B55])" office:value-type="float" office:value="0.887883059316514" calcext:value-type="float">
            <text:p>0.887883059316514</text:p>
          </table:table-cell>
          <table:table-cell table:formula="of:=RADIANS([.C55])" office:value-type="float" office:value="0.11268777656696" calcext:value-type="float">
            <text:p>0.11268777656696</text:p>
          </table:table-cell>
          <table:table-cell table:formula="of:=RADIANS([.D55])" office:value-type="float" office:value="0.892709715003027" calcext:value-type="float">
            <text:p>0.892709715003027</text:p>
          </table:table-cell>
          <table:table-cell table:formula="of:=RADIANS([.E55])" office:value-type="float" office:value="0.103290923874222" calcext:value-type="float">
            <text:p>0.103290923874222</text:p>
          </table:table-cell>
          <table:table-cell table:formula="of:=([.R55]-[.P55])/2" office:value-type="float" office:value="0.00241332784325637" calcext:value-type="float">
            <text:p>0.002413327843256</text:p>
          </table:table-cell>
          <table:table-cell table:formula="of:=([.S55]-[.Q55])/2" office:value-type="float" office:value="-0.00469842634636872" calcext:value-type="float">
            <text:p>-0.004698426346369</text:p>
          </table:table-cell>
          <table:table-cell table:formula="of:=SIN([.T55])*SIN([.T55])+COS([.P55])*COS([.R55])*SIN([.U55])*SIN([.U55])" office:value-type="float" office:value="0.0000145628515401127" calcext:value-type="float">
            <text:p>1.45628515401127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51.637665" calcext:value-type="float">
            <text:p>51.637665</text:p>
          </table:table-cell>
          <table:table-cell office:value-type="float" office:value="5.909649" calcext:value-type="float">
            <text:p>5.90964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6]-[.C56]))*COS(RADIANS([.D56])))/(COS(RADIANS([.B56]))*SIN(RADIANS([.D56]))-SIN(RADIANS([.B56]))*COS(RADIANS([.D56]))*COS(RADIANS([.E56]-[.C56])))))" office:value-type="float" office:value="-0.616795124084406" calcext:value-type="float">
            <text:p>-0.6</text:p>
          </table:table-cell>
          <table:table-cell table:formula="of:=6371000*2*ATAN(SQRT([.V56])/SQRT(1-[.V56]))" office:value-type="float" office:value="54395.9632067175" calcext:value-type="float">
            <text:p>54395.9632067175</text:p>
          </table:table-cell>
          <table:table-cell table:formula="of:=99600/3" office:value-type="float" office:value="33200" calcext:value-type="float">
            <text:p>332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316/3" office:value-type="float" office:value="0.772" calcext:value-type="float">
            <text:p>0.772</text:p>
          </table:table-cell>
          <table:table-cell table:formula="of:=1/([.J56]*[.L56])" office:value-type="float" office:value="0.612790570628537" calcext:value-type="float">
            <text:p>0.612790570628537</text:p>
          </table:table-cell>
          <table:table-cell table:formula="of:=1/[.M56]" office:value-type="float" office:value="1.29533678756477" calcext:value-type="float">
            <text:p>1.30</text:p>
          </table:table-cell>
          <table:table-cell table:formula="of:=RADIANS([.B56])" office:value-type="float" office:value="0.892709715003027" calcext:value-type="float">
            <text:p>0.892709715003027</text:p>
          </table:table-cell>
          <table:table-cell table:formula="of:=RADIANS([.C56])" office:value-type="float" office:value="0.103290923874222" calcext:value-type="float">
            <text:p>0.103290923874222</text:p>
          </table:table-cell>
          <table:table-cell table:formula="of:=RADIANS([.D56])" office:value-type="float" office:value="0.901247272291838" calcext:value-type="float">
            <text:p>0.901247272291838</text:p>
          </table:table-cell>
          <table:table-cell table:formula="of:=RADIANS([.E56])" office:value-type="float" office:value="0.10314283268719" calcext:value-type="float">
            <text:p>0.10314283268719</text:p>
          </table:table-cell>
          <table:table-cell table:formula="of:=([.R56]-[.P56])/2" office:value-type="float" office:value="0.00426877864440528" calcext:value-type="float">
            <text:p>0.004268778644405</text:p>
          </table:table-cell>
          <table:table-cell table:formula="of:=([.S56]-[.Q56])/2" office:value-type="float" office:value="-0.0000740455935158632" calcext:value-type="float">
            <text:p>-7.40455935158632E-05</text:p>
          </table:table-cell>
          <table:table-cell table:formula="of:=SIN([.T56])*SIN([.T56])+COS([.P56])*COS([.R56])*SIN([.U56])*SIN([.U56])" office:value-type="float" office:value="0.0000182244950021558" calcext:value-type="float">
            <text:p>1.8224495002155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.637665" calcext:value-type="float">
            <text:p>51.637665</text:p>
          </table:table-cell>
          <table:table-cell office:value-type="float" office:value="5.909649" calcext:value-type="float">
            <text:p>5.909649</text:p>
          </table:table-cell>
          <table:table-cell office:value-type="float" office:value="51.815647" calcext:value-type="float">
            <text:p>51.815647</text:p>
          </table:table-cell>
          <table:table-cell office:value-type="float" office:value="5.668981" calcext:value-type="float">
            <text:p>5.66898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7]-[.C57]))*COS(RADIANS([.D57])))/(COS(RADIANS([.B57]))*SIN(RADIANS([.D57]))-SIN(RADIANS([.B57]))*COS(RADIANS([.D57]))*COS(RADIANS([.E57]-[.C57])))))" office:value-type="float" office:value="-39.8542483393855" calcext:value-type="float">
            <text:p>-39.9</text:p>
          </table:table-cell>
          <table:table-cell table:formula="of:=6371000*2*ATAN(SQRT([.V57])/SQRT(1-[.V57]))" office:value-type="float" office:value="25815.4907671208" calcext:value-type="float">
            <text:p>25815.4907671208</text:p>
          </table:table-cell>
          <table:table-cell table:formula="of:=99600/3" office:value-type="float" office:value="33200" calcext:value-type="float">
            <text:p>332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316/3" office:value-type="float" office:value="0.772" calcext:value-type="float">
            <text:p>0.772</text:p>
          </table:table-cell>
          <table:table-cell table:formula="of:=1/([.J57]*[.L57])" office:value-type="float" office:value="1.29121439658189" calcext:value-type="float">
            <text:p>1.29121439658189</text:p>
          </table:table-cell>
          <table:table-cell table:formula="of:=1/[.M57]" office:value-type="float" office:value="1.29533678756477" calcext:value-type="float">
            <text:p>1.30</text:p>
          </table:table-cell>
          <table:table-cell table:formula="of:=RADIANS([.B57])" office:value-type="float" office:value="0.901247272291838" calcext:value-type="float">
            <text:p>0.901247272291838</text:p>
          </table:table-cell>
          <table:table-cell table:formula="of:=RADIANS([.C57])" office:value-type="float" office:value="0.10314283268719" calcext:value-type="float">
            <text:p>0.10314283268719</text:p>
          </table:table-cell>
          <table:table-cell table:formula="of:=RADIANS([.D57])" office:value-type="float" office:value="0.904353644201122" calcext:value-type="float">
            <text:p>0.904353644201122</text:p>
          </table:table-cell>
          <table:table-cell table:formula="of:=RADIANS([.E57])" office:value-type="float" office:value="0.0989423836830007" calcext:value-type="float">
            <text:p>0.098942383683001</text:p>
          </table:table-cell>
          <table:table-cell table:formula="of:=([.R57]-[.P57])/2" office:value-type="float" office:value="0.00155318595464227" calcext:value-type="float">
            <text:p>0.001553185954642</text:p>
          </table:table-cell>
          <table:table-cell table:formula="of:=([.S57]-[.Q57])/2" office:value-type="float" office:value="-0.00210022450209486" calcext:value-type="float">
            <text:p>-0.002100224502095</text:p>
          </table:table-cell>
          <table:table-cell table:formula="of:=SIN([.T57])*SIN([.T57])+COS([.P57])*COS([.R57])*SIN([.U57])*SIN([.U57])" office:value-type="float" office:value="0.00000410473359258256" calcext:value-type="float">
            <text:p>4.10473359258256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815647" calcext:value-type="float">
            <text:p>51.815647</text:p>
          </table:table-cell>
          <table:table-cell office:value-type="float" office:value="5.668981" calcext:value-type="float">
            <text:p>5.668981</text:p>
          </table:table-cell>
          <table:table-cell office:value-type="float" office:value="51.926762" calcext:value-type="float">
            <text:p>51.926762</text:p>
          </table:table-cell>
          <table:table-cell office:value-type="float" office:value="5.663534" calcext:value-type="float">
            <text:p>5.66353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8]-[.C58]))*COS(RADIANS([.D58])))/(COS(RADIANS([.B58]))*SIN(RADIANS([.D58]))-SIN(RADIANS([.B58]))*COS(RADIANS([.D58]))*COS(RADIANS([.E58]-[.C58])))))" office:value-type="float" office:value="-1.73151573030699" calcext:value-type="float">
            <text:p>-1.7</text:p>
          </table:table-cell>
          <table:table-cell table:formula="of:=6371000*2*ATAN(SQRT([.V58])/SQRT(1-[.V58]))" office:value-type="float" office:value="12361.0824191963" calcext:value-type="float">
            <text:p>12361.0824191963</text:p>
          </table:table-cell>
          <table:table-cell table:formula="of:=99600/3" office:value-type="float" office:value="33200" calcext:value-type="float">
            <text:p>332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316/3" office:value-type="float" office:value="0.772" calcext:value-type="float">
            <text:p>0.772</text:p>
          </table:table-cell>
          <table:table-cell table:formula="of:=1/([.J58]*[.L58])" office:value-type="float" office:value="2.69663547276151" calcext:value-type="float">
            <text:p>2.69663547276151</text:p>
          </table:table-cell>
          <table:table-cell table:formula="of:=1/[.M58]" office:value-type="float" office:value="1.29533678756477" calcext:value-type="float">
            <text:p>1.30</text:p>
          </table:table-cell>
          <table:table-cell table:formula="of:=RADIANS([.B58])" office:value-type="float" office:value="0.904353644201122" calcext:value-type="float">
            <text:p>0.904353644201122</text:p>
          </table:table-cell>
          <table:table-cell table:formula="of:=RADIANS([.C58])" office:value-type="float" office:value="0.0989423836830007" calcext:value-type="float">
            <text:p>0.098942383683001</text:p>
          </table:table-cell>
          <table:table-cell table:formula="of:=RADIANS([.D58])" office:value-type="float" office:value="0.906292966799476" calcext:value-type="float">
            <text:p>0.906292966799476</text:p>
          </table:table-cell>
          <table:table-cell table:formula="of:=RADIANS([.E58])" office:value-type="float" office:value="0.0988473155986445" calcext:value-type="float">
            <text:p>0.098847315598645</text:p>
          </table:table-cell>
          <table:table-cell table:formula="of:=([.R58]-[.P58])/2" office:value-type="float" office:value="0.00096966129917675" calcext:value-type="float">
            <text:p>0.000969661299177</text:p>
          </table:table-cell>
          <table:table-cell table:formula="of:=([.S58]-[.Q58])/2" office:value-type="float" office:value="-0.0000475340421780546" calcext:value-type="float">
            <text:p>-4.75340421780546E-05</text:p>
          </table:table-cell>
          <table:table-cell table:formula="of:=SIN([.T58])*SIN([.T58])+COS([.P58])*COS([.R58])*SIN([.U58])*SIN([.U58])" office:value-type="float" office:value="0.000000941104102409576" calcext:value-type="float">
            <text:p>9.41104102409576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.926762" calcext:value-type="float">
            <text:p>51.926762</text:p>
          </table:table-cell>
          <table:table-cell office:value-type="float" office:value="5.663534" calcext:value-type="float">
            <text:p>5.663534</text:p>
          </table:table-cell>
          <table:table-cell office:value-type="float" office:value="51.905738" calcext:value-type="float">
            <text:p>51.905738</text:p>
          </table:table-cell>
          <table:table-cell office:value-type="float" office:value="5.968379" calcext:value-type="float">
            <text:p>5.968379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59]-[.C59]))*COS(RADIANS([.D59])))/(COS(RADIANS([.B59]))*SIN(RADIANS([.D59]))-SIN(RADIANS([.B59]))*COS(RADIANS([.D59]))*COS(RADIANS([.E59]-[.C59])))))" office:value-type="float" office:value="-83.7402104516876" calcext:value-type="float">
            <text:p>-83.7</text:p>
          </table:table-cell>
          <table:table-cell table:formula="of:=6371000*2*ATAN(SQRT([.V59])/SQRT(1-[.V59]))" office:value-type="float" office:value="21038.5044309262" calcext:value-type="float">
            <text:p>21038.5044309262</text:p>
          </table:table-cell>
          <table:table-cell table:formula="of:=45400/2" office:value-type="float" office:value="22700" calcext:value-type="float">
            <text:p>227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55/2" office:value-type="float" office:value="0.5775" calcext:value-type="float">
            <text:p>0.578</text:p>
          </table:table-cell>
          <table:table-cell table:formula="of:=1/([.J59]*[.L59])" office:value-type="float" office:value="1.58439652603509" calcext:value-type="float">
            <text:p>1.58439652603509</text:p>
          </table:table-cell>
          <table:table-cell table:formula="of:=1/[.M59]" office:value-type="float" office:value="1.73160173160173" calcext:value-type="float">
            <text:p>1.73</text:p>
          </table:table-cell>
          <table:table-cell table:formula="of:=RADIANS([.B59])" office:value-type="float" office:value="0.906292966799476" calcext:value-type="float">
            <text:p>0.906292966799476</text:p>
          </table:table-cell>
          <table:table-cell table:formula="of:=RADIANS([.C59])" office:value-type="float" office:value="0.0988473155986445" calcext:value-type="float">
            <text:p>0.098847315598645</text:p>
          </table:table-cell>
          <table:table-cell table:formula="of:=RADIANS([.D59])" office:value-type="float" office:value="0.905926028777536" calcext:value-type="float">
            <text:p>0.905926028777536</text:p>
          </table:table-cell>
          <table:table-cell table:formula="of:=RADIANS([.E59])" office:value-type="float" office:value="0.104167864556887" calcext:value-type="float">
            <text:p>0.104167864556887</text:p>
          </table:table-cell>
          <table:table-cell table:formula="of:=([.R59]-[.P59])/2" office:value-type="float" office:value="-0.000183469010969606" calcext:value-type="float">
            <text:p>-0.00018346901097</text:p>
          </table:table-cell>
          <table:table-cell table:formula="of:=([.S59]-[.Q59])/2" office:value-type="float" office:value="0.00266027447912105" calcext:value-type="float">
            <text:p>0.002660274479121</text:p>
          </table:table-cell>
          <table:table-cell table:formula="of:=SIN([.T59])*SIN([.T59])+COS([.P59])*COS([.R59])*SIN([.U59])*SIN([.U59])" office:value-type="float" office:value="0.00000272617751454651" calcext:value-type="float">
            <text:p>2.72617751454651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.905738" calcext:value-type="float">
            <text:p>51.905738</text:p>
          </table:table-cell>
          <table:table-cell office:value-type="float" office:value="5.968379" calcext:value-type="float">
            <text:p>5.968379</text:p>
          </table:table-cell>
          <table:table-cell office:value-type="float" office:value="51.981568" calcext:value-type="float">
            <text:p>51.981568</text:p>
          </table:table-cell>
          <table:table-cell office:value-type="float" office:value="6.251842" calcext:value-type="float">
            <text:p>6.251842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0]-[.C60]))*COS(RADIANS([.D60])))/(COS(RADIANS([.B60]))*SIN(RADIANS([.D60]))-SIN(RADIANS([.B60]))*COS(RADIANS([.D60]))*COS(RADIANS([.E60]-[.C60])))))" office:value-type="float" office:value="66.4291974145076" calcext:value-type="float">
            <text:p>66.4</text:p>
          </table:table-cell>
          <table:table-cell table:formula="of:=6371000*2*ATAN(SQRT([.V60])/SQRT(1-[.V60]))" office:value-type="float" office:value="21180.5427081973" calcext:value-type="float">
            <text:p>21180.5427081973</text:p>
          </table:table-cell>
          <table:table-cell table:formula="of:=45400/2" office:value-type="float" office:value="22700" calcext:value-type="float">
            <text:p>227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155/2" office:value-type="float" office:value="0.5775" calcext:value-type="float">
            <text:p>0.578</text:p>
          </table:table-cell>
          <table:table-cell table:formula="of:=1/([.J60]*[.L60])" office:value-type="float" office:value="1.57377144639606" calcext:value-type="float">
            <text:p>1.57377144639606</text:p>
          </table:table-cell>
          <table:table-cell table:formula="of:=1/[.M60]" office:value-type="float" office:value="1.73160173160173" calcext:value-type="float">
            <text:p>1.73</text:p>
          </table:table-cell>
          <table:table-cell table:formula="of:=RADIANS([.B60])" office:value-type="float" office:value="0.905926028777536" calcext:value-type="float">
            <text:p>0.905926028777536</text:p>
          </table:table-cell>
          <table:table-cell table:formula="of:=RADIANS([.C60])" office:value-type="float" office:value="0.104167864556887" calcext:value-type="float">
            <text:p>0.104167864556887</text:p>
          </table:table-cell>
          <table:table-cell table:formula="of:=RADIANS([.D60])" office:value-type="float" office:value="0.907249511949324" calcext:value-type="float">
            <text:p>0.907249511949324</text:p>
          </table:table-cell>
          <table:table-cell table:formula="of:=RADIANS([.E60])" office:value-type="float" office:value="0.109115227214467" calcext:value-type="float">
            <text:p>0.109115227214467</text:p>
          </table:table-cell>
          <table:table-cell table:formula="of:=([.R60]-[.P60])/2" office:value-type="float" office:value="0.00066174158589366" calcext:value-type="float">
            <text:p>0.000661741585894</text:p>
          </table:table-cell>
          <table:table-cell table:formula="of:=([.S60]-[.Q60])/2" office:value-type="float" office:value="0.00247368132879034" calcext:value-type="float">
            <text:p>0.00247368132879</text:p>
          </table:table-cell>
          <table:table-cell table:formula="of:=SIN([.T60])*SIN([.T60])+COS([.P60])*COS([.R60])*SIN([.U60])*SIN([.U60])" office:value-type="float" office:value="0.00000276311249107838" calcext:value-type="float">
            <text:p>2.76311249107838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.981568" calcext:value-type="float">
            <text:p>51.981568</text:p>
          </table:table-cell>
          <table:table-cell office:value-type="float" office:value="6.251842" calcext:value-type="float">
            <text:p>6.251842</text:p>
          </table:table-cell>
          <table:table-cell office:value-type="float" office:value="51.647022" calcext:value-type="float">
            <text:p>51.647022</text:p>
          </table:table-cell>
          <table:table-cell office:value-type="float" office:value="6.680221" calcext:value-type="float">
            <text:p>6.68022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1]-[.C61]))*COS(RADIANS([.D61])))/(COS(RADIANS([.B61]))*SIN(RADIANS([.D61]))-SIN(RADIANS([.B61]))*COS(RADIANS([.D61]))*COS(RADIANS([.E61]-[.C61])))))" office:value-type="float" office:value="-38.5339323007376" calcext:value-type="float">
            <text:p>-38.5</text:p>
          </table:table-cell>
          <table:table-cell table:formula="of:=6371000*2*ATAN(SQRT([.V61])/SQRT(1-[.V61]))" office:value-type="float" office:value="47444.43316476" calcext:value-type="float">
            <text:p>47444.43316476</text:p>
          </table:table-cell>
          <table:table-cell table:formula="of:=23000*2" office:value-type="float" office:value="46000" calcext:value-type="float">
            <text:p>46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8*2" office:value-type="float" office:value="0.96" calcext:value-type="float">
            <text:p>0.960</text:p>
          </table:table-cell>
          <table:table-cell table:formula="of:=1/([.J61]*[.L61])" office:value-type="float" office:value="0.70257627944625" calcext:value-type="float">
            <text:p>0.70257627944625</text:p>
          </table:table-cell>
          <table:table-cell table:formula="of:=1/[.M61]" office:value-type="float" office:value="1.04166666666667" calcext:value-type="float">
            <text:p>1.04</text:p>
          </table:table-cell>
          <table:table-cell table:formula="of:=RADIANS([.B61])" office:value-type="float" office:value="0.907249511949324" calcext:value-type="float">
            <text:p>0.907249511949324</text:p>
          </table:table-cell>
          <table:table-cell table:formula="of:=RADIANS([.C61])" office:value-type="float" office:value="0.109115227214467" calcext:value-type="float">
            <text:p>0.109115227214467</text:p>
          </table:table-cell>
          <table:table-cell table:formula="of:=RADIANS([.D61])" office:value-type="float" office:value="0.901410582749947" calcext:value-type="float">
            <text:p>0.901410582749947</text:p>
          </table:table-cell>
          <table:table-cell table:formula="of:=RADIANS([.E61])" office:value-type="float" office:value="0.116591851210868" calcext:value-type="float">
            <text:p>0.116591851210868</text:p>
          </table:table-cell>
          <table:table-cell table:formula="of:=([.R61]-[.P61])/2" office:value-type="float" office:value="-0.0029194645996885" calcext:value-type="float">
            <text:p>-0.002919464599689</text:p>
          </table:table-cell>
          <table:table-cell table:formula="of:=([.S61]-[.Q61])/2" office:value-type="float" office:value="0.00373831199820039" calcext:value-type="float">
            <text:p>0.0037383119982</text:p>
          </table:table-cell>
          <table:table-cell table:formula="of:=SIN([.T61])*SIN([.T61])+COS([.P61])*COS([.R61])*SIN([.U61])*SIN([.U61])" office:value-type="float" office:value="0.0000138641521594148" calcext:value-type="float">
            <text:p>1.38641521594148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.981568" calcext:value-type="float">
            <text:p>51.981568</text:p>
          </table:table-cell>
          <table:table-cell office:value-type="float" office:value="6.251842" calcext:value-type="float">
            <text:p>6.251842</text:p>
          </table:table-cell>
          <table:table-cell office:value-type="float" office:value="52.139003" calcext:value-type="float">
            <text:p>52.139003</text:p>
          </table:table-cell>
          <table:table-cell office:value-type="float" office:value="6.235947" calcext:value-type="float">
            <text:p>6.235947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2]-[.C62]))*COS(RADIANS([.D62])))/(COS(RADIANS([.B62]))*SIN(RADIANS([.D62]))-SIN(RADIANS([.B62]))*COS(RADIANS([.D62]))*COS(RADIANS([.E62]-[.C62])))))" office:value-type="float" office:value="-3.54580274612854" calcext:value-type="float">
            <text:p>-3.5</text:p>
          </table:table-cell>
          <table:table-cell table:formula="of:=6371000*2*ATAN(SQRT([.V62])/SQRT(1-[.V62]))" office:value-type="float" office:value="17539.6684967307" calcext:value-type="float">
            <text:p>17539.6684967307</text:p>
          </table:table-cell>
          <table:table-cell table:formula="of:=58650/2" office:value-type="float" office:value="29325" calcext:value-type="float">
            <text:p>2932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91/2" office:value-type="float" office:value="0.7455" calcext:value-type="float">
            <text:p>0.746</text:p>
          </table:table-cell>
          <table:table-cell table:formula="of:=1/([.J62]*[.L62])" office:value-type="float" office:value="1.90045401026516" calcext:value-type="float">
            <text:p>1.90045401026516</text:p>
          </table:table-cell>
          <table:table-cell table:formula="of:=1/[.M62]" office:value-type="float" office:value="1.34138162307176" calcext:value-type="float">
            <text:p>1.34</text:p>
          </table:table-cell>
          <table:table-cell table:formula="of:=RADIANS([.B62])" office:value-type="float" office:value="0.907249511949324" calcext:value-type="float">
            <text:p>0.907249511949324</text:p>
          </table:table-cell>
          <table:table-cell table:formula="of:=RADIANS([.C62])" office:value-type="float" office:value="0.109115227214467" calcext:value-type="float">
            <text:p>0.109115227214467</text:p>
          </table:table-cell>
          <table:table-cell table:formula="of:=RADIANS([.D62])" office:value-type="float" office:value="0.909997271057201" calcext:value-type="float">
            <text:p>0.909997271057201</text:p>
          </table:table-cell>
          <table:table-cell table:formula="of:=RADIANS([.E62])" office:value-type="float" office:value="0.108837807129863" calcext:value-type="float">
            <text:p>0.108837807129863</text:p>
          </table:table-cell>
          <table:table-cell table:formula="of:=([.R62]-[.P62])/2" office:value-type="float" office:value="0.00137387955393864" calcext:value-type="float">
            <text:p>0.001373879553939</text:p>
          </table:table-cell>
          <table:table-cell table:formula="of:=([.S62]-[.Q62])/2" office:value-type="float" office:value="-0.000138710042302245" calcext:value-type="float">
            <text:p>-0.000138710042302</text:p>
          </table:table-cell>
          <table:table-cell table:formula="of:=SIN([.T62])*SIN([.T62])+COS([.P62])*COS([.R62])*SIN([.U62])*SIN([.U62])" office:value-type="float" office:value="0.00000189481705854443" calcext:value-type="float">
            <text:p>1.89481705854443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139003" calcext:value-type="float">
            <text:p>52.139003</text:p>
          </table:table-cell>
          <table:table-cell office:value-type="float" office:value="6.235947" calcext:value-type="float">
            <text:p>6.235947</text:p>
          </table:table-cell>
          <table:table-cell office:value-type="float" office:value="52.248786" calcext:value-type="float">
            <text:p>52.248786</text:p>
          </table:table-cell>
          <table:table-cell office:value-type="float" office:value="6.757987" calcext:value-type="float">
            <text:p>6.757987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3]-[.C63]))*COS(RADIANS([.D63])))/(COS(RADIANS([.B63]))*SIN(RADIANS([.D63]))-SIN(RADIANS([.B63]))*COS(RADIANS([.D63]))*COS(RADIANS([.E63]-[.C63])))))" office:value-type="float" office:value="70.8585688192613" calcext:value-type="float">
            <text:p>70.9</text:p>
          </table:table-cell>
          <table:table-cell table:formula="of:=6371000*2*ATAN(SQRT([.V63])/SQRT(1-[.V63]))" office:value-type="float" office:value="37618.6564829009" calcext:value-type="float">
            <text:p>37618.6564829009</text:p>
          </table:table-cell>
          <table:table-cell table:formula="of:=58650/2" office:value-type="float" office:value="29325" calcext:value-type="float">
            <text:p>2932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91/2" office:value-type="float" office:value="0.7455" calcext:value-type="float">
            <text:p>0.746</text:p>
          </table:table-cell>
          <table:table-cell table:formula="of:=1/([.J63]*[.L63])" office:value-type="float" office:value="0.886085162251464" calcext:value-type="float">
            <text:p>0.886085162251464</text:p>
          </table:table-cell>
          <table:table-cell table:formula="of:=1/[.M63]" office:value-type="float" office:value="1.34138162307176" calcext:value-type="float">
            <text:p>1.34</text:p>
          </table:table-cell>
          <table:table-cell table:formula="of:=RADIANS([.B63])" office:value-type="float" office:value="0.909997271057201" calcext:value-type="float">
            <text:p>0.909997271057201</text:p>
          </table:table-cell>
          <table:table-cell table:formula="of:=RADIANS([.C63])" office:value-type="float" office:value="0.108837807129863" calcext:value-type="float">
            <text:p>0.108837807129863</text:p>
          </table:table-cell>
          <table:table-cell table:formula="of:=RADIANS([.D63])" office:value-type="float" office:value="0.911913345869918" calcext:value-type="float">
            <text:p>0.911913345869918</text:p>
          </table:table-cell>
          <table:table-cell table:formula="of:=RADIANS([.E63])" office:value-type="float" office:value="0.117949123956974" calcext:value-type="float">
            <text:p>0.117949123956974</text:p>
          </table:table-cell>
          <table:table-cell table:formula="of:=([.R63]-[.P63])/2" office:value-type="float" office:value="0.00095803740635847" calcext:value-type="float">
            <text:p>0.000958037406358</text:p>
          </table:table-cell>
          <table:table-cell table:formula="of:=([.S63]-[.Q63])/2" office:value-type="float" office:value="0.0045556584135556" calcext:value-type="float">
            <text:p>0.004555658413556</text:p>
          </table:table-cell>
          <table:table-cell table:formula="of:=SIN([.T63])*SIN([.T63])+COS([.P63])*COS([.R63])*SIN([.U63])*SIN([.U63])" office:value-type="float" office:value="0.00000871625844096693" calcext:value-type="float">
            <text:p>8.71625844096693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.248786" calcext:value-type="float">
            <text:p>52.248786</text:p>
          </table:table-cell>
          <table:table-cell office:value-type="float" office:value="6.757987" calcext:value-type="float">
            <text:p>6.757987</text:p>
          </table:table-cell>
          <table:table-cell office:value-type="float" office:value="52.477605" calcext:value-type="float">
            <text:p>52.477605</text:p>
          </table:table-cell>
          <table:table-cell office:value-type="float" office:value="6.149681" calcext:value-type="float">
            <text:p>6.14968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4]-[.C64]))*COS(RADIANS([.D64])))/(COS(RADIANS([.B64]))*SIN(RADIANS([.D64]))-SIN(RADIANS([.B64]))*COS(RADIANS([.D64]))*COS(RADIANS([.E64]-[.C64])))))" office:value-type="float" office:value="-58.126677219974" calcext:value-type="float">
            <text:p>-58.1</text:p>
          </table:table-cell>
          <table:table-cell table:formula="of:=6371000*2*ATAN(SQRT([.V64])/SQRT(1-[.V64]))" office:value-type="float" office:value="48512.356002754" calcext:value-type="float">
            <text:p>48512.356002754</text:p>
          </table:table-cell>
          <table:table-cell table:formula="of:=60310/2" office:value-type="float" office:value="30155" calcext:value-type="float">
            <text:p>3015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53/2" office:value-type="float" office:value="0.765" calcext:value-type="float">
            <text:p>0.765</text:p>
          </table:table-cell>
          <table:table-cell table:formula="of:=1/([.J64]*[.L64])" office:value-type="float" office:value="0.687110173157557" calcext:value-type="float">
            <text:p>0.687110173157557</text:p>
          </table:table-cell>
          <table:table-cell table:formula="of:=1/[.M64]" office:value-type="float" office:value="1.30718954248366" calcext:value-type="float">
            <text:p>1.31</text:p>
          </table:table-cell>
          <table:table-cell table:formula="of:=RADIANS([.B64])" office:value-type="float" office:value="0.911913345869918" calcext:value-type="float">
            <text:p>0.911913345869918</text:p>
          </table:table-cell>
          <table:table-cell table:formula="of:=RADIANS([.C64])" office:value-type="float" office:value="0.117949123956974" calcext:value-type="float">
            <text:p>0.117949123956974</text:p>
          </table:table-cell>
          <table:table-cell table:formula="of:=RADIANS([.D64])" office:value-type="float" office:value="0.915906990811039" calcext:value-type="float">
            <text:p>0.915906990811039</text:p>
          </table:table-cell>
          <table:table-cell table:formula="of:=RADIANS([.E64])" office:value-type="float" office:value="0.107332181397337" calcext:value-type="float">
            <text:p>0.107332181397337</text:p>
          </table:table-cell>
          <table:table-cell table:formula="of:=([.R64]-[.P64])/2" office:value-type="float" office:value="0.00199682247056043" calcext:value-type="float">
            <text:p>0.00199682247056</text:p>
          </table:table-cell>
          <table:table-cell table:formula="of:=([.S64]-[.Q64])/2" office:value-type="float" office:value="-0.00530847127981831" calcext:value-type="float">
            <text:p>-0.005308471279818</text:p>
          </table:table-cell>
          <table:table-cell table:formula="of:=SIN([.T64])*SIN([.T64])+COS([.P64])*COS([.R64])*SIN([.U64])*SIN([.U64])" office:value-type="float" office:value="0.0000144953075193752" calcext:value-type="float">
            <text:p>1.44953075193752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.477605" calcext:value-type="float">
            <text:p>52.477605</text:p>
          </table:table-cell>
          <table:table-cell office:value-type="float" office:value="6.149681" calcext:value-type="float">
            <text:p>6.149681</text:p>
          </table:table-cell>
          <table:table-cell office:value-type="float" office:value="52.529782" calcext:value-type="float">
            <text:p>52.529782</text:p>
          </table:table-cell>
          <table:table-cell office:value-type="float" office:value="6.189824" calcext:value-type="float">
            <text:p>6.189824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5]-[.C65]))*COS(RADIANS([.D65])))/(COS(RADIANS([.B65]))*SIN(RADIANS([.D65]))-SIN(RADIANS([.B65]))*COS(RADIANS([.D65]))*COS(RADIANS([.E65]-[.C65])))))" office:value-type="float" office:value="25.0786415482515" calcext:value-type="float">
            <text:p>25.1</text:p>
          </table:table-cell>
          <table:table-cell table:formula="of:=6371000*2*ATAN(SQRT([.V65])/SQRT(1-[.V65]))" office:value-type="float" office:value="6406.53660879551" calcext:value-type="float">
            <text:p>6406.53660879551</text:p>
          </table:table-cell>
          <table:table-cell table:formula="of:=60310/2" office:value-type="float" office:value="30155" calcext:value-type="float">
            <text:p>3015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53/2" office:value-type="float" office:value="0.765" calcext:value-type="float">
            <text:p>0.765</text:p>
          </table:table-cell>
          <table:table-cell table:formula="of:=1/([.J65]*[.L65])" office:value-type="float" office:value="5.20301925498562" calcext:value-type="float">
            <text:p>5.20301925498562</text:p>
          </table:table-cell>
          <table:table-cell table:formula="of:=1/[.M65]" office:value-type="float" office:value="1.30718954248366" calcext:value-type="float">
            <text:p>1.31</text:p>
          </table:table-cell>
          <table:table-cell table:formula="of:=RADIANS([.B65])" office:value-type="float" office:value="0.915906990811039" calcext:value-type="float">
            <text:p>0.915906990811039</text:p>
          </table:table-cell>
          <table:table-cell table:formula="of:=RADIANS([.C65])" office:value-type="float" office:value="0.107332181397337" calcext:value-type="float">
            <text:p>0.107332181397337</text:p>
          </table:table-cell>
          <table:table-cell table:formula="of:=RADIANS([.D65])" office:value-type="float" office:value="0.916817651254852" calcext:value-type="float">
            <text:p>0.916817651254852</text:p>
          </table:table-cell>
          <table:table-cell table:formula="of:=RADIANS([.E65])" office:value-type="float" office:value="0.108032808918965" calcext:value-type="float">
            <text:p>0.108032808918965</text:p>
          </table:table-cell>
          <table:table-cell table:formula="of:=([.R65]-[.P65])/2" office:value-type="float" office:value="0.000455330221906525" calcext:value-type="float">
            <text:p>0.000455330221907</text:p>
          </table:table-cell>
          <table:table-cell table:formula="of:=([.S65]-[.Q65])/2" office:value-type="float" office:value="0.000350313760814035" calcext:value-type="float">
            <text:p>0.000350313760814</text:p>
          </table:table-cell>
          <table:table-cell table:formula="of:=SIN([.T65])*SIN([.T65])+COS([.P65])*COS([.R65])*SIN([.U65])*SIN([.U65])" office:value-type="float" office:value="0.000000252796691779471" calcext:value-type="float">
            <text:p>2.52796691779471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.248786" calcext:value-type="float">
            <text:p>52.248786</text:p>
          </table:table-cell>
          <table:table-cell office:value-type="float" office:value="6.757987" calcext:value-type="float">
            <text:p>6.757987</text:p>
          </table:table-cell>
          <table:table-cell office:value-type="float" office:value="52.201575" calcext:value-type="float">
            <text:p>52.201575</text:p>
          </table:table-cell>
          <table:table-cell office:value-type="float" office:value="7.03452" calcext:value-type="float">
            <text:p>7.034520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6]-[.C66]))*COS(RADIANS([.D66])))/(COS(RADIANS([.B66]))*SIN(RADIANS([.D66]))-SIN(RADIANS([.B66]))*COS(RADIANS([.D66]))*COS(RADIANS([.E66]-[.C66])))))" office:value-type="float" office:value="-74.5357956267902" calcext:value-type="float">
            <text:p>-74.5</text:p>
          </table:table-cell>
          <table:table-cell table:formula="of:=6371000*2*ATAN(SQRT([.V66])/SQRT(1-[.V66]))" office:value-type="float" office:value="19553.49935267" calcext:value-type="float">
            <text:p>19553.49935267</text:p>
          </table:table-cell>
          <table:table-cell office:value-type="float" office:value="22000" calcext:value-type="float">
            <text:p>2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06" calcext:value-type="float">
            <text:p>0.606</text:p>
          </table:table-cell>
          <table:table-cell table:formula="of:=1/([.J66]*[.L66])" office:value-type="float" office:value="1.70472470078773" calcext:value-type="float">
            <text:p>1.70472470078773</text:p>
          </table:table-cell>
          <table:table-cell table:formula="of:=1/[.M66]" office:value-type="float" office:value="1.65016501650165" calcext:value-type="float">
            <text:p>1.65</text:p>
          </table:table-cell>
          <table:table-cell table:formula="of:=RADIANS([.B66])" office:value-type="float" office:value="0.911913345869918" calcext:value-type="float">
            <text:p>0.911913345869918</text:p>
          </table:table-cell>
          <table:table-cell table:formula="of:=RADIANS([.C66])" office:value-type="float" office:value="0.117949123956974" calcext:value-type="float">
            <text:p>0.117949123956974</text:p>
          </table:table-cell>
          <table:table-cell table:formula="of:=RADIANS([.D66])" office:value-type="float" office:value="0.911089358476759" calcext:value-type="float">
            <text:p>0.911089358476759</text:p>
          </table:table-cell>
          <table:table-cell table:formula="of:=RADIANS([.E66])" office:value-type="float" office:value="0.122775535297392" calcext:value-type="float">
            <text:p>0.122775535297392</text:p>
          </table:table-cell>
          <table:table-cell table:formula="of:=([.R66]-[.P66])/2" office:value-type="float" office:value="-0.000411993696579571" calcext:value-type="float">
            <text:p>-0.00041199369658</text:p>
          </table:table-cell>
          <table:table-cell table:formula="of:=([.S66]-[.Q66])/2" office:value-type="float" office:value="0.00241320567020874" calcext:value-type="float">
            <text:p>0.002413205670209</text:p>
          </table:table-cell>
          <table:table-cell table:formula="of:=SIN([.T66])*SIN([.T66])+COS([.P66])*COS([.R66])*SIN([.U66])*SIN([.U66])" office:value-type="float" office:value="0.0000023549052627148" calcext:value-type="float">
            <text:p>2.3549052627148E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201575" calcext:value-type="float">
            <text:p>52.201575</text:p>
          </table:table-cell>
          <table:table-cell office:value-type="float" office:value="7.03452" calcext:value-type="float">
            <text:p>7.034520</text:p>
          </table:table-cell>
          <table:table-cell office:value-type="float" office:value="52.281073" calcext:value-type="float">
            <text:p>52.281073</text:p>
          </table:table-cell>
          <table:table-cell office:value-type="float" office:value="7.30558" calcext:value-type="float">
            <text:p>7.30558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7]-[.C67]))*COS(RADIANS([.D67])))/(COS(RADIANS([.B67]))*SIN(RADIANS([.D67]))-SIN(RADIANS([.B67]))*COS(RADIANS([.D67]))*COS(RADIANS([.E67]-[.C67])))))" office:value-type="float" office:value="64.3002846149917" calcext:value-type="float">
            <text:p>64.3</text:p>
          </table:table-cell>
          <table:table-cell table:formula="of:=6371000*2*ATAN(SQRT([.V67])/SQRT(1-[.V67]))" office:value-type="float" office:value="20463.8716507424" calcext:value-type="float">
            <text:p>20463.8716507424</text:p>
          </table:table-cell>
          <table:table-cell table:formula="of:=47000/2" office:value-type="float" office:value="23500" calcext:value-type="float">
            <text:p>23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372/2" office:value-type="float" office:value="0.686" calcext:value-type="float">
            <text:p>0.686</text:p>
          </table:table-cell>
          <table:table-cell table:formula="of:=1/([.J67]*[.L67])" office:value-type="float" office:value="1.62888694291259" calcext:value-type="float">
            <text:p>1.62888694291259</text:p>
          </table:table-cell>
          <table:table-cell table:formula="of:=1/[.M67]" office:value-type="float" office:value="1.45772594752187" calcext:value-type="float">
            <text:p>1.46</text:p>
          </table:table-cell>
          <table:table-cell table:formula="of:=RADIANS([.B67])" office:value-type="float" office:value="0.911089358476759" calcext:value-type="float">
            <text:p>0.911089358476759</text:p>
          </table:table-cell>
          <table:table-cell table:formula="of:=RADIANS([.C67])" office:value-type="float" office:value="0.122775535297392" calcext:value-type="float">
            <text:p>0.122775535297392</text:p>
          </table:table-cell>
          <table:table-cell table:formula="of:=RADIANS([.D67])" office:value-type="float" office:value="0.912476860325509" calcext:value-type="float">
            <text:p>0.912476860325509</text:p>
          </table:table-cell>
          <table:table-cell table:formula="of:=RADIANS([.E67])" office:value-type="float" office:value="0.127506424767847" calcext:value-type="float">
            <text:p>0.127506424767847</text:p>
          </table:table-cell>
          <table:table-cell table:formula="of:=([.R67]-[.P67])/2" office:value-type="float" office:value="0.000693750924375236" calcext:value-type="float">
            <text:p>0.000693750924375</text:p>
          </table:table-cell>
          <table:table-cell table:formula="of:=([.S67]-[.Q67])/2" office:value-type="float" office:value="0.00236544473522792" calcext:value-type="float">
            <text:p>0.002365444735228</text:p>
          </table:table-cell>
          <table:table-cell table:formula="of:=SIN([.T67])*SIN([.T67])+COS([.P67])*COS([.R67])*SIN([.U67])*SIN([.U67])" office:value-type="float" office:value="0.00000257928915221781" calcext:value-type="float">
            <text:p>2.57928915221781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281073" calcext:value-type="float">
            <text:p>52.281073</text:p>
          </table:table-cell>
          <table:table-cell office:value-type="float" office:value="7.30558" calcext:value-type="float">
            <text:p>7.305580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8]-[.C68]))*COS(RADIANS([.D68])))/(COS(RADIANS([.B68]))*SIN(RADIANS([.D68]))-SIN(RADIANS([.B68]))*COS(RADIANS([.D68]))*COS(RADIANS([.E68]-[.C68])))))" office:value-type="float" office:value="0.695622830609034" calcext:value-type="float">
            <text:p>0.7</text:p>
          </table:table-cell>
          <table:table-cell table:formula="of:=6371000*2*ATAN(SQRT([.V68])/SQRT(1-[.V68]))" office:value-type="float" office:value="21600.8799147662" calcext:value-type="float">
            <text:p>21600.8799147662</text:p>
          </table:table-cell>
          <table:table-cell table:formula="of:=47000/2" office:value-type="float" office:value="23500" calcext:value-type="float">
            <text:p>23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372/2" office:value-type="float" office:value="0.686" calcext:value-type="float">
            <text:p>0.686</text:p>
          </table:table-cell>
          <table:table-cell table:formula="of:=1/([.J68]*[.L68])" office:value-type="float" office:value="1.54314701368007" calcext:value-type="float">
            <text:p>1.54314701368007</text:p>
          </table:table-cell>
          <table:table-cell table:formula="of:=1/[.M68]" office:value-type="float" office:value="1.45772594752187" calcext:value-type="float">
            <text:p>1.46</text:p>
          </table:table-cell>
          <table:table-cell table:formula="of:=RADIANS([.B68])" office:value-type="float" office:value="0.912476860325509" calcext:value-type="float">
            <text:p>0.912476860325509</text:p>
          </table:table-cell>
          <table:table-cell table:formula="of:=RADIANS([.C68])" office:value-type="float" office:value="0.127506424767847" calcext:value-type="float">
            <text:p>0.127506424767847</text:p>
          </table:table-cell>
          <table:table-cell table:formula="of:=RADIANS([.D68])" office:value-type="float" office:value="0.915867110037631" calcext:value-type="float">
            <text:p>0.915867110037631</text:p>
          </table:table-cell>
          <table:table-cell table:formula="of:=RADIANS([.E68])" office:value-type="float" office:value="0.127574003916485" calcext:value-type="float">
            <text:p>0.127574003916485</text:p>
          </table:table-cell>
          <table:table-cell table:formula="of:=([.R68]-[.P68])/2" office:value-type="float" office:value="0.00169512485606077" calcext:value-type="float">
            <text:p>0.001695124856061</text:p>
          </table:table-cell>
          <table:table-cell table:formula="of:=([.S68]-[.Q68])/2" office:value-type="float" office:value="0.0000337895743186128" calcext:value-type="float">
            <text:p>3.37895743186128E-05</text:p>
          </table:table-cell>
          <table:table-cell table:formula="of:=SIN([.T68])*SIN([.T68])+COS([.P68])*COS([.R68])*SIN([.U68])*SIN([.U68])" office:value-type="float" office:value="0.00000287387098416972" calcext:value-type="float">
            <text:p>2.87387098416972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2.981009" calcext:value-type="float">
            <text:p>52.981009</text:p>
          </table:table-cell>
          <table:table-cell office:value-type="float" office:value="7.258131" calcext:value-type="float">
            <text:p>7.25813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69]-[.C69]))*COS(RADIANS([.D69])))/(COS(RADIANS([.B69]))*SIN(RADIANS([.D69]))-SIN(RADIANS([.B69]))*COS(RADIANS([.D69]))*COS(RADIANS([.E69]-[.C69])))))" office:value-type="float" office:value="-3.49659039578478" calcext:value-type="float">
            <text:p>-3.5</text:p>
          </table:table-cell>
          <table:table-cell table:formula="of:=6371000*2*ATAN(SQRT([.V69])/SQRT(1-[.V69]))" office:value-type="float" office:value="56336.1481328476" calcext:value-type="float">
            <text:p>56336.1481328476</text:p>
          </table:table-cell>
          <table:table-cell office:value-type="float" office:value="79000" calcext:value-type="float">
            <text:p>7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128" calcext:value-type="float">
            <text:p>1.128</text:p>
          </table:table-cell>
          <table:table-cell table:formula="of:=1/([.J69]*[.L69])" office:value-type="float" office:value="0.591686411622059" calcext:value-type="float">
            <text:p>0.591686411622059</text:p>
          </table:table-cell>
          <table:table-cell table:formula="of:=1/[.M69]" office:value-type="float" office:value="0.886524822695035" calcext:value-type="float">
            <text:p>0.89</text:p>
          </table:table-cell>
          <table:table-cell table:formula="of:=RADIANS([.B69])" office:value-type="float" office:value="0.915867110037631" calcext:value-type="float">
            <text:p>0.915867110037631</text:p>
          </table:table-cell>
          <table:table-cell table:formula="of:=RADIANS([.C69])" office:value-type="float" office:value="0.127574003916485" calcext:value-type="float">
            <text:p>0.127574003916485</text:p>
          </table:table-cell>
          <table:table-cell table:formula="of:=RADIANS([.D69])" office:value-type="float" office:value="0.924693048078748" calcext:value-type="float">
            <text:p>0.924693048078748</text:p>
          </table:table-cell>
          <table:table-cell table:formula="of:=RADIANS([.E69])" office:value-type="float" office:value="0.126678283491069" calcext:value-type="float">
            <text:p>0.126678283491069</text:p>
          </table:table-cell>
          <table:table-cell table:formula="of:=([.R69]-[.P69])/2" office:value-type="float" office:value="0.00441296902055877" calcext:value-type="float">
            <text:p>0.004412969020559</text:p>
          </table:table-cell>
          <table:table-cell table:formula="of:=([.S69]-[.Q69])/2" office:value-type="float" office:value="-0.000447860212708012" calcext:value-type="float">
            <text:p>-0.000447860212708</text:p>
          </table:table-cell>
          <table:table-cell table:formula="of:=SIN([.T69])*SIN([.T69])+COS([.P69])*COS([.R69])*SIN([.U69])*SIN([.U69])" office:value-type="float" office:value="0.0000195477271308181" calcext:value-type="float">
            <text:p>1.95477271308181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2.75324" calcext:value-type="float">
            <text:p>52.753240</text:p>
          </table:table-cell>
          <table:table-cell office:value-type="float" office:value="7.276758" calcext:value-type="float">
            <text:p>7.27675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0]-[.C70]))*COS(RADIANS([.D70])))/(COS(RADIANS([.B70]))*SIN(RADIANS([.D70]))-SIN(RADIANS([.B70]))*COS(RADIANS([.D70]))*COS(RADIANS([.E70]-[.C70])))))" office:value-type="float" office:value="-4.07255890776891" calcext:value-type="float">
            <text:p>-4.1</text:p>
          </table:table-cell>
          <table:table-cell table:formula="of:=6371000*2*ATAN(SQRT([.V70])/SQRT(1-[.V70]))" office:value-type="float" office:value="30982.0248741603" calcext:value-type="float">
            <text:p>30982.0248741603</text:p>
          </table:table-cell>
          <table:table-cell office:value-type="float" office:value="47000" calcext:value-type="float">
            <text:p>4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304" calcext:value-type="float">
            <text:p>1.304</text:p>
          </table:table-cell>
          <table:table-cell table:formula="of:=1/([.J70]*[.L70])" office:value-type="float" office:value="1.0758926657868" calcext:value-type="float">
            <text:p>1.0758926657868</text:p>
          </table:table-cell>
          <table:table-cell table:formula="of:=1/[.M70]" office:value-type="float" office:value="0.766871165644172" calcext:value-type="float">
            <text:p>0.77</text:p>
          </table:table-cell>
          <table:table-cell table:formula="of:=RADIANS([.B70])" office:value-type="float" office:value="0.915867110037631" calcext:value-type="float">
            <text:p>0.915867110037631</text:p>
          </table:table-cell>
          <table:table-cell table:formula="of:=RADIANS([.C70])" office:value-type="float" office:value="0.127574003916485" calcext:value-type="float">
            <text:p>0.127574003916485</text:p>
          </table:table-cell>
          <table:table-cell table:formula="of:=RADIANS([.D70])" office:value-type="float" office:value="0.920717729094773" calcext:value-type="float">
            <text:p>0.920717729094773</text:p>
          </table:table-cell>
          <table:table-cell table:formula="of:=RADIANS([.E70])" office:value-type="float" office:value="0.127003385970838" calcext:value-type="float">
            <text:p>0.127003385970838</text:p>
          </table:table-cell>
          <table:table-cell table:formula="of:=([.R70]-[.P70])/2" office:value-type="float" office:value="0.00242530952857128" calcext:value-type="float">
            <text:p>0.002425309528571</text:p>
          </table:table-cell>
          <table:table-cell table:formula="of:=([.S70]-[.Q70])/2" office:value-type="float" office:value="-0.000285308972823514" calcext:value-type="float">
            <text:p>-0.000285308972824</text:p>
          </table:table-cell>
          <table:table-cell table:formula="of:=SIN([.T70])*SIN([.T70])+COS([.P70])*COS([.R70])*SIN([.U70])*SIN([.U70])" office:value-type="float" office:value="0.00000591212406661884" calcext:value-type="float">
            <text:p>5.91212406661884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5324" calcext:value-type="float">
            <text:p>52.753240</text:p>
          </table:table-cell>
          <table:table-cell office:value-type="float" office:value="7.276758" calcext:value-type="float">
            <text:p>7.276758</text:p>
          </table:table-cell>
          <table:table-cell office:value-type="float" office:value="52.981009" calcext:value-type="float">
            <text:p>52.981009</text:p>
          </table:table-cell>
          <table:table-cell office:value-type="float" office:value="7.258131" calcext:value-type="float">
            <text:p>7.25813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1]-[.C71]))*COS(RADIANS([.D71])))/(COS(RADIANS([.B71]))*SIN(RADIANS([.D71]))-SIN(RADIANS([.B71]))*COS(RADIANS([.D71]))*COS(RADIANS([.E71]-[.C71])))))" office:value-type="float" office:value="-2.81885469739636" calcext:value-type="float">
            <text:p>-2.8</text:p>
          </table:table-cell>
          <table:table-cell table:formula="of:=6371000*2*ATAN(SQRT([.V71])/SQRT(1-[.V71]))" office:value-type="float" office:value="25357.6012693089" calcext:value-type="float">
            <text:p>25357.6012693089</text:p>
          </table:table-cell>
          <table:table-cell office:value-type="float" office:value="20000" calcext:value-type="float">
            <text:p>20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275*2" office:value-type="float" office:value="0.55" calcext:value-type="float">
            <text:p>0.550</text:p>
          </table:table-cell>
          <table:table-cell table:formula="of:=1/([.J71]*[.L71])" office:value-type="float" office:value="1.31453022623546" calcext:value-type="float">
            <text:p>1.31453022623546</text:p>
          </table:table-cell>
          <table:table-cell table:formula="of:=1/[.M71]" office:value-type="float" office:value="1.81818181818182" calcext:value-type="float">
            <text:p>1.82</text:p>
          </table:table-cell>
          <table:table-cell table:formula="of:=RADIANS([.B71])" office:value-type="float" office:value="0.920717729094773" calcext:value-type="float">
            <text:p>0.920717729094773</text:p>
          </table:table-cell>
          <table:table-cell table:formula="of:=RADIANS([.C71])" office:value-type="float" office:value="0.127003385970838" calcext:value-type="float">
            <text:p>0.127003385970838</text:p>
          </table:table-cell>
          <table:table-cell table:formula="of:=RADIANS([.D71])" office:value-type="float" office:value="0.924693048078748" calcext:value-type="float">
            <text:p>0.924693048078748</text:p>
          </table:table-cell>
          <table:table-cell table:formula="of:=RADIANS([.E71])" office:value-type="float" office:value="0.126678283491069" calcext:value-type="float">
            <text:p>0.126678283491069</text:p>
          </table:table-cell>
          <table:table-cell table:formula="of:=([.R71]-[.P71])/2" office:value-type="float" office:value="0.00198765949198748" calcext:value-type="float">
            <text:p>0.001987659491987</text:p>
          </table:table-cell>
          <table:table-cell table:formula="of:=([.S71]-[.Q71])/2" office:value-type="float" office:value="-0.000162551239884498" calcext:value-type="float">
            <text:p>-0.000162551239884</text:p>
          </table:table-cell>
          <table:table-cell table:formula="of:=SIN([.T71])*SIN([.T71])+COS([.P71])*COS([.R71])*SIN([.U71])*SIN([.U71])" office:value-type="float" office:value="0.00000396041377449862" calcext:value-type="float">
            <text:p>3.96041377449862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.981009" calcext:value-type="float">
            <text:p>52.981009</text:p>
          </table:table-cell>
          <table:table-cell office:value-type="float" office:value="7.258131" calcext:value-type="float">
            <text:p>7.258131</text:p>
          </table:table-cell>
          <table:table-cell office:value-type="float" office:value="53.126049" calcext:value-type="float">
            <text:p>53.126049</text:p>
          </table:table-cell>
          <table:table-cell office:value-type="float" office:value="7.310705" calcext:value-type="float">
            <text:p>7.310705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2]-[.C72]))*COS(RADIANS([.D72])))/(COS(RADIANS([.B72]))*SIN(RADIANS([.D72]))-SIN(RADIANS([.B72]))*COS(RADIANS([.D72]))*COS(RADIANS([.E72]-[.C72])))))" office:value-type="float" office:value="12.2702267003492" calcext:value-type="float">
            <text:p>12.3</text:p>
          </table:table-cell>
          <table:table-cell table:formula="of:=6371000*2*ATAN(SQRT([.V72])/SQRT(1-[.V72]))" office:value-type="float" office:value="16506.0600815146" calcext:value-type="float">
            <text:p>16506.0600815146</text:p>
          </table:table-cell>
          <table:table-cell office:value-type="float" office:value="18000" calcext:value-type="float">
            <text:p>1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84" calcext:value-type="float">
            <text:p>0.484</text:p>
          </table:table-cell>
          <table:table-cell table:formula="of:=1/([.J72]*[.L72])" office:value-type="float" office:value="2.01946031752688" calcext:value-type="float">
            <text:p>2.01946031752688</text:p>
          </table:table-cell>
          <table:table-cell table:formula="of:=1/[.M72]" office:value-type="float" office:value="2.06611570247934" calcext:value-type="float">
            <text:p>2.07</text:p>
          </table:table-cell>
          <table:table-cell table:formula="of:=RADIANS([.B72])" office:value-type="float" office:value="0.924693048078748" calcext:value-type="float">
            <text:p>0.924693048078748</text:p>
          </table:table-cell>
          <table:table-cell table:formula="of:=RADIANS([.C72])" office:value-type="float" office:value="0.126678283491069" calcext:value-type="float">
            <text:p>0.126678283491069</text:p>
          </table:table-cell>
          <table:table-cell table:formula="of:=RADIANS([.D72])" office:value-type="float" office:value="0.927224473625841" calcext:value-type="float">
            <text:p>0.927224473625841</text:p>
          </table:table-cell>
          <table:table-cell table:formula="of:=RADIANS([.E72])" office:value-type="float" office:value="0.127595872892012" calcext:value-type="float">
            <text:p>0.127595872892012</text:p>
          </table:table-cell>
          <table:table-cell table:formula="of:=([.R72]-[.P72])/2" office:value-type="float" office:value="0.00126571277354631" calcext:value-type="float">
            <text:p>0.001265712773546</text:p>
          </table:table-cell>
          <table:table-cell table:formula="of:=([.S72]-[.Q72])/2" office:value-type="float" office:value="0.000458794700471749" calcext:value-type="float">
            <text:p>0.000458794700472</text:p>
          </table:table-cell>
          <table:table-cell table:formula="of:=SIN([.T72])*SIN([.T72])+COS([.P72])*COS([.R72])*SIN([.U72])*SIN([.U72])" office:value-type="float" office:value="0.00000167807512153975" calcext:value-type="float">
            <text:p>1.67807512153975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2.281073" calcext:value-type="float">
            <text:p>52.281073</text:p>
          </table:table-cell>
          <table:table-cell office:value-type="float" office:value="7.30558" calcext:value-type="float">
            <text:p>7.30558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3]-[.C73]))*COS(RADIANS([.D73])))/(COS(RADIANS([.B73]))*SIN(RADIANS([.D73]))-SIN(RADIANS([.B73]))*COS(RADIANS([.D73]))*COS(RADIANS([.E73]-[.C73])))))" office:value-type="float" office:value="0.698689681266963" calcext:value-type="float">
            <text:p>0.7</text:p>
          </table:table-cell>
          <table:table-cell table:formula="of:=6371000*2*ATAN(SQRT([.V73])/SQRT(1-[.V73]))" office:value-type="float" office:value="21600.8799147662" calcext:value-type="float">
            <text:p>21600.8799147662</text:p>
          </table:table-cell>
          <table:table-cell office:value-type="float" office:value="25000" calcext:value-type="float">
            <text:p>25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77/2" office:value-type="float" office:value="0.7385" calcext:value-type="float">
            <text:p>0.739</text:p>
          </table:table-cell>
          <table:table-cell table:formula="of:=1/([.J73]*[.L73])" office:value-type="float" office:value="1.54314701368007" calcext:value-type="float">
            <text:p>1.54314701368007</text:p>
          </table:table-cell>
          <table:table-cell table:formula="of:=1/[.M73]" office:value-type="float" office:value="1.354096140826" calcext:value-type="float">
            <text:p>1.35</text:p>
          </table:table-cell>
          <table:table-cell table:formula="of:=RADIANS([.B73])" office:value-type="float" office:value="0.915867110037631" calcext:value-type="float">
            <text:p>0.915867110037631</text:p>
          </table:table-cell>
          <table:table-cell table:formula="of:=RADIANS([.C73])" office:value-type="float" office:value="0.127574003916485" calcext:value-type="float">
            <text:p>0.127574003916485</text:p>
          </table:table-cell>
          <table:table-cell table:formula="of:=RADIANS([.D73])" office:value-type="float" office:value="0.912476860325509" calcext:value-type="float">
            <text:p>0.912476860325509</text:p>
          </table:table-cell>
          <table:table-cell table:formula="of:=RADIANS([.E73])" office:value-type="float" office:value="0.127506424767847" calcext:value-type="float">
            <text:p>0.127506424767847</text:p>
          </table:table-cell>
          <table:table-cell table:formula="of:=([.R73]-[.P73])/2" office:value-type="float" office:value="-0.00169512485606077" calcext:value-type="float">
            <text:p>-0.001695124856061</text:p>
          </table:table-cell>
          <table:table-cell table:formula="of:=([.S73]-[.Q73])/2" office:value-type="float" office:value="-0.0000337895743186128" calcext:value-type="float">
            <text:p>-3.37895743186128E-05</text:p>
          </table:table-cell>
          <table:table-cell table:formula="of:=SIN([.T73])*SIN([.T73])+COS([.P73])*COS([.R73])*SIN([.U73])*SIN([.U73])" office:value-type="float" office:value="0.00000287387098416972" calcext:value-type="float">
            <text:p>2.87387098416972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.281073" calcext:value-type="float">
            <text:p>52.281073</text:p>
          </table:table-cell>
          <table:table-cell office:value-type="float" office:value="7.30558" calcext:value-type="float">
            <text:p>7.305580</text:p>
          </table:table-cell>
          <table:table-cell office:value-type="float" office:value="52.177427" calcext:value-type="float">
            <text:p>52.177427</text:p>
          </table:table-cell>
          <table:table-cell office:value-type="float" office:value="7.011623" calcext:value-type="float">
            <text:p>7.01162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4]-[.C74]))*COS(RADIANS([.D74])))/(COS(RADIANS([.B74]))*SIN(RADIANS([.D74]))-SIN(RADIANS([.B74]))*COS(RADIANS([.D74]))*COS(RADIANS([.E74]-[.C74])))))" office:value-type="float" office:value="60.1892664082045" calcext:value-type="float">
            <text:p>60.2</text:p>
          </table:table-cell>
          <table:table-cell table:formula="of:=6371000*2*ATAN(SQRT([.V74])/SQRT(1-[.V74]))" office:value-type="float" office:value="23100.8087777565" calcext:value-type="float">
            <text:p>23100.8087777565</text:p>
          </table:table-cell>
          <table:table-cell office:value-type="float" office:value="25000" calcext:value-type="float">
            <text:p>25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77/2" office:value-type="float" office:value="0.7385" calcext:value-type="float">
            <text:p>0.739</text:p>
          </table:table-cell>
          <table:table-cell table:formula="of:=1/([.J74]*[.L74])" office:value-type="float" office:value="1.44295092236898" calcext:value-type="float">
            <text:p>1.44295092236898</text:p>
          </table:table-cell>
          <table:table-cell table:formula="of:=1/[.M74]" office:value-type="float" office:value="1.354096140826" calcext:value-type="float">
            <text:p>1.35</text:p>
          </table:table-cell>
          <table:table-cell table:formula="of:=RADIANS([.B74])" office:value-type="float" office:value="0.912476860325509" calcext:value-type="float">
            <text:p>0.912476860325509</text:p>
          </table:table-cell>
          <table:table-cell table:formula="of:=RADIANS([.C74])" office:value-type="float" office:value="0.127506424767847" calcext:value-type="float">
            <text:p>0.127506424767847</text:p>
          </table:table-cell>
          <table:table-cell table:formula="of:=RADIANS([.D74])" office:value-type="float" office:value="0.910667896368987" calcext:value-type="float">
            <text:p>0.910667896368987</text:p>
          </table:table-cell>
          <table:table-cell table:formula="of:=RADIANS([.E74])" office:value-type="float" office:value="0.122375907258562" calcext:value-type="float">
            <text:p>0.122375907258562</text:p>
          </table:table-cell>
          <table:table-cell table:formula="of:=([.R74]-[.P74])/2" office:value-type="float" office:value="-0.000904481978260985" calcext:value-type="float">
            <text:p>-0.000904481978261</text:p>
          </table:table-cell>
          <table:table-cell table:formula="of:=([.S74]-[.Q74])/2" office:value-type="float" office:value="-0.00256525875464249" calcext:value-type="float">
            <text:p>-0.002565258754642</text:p>
          </table:table-cell>
          <table:table-cell table:formula="of:=SIN([.T74])*SIN([.T74])+COS([.P74])*COS([.R74])*SIN([.U74])*SIN([.U74])" office:value-type="float" office:value="0.00000328684097941853" calcext:value-type="float">
            <text:p>3.28684097941853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177427" calcext:value-type="float">
            <text:p>52.177427</text:p>
          </table:table-cell>
          <table:table-cell office:value-type="float" office:value="7.011623" calcext:value-type="float">
            <text:p>7.011623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5]-[.C75]))*COS(RADIANS([.D75])))/(COS(RADIANS([.B75]))*SIN(RADIANS([.D75]))-SIN(RADIANS([.B75]))*COS(RADIANS([.D75]))*COS(RADIANS([.E75]-[.C75])))))" office:value-type="float" office:value="-3.21445859189974" calcext:value-type="float">
            <text:p>-3.2</text:p>
          </table:table-cell>
          <table:table-cell table:formula="of:=6371000*2*ATAN(SQRT([.V75])/SQRT(1-[.V75]))" office:value-type="float" office:value="53743.8771557403" calcext:value-type="float">
            <text:p>53743.8771557403</text:p>
          </table:table-cell>
          <table:table-cell office:value-type="float" office:value="61000" calcext:value-type="float">
            <text:p>6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84" calcext:value-type="float">
            <text:p>1.784</text:p>
          </table:table-cell>
          <table:table-cell table:formula="of:=1/([.J75]*[.L75])" office:value-type="float" office:value="0.620225690765465" calcext:value-type="float">
            <text:p>0.620225690765465</text:p>
          </table:table-cell>
          <table:table-cell table:formula="of:=1/[.M75]" office:value-type="float" office:value="0.560538116591928" calcext:value-type="float">
            <text:p>0.56</text:p>
          </table:table-cell>
          <table:table-cell table:formula="of:=RADIANS([.B75])" office:value-type="float" office:value="0.910667896368987" calcext:value-type="float">
            <text:p>0.910667896368987</text:p>
          </table:table-cell>
          <table:table-cell table:formula="of:=RADIANS([.C75])" office:value-type="float" office:value="0.122375907258562" calcext:value-type="float">
            <text:p>0.122375907258562</text:p>
          </table:table-cell>
          <table:table-cell table:formula="of:=RADIANS([.D75])" office:value-type="float" office:value="0.902245321371298" calcext:value-type="float">
            <text:p>0.902245321371298</text:p>
          </table:table-cell>
          <table:table-cell table:formula="of:=RADIANS([.E75])" office:value-type="float" office:value="0.123139017567412" calcext:value-type="float">
            <text:p>0.123139017567412</text:p>
          </table:table-cell>
          <table:table-cell table:formula="of:=([.R75]-[.P75])/2" office:value-type="float" office:value="-0.00421128749884464" calcext:value-type="float">
            <text:p>-0.004211287498845</text:p>
          </table:table-cell>
          <table:table-cell table:formula="of:=([.S75]-[.Q75])/2" office:value-type="float" office:value="0.000381555154424743" calcext:value-type="float">
            <text:p>0.000381555154425</text:p>
          </table:table-cell>
          <table:table-cell table:formula="of:=SIN([.T75])*SIN([.T75])+COS([.P75])*COS([.R75])*SIN([.U75])*SIN([.U75])" office:value-type="float" office:value="0.0000177901746116981" calcext:value-type="float">
            <text:p>1.77901746116981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201575" calcext:value-type="float">
            <text:p>52.201575</text:p>
          </table:table-cell>
          <table:table-cell office:value-type="float" office:value="7.03452" calcext:value-type="float">
            <text:p>7.034520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6]-[.C76]))*COS(RADIANS([.D76])))/(COS(RADIANS([.B76]))*SIN(RADIANS([.D76]))-SIN(RADIANS([.B76]))*COS(RADIANS([.D76]))*COS(RADIANS([.E76]-[.C76])))))" office:value-type="float" office:value="-1.45933478340695" calcext:value-type="float">
            <text:p>-1.5</text:p>
          </table:table-cell>
          <table:table-cell table:formula="of:=6371000*2*ATAN(SQRT([.V76])/SQRT(1-[.V76]))" office:value-type="float" office:value="56363.4360962234" calcext:value-type="float">
            <text:p>56363.4360962234</text:p>
          </table:table-cell>
          <table:table-cell office:value-type="float" office:value="64000" calcext:value-type="float">
            <text:p>6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89" calcext:value-type="float">
            <text:p>1.890</text:p>
          </table:table-cell>
          <table:table-cell table:formula="of:=1/([.J76]*[.L76])" office:value-type="float" office:value="0.591399950784172" calcext:value-type="float">
            <text:p>0.591399950784172</text:p>
          </table:table-cell>
          <table:table-cell table:formula="of:=1/[.M76]" office:value-type="float" office:value="0.529100529100529" calcext:value-type="float">
            <text:p>0.53</text:p>
          </table:table-cell>
          <table:table-cell table:formula="of:=RADIANS([.B76])" office:value-type="float" office:value="0.911089358476759" calcext:value-type="float">
            <text:p>0.911089358476759</text:p>
          </table:table-cell>
          <table:table-cell table:formula="of:=RADIANS([.C76])" office:value-type="float" office:value="0.122775535297392" calcext:value-type="float">
            <text:p>0.122775535297392</text:p>
          </table:table-cell>
          <table:table-cell table:formula="of:=RADIANS([.D76])" office:value-type="float" office:value="0.902245321371298" calcext:value-type="float">
            <text:p>0.902245321371298</text:p>
          </table:table-cell>
          <table:table-cell table:formula="of:=RADIANS([.E76])" office:value-type="float" office:value="0.123139017567412" calcext:value-type="float">
            <text:p>0.123139017567412</text:p>
          </table:table-cell>
          <table:table-cell table:formula="of:=([.R76]-[.P76])/2" office:value-type="float" office:value="-0.00442201855273039" calcext:value-type="float">
            <text:p>-0.00442201855273</text:p>
          </table:table-cell>
          <table:table-cell table:formula="of:=([.S76]-[.Q76])/2" office:value-type="float" office:value="0.000181741135010176" calcext:value-type="float">
            <text:p>0.00018174113501</text:p>
          </table:table-cell>
          <table:table-cell table:formula="of:=SIN([.T76])*SIN([.T76])+COS([.P76])*COS([.R76])*SIN([.U76])*SIN([.U76])" office:value-type="float" office:value="0.0000195666685525351" calcext:value-type="float">
            <text:p>1.95666685525351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office:value-type="float" office:value="51.625446" calcext:value-type="float">
            <text:p>51.625446</text:p>
          </table:table-cell>
          <table:table-cell office:value-type="float" office:value="7.022481" calcext:value-type="float">
            <text:p>7.022481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7]-[.C77]))*COS(RADIANS([.D77])))/(COS(RADIANS([.B77]))*SIN(RADIANS([.D77]))-SIN(RADIANS([.B77]))*COS(RADIANS([.D77]))*COS(RADIANS([.E77]-[.C77])))))" office:value-type="float" office:value="16.3829204099622" calcext:value-type="float">
            <text:p>16.4</text:p>
          </table:table-cell>
          <table:table-cell table:formula="of:=6371000*2*ATAN(SQRT([.V77])/SQRT(1-[.V77]))" office:value-type="float" office:value="8043.32539523344" calcext:value-type="float">
            <text:p>8043.32539523344</text:p>
          </table:table-cell>
          <table:table-cell office:value-type="float" office:value="8143.325395" calcext:value-type="float">
            <text:p>8143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026/3" office:value-type="float" office:value="0.342" calcext:value-type="float">
            <text:p>0.342</text:p>
          </table:table-cell>
          <table:table-cell table:formula="of:=1/([.J77]*[.L77])" office:value-type="float" office:value="4.14422290475616" calcext:value-type="float">
            <text:p>4.14422290475616</text:p>
          </table:table-cell>
          <table:table-cell table:formula="of:=1/[.M77]" office:value-type="float" office:value="2.92397660818713" calcext:value-type="float">
            <text:p>2.92</text:p>
          </table:table-cell>
          <table:table-cell table:formula="of:=RADIANS([.B77])" office:value-type="float" office:value="0.902245321371298" calcext:value-type="float">
            <text:p>0.902245321371298</text:p>
          </table:table-cell>
          <table:table-cell table:formula="of:=RADIANS([.C77])" office:value-type="float" office:value="0.123139017567412" calcext:value-type="float">
            <text:p>0.123139017567412</text:p>
          </table:table-cell>
          <table:table-cell table:formula="of:=RADIANS([.D77])" office:value-type="float" office:value="0.901034010510536" calcext:value-type="float">
            <text:p>0.901034010510536</text:p>
          </table:table-cell>
          <table:table-cell table:formula="of:=RADIANS([.E77])" office:value-type="float" office:value="0.122565415108744" calcext:value-type="float">
            <text:p>0.122565415108744</text:p>
          </table:table-cell>
          <table:table-cell table:formula="of:=([.R77]-[.P77])/2" office:value-type="float" office:value="-0.000605655430380825" calcext:value-type="float">
            <text:p>-0.000605655430381</text:p>
          </table:table-cell>
          <table:table-cell table:formula="of:=([.S77]-[.Q77])/2" office:value-type="float" office:value="-0.000286801229333972" calcext:value-type="float">
            <text:p>-0.000286801229334</text:p>
          </table:table-cell>
          <table:table-cell table:formula="of:=SIN([.T77])*SIN([.T77])+COS([.P77])*COS([.R77])*SIN([.U77])*SIN([.U77])" office:value-type="float" office:value="0.000000398470356146918" calcext:value-type="float">
            <text:p>3.98470356146918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.625446" calcext:value-type="float">
            <text:p>51.625446</text:p>
          </table:table-cell>
          <table:table-cell office:value-type="float" office:value="7.022481" calcext:value-type="float">
            <text:p>7.022481</text:p>
          </table:table-cell>
          <table:table-cell office:value-type="float" office:value="51.679341" calcext:value-type="float">
            <text:p>51.679341</text:p>
          </table:table-cell>
          <table:table-cell office:value-type="float" office:value="6.883695" calcext:value-type="float">
            <text:p>6.883695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8]-[.C78]))*COS(RADIANS([.D78])))/(COS(RADIANS([.B78]))*SIN(RADIANS([.D78]))-SIN(RADIANS([.B78]))*COS(RADIANS([.D78]))*COS(RADIANS([.E78]-[.C78])))))" office:value-type="float" office:value="-57.9028771676605" calcext:value-type="float">
            <text:p>-57.9</text:p>
          </table:table-cell>
          <table:table-cell table:formula="of:=6371000*2*ATAN(SQRT([.V78])/SQRT(1-[.V78]))" office:value-type="float" office:value="11295.5119843087" calcext:value-type="float">
            <text:p>11295.5119843087</text:p>
          </table:table-cell>
          <table:table-cell table:formula="of:=(37000-[.K77])/2" office:value-type="float" office:value="14428.3373025" calcext:value-type="float">
            <text:p>14428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026/3" office:value-type="float" office:value="0.342" calcext:value-type="float">
            <text:p>0.342</text:p>
          </table:table-cell>
          <table:table-cell table:formula="of:=1/([.J78]*[.L78])" office:value-type="float" office:value="2.95102456441451" calcext:value-type="float">
            <text:p>2.95102456441451</text:p>
          </table:table-cell>
          <table:table-cell table:formula="of:=1/[.M78]" office:value-type="float" office:value="2.92397660818713" calcext:value-type="float">
            <text:p>2.92</text:p>
          </table:table-cell>
          <table:table-cell table:formula="of:=RADIANS([.B78])" office:value-type="float" office:value="0.901034010510536" calcext:value-type="float">
            <text:p>0.901034010510536</text:p>
          </table:table-cell>
          <table:table-cell table:formula="of:=RADIANS([.C78])" office:value-type="float" office:value="0.122565415108744" calcext:value-type="float">
            <text:p>0.122565415108744</text:p>
          </table:table-cell>
          <table:table-cell table:formula="of:=RADIANS([.D78])" office:value-type="float" office:value="0.901974655710899" calcext:value-type="float">
            <text:p>0.901974655710899</text:p>
          </table:table-cell>
          <table:table-cell table:formula="of:=RADIANS([.E78])" office:value-type="float" office:value="0.120143142453071" calcext:value-type="float">
            <text:p>0.120143142453071</text:p>
          </table:table-cell>
          <table:table-cell table:formula="of:=([.R78]-[.P78])/2" office:value-type="float" office:value="0.000470322600181206" calcext:value-type="float">
            <text:p>0.000470322600181</text:p>
          </table:table-cell>
          <table:table-cell table:formula="of:=([.S78]-[.Q78])/2" office:value-type="float" office:value="-0.00121113632783642" calcext:value-type="float">
            <text:p>-0.001211136327836</text:p>
          </table:table-cell>
          <table:table-cell table:formula="of:=SIN([.T78])*SIN([.T78])+COS([.P78])*COS([.R78])*SIN([.U78])*SIN([.U78])" office:value-type="float" office:value="0.000000785844333817001" calcext:value-type="float">
            <text:p>7.85844333817001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.679341" calcext:value-type="float">
            <text:p>51.679341</text:p>
          </table:table-cell>
          <table:table-cell office:value-type="float" office:value="6.883695" calcext:value-type="float">
            <text:p>6.883695</text:p>
          </table:table-cell>
          <table:table-cell office:value-type="float" office:value="51.647022" calcext:value-type="float">
            <text:p>51.647022</text:p>
          </table:table-cell>
          <table:table-cell office:value-type="float" office:value="6.680221" calcext:value-type="float">
            <text:p>6.68022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79]-[.C79]))*COS(RADIANS([.D79])))/(COS(RADIANS([.B79]))*SIN(RADIANS([.D79]))-SIN(RADIANS([.B79]))*COS(RADIANS([.D79]))*COS(RADIANS([.E79]-[.C79])))))" office:value-type="float" office:value="75.716705924064" calcext:value-type="float">
            <text:p>75.7</text:p>
          </table:table-cell>
          <table:table-cell table:formula="of:=6371000*2*ATAN(SQRT([.V79])/SQRT(1-[.V79]))" office:value-type="float" office:value="14486.8892155622" calcext:value-type="float">
            <text:p>14486.8892155622</text:p>
          </table:table-cell>
          <table:table-cell table:formula="of:=(37000-[.K77])/2" office:value-type="float" office:value="14428.3373025" calcext:value-type="float">
            <text:p>14428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026/3" office:value-type="float" office:value="0.342" calcext:value-type="float">
            <text:p>0.342</text:p>
          </table:table-cell>
          <table:table-cell table:formula="of:=1/([.J79]*[.L79])" office:value-type="float" office:value="2.30093105823752" calcext:value-type="float">
            <text:p>2.30093105823752</text:p>
          </table:table-cell>
          <table:table-cell table:formula="of:=1/[.M79]" office:value-type="float" office:value="2.92397660818713" calcext:value-type="float">
            <text:p>2.92</text:p>
          </table:table-cell>
          <table:table-cell table:formula="of:=RADIANS([.B79])" office:value-type="float" office:value="0.901974655710899" calcext:value-type="float">
            <text:p>0.901974655710899</text:p>
          </table:table-cell>
          <table:table-cell table:formula="of:=RADIANS([.C79])" office:value-type="float" office:value="0.120143142453071" calcext:value-type="float">
            <text:p>0.120143142453071</text:p>
          </table:table-cell>
          <table:table-cell table:formula="of:=RADIANS([.D79])" office:value-type="float" office:value="0.901410582749947" calcext:value-type="float">
            <text:p>0.901410582749947</text:p>
          </table:table-cell>
          <table:table-cell table:formula="of:=RADIANS([.E79])" office:value-type="float" office:value="0.116591851210868" calcext:value-type="float">
            <text:p>0.116591851210868</text:p>
          </table:table-cell>
          <table:table-cell table:formula="of:=([.R79]-[.P79])/2" office:value-type="float" office:value="-0.000282036480476033" calcext:value-type="float">
            <text:p>-0.000282036480476</text:p>
          </table:table-cell>
          <table:table-cell table:formula="of:=([.S79]-[.Q79])/2" office:value-type="float" office:value="-0.00177564562110148" calcext:value-type="float">
            <text:p>-0.001775645621101</text:p>
          </table:table-cell>
          <table:table-cell table:formula="of:=SIN([.T79])*SIN([.T79])+COS([.P79])*COS([.R79])*SIN([.U79])*SIN([.U79])" office:value-type="float" office:value="0.00000129263195944344" calcext:value-type="float">
            <text:p>1.29263195944344E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.126049" calcext:value-type="float">
            <text:p>53.126049</text:p>
          </table:table-cell>
          <table:table-cell office:value-type="float" office:value="7.310705" calcext:value-type="float">
            <text:p>7.310705</text:p>
          </table:table-cell>
          <table:table-cell office:value-type="float" office:value="53.331938" calcext:value-type="float">
            <text:p>53.331938</text:p>
          </table:table-cell>
          <table:table-cell office:value-type="float" office:value="8.053552" calcext:value-type="float">
            <text:p>8.053552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0]-[.C80]))*COS(RADIANS([.D80])))/(COS(RADIANS([.B80]))*SIN(RADIANS([.D80]))-SIN(RADIANS([.B80]))*COS(RADIANS([.D80]))*COS(RADIANS([.E80]-[.C80])))))" office:value-type="float" office:value="64.8585167992862" calcext:value-type="float">
            <text:p>64.9</text:p>
          </table:table-cell>
          <table:table-cell table:formula="of:=6371000*2*ATAN(SQRT([.V80])/SQRT(1-[.V80]))" office:value-type="float" office:value="54488.812931081" calcext:value-type="float">
            <text:p>54488.812931081</text:p>
          </table:table-cell>
          <table:table-cell office:value-type="float" office:value="57000" calcext:value-type="float">
            <text:p>5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4742" calcext:value-type="float">
            <text:p>1.474</text:p>
          </table:table-cell>
          <table:table-cell table:formula="of:=1/([.J80]*[.L80])" office:value-type="float" office:value="0.611746366643999" calcext:value-type="float">
            <text:p>0.611746366643999</text:p>
          </table:table-cell>
          <table:table-cell table:formula="of:=1/[.M80]" office:value-type="float" office:value="0.678334011667345" calcext:value-type="float">
            <text:p>0.68</text:p>
          </table:table-cell>
          <table:table-cell table:formula="of:=RADIANS([.B80])" office:value-type="float" office:value="0.927224473625841" calcext:value-type="float">
            <text:p>0.927224473625841</text:p>
          </table:table-cell>
          <table:table-cell table:formula="of:=RADIANS([.C80])" office:value-type="float" office:value="0.127595872892012" calcext:value-type="float">
            <text:p>0.127595872892012</text:p>
          </table:table-cell>
          <table:table-cell table:formula="of:=RADIANS([.D80])" office:value-type="float" office:value="0.93081791456948" calcext:value-type="float">
            <text:p>0.93081791456948</text:p>
          </table:table-cell>
          <table:table-cell table:formula="of:=RADIANS([.E80])" office:value-type="float" office:value="0.140560998880574" calcext:value-type="float">
            <text:p>0.140560998880574</text:p>
          </table:table-cell>
          <table:table-cell table:formula="of:=([.R80]-[.P80])/2" office:value-type="float" office:value="0.00179672047181928" calcext:value-type="float">
            <text:p>0.001796720471819</text:p>
          </table:table-cell>
          <table:table-cell table:formula="of:=([.S80]-[.Q80])/2" office:value-type="float" office:value="0.00648256299428116" calcext:value-type="float">
            <text:p>0.006482562994281</text:p>
          </table:table-cell>
          <table:table-cell table:formula="of:=SIN([.T80])*SIN([.T80])+COS([.P80])*COS([.R80])*SIN([.U80])*SIN([.U80])" office:value-type="float" office:value="0.0000182867633430453" calcext:value-type="float">
            <text:p>1.82867633430453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office:value-type="float" office:value="51.637698" calcext:value-type="float">
            <text:p>51.637698</text:p>
          </table:table-cell>
          <table:table-cell office:value-type="float" office:value="5.909689" calcext:value-type="float">
            <text:p>5.90968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1]-[.C81]))*COS(RADIANS([.D81])))/(COS(RADIANS([.B81]))*SIN(RADIANS([.D81]))-SIN(RADIANS([.B81]))*COS(RADIANS([.D81]))*COS(RADIANS([.E81]-[.C81])))))" office:value-type="float" office:value="-0.613845800637589" calcext:value-type="float">
            <text:p>-0.6</text:p>
          </table:table-cell>
          <table:table-cell table:formula="of:=6371000*2*ATAN(SQRT([.V81])/SQRT(1-[.V81]))" office:value-type="float" office:value="54399.6024595584" calcext:value-type="float">
            <text:p>54399.6024595584</text:p>
          </table:table-cell>
          <table:table-cell office:value-type="float" office:value="57900" calcext:value-type="float">
            <text:p>579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34" calcext:value-type="float">
            <text:p>1.340</text:p>
          </table:table-cell>
          <table:table-cell table:formula="of:=1/([.J81]*[.L81])" office:value-type="float" office:value="0.61274957584688" calcext:value-type="float">
            <text:p>0.61274957584688</text:p>
          </table:table-cell>
          <table:table-cell table:formula="of:=1/[.M81]" office:value-type="float" office:value="0.746268656716418" calcext:value-type="float">
            <text:p>0.75</text:p>
          </table:table-cell>
          <table:table-cell table:formula="of:=RADIANS([.B81])" office:value-type="float" office:value="0.892709715003027" calcext:value-type="float">
            <text:p>0.892709715003027</text:p>
          </table:table-cell>
          <table:table-cell table:formula="of:=RADIANS([.C81])" office:value-type="float" office:value="0.103290923874222" calcext:value-type="float">
            <text:p>0.103290923874222</text:p>
          </table:table-cell>
          <table:table-cell table:formula="of:=RADIANS([.D81])" office:value-type="float" office:value="0.901247848250491" calcext:value-type="float">
            <text:p>0.901247848250491</text:p>
          </table:table-cell>
          <table:table-cell table:formula="of:=RADIANS([.E81])" office:value-type="float" office:value="0.103143530818891" calcext:value-type="float">
            <text:p>0.103143530818891</text:p>
          </table:table-cell>
          <table:table-cell table:formula="of:=([.R81]-[.P81])/2" office:value-type="float" office:value="0.00426906662373189" calcext:value-type="float">
            <text:p>0.004269066623732</text:p>
          </table:table-cell>
          <table:table-cell table:formula="of:=([.S81]-[.Q81])/2" office:value-type="float" office:value="-0.000073696527665465" calcext:value-type="float">
            <text:p>-7.3696527665465E-05</text:p>
          </table:table-cell>
          <table:table-cell table:formula="of:=SIN([.T81])*SIN([.T81])+COS([.P81])*COS([.R81])*SIN([.U81])*SIN([.U81])" office:value-type="float" office:value="0.0000182269336154994" calcext:value-type="float">
            <text:p>1.82269336154994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.637698" calcext:value-type="float">
            <text:p>51.637698</text:p>
          </table:table-cell>
          <table:table-cell office:value-type="float" office:value="5.909689" calcext:value-type="float">
            <text:p>5.909689</text:p>
          </table:table-cell>
          <table:table-cell office:value-type="float" office:value="51.815647" calcext:value-type="float">
            <text:p>51.815647</text:p>
          </table:table-cell>
          <table:table-cell office:value-type="float" office:value="5.668981" calcext:value-type="float">
            <text:p>5.66898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2]-[.C82]))*COS(RADIANS([.D82])))/(COS(RADIANS([.B82]))*SIN(RADIANS([.D82]))-SIN(RADIANS([.B82]))*COS(RADIANS([.D82]))*COS(RADIANS([.E82]-[.C82])))))" office:value-type="float" office:value="-39.8641396114586" calcext:value-type="float">
            <text:p>-39.9</text:p>
          </table:table-cell>
          <table:table-cell table:formula="of:=6371000*2*ATAN(SQRT([.V82])/SQRT(1-[.V82]))" office:value-type="float" office:value="25814.4432092243" calcext:value-type="float">
            <text:p>25814.4432092243</text:p>
          </table:table-cell>
          <table:table-cell table:formula="of:=41700/2" office:value-type="float" office:value="20850" calcext:value-type="float">
            <text:p>208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97/2" office:value-type="float" office:value="0.485" calcext:value-type="float">
            <text:p>0.485</text:p>
          </table:table-cell>
          <table:table-cell table:formula="of:=1/([.J82]*[.L82])" office:value-type="float" office:value="1.29126679445181" calcext:value-type="float">
            <text:p>1.29126679445181</text:p>
          </table:table-cell>
          <table:table-cell table:formula="of:=1/[.M82]" office:value-type="float" office:value="2.06185567010309" calcext:value-type="float">
            <text:p>2.06</text:p>
          </table:table-cell>
          <table:table-cell table:formula="of:=RADIANS([.B82])" office:value-type="float" office:value="0.901247848250491" calcext:value-type="float">
            <text:p>0.901247848250491</text:p>
          </table:table-cell>
          <table:table-cell table:formula="of:=RADIANS([.C82])" office:value-type="float" office:value="0.103143530818891" calcext:value-type="float">
            <text:p>0.103143530818891</text:p>
          </table:table-cell>
          <table:table-cell table:formula="of:=RADIANS([.D82])" office:value-type="float" office:value="0.904353644201122" calcext:value-type="float">
            <text:p>0.904353644201122</text:p>
          </table:table-cell>
          <table:table-cell table:formula="of:=RADIANS([.E82])" office:value-type="float" office:value="0.0989423836830007" calcext:value-type="float">
            <text:p>0.098942383683001</text:p>
          </table:table-cell>
          <table:table-cell table:formula="of:=([.R82]-[.P82])/2" office:value-type="float" office:value="0.00155289797531566" calcext:value-type="float">
            <text:p>0.001552897975316</text:p>
          </table:table-cell>
          <table:table-cell table:formula="of:=([.S82]-[.Q82])/2" office:value-type="float" office:value="-0.00210057356794526" calcext:value-type="float">
            <text:p>-0.002100573567945</text:p>
          </table:table-cell>
          <table:table-cell table:formula="of:=SIN([.T82])*SIN([.T82])+COS([.P82])*COS([.R82])*SIN([.U82])*SIN([.U82])" office:value-type="float" office:value="0.00000410440047065968" calcext:value-type="float">
            <text:p>4.10440047065968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.815647" calcext:value-type="float">
            <text:p>51.815647</text:p>
          </table:table-cell>
          <table:table-cell office:value-type="float" office:value="5.668981" calcext:value-type="float">
            <text:p>5.668981</text:p>
          </table:table-cell>
          <table:table-cell office:value-type="float" office:value="51.926762" calcext:value-type="float">
            <text:p>51.926762</text:p>
          </table:table-cell>
          <table:table-cell office:value-type="float" office:value="5.663534" calcext:value-type="float">
            <text:p>5.66353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3]-[.C83]))*COS(RADIANS([.D83])))/(COS(RADIANS([.B83]))*SIN(RADIANS([.D83]))-SIN(RADIANS([.B83]))*COS(RADIANS([.D83]))*COS(RADIANS([.E83]-[.C83])))))" office:value-type="float" office:value="-1.73151573030699" calcext:value-type="float">
            <text:p>-1.7</text:p>
          </table:table-cell>
          <table:table-cell table:formula="of:=6371000*2*ATAN(SQRT([.V83])/SQRT(1-[.V83]))" office:value-type="float" office:value="12361.0824191963" calcext:value-type="float">
            <text:p>12361.0824191963</text:p>
          </table:table-cell>
          <table:table-cell table:formula="of:=41700/2" office:value-type="float" office:value="20850" calcext:value-type="float">
            <text:p>208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97/2" office:value-type="float" office:value="0.485" calcext:value-type="float">
            <text:p>0.485</text:p>
          </table:table-cell>
          <table:table-cell table:formula="of:=1/([.J83]*[.L83])" office:value-type="float" office:value="2.69663547276151" calcext:value-type="float">
            <text:p>2.69663547276151</text:p>
          </table:table-cell>
          <table:table-cell table:formula="of:=1/[.M83]" office:value-type="float" office:value="2.06185567010309" calcext:value-type="float">
            <text:p>2.06</text:p>
          </table:table-cell>
          <table:table-cell table:formula="of:=RADIANS([.B83])" office:value-type="float" office:value="0.904353644201122" calcext:value-type="float">
            <text:p>0.904353644201122</text:p>
          </table:table-cell>
          <table:table-cell table:formula="of:=RADIANS([.C83])" office:value-type="float" office:value="0.0989423836830007" calcext:value-type="float">
            <text:p>0.098942383683001</text:p>
          </table:table-cell>
          <table:table-cell table:formula="of:=RADIANS([.D83])" office:value-type="float" office:value="0.906292966799476" calcext:value-type="float">
            <text:p>0.906292966799476</text:p>
          </table:table-cell>
          <table:table-cell table:formula="of:=RADIANS([.E83])" office:value-type="float" office:value="0.0988473155986445" calcext:value-type="float">
            <text:p>0.098847315598645</text:p>
          </table:table-cell>
          <table:table-cell table:formula="of:=([.R83]-[.P83])/2" office:value-type="float" office:value="0.00096966129917675" calcext:value-type="float">
            <text:p>0.000969661299177</text:p>
          </table:table-cell>
          <table:table-cell table:formula="of:=([.S83]-[.Q83])/2" office:value-type="float" office:value="-0.0000475340421780546" calcext:value-type="float">
            <text:p>-4.75340421780546E-05</text:p>
          </table:table-cell>
          <table:table-cell table:formula="of:=SIN([.T83])*SIN([.T83])+COS([.P83])*COS([.R83])*SIN([.U83])*SIN([.U83])" office:value-type="float" office:value="0.000000941104102409576" calcext:value-type="float">
            <text:p>9.41104102409576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.637698" calcext:value-type="float">
            <text:p>51.637698</text:p>
          </table:table-cell>
          <table:table-cell office:value-type="float" office:value="5.909689" calcext:value-type="float">
            <text:p>5.909689</text:p>
          </table:table-cell>
          <table:table-cell office:value-type="float" office:value="51.638478" calcext:value-type="float">
            <text:p>51.638478</text:p>
          </table:table-cell>
          <table:table-cell office:value-type="float" office:value="5.912938" calcext:value-type="float">
            <text:p>5.912938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84]-[.C84]))*COS(RADIANS([.D84])))/(COS(RADIANS([.B84]))*SIN(RADIANS([.D84]))-SIN(RADIANS([.B84]))*COS(RADIANS([.D84]))*COS(RADIANS([.E84]-[.C84])))))" office:value-type="float" office:value="68.8510134953892" calcext:value-type="float">
            <text:p>68.9</text:p>
          </table:table-cell>
          <table:table-cell table:formula="of:=6371000*2*ATAN(SQRT([.V84])/SQRT(1-[.V84]))" office:value-type="float" office:value="240.405739237371" calcext:value-type="float">
            <text:p>240.405739237371</text:p>
          </table:table-cell>
          <table:table-cell office:value-type="float" office:value="244.3162162" calcext:value-type="float">
            <text:p>244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84]" office:value-type="float" office:value="0.00721217217712112" calcext:value-type="float">
            <text:p>0.007</text:p>
          </table:table-cell>
          <table:table-cell table:formula="of:=1/([.J84]*[.L84])" office:value-type="float" office:value="138.65448237249" calcext:value-type="float">
            <text:p>138.65448237249</text:p>
          </table:table-cell>
          <table:table-cell table:formula="of:=1/[.M84]" office:value-type="float" office:value="138.65448237249" calcext:value-type="float">
            <text:p>138.65</text:p>
          </table:table-cell>
          <table:table-cell table:formula="of:=RADIANS([.B84])" office:value-type="float" office:value="0.901247848250491" calcext:value-type="float">
            <text:p>0.901247848250491</text:p>
          </table:table-cell>
          <table:table-cell table:formula="of:=RADIANS([.C84])" office:value-type="float" office:value="0.103143530818891" calcext:value-type="float">
            <text:p>0.103143530818891</text:p>
          </table:table-cell>
          <table:table-cell table:formula="of:=RADIANS([.D84])" office:value-type="float" office:value="0.901261461818656" calcext:value-type="float">
            <text:p>0.901261461818656</text:p>
          </table:table-cell>
          <table:table-cell table:formula="of:=RADIANS([.E84])" office:value-type="float" office:value="0.103200236566288" calcext:value-type="float">
            <text:p>0.103200236566288</text:p>
          </table:table-cell>
          <table:table-cell table:formula="of:=([.R84]-[.P84])/2" office:value-type="float" office:value="0.00000680678408276902" calcext:value-type="float">
            <text:p>6.80678408276902E-06</text:p>
          </table:table-cell>
          <table:table-cell table:formula="of:=([.S84]-[.Q84])/2" office:value-type="float" office:value="0.0000283528736986435" calcext:value-type="float">
            <text:p>2.83528736986435E-05</text:p>
          </table:table-cell>
          <table:table-cell table:formula="of:=SIN([.T84])*SIN([.T84])+COS([.P84])*COS([.R84])*SIN([.U84])*SIN([.U84])" office:value-type="float" office:value="0.000000000355970871061713" calcext:value-type="float">
            <text:p>3.55970871061713E-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116143" calcext:value-type="float">
            <text:p>51.116143</text:p>
          </table:table-cell>
          <table:table-cell office:value-type="float" office:value="4.508428" calcext:value-type="float">
            <text:p>4.508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DEGREES(ATAN((SIN(RADIANS([.E85]-[.C85]))*COS(RADIANS([.D85])))/(COS(RADIANS([.B85]))*SIN(RADIANS([.D85]))-SIN(RADIANS([.B85]))*COS(RADIANS([.D85]))*COS(RADIANS([.E85]-[.C85])))))" office:value-type="float" office:value="-76.9204346554497" calcext:value-type="float">
            <text:p>-76.9</text:p>
          </table:table-cell>
          <table:table-cell table:formula="of:=6371000*2*ATAN(SQRT([.V85])/SQRT(1-[.V85]))" office:value-type="float" office:value="18794.5033131763" calcext:value-type="float">
            <text:p>18794.5033131763</text:p>
          </table:table-cell>
          <table:table-cell office:value-type="float" office:value="21100" calcext:value-type="float">
            <text:p>211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5" calcext:value-type="float">
            <text:p>0.650</text:p>
          </table:table-cell>
          <table:table-cell table:formula="of:=1/([.J85]*[.L85])" office:value-type="float" office:value="1.77356819586523" calcext:value-type="float">
            <text:p>1.77356819586523</text:p>
          </table:table-cell>
          <table:table-cell table:formula="of:=1/[.M85]" office:value-type="float" office:value="1.53846153846154" calcext:value-type="float">
            <text:p>1.54</text:p>
          </table:table-cell>
          <table:table-cell table:formula="of:=RADIANS([.B85])" office:value-type="float" office:value="0.892817715977141" calcext:value-type="float">
            <text:p>0.892817715977141</text:p>
          </table:table-cell>
          <table:table-cell table:formula="of:=RADIANS([.C85])" office:value-type="float" office:value="0.0741094376598974" calcext:value-type="float">
            <text:p>0.074109437659897</text:p>
          </table:table-cell>
          <table:table-cell table:formula="of:=RADIANS([.D85])" office:value-type="float" office:value="0.892144996270252" calcext:value-type="float">
            <text:p>0.892144996270252</text:p>
          </table:table-cell>
          <table:table-cell table:formula="of:=RADIANS([.E85])" office:value-type="float" office:value="0.0786869126891029" calcext:value-type="float">
            <text:p>0.078686912689103</text:p>
          </table:table-cell>
          <table:table-cell table:formula="of:=([.R85]-[.P85])/2" office:value-type="float" office:value="-0.000336359853444323" calcext:value-type="float">
            <text:p>-0.000336359853444</text:p>
          </table:table-cell>
          <table:table-cell table:formula="of:=([.S85]-[.Q85])/2" office:value-type="float" office:value="0.00228873751460276" calcext:value-type="float">
            <text:p>0.002288737514603</text:p>
          </table:table-cell>
          <table:table-cell table:formula="of:=SIN([.T85])*SIN([.T85])+COS([.P85])*COS([.R85])*SIN([.U85])*SIN([.U85])" office:value-type="float" office:value="0.00000217563576516879" calcext:value-type="float">
            <text:p>2.17563576516879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116143" calcext:value-type="float">
            <text:p>51.116143</text:p>
          </table:table-cell>
          <table:table-cell office:value-type="float" office:value="4.508428" calcext:value-type="float">
            <text:p>4.508428</text:p>
          </table:table-cell>
          <table:table-cell office:value-type="float" office:value="51.116792" calcext:value-type="float">
            <text:p>51.116792</text:p>
          </table:table-cell>
          <table:table-cell office:value-type="float" office:value="4.508993" calcext:value-type="float">
            <text:p>4.5089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DEGREES(ATAN((SIN(RADIANS([.E86]-[.C86]))*COS(RADIANS([.D86])))/(COS(RADIANS([.B86]))*SIN(RADIANS([.D86]))-SIN(RADIANS([.B86]))*COS(RADIANS([.D86]))*COS(RADIANS([.E86]-[.C86])))))" office:value-type="float" office:value="28.6559926833903" calcext:value-type="float">
            <text:p>28.7</text:p>
          </table:table-cell>
          <table:table-cell table:formula="of:=6371000*2*ATAN(SQRT([.V86])/SQRT(1-[.V86]))" office:value-type="float" office:value="82.2386844633931" calcext:value-type="float">
            <text:p>82.2386844633931</text:p>
          </table:table-cell>
          <table:table-cell office:value-type="float" office:value="82.23868446" calcext:value-type="float">
            <text:p>82.2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86]" office:value-type="float" office:value="0.00246716053390179" calcext:value-type="float">
            <text:p>0.002</text:p>
          </table:table-cell>
          <table:table-cell table:formula="of:=1/([.J86]*[.L86])" office:value-type="float" office:value="405.324252823755" calcext:value-type="float">
            <text:p>405.324252823755</text:p>
          </table:table-cell>
          <table:table-cell table:formula="of:=1/[.M86]" office:value-type="float" office:value="405.324252823755" calcext:value-type="float">
            <text:p>405.32</text:p>
          </table:table-cell>
          <table:table-cell table:formula="of:=RADIANS([.B86])" office:value-type="float" office:value="0.892144996270252" calcext:value-type="float">
            <text:p>0.892144996270252</text:p>
          </table:table-cell>
          <table:table-cell table:formula="of:=RADIANS([.C86])" office:value-type="float" office:value="0.0786869126891029" calcext:value-type="float">
            <text:p>0.078686912689103</text:p>
          </table:table-cell>
          <table:table-cell table:formula="of:=RADIANS([.D86])" office:value-type="float" office:value="0.892156323457097" calcext:value-type="float">
            <text:p>0.892156323457097</text:p>
          </table:table-cell>
          <table:table-cell table:formula="of:=RADIANS([.E86])" office:value-type="float" office:value="0.0786967737993767" calcext:value-type="float">
            <text:p>0.078696773799377</text:p>
          </table:table-cell>
          <table:table-cell table:formula="of:=([.R86]-[.P86])/2" office:value-type="float" office:value="0.00000566359342268896" calcext:value-type="float">
            <text:p>5.66359342268896E-06</text:p>
          </table:table-cell>
          <table:table-cell table:formula="of:=([.S86]-[.Q86])/2" office:value-type="float" office:value="0.00000493055513688806" calcext:value-type="float">
            <text:p>4.93055513688806E-06</text:p>
          </table:table-cell>
          <table:table-cell table:formula="of:=SIN([.T86])*SIN([.T86])+COS([.P86])*COS([.R86])*SIN([.U86])*SIN([.U86])" office:value-type="float" office:value="0.0000000000416559561476266" calcext:value-type="float">
            <text:p>4.16559561476266E-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195732" calcext:value-type="float">
            <text:p>51.195732</text:p>
          </table:table-cell>
          <table:table-cell office:value-type="float" office:value="4.628061" calcext:value-type="float">
            <text:p>4.6280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DEGREES(ATAN((SIN(RADIANS([.E87]-[.C87]))*COS(RADIANS([.D87])))/(COS(RADIANS([.B87]))*SIN(RADIANS([.D87]))-SIN(RADIANS([.B87]))*COS(RADIANS([.D87]))*COS(RADIANS([.E87]-[.C87])))))" office:value-type="float" office:value="80.1237511375173" calcext:value-type="float">
            <text:p>80.1</text:p>
          </table:table-cell>
          <table:table-cell table:formula="of:=6371000*2*ATAN(SQRT([.V87])/SQRT(1-[.V87]))" office:value-type="float" office:value="27011.8034474607" calcext:value-type="float">
            <text:p>27011.8034474607</text:p>
          </table:table-cell>
          <table:table-cell office:value-type="float" office:value="35000" calcext:value-type="float">
            <text:p>3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9" calcext:value-type="float">
            <text:p>1.090</text:p>
          </table:table-cell>
          <table:table-cell table:formula="of:=1/([.J87]*[.L87])" office:value-type="float" office:value="1.23402842754162" calcext:value-type="float">
            <text:p>1.23402842754162</text:p>
          </table:table-cell>
          <table:table-cell table:formula="of:=1/[.M87]" office:value-type="float" office:value="0.91743119266055" calcext:value-type="float">
            <text:p>0.92</text:p>
          </table:table-cell>
          <table:table-cell table:formula="of:=RADIANS([.B87])" office:value-type="float" office:value="0.892817715977141" calcext:value-type="float">
            <text:p>0.892817715977141</text:p>
          </table:table-cell>
          <table:table-cell table:formula="of:=RADIANS([.C87])" office:value-type="float" office:value="0.0741094376598974" calcext:value-type="float">
            <text:p>0.074109437659897</text:p>
          </table:table-cell>
          <table:table-cell table:formula="of:=RADIANS([.D87])" office:value-type="float" office:value="0.893534086368622" calcext:value-type="float">
            <text:p>0.893534086368622</text:p>
          </table:table-cell>
          <table:table-cell table:formula="of:=RADIANS([.E87])" office:value-type="float" office:value="0.0807749024331413" calcext:value-type="float">
            <text:p>0.080774902433141</text:p>
          </table:table-cell>
          <table:table-cell table:formula="of:=([.R87]-[.P87])/2" office:value-type="float" office:value="0.000358185195740546" calcext:value-type="float">
            <text:p>0.000358185195741</text:p>
          </table:table-cell>
          <table:table-cell table:formula="of:=([.S87]-[.Q87])/2" office:value-type="float" office:value="0.00333273238662195" calcext:value-type="float">
            <text:p>0.003332732386622</text:p>
          </table:table-cell>
          <table:table-cell table:formula="of:=SIN([.T87])*SIN([.T87])+COS([.P87])*COS([.R87])*SIN([.U87])*SIN([.U87])" office:value-type="float" office:value="0.00000449398180493072" calcext:value-type="float">
            <text:p>4.49398180493072E-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.531523" calcext:value-type="float">
            <text:p>52.531523</text:p>
          </table:table-cell>
          <table:table-cell office:value-type="float" office:value="6.188284" calcext:value-type="float">
            <text:p>6.188284</text:p>
          </table:table-cell>
          <table:table-cell office:value-type="float" office:value="52.739381" calcext:value-type="float">
            <text:p>52.739381</text:p>
          </table:table-cell>
          <table:table-cell office:value-type="float" office:value="6.476287" calcext:value-type="float">
            <text:p>6.47628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88]-[.C88]))*COS(RADIANS([.D88])))/(COS(RADIANS([.B88]))*SIN(RADIANS([.D88]))-SIN(RADIANS([.B88]))*COS(RADIANS([.D88]))*COS(RADIANS([.E88]-[.C88])))))" office:value-type="float" office:value="39.9455654632472" calcext:value-type="float">
            <text:p>39.9</text:p>
          </table:table-cell>
          <table:table-cell table:formula="of:=6371000*2*ATAN(SQRT([.V88])/SQRT(1-[.V88]))" office:value-type="float" office:value="30198.0344105092" calcext:value-type="float">
            <text:p>30198.0344105092</text:p>
          </table:table-cell>
          <table:table-cell table:formula="of:=64052/2" office:value-type="float" office:value="32026" calcext:value-type="float">
            <text:p>32026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302/2" office:value-type="float" office:value="0.651" calcext:value-type="float">
            <text:p>0.651</text:p>
          </table:table-cell>
          <table:table-cell table:formula="of:=1/([.J88]*[.L88])" office:value-type="float" office:value="1.10382460262821" calcext:value-type="float">
            <text:p>1.10382460262821</text:p>
          </table:table-cell>
          <table:table-cell table:formula="of:=1/[.M88]" office:value-type="float" office:value="1.53609831029186" calcext:value-type="float">
            <text:p>1.54</text:p>
          </table:table-cell>
          <table:table-cell table:formula="of:=RADIANS([.B88])" office:value-type="float" office:value="0.916848037437129" calcext:value-type="float">
            <text:p>0.916848037437129</text:p>
          </table:table-cell>
          <table:table-cell table:formula="of:=RADIANS([.C88])" office:value-type="float" office:value="0.108005930848485" calcext:value-type="float">
            <text:p>0.108005930848485</text:p>
          </table:table-cell>
          <table:table-cell table:formula="of:=RADIANS([.D88])" office:value-type="float" office:value="0.92047584391374" calcext:value-type="float">
            <text:p>0.92047584391374</text:p>
          </table:table-cell>
          <table:table-cell table:formula="of:=RADIANS([.E88])" office:value-type="float" office:value="0.113032531454106" calcext:value-type="float">
            <text:p>0.113032531454106</text:p>
          </table:table-cell>
          <table:table-cell table:formula="of:=([.R88]-[.P88])/2" office:value-type="float" office:value="0.00181390323830521" calcext:value-type="float">
            <text:p>0.001813903238305</text:p>
          </table:table-cell>
          <table:table-cell table:formula="of:=([.S88]-[.Q88])/2" office:value-type="float" office:value="0.00251330030281061" calcext:value-type="float">
            <text:p>0.002513300302811</text:p>
          </table:table-cell>
          <table:table-cell table:formula="of:=SIN([.T88])*SIN([.T88])+COS([.P88])*COS([.R88])*SIN([.U88])*SIN([.U88])" office:value-type="float" office:value="0.00000561670140742639" calcext:value-type="float">
            <text:p>5.61670140742639E-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739381" calcext:value-type="float">
            <text:p>52.739381</text:p>
          </table:table-cell>
          <table:table-cell office:value-type="float" office:value="6.476287" calcext:value-type="float">
            <text:p>6.476287</text:p>
          </table:table-cell>
          <table:table-cell office:value-type="float" office:value="53.00973" calcext:value-type="float">
            <text:p>53.009730</text:p>
          </table:table-cell>
          <table:table-cell office:value-type="float" office:value="6.522823" calcext:value-type="float">
            <text:p>6.522823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89]-[.C89]))*COS(RADIANS([.D89])))/(COS(RADIANS([.B89]))*SIN(RADIANS([.D89]))-SIN(RADIANS([.B89]))*COS(RADIANS([.D89]))*COS(RADIANS([.E89]-[.C89])))))" office:value-type="float" office:value="5.91280445835185" calcext:value-type="float">
            <text:p>5.9</text:p>
          </table:table-cell>
          <table:table-cell table:formula="of:=6371000*2*ATAN(SQRT([.V89])/SQRT(1-[.V89]))" office:value-type="float" office:value="30223.2377926002" calcext:value-type="float">
            <text:p>30223.2377926002</text:p>
          </table:table-cell>
          <table:table-cell table:formula="of:=64052/2" office:value-type="float" office:value="32026" calcext:value-type="float">
            <text:p>32026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302/2" office:value-type="float" office:value="0.651" calcext:value-type="float">
            <text:p>0.651</text:p>
          </table:table-cell>
          <table:table-cell table:formula="of:=1/([.J89]*[.L89])" office:value-type="float" office:value="1.10290411510757" calcext:value-type="float">
            <text:p>1.10290411510757</text:p>
          </table:table-cell>
          <table:table-cell table:formula="of:=1/[.M89]" office:value-type="float" office:value="1.53609831029186" calcext:value-type="float">
            <text:p>1.54</text:p>
          </table:table-cell>
          <table:table-cell table:formula="of:=RADIANS([.B89])" office:value-type="float" office:value="0.92047584391374" calcext:value-type="float">
            <text:p>0.92047584391374</text:p>
          </table:table-cell>
          <table:table-cell table:formula="of:=RADIANS([.C89])" office:value-type="float" office:value="0.113032531454106" calcext:value-type="float">
            <text:p>0.113032531454106</text:p>
          </table:table-cell>
          <table:table-cell table:formula="of:=RADIANS([.D89])" office:value-type="float" office:value="0.925194324093214" calcext:value-type="float">
            <text:p>0.925194324093214</text:p>
          </table:table-cell>
          <table:table-cell table:formula="of:=RADIANS([.E89])" office:value-type="float" office:value="0.113844737874814" calcext:value-type="float">
            <text:p>0.113844737874814</text:p>
          </table:table-cell>
          <table:table-cell table:formula="of:=([.R89]-[.P89])/2" office:value-type="float" office:value="0.00235924008973704" calcext:value-type="float">
            <text:p>0.002359240089737</text:p>
          </table:table-cell>
          <table:table-cell table:formula="of:=([.S89]-[.Q89])/2" office:value-type="float" office:value="0.000406103210354038" calcext:value-type="float">
            <text:p>0.000406103210354</text:p>
          </table:table-cell>
          <table:table-cell table:formula="of:=SIN([.T89])*SIN([.T89])+COS([.P89])*COS([.R89])*SIN([.U89])*SIN([.U89])" office:value-type="float" office:value="0.00000562608073836731" calcext:value-type="float">
            <text:p>5.62608073836731E-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.00973" calcext:value-type="float">
            <text:p>53.009730</text:p>
          </table:table-cell>
          <table:table-cell office:value-type="float" office:value="6.522823" calcext:value-type="float">
            <text:p>6.522823</text:p>
          </table:table-cell>
          <table:table-cell office:value-type="float" office:value="53.213643" calcext:value-type="float">
            <text:p>53.213643</text:p>
          </table:table-cell>
          <table:table-cell office:value-type="float" office:value="6.473062" calcext:value-type="float">
            <text:p>6.47306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0]-[.C90]))*COS(RADIANS([.D90])))/(COS(RADIANS([.B90]))*SIN(RADIANS([.D90]))-SIN(RADIANS([.B90]))*COS(RADIANS([.D90]))*COS(RADIANS([.E90]-[.C90])))))" office:value-type="float" office:value="-8.31358634964785" calcext:value-type="float">
            <text:p>-8.3</text:p>
          </table:table-cell>
          <table:table-cell table:formula="of:=6371000*2*ATAN(SQRT([.V90])/SQRT(1-[.V90]))" office:value-type="float" office:value="22916.0540251897" calcext:value-type="float">
            <text:p>22916.0540251897</text:p>
          </table:table-cell>
          <table:table-cell office:value-type="float" office:value="22710" calcext:value-type="float">
            <text:p>2271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" calcext:value-type="float">
            <text:p>0.400</text:p>
          </table:table-cell>
          <table:table-cell table:formula="of:=1/([.J90]*[.L90])" office:value-type="float" office:value="1.45458434059776" calcext:value-type="float">
            <text:p>1.45458434059776</text:p>
          </table:table-cell>
          <table:table-cell table:formula="of:=1/[.M90]" office:value-type="float" office:value="2.5" calcext:value-type="float">
            <text:p>2.50</text:p>
          </table:table-cell>
          <table:table-cell table:formula="of:=RADIANS([.B90])" office:value-type="float" office:value="0.925194324093214" calcext:value-type="float">
            <text:p>0.925194324093214</text:p>
          </table:table-cell>
          <table:table-cell table:formula="of:=RADIANS([.C90])" office:value-type="float" office:value="0.113844737874814" calcext:value-type="float">
            <text:p>0.113844737874814</text:p>
          </table:table-cell>
          <table:table-cell table:formula="of:=RADIANS([.D90])" office:value-type="float" office:value="0.928753277330833" calcext:value-type="float">
            <text:p>0.928753277330833</text:p>
          </table:table-cell>
          <table:table-cell table:formula="of:=RADIANS([.E90])" office:value-type="float" office:value="0.112976244585729" calcext:value-type="float">
            <text:p>0.112976244585729</text:p>
          </table:table-cell>
          <table:table-cell table:formula="of:=([.R90]-[.P90])/2" office:value-type="float" office:value="0.00177947661880962" calcext:value-type="float">
            <text:p>0.00177947661881</text:p>
          </table:table-cell>
          <table:table-cell table:formula="of:=([.S90]-[.Q90])/2" office:value-type="float" office:value="-0.000434246644542453" calcext:value-type="float">
            <text:p>-0.000434246644542</text:p>
          </table:table-cell>
          <table:table-cell table:formula="of:=SIN([.T90])*SIN([.T90])+COS([.P90])*COS([.R90])*SIN([.U90])*SIN([.U90])" office:value-type="float" office:value="0.00000323447653734328" calcext:value-type="float">
            <text:p>3.23447653734328E-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.213643" calcext:value-type="float">
            <text:p>53.213643</text:p>
          </table:table-cell>
          <table:table-cell office:value-type="float" office:value="6.473062" calcext:value-type="float">
            <text:p>6.473062</text:p>
          </table:table-cell>
          <table:table-cell office:value-type="float" office:value="53.214344" calcext:value-type="float">
            <text:p>53.214344</text:p>
          </table:table-cell>
          <table:table-cell office:value-type="float" office:value="6.026061" calcext:value-type="float">
            <text:p>6.02606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1]-[.C91]))*COS(RADIANS([.D91])))/(COS(RADIANS([.B91]))*SIN(RADIANS([.D91]))-SIN(RADIANS([.B91]))*COS(RADIANS([.D91]))*COS(RADIANS([.E91]-[.C91])))))" office:value-type="float" office:value="-89.6709562809927" calcext:value-type="float">
            <text:p>-89.7</text:p>
          </table:table-cell>
          <table:table-cell table:formula="of:=6371000*2*ATAN(SQRT([.V91])/SQRT(1-[.V91]))" office:value-type="float" office:value="29764.3471090728" calcext:value-type="float">
            <text:p>29764.3471090728</text:p>
          </table:table-cell>
          <table:table-cell office:value-type="float" office:value="32480" calcext:value-type="float">
            <text:p>3248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26" calcext:value-type="float">
            <text:p>0.726</text:p>
          </table:table-cell>
          <table:table-cell table:formula="of:=1/([.J91]*[.L91])" office:value-type="float" office:value="1.11990809713319" calcext:value-type="float">
            <text:p>1.11990809713319</text:p>
          </table:table-cell>
          <table:table-cell table:formula="of:=1/[.M91]" office:value-type="float" office:value="1.37741046831956" calcext:value-type="float">
            <text:p>1.38</text:p>
          </table:table-cell>
          <table:table-cell table:formula="of:=RADIANS([.B91])" office:value-type="float" office:value="0.928753277330833" calcext:value-type="float">
            <text:p>0.928753277330833</text:p>
          </table:table-cell>
          <table:table-cell table:formula="of:=RADIANS([.C91])" office:value-type="float" office:value="0.112976244585729" calcext:value-type="float">
            <text:p>0.112976244585729</text:p>
          </table:table-cell>
          <table:table-cell table:formula="of:=RADIANS([.D91])" office:value-type="float" office:value="0.928765512088889" calcext:value-type="float">
            <text:p>0.928765512088889</text:p>
          </table:table-cell>
          <table:table-cell table:formula="of:=RADIANS([.E91])" office:value-type="float" office:value="0.105174605376022" calcext:value-type="float">
            <text:p>0.105174605376022</text:p>
          </table:table-cell>
          <table:table-cell table:formula="of:=([.R91]-[.P91])/2" office:value-type="float" office:value="0.0000061173790282254" calcext:value-type="float">
            <text:p>6.1173790282254E-06</text:p>
          </table:table-cell>
          <table:table-cell table:formula="of:=([.S91]-[.Q91])/2" office:value-type="float" office:value="-0.00390081960485358" calcext:value-type="float">
            <text:p>-0.003900819604854</text:p>
          </table:table-cell>
          <table:table-cell table:formula="of:=SIN([.T91])*SIN([.T91])+COS([.P91])*COS([.R91])*SIN([.U91])*SIN([.U91])" office:value-type="float" office:value="0.00000545653229283225" calcext:value-type="float">
            <text:p>5.45653229283225E-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.214344" calcext:value-type="float">
            <text:p>53.214344</text:p>
          </table:table-cell>
          <table:table-cell office:value-type="float" office:value="6.026061" calcext:value-type="float">
            <text:p>6.026061</text:p>
          </table:table-cell>
          <table:table-cell office:value-type="float" office:value="53.189295" calcext:value-type="float">
            <text:p>53.189295</text:p>
          </table:table-cell>
          <table:table-cell office:value-type="float" office:value="5.875809" calcext:value-type="float">
            <text:p>5.875809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2]-[.C92]))*COS(RADIANS([.D92])))/(COS(RADIANS([.B92]))*SIN(RADIANS([.D92]))-SIN(RADIANS([.B92]))*COS(RADIANS([.D92]))*COS(RADIANS([.E92]-[.C92])))))" office:value-type="float" office:value="74.5072097210139" calcext:value-type="float">
            <text:p>74.5</text:p>
          </table:table-cell>
          <table:table-cell table:formula="of:=6371000*2*ATAN(SQRT([.V92])/SQRT(1-[.V92]))" office:value-type="float" office:value="10387.9927262366" calcext:value-type="float">
            <text:p>10387.9927262366</text:p>
          </table:table-cell>
          <table:table-cell office:value-type="float" office:value="10847" calcext:value-type="float">
            <text:p>10847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59" calcext:value-type="float">
            <text:p>0.259</text:p>
          </table:table-cell>
          <table:table-cell table:formula="of:=1/([.J92]*[.L92])" office:value-type="float" office:value="3.20883294894348" calcext:value-type="float">
            <text:p>3.20883294894348</text:p>
          </table:table-cell>
          <table:table-cell table:formula="of:=1/[.M92]" office:value-type="float" office:value="3.86100386100386" calcext:value-type="float">
            <text:p>3.86</text:p>
          </table:table-cell>
          <table:table-cell table:formula="of:=RADIANS([.B92])" office:value-type="float" office:value="0.928765512088889" calcext:value-type="float">
            <text:p>0.928765512088889</text:p>
          </table:table-cell>
          <table:table-cell table:formula="of:=RADIANS([.C92])" office:value-type="float" office:value="0.105174605376022" calcext:value-type="float">
            <text:p>0.105174605376022</text:p>
          </table:table-cell>
          <table:table-cell table:formula="of:=RADIANS([.D92])" office:value-type="float" office:value="0.928328324564557" calcext:value-type="float">
            <text:p>0.928328324564557</text:p>
          </table:table-cell>
          <table:table-cell table:formula="of:=RADIANS([.E92])" office:value-type="float" office:value="0.102552213268316" calcext:value-type="float">
            <text:p>0.102552213268316</text:p>
          </table:table-cell>
          <table:table-cell table:formula="of:=([.R92]-[.P92])/2" office:value-type="float" office:value="-0.000218593762165986" calcext:value-type="float">
            <text:p>-0.000218593762166</text:p>
          </table:table-cell>
          <table:table-cell table:formula="of:=([.S92]-[.Q92])/2" office:value-type="float" office:value="-0.00131119605385326" calcext:value-type="float">
            <text:p>-0.001311196053853</text:p>
          </table:table-cell>
          <table:table-cell table:formula="of:=SIN([.T92])*SIN([.T92])+COS([.P92])*COS([.R92])*SIN([.U92])*SIN([.U92])" office:value-type="float" office:value="0.000000664642297360252" calcext:value-type="float">
            <text:p>6.64642297360252E-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3.189295" calcext:value-type="float">
            <text:p>53.189295</text:p>
          </table:table-cell>
          <table:table-cell office:value-type="float" office:value="5.875809" calcext:value-type="float">
            <text:p>5.875809</text:p>
          </table:table-cell>
          <table:table-cell office:value-type="float" office:value="53.144888" calcext:value-type="float">
            <text:p>53.144888</text:p>
          </table:table-cell>
          <table:table-cell office:value-type="float" office:value="5.788708" calcext:value-type="float">
            <text:p>5.788708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3]-[.C93]))*COS(RADIANS([.D93])))/(COS(RADIANS([.B93]))*SIN(RADIANS([.D93]))-SIN(RADIANS([.B93]))*COS(RADIANS([.D93]))*COS(RADIANS([.E93]-[.C93])))))" office:value-type="float" office:value="49.6552094258605" calcext:value-type="float">
            <text:p>49.7</text:p>
          </table:table-cell>
          <table:table-cell table:formula="of:=6371000*2*ATAN(SQRT([.V93])/SQRT(1-[.V93]))" office:value-type="float" office:value="7621.88282342193" calcext:value-type="float">
            <text:p>7621.88282342193</text:p>
          </table:table-cell>
          <table:table-cell table:formula="of:=28485/2" office:value-type="float" office:value="14242.5" calcext:value-type="float">
            <text:p>14242.5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81/2" office:value-type="float" office:value="0.3405" calcext:value-type="float">
            <text:p>0.341</text:p>
          </table:table-cell>
          <table:table-cell table:formula="of:=1/([.J93]*[.L93])" office:value-type="float" office:value="4.37337257808537" calcext:value-type="float">
            <text:p>4.37337257808537</text:p>
          </table:table-cell>
          <table:table-cell table:formula="of:=1/[.M93]" office:value-type="float" office:value="2.93685756240822" calcext:value-type="float">
            <text:p>2.94</text:p>
          </table:table-cell>
          <table:table-cell table:formula="of:=RADIANS([.B93])" office:value-type="float" office:value="0.928328324564557" calcext:value-type="float">
            <text:p>0.928328324564557</text:p>
          </table:table-cell>
          <table:table-cell table:formula="of:=RADIANS([.C93])" office:value-type="float" office:value="0.102552213268316" calcext:value-type="float">
            <text:p>0.102552213268316</text:p>
          </table:table-cell>
          <table:table-cell table:formula="of:=RADIANS([.D93])" office:value-type="float" office:value="0.927553276203624" calcext:value-type="float">
            <text:p>0.927553276203624</text:p>
          </table:table-cell>
          <table:table-cell table:formula="of:=RADIANS([.E93])" office:value-type="float" office:value="0.101032014036536" calcext:value-type="float">
            <text:p>0.101032014036536</text:p>
          </table:table-cell>
          <table:table-cell table:formula="of:=([.R93]-[.P93])/2" office:value-type="float" office:value="-0.000387524180466559" calcext:value-type="float">
            <text:p>-0.000387524180467</text:p>
          </table:table-cell>
          <table:table-cell table:formula="of:=([.S93]-[.Q93])/2" office:value-type="float" office:value="-0.000760099615889791" calcext:value-type="float">
            <text:p>-0.00076009961589</text:p>
          </table:table-cell>
          <table:table-cell table:formula="of:=SIN([.T93])*SIN([.T93])+COS([.P93])*COS([.R93])*SIN([.U93])*SIN([.U93])" office:value-type="float" office:value="0.000000357807370390766" calcext:value-type="float">
            <text:p>3.57807370390766E-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3.144888" calcext:value-type="float">
            <text:p>53.144888</text:p>
          </table:table-cell>
          <table:table-cell office:value-type="float" office:value="5.788708" calcext:value-type="float">
            <text:p>5.788708</text:p>
          </table:table-cell>
          <table:table-cell office:value-type="float" office:value="52.97189" calcext:value-type="float">
            <text:p>52.971890</text:p>
          </table:table-cell>
          <table:table-cell office:value-type="float" office:value="5.870969" calcext:value-type="float">
            <text:p>5.870969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4]-[.C94]))*COS(RADIANS([.D94])))/(COS(RADIANS([.B94]))*SIN(RADIANS([.D94]))-SIN(RADIANS([.B94]))*COS(RADIANS([.D94]))*COS(RADIANS([.E94]-[.C94])))))" office:value-type="float" office:value="-15.9816244175026" calcext:value-type="float">
            <text:p>-16.0</text:p>
          </table:table-cell>
          <table:table-cell table:formula="of:=6371000*2*ATAN(SQRT([.V94])/SQRT(1-[.V94]))" office:value-type="float" office:value="20006.5921140433" calcext:value-type="float">
            <text:p>20006.5921140433</text:p>
          </table:table-cell>
          <table:table-cell table:formula="of:=28485/2" office:value-type="float" office:value="14242.5" calcext:value-type="float">
            <text:p>14242.5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81/2" office:value-type="float" office:value="0.3405" calcext:value-type="float">
            <text:p>0.341</text:p>
          </table:table-cell>
          <table:table-cell table:formula="of:=1/([.J94]*[.L94])" office:value-type="float" office:value="1.6661175048366" calcext:value-type="float">
            <text:p>1.6661175048366</text:p>
          </table:table-cell>
          <table:table-cell table:formula="of:=1/[.M94]" office:value-type="float" office:value="2.93685756240822" calcext:value-type="float">
            <text:p>2.94</text:p>
          </table:table-cell>
          <table:table-cell table:formula="of:=RADIANS([.B94])" office:value-type="float" office:value="0.927553276203624" calcext:value-type="float">
            <text:p>0.927553276203624</text:p>
          </table:table-cell>
          <table:table-cell table:formula="of:=RADIANS([.C94])" office:value-type="float" office:value="0.101032014036536" calcext:value-type="float">
            <text:p>0.101032014036536</text:p>
          </table:table-cell>
          <table:table-cell table:formula="of:=RADIANS([.D94])" office:value-type="float" office:value="0.924533891504259" calcext:value-type="float">
            <text:p>0.924533891504259</text:p>
          </table:table-cell>
          <table:table-cell table:formula="of:=RADIANS([.E94])" office:value-type="float" office:value="0.102467739332519" calcext:value-type="float">
            <text:p>0.102467739332519</text:p>
          </table:table-cell>
          <table:table-cell table:formula="of:=([.R94]-[.P94])/2" office:value-type="float" office:value="-0.00150969234968257" calcext:value-type="float">
            <text:p>-0.001509692349683</text:p>
          </table:table-cell>
          <table:table-cell table:formula="of:=([.S94]-[.Q94])/2" office:value-type="float" office:value="0.000717862647991521" calcext:value-type="float">
            <text:p>0.000717862647992</text:p>
          </table:table-cell>
          <table:table-cell table:formula="of:=SIN([.T94])*SIN([.T94])+COS([.P94])*COS([.R94])*SIN([.U94])*SIN([.U94])" office:value-type="float" office:value="0.00000246530511992865" calcext:value-type="float">
            <text:p>2.46530511992865E-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.97189" calcext:value-type="float">
            <text:p>52.971890</text:p>
          </table:table-cell>
          <table:table-cell office:value-type="float" office:value="5.870969" calcext:value-type="float">
            <text:p>5.870969</text:p>
          </table:table-cell>
          <table:table-cell office:value-type="float" office:value="52.617055" calcext:value-type="float">
            <text:p>52.617055</text:p>
          </table:table-cell>
          <table:table-cell office:value-type="float" office:value="5.808525" calcext:value-type="float">
            <text:p>5.808525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5]-[.C95]))*COS(RADIANS([.D95])))/(COS(RADIANS([.B95]))*SIN(RADIANS([.D95]))-SIN(RADIANS([.B95]))*COS(RADIANS([.D95]))*COS(RADIANS([.E95]-[.C95])))))" office:value-type="float" office:value="6.09892782207734" calcext:value-type="float">
            <text:p>6.1</text:p>
          </table:table-cell>
          <table:table-cell table:formula="of:=6371000*2*ATAN(SQRT([.V95])/SQRT(1-[.V95]))" office:value-type="float" office:value="39678.6042580713" calcext:value-type="float">
            <text:p>39678.6042580713</text:p>
          </table:table-cell>
          <table:table-cell office:value-type="float" office:value="43798" calcext:value-type="float">
            <text:p>43798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47" calcext:value-type="float">
            <text:p>1.047</text:p>
          </table:table-cell>
          <table:table-cell table:formula="of:=1/([.J95]*[.L95])" office:value-type="float" office:value="0.840083313327554" calcext:value-type="float">
            <text:p>0.840083313327554</text:p>
          </table:table-cell>
          <table:table-cell table:formula="of:=1/[.M95]" office:value-type="float" office:value="0.955109837631328" calcext:value-type="float">
            <text:p>0.96</text:p>
          </table:table-cell>
          <table:table-cell table:formula="of:=RADIANS([.B95])" office:value-type="float" office:value="0.924533891504259" calcext:value-type="float">
            <text:p>0.924533891504259</text:p>
          </table:table-cell>
          <table:table-cell table:formula="of:=RADIANS([.C95])" office:value-type="float" office:value="0.102467739332519" calcext:value-type="float">
            <text:p>0.102467739332519</text:p>
          </table:table-cell>
          <table:table-cell table:formula="of:=RADIANS([.D95])" office:value-type="float" office:value="0.918340852452945" calcext:value-type="float">
            <text:p>0.918340852452945</text:p>
          </table:table-cell>
          <table:table-cell table:formula="of:=RADIANS([.E95])" office:value-type="float" office:value="0.101377885934404" calcext:value-type="float">
            <text:p>0.101377885934404</text:p>
          </table:table-cell>
          <table:table-cell table:formula="of:=([.R95]-[.P95])/2" office:value-type="float" office:value="-0.00309651952565709" calcext:value-type="float">
            <text:p>-0.003096519525657</text:p>
          </table:table-cell>
          <table:table-cell table:formula="of:=([.S95]-[.Q95])/2" office:value-type="float" office:value="-0.000544926699057667" calcext:value-type="float">
            <text:p>-0.000544926699058</text:p>
          </table:table-cell>
          <table:table-cell table:formula="of:=SIN([.T95])*SIN([.T95])+COS([.P95])*COS([.R95])*SIN([.U95])*SIN([.U95])" office:value-type="float" office:value="0.00000969697260265604" calcext:value-type="float">
            <text:p>9.69697260265604E-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3.213643" calcext:value-type="float">
            <text:p>53.213643</text:p>
          </table:table-cell>
          <table:table-cell office:value-type="float" office:value="6.473062" calcext:value-type="float">
            <text:p>6.473062</text:p>
          </table:table-cell>
          <table:table-cell office:value-type="float" office:value="53.286117" calcext:value-type="float">
            <text:p>53.286117</text:p>
          </table:table-cell>
          <table:table-cell office:value-type="float" office:value="6.482699" calcext:value-type="float">
            <text:p>6.482699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6]-[.C96]))*COS(RADIANS([.D96])))/(COS(RADIANS([.B96]))*SIN(RADIANS([.D96]))-SIN(RADIANS([.B96]))*COS(RADIANS([.D96]))*COS(RADIANS([.E96]-[.C96])))))" office:value-type="float" office:value="4.54504060362039" calcext:value-type="float">
            <text:p>4.5</text:p>
          </table:table-cell>
          <table:table-cell table:formula="of:=6371000*2*ATAN(SQRT([.V96])/SQRT(1-[.V96]))" office:value-type="float" office:value="8084.20628580984" calcext:value-type="float">
            <text:p>8084.20628580984</text:p>
          </table:table-cell>
          <table:table-cell table:formula="of:=39930/2" office:value-type="float" office:value="19965" calcext:value-type="float">
            <text:p>1996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987/2" office:value-type="float" office:value="0.4935" calcext:value-type="float">
            <text:p>0.494</text:p>
          </table:table-cell>
          <table:table-cell table:formula="of:=1/([.J96]*[.L96])" office:value-type="float" office:value="4.12326605171409" calcext:value-type="float">
            <text:p>4.12326605171409</text:p>
          </table:table-cell>
          <table:table-cell table:formula="of:=1/[.M96]" office:value-type="float" office:value="2.02634245187437" calcext:value-type="float">
            <text:p>2.03</text:p>
          </table:table-cell>
          <table:table-cell table:formula="of:=RADIANS([.B96])" office:value-type="float" office:value="0.928753277330833" calcext:value-type="float">
            <text:p>0.928753277330833</text:p>
          </table:table-cell>
          <table:table-cell table:formula="of:=RADIANS([.C96])" office:value-type="float" office:value="0.112976244585729" calcext:value-type="float">
            <text:p>0.112976244585729</text:p>
          </table:table-cell>
          <table:table-cell table:formula="of:=RADIANS([.D96])" office:value-type="float" office:value="0.930018187252923" calcext:value-type="float">
            <text:p>0.930018187252923</text:p>
          </table:table-cell>
          <table:table-cell table:formula="of:=RADIANS([.E96])" office:value-type="float" office:value="0.113144441965744" calcext:value-type="float">
            <text:p>0.113144441965744</text:p>
          </table:table-cell>
          <table:table-cell table:formula="of:=([.R96]-[.P96])/2" office:value-type="float" office:value="0.000632454961045137" calcext:value-type="float">
            <text:p>0.000632454961045</text:p>
          </table:table-cell>
          <table:table-cell table:formula="of:=([.S96]-[.Q96])/2" office:value-type="float" office:value="0.0000840986900073545" calcext:value-type="float">
            <text:p>8.40986900073545E-05</text:p>
          </table:table-cell>
          <table:table-cell table:formula="of:=SIN([.T96])*SIN([.T96])+COS([.P96])*COS([.R96])*SIN([.U96])*SIN([.U96])" office:value-type="float" office:value="0.000000402531168620503" calcext:value-type="float">
            <text:p>4.02531168620503E-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3.286117" calcext:value-type="float">
            <text:p>53.286117</text:p>
          </table:table-cell>
          <table:table-cell office:value-type="float" office:value="6.482699" calcext:value-type="float">
            <text:p>6.482699</text:p>
          </table:table-cell>
          <table:table-cell office:value-type="float" office:value="53.42494" calcext:value-type="float">
            <text:p>53.424940</text:p>
          </table:table-cell>
          <table:table-cell office:value-type="float" office:value="6.874347" calcext:value-type="float">
            <text:p>6.87434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7]-[.C97]))*COS(RADIANS([.D97])))/(COS(RADIANS([.B97]))*SIN(RADIANS([.D97]))-SIN(RADIANS([.B97]))*COS(RADIANS([.D97]))*COS(RADIANS([.E97]-[.C97])))))" office:value-type="float" office:value="59.1375689408315" calcext:value-type="float">
            <text:p>59.1</text:p>
          </table:table-cell>
          <table:table-cell table:formula="of:=6371000*2*ATAN(SQRT([.V97])/SQRT(1-[.V97]))" office:value-type="float" office:value="30230.4157901174" calcext:value-type="float">
            <text:p>30230.4157901174</text:p>
          </table:table-cell>
          <table:table-cell table:formula="of:=39930/2" office:value-type="float" office:value="19965" calcext:value-type="float">
            <text:p>19965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987/2" office:value-type="float" office:value="0.4935" calcext:value-type="float">
            <text:p>0.494</text:p>
          </table:table-cell>
          <table:table-cell table:formula="of:=1/([.J97]*[.L97])" office:value-type="float" office:value="1.10264223835884" calcext:value-type="float">
            <text:p>1.10264223835884</text:p>
          </table:table-cell>
          <table:table-cell table:formula="of:=1/[.M97]" office:value-type="float" office:value="2.02634245187437" calcext:value-type="float">
            <text:p>2.03</text:p>
          </table:table-cell>
          <table:table-cell table:formula="of:=RADIANS([.B97])" office:value-type="float" office:value="0.930018187252923" calcext:value-type="float">
            <text:p>0.930018187252923</text:p>
          </table:table-cell>
          <table:table-cell table:formula="of:=RADIANS([.C97])" office:value-type="float" office:value="0.113144441965744" calcext:value-type="float">
            <text:p>0.113144441965744</text:p>
          </table:table-cell>
          <table:table-cell table:formula="of:=RADIANS([.D97])" office:value-type="float" office:value="0.932441105680419" calcext:value-type="float">
            <text:p>0.932441105680419</text:p>
          </table:table-cell>
          <table:table-cell table:formula="of:=RADIANS([.E97])" office:value-type="float" office:value="0.119979989074595" calcext:value-type="float">
            <text:p>0.119979989074595</text:p>
          </table:table-cell>
          <table:table-cell table:formula="of:=([.R97]-[.P97])/2" office:value-type="float" office:value="0.0012114592137481" calcext:value-type="float">
            <text:p>0.001211459213748</text:p>
          </table:table-cell>
          <table:table-cell table:formula="of:=([.S97]-[.Q97])/2" office:value-type="float" office:value="0.00341777355442537" calcext:value-type="float">
            <text:p>0.003417773554425</text:p>
          </table:table-cell>
          <table:table-cell table:formula="of:=SIN([.T97])*SIN([.T97])+COS([.P97])*COS([.R97])*SIN([.U97])*SIN([.U97])" office:value-type="float" office:value="0.0000056287534310585" calcext:value-type="float">
            <text:p>5.6287534310585E-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42494" calcext:value-type="float">
            <text:p>53.424940</text:p>
          </table:table-cell>
          <table:table-cell office:value-type="float" office:value="6.874347" calcext:value-type="float">
            <text:p>6.874347</text:p>
          </table:table-cell>
          <table:table-cell office:value-type="float" office:value="53.295302" calcext:value-type="float">
            <text:p>53.295302</text:p>
          </table:table-cell>
          <table:table-cell office:value-type="float" office:value="6.83845" calcext:value-type="float">
            <text:p>6.838450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8]-[.C98]))*COS(RADIANS([.D98])))/(COS(RADIANS([.B98]))*SIN(RADIANS([.D98]))-SIN(RADIANS([.B98]))*COS(RADIANS([.D98]))*COS(RADIANS([.E98]-[.C98])))))" office:value-type="float" office:value="9.39775802249276" calcext:value-type="float">
            <text:p>9.4</text:p>
          </table:table-cell>
          <table:table-cell table:formula="of:=6371000*2*ATAN(SQRT([.V98])/SQRT(1-[.V98]))" office:value-type="float" office:value="14610.5832408951" calcext:value-type="float">
            <text:p>14610.5832408951</text:p>
          </table:table-cell>
          <table:table-cell table:formula="of:=25600/2" office:value-type="float" office:value="12800" calcext:value-type="float">
            <text:p>12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37/2" office:value-type="float" office:value="0.2185" calcext:value-type="float">
            <text:p>0.219</text:p>
          </table:table-cell>
          <table:table-cell table:formula="of:=1/([.J98]*[.L98])" office:value-type="float" office:value="2.28145124556241" calcext:value-type="float">
            <text:p>2.28145124556241</text:p>
          </table:table-cell>
          <table:table-cell table:formula="of:=1/[.M98]" office:value-type="float" office:value="4.5766590389016" calcext:value-type="float">
            <text:p>4.58</text:p>
          </table:table-cell>
          <table:table-cell table:formula="of:=RADIANS([.B98])" office:value-type="float" office:value="0.932441105680419" calcext:value-type="float">
            <text:p>0.932441105680419</text:p>
          </table:table-cell>
          <table:table-cell table:formula="of:=RADIANS([.C98])" office:value-type="float" office:value="0.119979989074595" calcext:value-type="float">
            <text:p>0.119979989074595</text:p>
          </table:table-cell>
          <table:table-cell table:formula="of:=RADIANS([.D98])" office:value-type="float" office:value="0.930178495744719" calcext:value-type="float">
            <text:p>0.930178495744719</text:p>
          </table:table-cell>
          <table:table-cell table:formula="of:=RADIANS([.E98])" office:value-type="float" office:value="0.119353468233006" calcext:value-type="float">
            <text:p>0.119353468233006</text:p>
          </table:table-cell>
          <table:table-cell table:formula="of:=([.R98]-[.P98])/2" office:value-type="float" office:value="-0.00113130496785024" calcext:value-type="float">
            <text:p>-0.00113130496785</text:p>
          </table:table-cell>
          <table:table-cell table:formula="of:=([.S98]-[.Q98])/2" office:value-type="float" office:value="-0.000313260420794201" calcext:value-type="float">
            <text:p>-0.000313260420794</text:p>
          </table:table-cell>
          <table:table-cell table:formula="of:=SIN([.T98])*SIN([.T98])+COS([.P98])*COS([.R98])*SIN([.U98])*SIN([.U98])" office:value-type="float" office:value="0.00000131480005626735" calcext:value-type="float">
            <text:p>1.31480005626735E-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3.295302" calcext:value-type="float">
            <text:p>53.295302</text:p>
          </table:table-cell>
          <table:table-cell office:value-type="float" office:value="6.83845" calcext:value-type="float">
            <text:p>6.838450</text:p>
          </table:table-cell>
          <table:table-cell office:value-type="float" office:value="53.303259" calcext:value-type="float">
            <text:p>53.303259</text:p>
          </table:table-cell>
          <table:table-cell office:value-type="float" office:value="6.956729" calcext:value-type="float">
            <text:p>6.956729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99]-[.C99]))*COS(RADIANS([.D99])))/(COS(RADIANS([.B99]))*SIN(RADIANS([.D99]))-SIN(RADIANS([.B99]))*COS(RADIANS([.D99]))*COS(RADIANS([.E99]-[.C99])))))" office:value-type="float" office:value="83.5300900614641" calcext:value-type="float">
            <text:p>83.5</text:p>
          </table:table-cell>
          <table:table-cell table:formula="of:=6371000*2*ATAN(SQRT([.V99])/SQRT(1-[.V99]))" office:value-type="float" office:value="7909.75321074803" calcext:value-type="float">
            <text:p>7909.75321074803</text:p>
          </table:table-cell>
          <table:table-cell table:formula="of:=25600/2" office:value-type="float" office:value="12800" calcext:value-type="float">
            <text:p>12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37/2" office:value-type="float" office:value="0.2185" calcext:value-type="float">
            <text:p>0.219</text:p>
          </table:table-cell>
          <table:table-cell table:formula="of:=1/([.J99]*[.L99])" office:value-type="float" office:value="4.21420649231368" calcext:value-type="float">
            <text:p>4.21420649231368</text:p>
          </table:table-cell>
          <table:table-cell table:formula="of:=1/[.M99]" office:value-type="float" office:value="4.5766590389016" calcext:value-type="float">
            <text:p>4.58</text:p>
          </table:table-cell>
          <table:table-cell table:formula="of:=RADIANS([.B99])" office:value-type="float" office:value="0.930178495744719" calcext:value-type="float">
            <text:p>0.930178495744719</text:p>
          </table:table-cell>
          <table:table-cell table:formula="of:=RADIANS([.C99])" office:value-type="float" office:value="0.119353468233006" calcext:value-type="float">
            <text:p>0.119353468233006</text:p>
          </table:table-cell>
          <table:table-cell table:formula="of:=RADIANS([.D99])" office:value-type="float" office:value="0.9303173715933" calcext:value-type="float">
            <text:p>0.9303173715933</text:p>
          </table:table-cell>
          <table:table-cell table:formula="of:=RADIANS([.E99])" office:value-type="float" office:value="0.121417826218973" calcext:value-type="float">
            <text:p>0.121417826218973</text:p>
          </table:table-cell>
          <table:table-cell table:formula="of:=([.R99]-[.P99])/2" office:value-type="float" office:value="0.000069437924290594" calcext:value-type="float">
            <text:p>6.9437924290594E-05</text:p>
          </table:table-cell>
          <table:table-cell table:formula="of:=([.S99]-[.Q99])/2" office:value-type="float" office:value="0.00103217899298319" calcext:value-type="float">
            <text:p>0.001032178992983</text:p>
          </table:table-cell>
          <table:table-cell table:formula="of:=SIN([.T99])*SIN([.T99])+COS([.P99])*COS([.R99])*SIN([.U99])*SIN([.U99])" office:value-type="float" office:value="0.00000038534578205961" calcext:value-type="float">
            <text:p>3.8534578205961E-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3.303259" calcext:value-type="float">
            <text:p>53.303259</text:p>
          </table:table-cell>
          <table:table-cell office:value-type="float" office:value="6.956729" calcext:value-type="float">
            <text:p>6.956729</text:p>
          </table:table-cell>
          <table:table-cell office:value-type="float" office:value="53.295302" calcext:value-type="float">
            <text:p>53.295302</text:p>
          </table:table-cell>
          <table:table-cell office:value-type="float" office:value="6.83845" calcext:value-type="float">
            <text:p>6.838450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100]-[.C100]))*COS(RADIANS([.D100])))/(COS(RADIANS([.B100]))*SIN(RADIANS([.D100]))-SIN(RADIANS([.B100]))*COS(RADIANS([.D100]))*COS(RADIANS([.E100]-[.C100])))))" office:value-type="float" office:value="83.6249224074834" calcext:value-type="float">
            <text:p>83.6</text:p>
          </table:table-cell>
          <table:table-cell table:formula="of:=6371000*2*ATAN(SQRT([.V100])/SQRT(1-[.V100]))" office:value-type="float" office:value="7909.75321074803" calcext:value-type="float">
            <text:p>7909.75321074803</text:p>
          </table:table-cell>
          <table:table-cell table:formula="of:=29600/2" office:value-type="float" office:value="14800" calcext:value-type="float">
            <text:p>14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92/2" office:value-type="float" office:value="0.246" calcext:value-type="float">
            <text:p>0.246</text:p>
          </table:table-cell>
          <table:table-cell table:formula="of:=1/([.J100]*[.L100])" office:value-type="float" office:value="4.21420649231368" calcext:value-type="float">
            <text:p>4.21420649231368</text:p>
          </table:table-cell>
          <table:table-cell table:formula="of:=1/[.M100]" office:value-type="float" office:value="4.0650406504065" calcext:value-type="float">
            <text:p>4.07</text:p>
          </table:table-cell>
          <table:table-cell table:formula="of:=RADIANS([.B100])" office:value-type="float" office:value="0.9303173715933" calcext:value-type="float">
            <text:p>0.9303173715933</text:p>
          </table:table-cell>
          <table:table-cell table:formula="of:=RADIANS([.C100])" office:value-type="float" office:value="0.121417826218973" calcext:value-type="float">
            <text:p>0.121417826218973</text:p>
          </table:table-cell>
          <table:table-cell table:formula="of:=RADIANS([.D100])" office:value-type="float" office:value="0.930178495744719" calcext:value-type="float">
            <text:p>0.930178495744719</text:p>
          </table:table-cell>
          <table:table-cell table:formula="of:=RADIANS([.E100])" office:value-type="float" office:value="0.119353468233006" calcext:value-type="float">
            <text:p>0.119353468233006</text:p>
          </table:table-cell>
          <table:table-cell table:formula="of:=([.R100]-[.P100])/2" office:value-type="float" office:value="-0.000069437924290594" calcext:value-type="float">
            <text:p>-6.9437924290594E-05</text:p>
          </table:table-cell>
          <table:table-cell table:formula="of:=([.S100]-[.Q100])/2" office:value-type="float" office:value="-0.00103217899298319" calcext:value-type="float">
            <text:p>-0.001032178992983</text:p>
          </table:table-cell>
          <table:table-cell table:formula="of:=SIN([.T100])*SIN([.T100])+COS([.P100])*COS([.R100])*SIN([.U100])*SIN([.U100])" office:value-type="float" office:value="0.00000038534578205961" calcext:value-type="float">
            <text:p>3.8534578205961E-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3.295302" calcext:value-type="float">
            <text:p>53.295302</text:p>
          </table:table-cell>
          <table:table-cell office:value-type="float" office:value="6.83845" calcext:value-type="float">
            <text:p>6.838450</text:p>
          </table:table-cell>
          <table:table-cell office:value-type="float" office:value="53.123503" calcext:value-type="float">
            <text:p>53.123503</text:p>
          </table:table-cell>
          <table:table-cell office:value-type="float" office:value="6.949827" calcext:value-type="float">
            <text:p>6.94982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DEGREES(ATAN((SIN(RADIANS([.E101]-[.C101]))*COS(RADIANS([.D101])))/(COS(RADIANS([.B101]))*SIN(RADIANS([.D101]))-SIN(RADIANS([.B101]))*COS(RADIANS([.D101]))*COS(RADIANS([.E101]-[.C101])))))" office:value-type="float" office:value="-21.2638493082968" calcext:value-type="float">
            <text:p>-21.3</text:p>
          </table:table-cell>
          <table:table-cell table:formula="of:=6371000*2*ATAN(SQRT([.V101])/SQRT(1-[.V101]))" office:value-type="float" office:value="20492.5159958614" calcext:value-type="float">
            <text:p>20492.5159958614</text:p>
          </table:table-cell>
          <table:table-cell table:formula="of:=29600/2" office:value-type="float" office:value="14800" calcext:value-type="float">
            <text:p>14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92/2" office:value-type="float" office:value="0.246" calcext:value-type="float">
            <text:p>0.246</text:p>
          </table:table-cell>
          <table:table-cell table:formula="of:=1/([.J101]*[.L101])" office:value-type="float" office:value="1.62661009219489" calcext:value-type="float">
            <text:p>1.62661009219489</text:p>
          </table:table-cell>
          <table:table-cell table:formula="of:=1/[.M101]" office:value-type="float" office:value="4.0650406504065" calcext:value-type="float">
            <text:p>4.07</text:p>
          </table:table-cell>
          <table:table-cell table:formula="of:=RADIANS([.B101])" office:value-type="float" office:value="0.930178495744719" calcext:value-type="float">
            <text:p>0.930178495744719</text:p>
          </table:table-cell>
          <table:table-cell table:formula="of:=RADIANS([.C101])" office:value-type="float" office:value="0.119353468233006" calcext:value-type="float">
            <text:p>0.119353468233006</text:p>
          </table:table-cell>
          <table:table-cell table:formula="of:=RADIANS([.D101])" office:value-type="float" office:value="0.927180037543085" calcext:value-type="float">
            <text:p>0.927180037543085</text:p>
          </table:table-cell>
          <table:table-cell table:formula="of:=RADIANS([.E101])" office:value-type="float" office:value="0.121297363594" calcext:value-type="float">
            <text:p>0.121297363594</text:p>
          </table:table-cell>
          <table:table-cell table:formula="of:=([.R101]-[.P101])/2" office:value-type="float" office:value="-0.00149922910081685" calcext:value-type="float">
            <text:p>-0.001499229100817</text:p>
          </table:table-cell>
          <table:table-cell table:formula="of:=([.S101]-[.Q101])/2" office:value-type="float" office:value="0.000971947680496861" calcext:value-type="float">
            <text:p>0.000971947680497</text:p>
          </table:table-cell>
          <table:table-cell table:formula="of:=SIN([.T101])*SIN([.T101])+COS([.P101])*COS([.R101])*SIN([.U101])*SIN([.U101])" office:value-type="float" office:value="0.00000258651492986423" calcext:value-type="float">
            <text:p>2.58651492986423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2.617055" calcext:value-type="float">
            <text:p>52.617055</text:p>
          </table:table-cell>
          <table:table-cell office:value-type="float" office:value="5.808525" calcext:value-type="float">
            <text:p>5.808525</text:p>
          </table:table-cell>
          <table:table-cell office:value-type="float" office:value="52.531523" calcext:value-type="float">
            <text:p>52.531523</text:p>
          </table:table-cell>
          <table:table-cell office:value-type="float" office:value="6.188284" calcext:value-type="float">
            <text:p>6.188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DEGREES(ATAN((SIN(RADIANS([.E102]-[.C102]))*COS(RADIANS([.D102])))/(COS(RADIANS([.B102]))*SIN(RADIANS([.D102]))-SIN(RADIANS([.B102]))*COS(RADIANS([.D102]))*COS(RADIANS([.E102]-[.C102])))))" office:value-type="float" office:value="-69.8160336972329" calcext:value-type="float">
            <text:p>-69.8</text:p>
          </table:table-cell>
          <table:table-cell table:formula="of:=6371000*2*ATAN(SQRT([.V102])/SQRT(1-[.V102]))" office:value-type="float" office:value="27368.5013376673" calcext:value-type="float">
            <text:p>27368.5013376673</text:p>
          </table:table-cell>
          <table:table-cell office:value-type="float" office:value="31410" calcext:value-type="float">
            <text:p>3141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49" calcext:value-type="float">
            <text:p>0.749</text:p>
          </table:table-cell>
          <table:table-cell table:formula="of:=1/([.J102]*[.L102])" office:value-type="float" office:value="1.21794514511675" calcext:value-type="float">
            <text:p>1.21794514511675</text:p>
          </table:table-cell>
          <table:table-cell table:formula="of:=1/[.M102]" office:value-type="float" office:value="1.3351134846462" calcext:value-type="float">
            <text:p>1.34</text:p>
          </table:table-cell>
          <table:table-cell table:formula="of:=RADIANS([.B102])" office:value-type="float" office:value="0.918340852452945" calcext:value-type="float">
            <text:p>0.918340852452945</text:p>
          </table:table-cell>
          <table:table-cell table:formula="of:=RADIANS([.C102])" office:value-type="float" office:value="0.101377885934404" calcext:value-type="float">
            <text:p>0.101377885934404</text:p>
          </table:table-cell>
          <table:table-cell table:formula="of:=RADIANS([.D102])" office:value-type="float" office:value="0.916848037437129" calcext:value-type="float">
            <text:p>0.916848037437129</text:p>
          </table:table-cell>
          <table:table-cell table:formula="of:=RADIANS([.E102])" office:value-type="float" office:value="0.108005930848485" calcext:value-type="float">
            <text:p>0.108005930848485</text:p>
          </table:table-cell>
          <table:table-cell table:formula="of:=([.R102]-[.P102])/2" office:value-type="float" office:value="-0.000746407507907887" calcext:value-type="float">
            <text:p>-0.000746407507908</text:p>
          </table:table-cell>
          <table:table-cell table:formula="of:=([.S102]-[.Q102])/2" office:value-type="float" office:value="0.00331402245704058" calcext:value-type="float">
            <text:p>0.003314022457041</text:p>
          </table:table-cell>
          <table:table-cell table:formula="of:=SIN([.T102])*SIN([.T102])+COS([.P102])*COS([.R102])*SIN([.U102])*SIN([.U102])" office:value-type="float" office:value="0.00000461345367399048" calcext:value-type="float">
            <text:p>4.61345367399048E-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.331938" calcext:value-type="float">
            <text:p>53.331938</text:p>
          </table:table-cell>
          <table:table-cell office:value-type="float" office:value="8.053552" calcext:value-type="float">
            <text:p>8.053552</text:p>
          </table:table-cell>
          <table:table-cell office:value-type="float" office:value="53.429115" calcext:value-type="float">
            <text:p>53.429115</text:p>
          </table:table-cell>
          <table:table-cell office:value-type="float" office:value="8.475983" calcext:value-type="float">
            <text:p>8.47598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3]-[.C103]))*COS(RADIANS([.D103])))/(COS(RADIANS([.B103]))*SIN(RADIANS([.D103]))-SIN(RADIANS([.B103]))*COS(RADIANS([.D103]))*COS(RADIANS([.E103]-[.C103])))))" office:value-type="float" office:value="68.7411833466568" calcext:value-type="float">
            <text:p>68.7</text:p>
          </table:table-cell>
          <table:table-cell table:formula="of:=6371000*2*ATAN(SQRT([.V103])/SQRT(1-[.V103]))" office:value-type="float" office:value="30030.1581590474" calcext:value-type="float">
            <text:p>30030.1581590474</text:p>
          </table:table-cell>
          <table:table-cell office:value-type="float" office:value="32000" calcext:value-type="float">
            <text:p>3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164" calcext:value-type="float">
            <text:p>0.816</text:p>
          </table:table-cell>
          <table:table-cell table:formula="of:=1/([.J103]*[.L103])" office:value-type="float" office:value="1.10999526398734" calcext:value-type="float">
            <text:p>1.10999526398734</text:p>
          </table:table-cell>
          <table:table-cell table:formula="of:=1/[.M103]" office:value-type="float" office:value="1.22488975992161" calcext:value-type="float">
            <text:p>1.22</text:p>
          </table:table-cell>
          <table:table-cell table:formula="of:=RADIANS([.B103])" office:value-type="float" office:value="0.93081791456948" calcext:value-type="float">
            <text:p>0.93081791456948</text:p>
          </table:table-cell>
          <table:table-cell table:formula="of:=RADIANS([.C103])" office:value-type="float" office:value="0.140560998880574" calcext:value-type="float">
            <text:p>0.140560998880574</text:p>
          </table:table-cell>
          <table:table-cell table:formula="of:=RADIANS([.D103])" office:value-type="float" office:value="0.93251397317669" calcext:value-type="float">
            <text:p>0.93251397317669</text:p>
          </table:table-cell>
          <table:table-cell table:formula="of:=RADIANS([.E103])" office:value-type="float" office:value="0.147933810693067" calcext:value-type="float">
            <text:p>0.147933810693067</text:p>
          </table:table-cell>
          <table:table-cell table:formula="of:=([.R103]-[.P103])/2" office:value-type="float" office:value="0.00084802930360528" calcext:value-type="float">
            <text:p>0.000848029303605</text:p>
          </table:table-cell>
          <table:table-cell table:formula="of:=([.S103]-[.Q103])/2" office:value-type="float" office:value="0.00368640590624608" calcext:value-type="float">
            <text:p>0.003686405906246</text:p>
          </table:table-cell>
          <table:table-cell table:formula="of:=SIN([.T103])*SIN([.T103])+COS([.P103])*COS([.R103])*SIN([.U103])*SIN([.U103])" office:value-type="float" office:value="0.0000055544266169763" calcext:value-type="float">
            <text:p>5.5544266169763E-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3.429115" calcext:value-type="float">
            <text:p>53.429115</text:p>
          </table:table-cell>
          <table:table-cell office:value-type="float" office:value="8.475983" calcext:value-type="float">
            <text:p>8.475983</text:p>
          </table:table-cell>
          <table:table-cell office:value-type="float" office:value="53.032375" calcext:value-type="float">
            <text:p>53.032375</text:p>
          </table:table-cell>
          <table:table-cell office:value-type="float" office:value="8.563566" calcext:value-type="float">
            <text:p>8.56356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4]-[.C104]))*COS(RADIANS([.D104])))/(COS(RADIANS([.B104]))*SIN(RADIANS([.D104]))-SIN(RADIANS([.B104]))*COS(RADIANS([.D104]))*COS(RADIANS([.E104]-[.C104])))))" office:value-type="float" office:value="-7.56275167971452" calcext:value-type="float">
            <text:p>-7.6</text:p>
          </table:table-cell>
          <table:table-cell table:formula="of:=6371000*2*ATAN(SQRT([.V104])/SQRT(1-[.V104]))" office:value-type="float" office:value="44498.9690732038" calcext:value-type="float">
            <text:p>44498.9690732038</text:p>
          </table:table-cell>
          <table:table-cell office:value-type="float" office:value="55000" calcext:value-type="float">
            <text:p>5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4223" calcext:value-type="float">
            <text:p>1.422</text:p>
          </table:table-cell>
          <table:table-cell table:formula="of:=1/([.J104]*[.L104])" office:value-type="float" office:value="0.749081024292894" calcext:value-type="float">
            <text:p>0.749081024292894</text:p>
          </table:table-cell>
          <table:table-cell table:formula="of:=1/[.M104]" office:value-type="float" office:value="0.703086549954299" calcext:value-type="float">
            <text:p>0.70</text:p>
          </table:table-cell>
          <table:table-cell table:formula="of:=RADIANS([.B104])" office:value-type="float" office:value="0.93251397317669" calcext:value-type="float">
            <text:p>0.93251397317669</text:p>
          </table:table-cell>
          <table:table-cell table:formula="of:=RADIANS([.C104])" office:value-type="float" office:value="0.147933810693067" calcext:value-type="float">
            <text:p>0.147933810693067</text:p>
          </table:table-cell>
          <table:table-cell table:formula="of:=RADIANS([.D104])" office:value-type="float" office:value="0.925589553902328" calcext:value-type="float">
            <text:p>0.925589553902328</text:p>
          </table:table-cell>
          <table:table-cell table:formula="of:=RADIANS([.E104])" office:value-type="float" office:value="0.149462422411841" calcext:value-type="float">
            <text:p>0.149462422411841</text:p>
          </table:table-cell>
          <table:table-cell table:formula="of:=([.R104]-[.P104])/2" office:value-type="float" office:value="-0.00346220963718113" calcext:value-type="float">
            <text:p>-0.003462209637181</text:p>
          </table:table-cell>
          <table:table-cell table:formula="of:=([.S104]-[.Q104])/2" office:value-type="float" office:value="0.000764305859387096" calcext:value-type="float">
            <text:p>0.000764305859387</text:p>
          </table:table-cell>
          <table:table-cell table:formula="of:=SIN([.T104])*SIN([.T104])+COS([.P104])*COS([.R104])*SIN([.U104])*SIN([.U104])" office:value-type="float" office:value="0.0000121961549158117" calcext:value-type="float">
            <text:p>1.21961549158117E-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3.032375" calcext:value-type="float">
            <text:p>53.032375</text:p>
          </table:table-cell>
          <table:table-cell office:value-type="float" office:value="8.563566" calcext:value-type="float">
            <text:p>8.563566</text:p>
          </table:table-cell>
          <table:table-cell office:value-type="float" office:value="53.092278" calcext:value-type="float">
            <text:p>53.092278</text:p>
          </table:table-cell>
          <table:table-cell office:value-type="float" office:value="8.694766" calcext:value-type="float">
            <text:p>8.69476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5]-[.C105]))*COS(RADIANS([.D105])))/(COS(RADIANS([.B105]))*SIN(RADIANS([.D105]))-SIN(RADIANS([.B105]))*COS(RADIANS([.D105]))*COS(RADIANS([.E105]-[.C105])))))" office:value-type="float" office:value="52.7212771526171" calcext:value-type="float">
            <text:p>52.7</text:p>
          </table:table-cell>
          <table:table-cell table:formula="of:=6371000*2*ATAN(SQRT([.V105])/SQRT(1-[.V105]))" office:value-type="float" office:value="11010.4072799181" calcext:value-type="float">
            <text:p>11010.4072799181</text:p>
          </table:table-cell>
          <table:table-cell office:value-type="float" office:value="15000" calcext:value-type="float">
            <text:p>1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592" calcext:value-type="float">
            <text:p>0.359</text:p>
          </table:table-cell>
          <table:table-cell table:formula="of:=1/([.J105]*[.L105])" office:value-type="float" office:value="3.02743872101171" calcext:value-type="float">
            <text:p>3.02743872101171</text:p>
          </table:table-cell>
          <table:table-cell table:formula="of:=1/[.M105]" office:value-type="float" office:value="2.78396436525612" calcext:value-type="float">
            <text:p>2.78</text:p>
          </table:table-cell>
          <table:table-cell table:formula="of:=RADIANS([.B105])" office:value-type="float" office:value="0.925589553902328" calcext:value-type="float">
            <text:p>0.925589553902328</text:p>
          </table:table-cell>
          <table:table-cell table:formula="of:=RADIANS([.C105])" office:value-type="float" office:value="0.149462422411841" calcext:value-type="float">
            <text:p>0.149462422411841</text:p>
          </table:table-cell>
          <table:table-cell table:formula="of:=RADIANS([.D105])" office:value-type="float" office:value="0.92663505848415" calcext:value-type="float">
            <text:p>0.92663505848415</text:p>
          </table:table-cell>
          <table:table-cell table:formula="of:=RADIANS([.E105])" office:value-type="float" office:value="0.151752294390457" calcext:value-type="float">
            <text:p>0.151752294390457</text:p>
          </table:table-cell>
          <table:table-cell table:formula="of:=([.R105]-[.P105])/2" office:value-type="float" office:value="0.000522752290911033" calcext:value-type="float">
            <text:p>0.000522752290911</text:p>
          </table:table-cell>
          <table:table-cell table:formula="of:=([.S105]-[.Q105])/2" office:value-type="float" office:value="0.00114493598930829" calcext:value-type="float">
            <text:p>0.001144935989308</text:p>
          </table:table-cell>
          <table:table-cell table:formula="of:=SIN([.T105])*SIN([.T105])+COS([.P105])*COS([.R105])*SIN([.U105])*SIN([.U105])" office:value-type="float" office:value="0.000000746674738369666" calcext:value-type="float">
            <text:p>7.46674738369666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3.092278" calcext:value-type="float">
            <text:p>53.092278</text:p>
          </table:table-cell>
          <table:table-cell office:value-type="float" office:value="8.694766" calcext:value-type="float">
            <text:p>8.694766</text:p>
          </table:table-cell>
          <table:table-cell office:value-type="float" office:value="53.20327" calcext:value-type="float">
            <text:p>53.203270</text:p>
          </table:table-cell>
          <table:table-cell office:value-type="float" office:value="8.517728" calcext:value-type="float">
            <text:p>8.51772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6]-[.C106]))*COS(RADIANS([.D106])))/(COS(RADIANS([.B106]))*SIN(RADIANS([.D106]))-SIN(RADIANS([.B106]))*COS(RADIANS([.D106]))*COS(RADIANS([.E106]-[.C106])))))" office:value-type="float" office:value="-43.6596297476561" calcext:value-type="float">
            <text:p>-43.7</text:p>
          </table:table-cell>
          <table:table-cell table:formula="of:=6371000*2*ATAN(SQRT([.V106])/SQRT(1-[.V106]))" office:value-type="float" office:value="17079.6275368336" calcext:value-type="float">
            <text:p>17079.6275368336</text:p>
          </table:table-cell>
          <table:table-cell table:formula="of:=[.J106]" office:value-type="float" office:value="17079.6275368336" calcext:value-type="float">
            <text:p>17079.6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06]" office:value-type="float" office:value="0.512388826105007" calcext:value-type="float">
            <text:p>0.512</text:p>
          </table:table-cell>
          <table:table-cell table:formula="of:=1/([.J106]*[.L106])" office:value-type="float" office:value="1.95164287168718" calcext:value-type="float">
            <text:p>1.95164287168718</text:p>
          </table:table-cell>
          <table:table-cell table:formula="of:=1/[.M106]" office:value-type="float" office:value="1.95164287168718" calcext:value-type="float">
            <text:p>1.95</text:p>
          </table:table-cell>
          <table:table-cell table:formula="of:=RADIANS([.B106])" office:value-type="float" office:value="0.92663505848415" calcext:value-type="float">
            <text:p>0.92663505848415</text:p>
          </table:table-cell>
          <table:table-cell table:formula="of:=RADIANS([.C106])" office:value-type="float" office:value="0.151752294390457" calcext:value-type="float">
            <text:p>0.151752294390457</text:p>
          </table:table-cell>
          <table:table-cell table:formula="of:=RADIANS([.D106])" office:value-type="float" office:value="0.928572234327524" calcext:value-type="float">
            <text:p>0.928572234327524</text:p>
          </table:table-cell>
          <table:table-cell table:formula="of:=RADIANS([.E106])" office:value-type="float" office:value="0.148662398389312" calcext:value-type="float">
            <text:p>0.148662398389312</text:p>
          </table:table-cell>
          <table:table-cell table:formula="of:=([.R106]-[.P106])/2" office:value-type="float" office:value="0.000968587921686803" calcext:value-type="float">
            <text:p>0.000968587921687</text:p>
          </table:table-cell>
          <table:table-cell table:formula="of:=([.S106]-[.Q106])/2" office:value-type="float" office:value="-0.00154494800057287" calcext:value-type="float">
            <text:p>-0.001544948000573</text:p>
          </table:table-cell>
          <table:table-cell table:formula="of:=SIN([.T106])*SIN([.T106])+COS([.P106])*COS([.R106])*SIN([.U106])*SIN([.U106])" office:value-type="float" office:value="0.0000017967238370454" calcext:value-type="float">
            <text:p>1.7967238370454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3.429115" calcext:value-type="float">
            <text:p>53.429115</text:p>
          </table:table-cell>
          <table:table-cell office:value-type="float" office:value="8.475983" calcext:value-type="float">
            <text:p>8.475983</text:p>
          </table:table-cell>
          <table:table-cell office:value-type="float" office:value="53.20327" calcext:value-type="float">
            <text:p>53.203270</text:p>
          </table:table-cell>
          <table:table-cell office:value-type="float" office:value="8.517728" calcext:value-type="float">
            <text:p>8.51772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7]-[.C107]))*COS(RADIANS([.D107])))/(COS(RADIANS([.B107]))*SIN(RADIANS([.D107]))-SIN(RADIANS([.B107]))*COS(RADIANS([.D107]))*COS(RADIANS([.E107]-[.C107])))))" office:value-type="float" office:value="-6.31796645600563" calcext:value-type="float">
            <text:p>-6.3</text:p>
          </table:table-cell>
          <table:table-cell table:formula="of:=6371000*2*ATAN(SQRT([.V107])/SQRT(1-[.V107]))" office:value-type="float" office:value="25265.4553699205" calcext:value-type="float">
            <text:p>25265.4553699205</text:p>
          </table:table-cell>
          <table:table-cell table:formula="of:=[.J107]" office:value-type="float" office:value="25265.4553699205" calcext:value-type="float">
            <text:p>25265.5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07]" office:value-type="float" office:value="0.757963661097616" calcext:value-type="float">
            <text:p>0.758</text:p>
          </table:table-cell>
          <table:table-cell table:formula="of:=1/([.J107]*[.L107])" office:value-type="float" office:value="1.31932446280062" calcext:value-type="float">
            <text:p>1.31932446280062</text:p>
          </table:table-cell>
          <table:table-cell table:formula="of:=1/[.M107]" office:value-type="float" office:value="1.31932446280062" calcext:value-type="float">
            <text:p>1.32</text:p>
          </table:table-cell>
          <table:table-cell table:formula="of:=RADIANS([.B107])" office:value-type="float" office:value="0.93251397317669" calcext:value-type="float">
            <text:p>0.93251397317669</text:p>
          </table:table-cell>
          <table:table-cell table:formula="of:=RADIANS([.C107])" office:value-type="float" office:value="0.147933810693067" calcext:value-type="float">
            <text:p>0.147933810693067</text:p>
          </table:table-cell>
          <table:table-cell table:formula="of:=RADIANS([.D107])" office:value-type="float" office:value="0.928572234327524" calcext:value-type="float">
            <text:p>0.928572234327524</text:p>
          </table:table-cell>
          <table:table-cell table:formula="of:=RADIANS([.E107])" office:value-type="float" office:value="0.148662398389312" calcext:value-type="float">
            <text:p>0.148662398389312</text:p>
          </table:table-cell>
          <table:table-cell table:formula="of:=([.R107]-[.P107])/2" office:value-type="float" office:value="-0.0019708694245833" calcext:value-type="float">
            <text:p>-0.001970869424583</text:p>
          </table:table-cell>
          <table:table-cell table:formula="of:=([.S107]-[.Q107])/2" office:value-type="float" office:value="0.000364293848122518" calcext:value-type="float">
            <text:p>0.000364293848123</text:p>
          </table:table-cell>
          <table:table-cell table:formula="of:=SIN([.T107])*SIN([.T107])+COS([.P107])*COS([.R107])*SIN([.U107])*SIN([.U107])" office:value-type="float" office:value="0.00000393168295366945" calcext:value-type="float">
            <text:p>3.93168295366945E-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.20327" calcext:value-type="float">
            <text:p>53.203270</text:p>
          </table:table-cell>
          <table:table-cell office:value-type="float" office:value="8.517728" calcext:value-type="float">
            <text:p>8.517728</text:p>
          </table:table-cell>
          <table:table-cell office:value-type="float" office:value="53.203966" calcext:value-type="float">
            <text:p>53.203966</text:p>
          </table:table-cell>
          <table:table-cell office:value-type="float" office:value="8.5155" calcext:value-type="float">
            <text:p>8.515500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8]-[.C108]))*COS(RADIANS([.D108])))/(COS(RADIANS([.B108]))*SIN(RADIANS([.D108]))-SIN(RADIANS([.B108]))*COS(RADIANS([.D108]))*COS(RADIANS([.E108]-[.C108])))))" office:value-type="float" office:value="-62.4553106764304" calcext:value-type="float">
            <text:p>-62.5</text:p>
          </table:table-cell>
          <table:table-cell table:formula="of:=6371000*2*ATAN(SQRT([.V108])/SQRT(1-[.V108]))" office:value-type="float" office:value="167.359929419465" calcext:value-type="float">
            <text:p>167.359929419465</text:p>
          </table:table-cell>
          <table:table-cell table:formula="of:=[.J108]" office:value-type="float" office:value="167.359929419465" calcext:value-type="float">
            <text:p>167.4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08]" office:value-type="float" office:value="0.00502079788258396" calcext:value-type="float">
            <text:p>0.005</text:p>
          </table:table-cell>
          <table:table-cell table:formula="of:=1/([.J108]*[.L108])" office:value-type="float" office:value="199.171530777763" calcext:value-type="float">
            <text:p>199.171530777763</text:p>
          </table:table-cell>
          <table:table-cell table:formula="of:=1/[.M108]" office:value-type="float" office:value="199.171530777763" calcext:value-type="float">
            <text:p>199.17</text:p>
          </table:table-cell>
          <table:table-cell table:formula="of:=RADIANS([.B108])" office:value-type="float" office:value="0.928572234327524" calcext:value-type="float">
            <text:p>0.928572234327524</text:p>
          </table:table-cell>
          <table:table-cell table:formula="of:=RADIANS([.C108])" office:value-type="float" office:value="0.148662398389312" calcext:value-type="float">
            <text:p>0.148662398389312</text:p>
          </table:table-cell>
          <table:table-cell table:formula="of:=RADIANS([.D108])" office:value-type="float" office:value="0.928584381819117" calcext:value-type="float">
            <text:p>0.928584381819117</text:p>
          </table:table-cell>
          <table:table-cell table:formula="of:=RADIANS([.E108])" office:value-type="float" office:value="0.148623512453577" calcext:value-type="float">
            <text:p>0.148623512453577</text:p>
          </table:table-cell>
          <table:table-cell table:formula="of:=([.R108]-[.P108])/2" office:value-type="float" office:value="0.00000607374579691955" calcext:value-type="float">
            <text:p>6.07374579691955E-06</text:p>
          </table:table-cell>
          <table:table-cell table:formula="of:=([.S108]-[.Q108])/2" office:value-type="float" office:value="-0.0000194429678672114" calcext:value-type="float">
            <text:p>-1.94429678672114E-05</text:p>
          </table:table-cell>
          <table:table-cell table:formula="of:=SIN([.T108])*SIN([.T108])+COS([.P108])*COS([.R108])*SIN([.U108])*SIN([.U108])" office:value-type="float" office:value="0.000000000172515359113904" calcext:value-type="float">
            <text:p>1.72515359113904E-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3.20327" calcext:value-type="float">
            <text:p>53.203270</text:p>
          </table:table-cell>
          <table:table-cell office:value-type="float" office:value="8.517728" calcext:value-type="float">
            <text:p>8.517728</text:p>
          </table:table-cell>
          <table:table-cell office:value-type="float" office:value="53.565787" calcext:value-type="float">
            <text:p>53.565787</text:p>
          </table:table-cell>
          <table:table-cell office:value-type="float" office:value="9.069206" calcext:value-type="float">
            <text:p>9.06920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09]-[.C109]))*COS(RADIANS([.D109])))/(COS(RADIANS([.B109]))*SIN(RADIANS([.D109]))-SIN(RADIANS([.B109]))*COS(RADIANS([.D109]))*COS(RADIANS([.E109]-[.C109])))))" office:value-type="float" office:value="41.9975069389954" calcext:value-type="float">
            <text:p>42.0</text:p>
          </table:table-cell>
          <table:table-cell table:formula="of:=6371000*2*ATAN(SQRT([.V109])/SQRT(1-[.V109]))" office:value-type="float" office:value="54429.5478190646" calcext:value-type="float">
            <text:p>54429.5478190646</text:p>
          </table:table-cell>
          <table:table-cell table:formula="of:=[.J109]" office:value-type="float" office:value="54429.5478190646" calcext:value-type="float">
            <text:p>54429.5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09]" office:value-type="float" office:value="1.63288643457194" calcext:value-type="float">
            <text:p>1.633</text:p>
          </table:table-cell>
          <table:table-cell table:formula="of:=1/([.J109]*[.L109])" office:value-type="float" office:value="0.612412461043042" calcext:value-type="float">
            <text:p>0.612412461043042</text:p>
          </table:table-cell>
          <table:table-cell table:formula="of:=1/[.M109]" office:value-type="float" office:value="0.612412461043042" calcext:value-type="float">
            <text:p>0.61</text:p>
          </table:table-cell>
          <table:table-cell table:formula="of:=RADIANS([.B109])" office:value-type="float" office:value="0.928572234327524" calcext:value-type="float">
            <text:p>0.928572234327524</text:p>
          </table:table-cell>
          <table:table-cell table:formula="of:=RADIANS([.C109])" office:value-type="float" office:value="0.148662398389312" calcext:value-type="float">
            <text:p>0.148662398389312</text:p>
          </table:table-cell>
          <table:table-cell table:formula="of:=RADIANS([.D109])" office:value-type="float" office:value="0.934899349571976" calcext:value-type="float">
            <text:p>0.934899349571976</text:p>
          </table:table-cell>
          <table:table-cell table:formula="of:=RADIANS([.E109])" office:value-type="float" office:value="0.158287505241625" calcext:value-type="float">
            <text:p>0.158287505241625</text:p>
          </table:table-cell>
          <table:table-cell table:formula="of:=([.R109]-[.P109])/2" office:value-type="float" office:value="0.00316355762222614" calcext:value-type="float">
            <text:p>0.003163557622226</text:p>
          </table:table-cell>
          <table:table-cell table:formula="of:=([.S109]-[.Q109])/2" office:value-type="float" office:value="0.00481255342615665" calcext:value-type="float">
            <text:p>0.004812553426157</text:p>
          </table:table-cell>
          <table:table-cell table:formula="of:=SIN([.T109])*SIN([.T109])+COS([.P109])*COS([.R109])*SIN([.U109])*SIN([.U109])" office:value-type="float" office:value="0.0000182470057837145" calcext:value-type="float">
            <text:p>1.82470057837145E-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3.565787" calcext:value-type="float">
            <text:p>53.565787</text:p>
          </table:table-cell>
          <table:table-cell office:value-type="float" office:value="9.069206" calcext:value-type="float">
            <text:p>9.069206</text:p>
          </table:table-cell>
          <table:table-cell office:value-type="float" office:value="53.566759" calcext:value-type="float">
            <text:p>53.566759</text:p>
          </table:table-cell>
          <table:table-cell office:value-type="float" office:value="9.068569" calcext:value-type="float">
            <text:p>9.068569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0]-[.C110]))*COS(RADIANS([.D110])))/(COS(RADIANS([.B110]))*SIN(RADIANS([.D110]))-SIN(RADIANS([.B110]))*COS(RADIANS([.D110]))*COS(RADIANS([.E110]-[.C110])))))" office:value-type="float" office:value="-21.2660986133034" calcext:value-type="float">
            <text:p>-21.3</text:p>
          </table:table-cell>
          <table:table-cell table:formula="of:=6371000*2*ATAN(SQRT([.V110])/SQRT(1-[.V110]))" office:value-type="float" office:value="115.979140803628" calcext:value-type="float">
            <text:p>115.979140803628</text:p>
          </table:table-cell>
          <table:table-cell table:formula="of:=[.J110]" office:value-type="float" office:value="115.979140803628" calcext:value-type="float">
            <text:p>116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10]" office:value-type="float" office:value="0.00347937422410883" calcext:value-type="float">
            <text:p>0.003</text:p>
          </table:table-cell>
          <table:table-cell table:formula="of:=1/([.J110]*[.L110])" office:value-type="float" office:value="287.408003735536" calcext:value-type="float">
            <text:p>287.408003735536</text:p>
          </table:table-cell>
          <table:table-cell table:formula="of:=1/[.M110]" office:value-type="float" office:value="287.408003735536" calcext:value-type="float">
            <text:p>287.41</text:p>
          </table:table-cell>
          <table:table-cell table:formula="of:=RADIANS([.B110])" office:value-type="float" office:value="0.934899349571976" calcext:value-type="float">
            <text:p>0.934899349571976</text:p>
          </table:table-cell>
          <table:table-cell table:formula="of:=RADIANS([.C110])" office:value-type="float" office:value="0.158287505241625" calcext:value-type="float">
            <text:p>0.158287505241625</text:p>
          </table:table-cell>
          <table:table-cell table:formula="of:=RADIANS([.D110])" office:value-type="float" office:value="0.934916314172305" calcext:value-type="float">
            <text:p>0.934916314172305</text:p>
          </table:table-cell>
          <table:table-cell table:formula="of:=RADIANS([.E110])" office:value-type="float" office:value="0.15827638749429" calcext:value-type="float">
            <text:p>0.15827638749429</text:p>
          </table:table-cell>
          <table:table-cell table:formula="of:=([.R110]-[.P110])/2" office:value-type="float" office:value="0.00000848230016464724" calcext:value-type="float">
            <text:p>8.48230016464724E-06</text:p>
          </table:table-cell>
          <table:table-cell table:formula="of:=([.S110]-[.Q110])/2" office:value-type="float" office:value="-0.00000555887366759933" calcext:value-type="float">
            <text:p>-5.55887366759933E-06</text:p>
          </table:table-cell>
          <table:table-cell table:formula="of:=SIN([.T110])*SIN([.T110])+COS([.P110])*COS([.R110])*SIN([.U110])*SIN([.U110])" office:value-type="float" office:value="0.0000000000828484852894872" calcext:value-type="float">
            <text:p>8.28484852894872E-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565787" calcext:value-type="float">
            <text:p>53.565787</text:p>
          </table:table-cell>
          <table:table-cell office:value-type="float" office:value="9.069206" calcext:value-type="float">
            <text:p>9.069206</text:p>
          </table:table-cell>
          <table:table-cell office:value-type="float" office:value="53.542688" calcext:value-type="float">
            <text:p>53.542688</text:p>
          </table:table-cell>
          <table:table-cell office:value-type="float" office:value="9.501341" calcext:value-type="float">
            <text:p>9.50134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1]-[.C111]))*COS(RADIANS([.D111])))/(COS(RADIANS([.B111]))*SIN(RADIANS([.D111]))-SIN(RADIANS([.B111]))*COS(RADIANS([.D111]))*COS(RADIANS([.E111]-[.C111])))))" office:value-type="float" office:value="-85.0322493606778" calcext:value-type="float">
            <text:p>-85.0</text:p>
          </table:table-cell>
          <table:table-cell table:formula="of:=6371000*2*ATAN(SQRT([.V111])/SQRT(1-[.V111]))" office:value-type="float" office:value="28660.6606630744" calcext:value-type="float">
            <text:p>28660.6606630744</text:p>
          </table:table-cell>
          <table:table-cell office:value-type="float" office:value="33000" calcext:value-type="float">
            <text:p>3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71" calcext:value-type="float">
            <text:p>0.771</text:p>
          </table:table-cell>
          <table:table-cell table:formula="of:=1/([.J111]*[.L111])" office:value-type="float" office:value="1.16303436704371" calcext:value-type="float">
            <text:p>1.16303436704371</text:p>
          </table:table-cell>
          <table:table-cell table:formula="of:=1/[.M111]" office:value-type="float" office:value="1.2970168612192" calcext:value-type="float">
            <text:p>1.30</text:p>
          </table:table-cell>
          <table:table-cell table:formula="of:=RADIANS([.B111])" office:value-type="float" office:value="0.934899349571976" calcext:value-type="float">
            <text:p>0.934899349571976</text:p>
          </table:table-cell>
          <table:table-cell table:formula="of:=RADIANS([.C111])" office:value-type="float" office:value="0.158287505241625" calcext:value-type="float">
            <text:p>0.158287505241625</text:p>
          </table:table-cell>
          <table:table-cell table:formula="of:=RADIANS([.D111])" office:value-type="float" office:value="0.934496195968058" calcext:value-type="float">
            <text:p>0.934496195968058</text:p>
          </table:table-cell>
          <table:table-cell table:formula="of:=RADIANS([.E111])" office:value-type="float" office:value="0.165829683804731" calcext:value-type="float">
            <text:p>0.165829683804731</text:p>
          </table:table-cell>
          <table:table-cell table:formula="of:=([.R111]-[.P111])/2" office:value-type="float" office:value="-0.000201576801959091" calcext:value-type="float">
            <text:p>-0.000201576801959</text:p>
          </table:table-cell>
          <table:table-cell table:formula="of:=([.S111]-[.Q111])/2" office:value-type="float" office:value="0.00377108928155286" calcext:value-type="float">
            <text:p>0.003771089281553</text:p>
          </table:table-cell>
          <table:table-cell table:formula="of:=SIN([.T111])*SIN([.T111])+COS([.P111])*COS([.R111])*SIN([.U111])*SIN([.U111])" office:value-type="float" office:value="0.00000505937022410772" calcext:value-type="float">
            <text:p>5.05937022410772E-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2.345478" calcext:value-type="float">
            <text:p>52.345478</text:p>
          </table:table-cell>
          <table:table-cell office:value-type="float" office:value="8.305666" calcext:value-type="float">
            <text:p>8.30566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2]-[.C112]))*COS(RADIANS([.D112])))/(COS(RADIANS([.B112]))*SIN(RADIANS([.D112]))-SIN(RADIANS([.B112]))*COS(RADIANS([.D112]))*COS(RADIANS([.E112]-[.C112])))))" office:value-type="float" office:value="-78.3342957583828" calcext:value-type="float">
            <text:p>-78.3</text:p>
          </table:table-cell>
          <table:table-cell table:formula="of:=6371000*2*ATAN(SQRT([.V112])/SQRT(1-[.V112]))" office:value-type="float" office:value="69096.8512322728" calcext:value-type="float">
            <text:p>69096.8512322728</text:p>
          </table:table-cell>
          <table:table-cell office:value-type="float" office:value="75000" calcext:value-type="float">
            <text:p>7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034" calcext:value-type="float">
            <text:p>2.034</text:p>
          </table:table-cell>
          <table:table-cell table:formula="of:=1/([.J112]*[.L112])" office:value-type="float" office:value="0.482414650434381" calcext:value-type="float">
            <text:p>0.482414650434381</text:p>
          </table:table-cell>
          <table:table-cell table:formula="of:=1/[.M112]" office:value-type="float" office:value="0.491642084562439" calcext:value-type="float">
            <text:p>0.49</text:p>
          </table:table-cell>
          <table:table-cell table:formula="of:=RADIANS([.B112])" office:value-type="float" office:value="0.915867110037631" calcext:value-type="float">
            <text:p>0.915867110037631</text:p>
          </table:table-cell>
          <table:table-cell table:formula="of:=RADIANS([.C112])" office:value-type="float" office:value="0.127574003916485" calcext:value-type="float">
            <text:p>0.127574003916485</text:p>
          </table:table-cell>
          <table:table-cell table:formula="of:=RADIANS([.D112])" office:value-type="float" office:value="0.913600939630256" calcext:value-type="float">
            <text:p>0.913600939630256</text:p>
          </table:table-cell>
          <table:table-cell table:formula="of:=RADIANS([.E112])" office:value-type="float" office:value="0.144961218270947" calcext:value-type="float">
            <text:p>0.144961218270947</text:p>
          </table:table-cell>
          <table:table-cell table:formula="of:=([.R112]-[.P112])/2" office:value-type="float" office:value="-0.00113308520368727" calcext:value-type="float">
            <text:p>-0.001133085203687</text:p>
          </table:table-cell>
          <table:table-cell table:formula="of:=([.S112]-[.Q112])/2" office:value-type="float" office:value="0.00869360717723139" calcext:value-type="float">
            <text:p>0.008693607177231</text:p>
          </table:table-cell>
          <table:table-cell table:formula="of:=SIN([.T112])*SIN([.T112])+COS([.P112])*COS([.R112])*SIN([.U112])*SIN([.U112])" office:value-type="float" office:value="0.0000294060746398233" calcext:value-type="float">
            <text:p>2.94060746398233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2.467055" calcext:value-type="float">
            <text:p>52.467055</text:p>
          </table:table-cell>
          <table:table-cell office:value-type="float" office:value="7.82671" calcext:value-type="float">
            <text:p>7.82671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3]-[.C113]))*COS(RADIANS([.D113])))/(COS(RADIANS([.B113]))*SIN(RADIANS([.D113]))-SIN(RADIANS([.B113]))*COS(RADIANS([.D113]))*COS(RADIANS([.E113]-[.C113])))))" office:value-type="float" office:value="-88.7025720294131" calcext:value-type="float">
            <text:p>-88.7</text:p>
          </table:table-cell>
          <table:table-cell table:formula="of:=6371000*2*ATAN(SQRT([.V113])/SQRT(1-[.V113]))" office:value-type="float" office:value="35048.7238809879" calcext:value-type="float">
            <text:p>35048.7238809879</text:p>
          </table:table-cell>
          <table:table-cell table:formula="of:=61000/2" office:value-type="float" office:value="30500" calcext:value-type="float">
            <text:p>30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5/2" office:value-type="float" office:value="0.825" calcext:value-type="float">
            <text:p>0.825</text:p>
          </table:table-cell>
          <table:table-cell table:formula="of:=1/([.J113]*[.L113])" office:value-type="float" office:value="0.951056975612597" calcext:value-type="float">
            <text:p>0.951056975612597</text:p>
          </table:table-cell>
          <table:table-cell table:formula="of:=1/[.M113]" office:value-type="float" office:value="1.21212121212121" calcext:value-type="float">
            <text:p>1.21</text:p>
          </table:table-cell>
          <table:table-cell table:formula="of:=RADIANS([.B113])" office:value-type="float" office:value="0.915867110037631" calcext:value-type="float">
            <text:p>0.915867110037631</text:p>
          </table:table-cell>
          <table:table-cell table:formula="of:=RADIANS([.C113])" office:value-type="float" office:value="0.127574003916485" calcext:value-type="float">
            <text:p>0.127574003916485</text:p>
          </table:table-cell>
          <table:table-cell table:formula="of:=RADIANS([.D113])" office:value-type="float" office:value="0.915722858574953" calcext:value-type="float">
            <text:p>0.915722858574953</text:p>
          </table:table-cell>
          <table:table-cell table:formula="of:=RADIANS([.E113])" office:value-type="float" office:value="0.136601859098765" calcext:value-type="float">
            <text:p>0.136601859098765</text:p>
          </table:table-cell>
          <table:table-cell table:formula="of:=([.R113]-[.P113])/2" office:value-type="float" office:value="-0.0000721257313386903" calcext:value-type="float">
            <text:p>-7.21257313386903E-05</text:p>
          </table:table-cell>
          <table:table-cell table:formula="of:=([.S113]-[.Q113])/2" office:value-type="float" office:value="0.00451392759114042" calcext:value-type="float">
            <text:p>0.00451392759114</text:p>
          </table:table-cell>
          <table:table-cell table:formula="of:=SIN([.T113])*SIN([.T113])+COS([.P113])*COS([.R113])*SIN([.U113])*SIN([.U113])" office:value-type="float" office:value="0.00000756603111869478" calcext:value-type="float">
            <text:p>7.56603111869478E-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2.467055" calcext:value-type="float">
            <text:p>52.467055</text:p>
          </table:table-cell>
          <table:table-cell office:value-type="float" office:value="7.82671" calcext:value-type="float">
            <text:p>7.826710</text:p>
          </table:table-cell>
          <table:table-cell office:value-type="float" office:value="52.277842" calcext:value-type="float">
            <text:p>52.277842</text:p>
          </table:table-cell>
          <table:table-cell office:value-type="float" office:value="7.890041" calcext:value-type="float">
            <text:p>7.89004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4]-[.C114]))*COS(RADIANS([.D114])))/(COS(RADIANS([.B114]))*SIN(RADIANS([.D114]))-SIN(RADIANS([.B114]))*COS(RADIANS([.D114]))*COS(RADIANS([.E114]-[.C114])))))" office:value-type="float" office:value="-11.5743359544595" calcext:value-type="float">
            <text:p>-11.6</text:p>
          </table:table-cell>
          <table:table-cell table:formula="of:=6371000*2*ATAN(SQRT([.V114])/SQRT(1-[.V114]))" office:value-type="float" office:value="21474.3144309324" calcext:value-type="float">
            <text:p>21474.3144309324</text:p>
          </table:table-cell>
          <table:table-cell table:formula="of:=61000/2" office:value-type="float" office:value="30500" calcext:value-type="float">
            <text:p>30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5/2" office:value-type="float" office:value="0.825" calcext:value-type="float">
            <text:p>0.825</text:p>
          </table:table-cell>
          <table:table-cell table:formula="of:=1/([.J114]*[.L114])" office:value-type="float" office:value="1.55224202572534" calcext:value-type="float">
            <text:p>1.55224202572534</text:p>
          </table:table-cell>
          <table:table-cell table:formula="of:=1/[.M114]" office:value-type="float" office:value="1.21212121212121" calcext:value-type="float">
            <text:p>1.21</text:p>
          </table:table-cell>
          <table:table-cell table:formula="of:=RADIANS([.B114])" office:value-type="float" office:value="0.915722858574953" calcext:value-type="float">
            <text:p>0.915722858574953</text:p>
          </table:table-cell>
          <table:table-cell table:formula="of:=RADIANS([.C114])" office:value-type="float" office:value="0.136601859098765" calcext:value-type="float">
            <text:p>0.136601859098765</text:p>
          </table:table-cell>
          <table:table-cell table:formula="of:=RADIANS([.D114])" office:value-type="float" office:value="0.912420468737377" calcext:value-type="float">
            <text:p>0.912420468737377</text:p>
          </table:table-cell>
          <table:table-cell table:formula="of:=RADIANS([.E114])" office:value-type="float" office:value="0.137707193567346" calcext:value-type="float">
            <text:p>0.137707193567346</text:p>
          </table:table-cell>
          <table:table-cell table:formula="of:=([.R114]-[.P114])/2" office:value-type="float" office:value="-0.00165119491878801" calcext:value-type="float">
            <text:p>-0.001651194918788</text:p>
          </table:table-cell>
          <table:table-cell table:formula="of:=([.S114]-[.Q114])/2" office:value-type="float" office:value="0.000552667234290261" calcext:value-type="float">
            <text:p>0.00055266723429</text:p>
          </table:table-cell>
          <table:table-cell table:formula="of:=SIN([.T114])*SIN([.T114])+COS([.P114])*COS([.R114])*SIN([.U114])*SIN([.U114])" office:value-type="float" office:value="0.00000284029208143088" calcext:value-type="float">
            <text:p>2.84029208143088E-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2.277842" calcext:value-type="float">
            <text:p>52.277842</text:p>
          </table:table-cell>
          <table:table-cell office:value-type="float" office:value="7.890041" calcext:value-type="float">
            <text:p>7.890041</text:p>
          </table:table-cell>
          <table:table-cell office:value-type="float" office:value="52.28479" calcext:value-type="float">
            <text:p>52.284790</text:p>
          </table:table-cell>
          <table:table-cell office:value-type="float" office:value="7.740156" calcext:value-type="float">
            <text:p>7.74015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5]-[.C115]))*COS(RADIANS([.D115])))/(COS(RADIANS([.B115]))*SIN(RADIANS([.D115]))-SIN(RADIANS([.B115]))*COS(RADIANS([.D115]))*COS(RADIANS([.E115]-[.C115])))))" office:value-type="float" office:value="-85.6076445978011" calcext:value-type="float">
            <text:p>-85.6</text:p>
          </table:table-cell>
          <table:table-cell table:formula="of:=6371000*2*ATAN(SQRT([.V115])/SQRT(1-[.V115]))" office:value-type="float" office:value="10225.5113835374" calcext:value-type="float">
            <text:p>10225.5113835374</text:p>
          </table:table-cell>
          <table:table-cell table:formula="of:=[.J115]" office:value-type="float" office:value="10225.5113835374" calcext:value-type="float">
            <text:p>10225.5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15]" office:value-type="float" office:value="0.306765341506123" calcext:value-type="float">
            <text:p>0.307</text:p>
          </table:table-cell>
          <table:table-cell table:formula="of:=1/([.J115]*[.L115])" office:value-type="float" office:value="3.25982066647526" calcext:value-type="float">
            <text:p>3.25982066647526</text:p>
          </table:table-cell>
          <table:table-cell table:formula="of:=1/[.M115]" office:value-type="float" office:value="3.25982066647526" calcext:value-type="float">
            <text:p>3.26</text:p>
          </table:table-cell>
          <table:table-cell table:formula="of:=RADIANS([.B115])" office:value-type="float" office:value="0.912420468737377" calcext:value-type="float">
            <text:p>0.912420468737377</text:p>
          </table:table-cell>
          <table:table-cell table:formula="of:=RADIANS([.C115])" office:value-type="float" office:value="0.137707193567346" calcext:value-type="float">
            <text:p>0.137707193567346</text:p>
          </table:table-cell>
          <table:table-cell table:formula="of:=RADIANS([.D115])" office:value-type="float" office:value="0.912541734213806" calcext:value-type="float">
            <text:p>0.912541734213806</text:p>
          </table:table-cell>
          <table:table-cell table:formula="of:=RADIANS([.E115])" office:value-type="float" office:value="0.135091206817994" calcext:value-type="float">
            <text:p>0.135091206817994</text:p>
          </table:table-cell>
          <table:table-cell table:formula="of:=([.R115]-[.P115])/2" office:value-type="float" office:value="0.0000606327382142724" calcext:value-type="float">
            <text:p>6.06327382142724E-05</text:p>
          </table:table-cell>
          <table:table-cell table:formula="of:=([.S115]-[.Q115])/2" office:value-type="float" office:value="-0.00130799337467585" calcext:value-type="float">
            <text:p>-0.001307993374676</text:p>
          </table:table-cell>
          <table:table-cell table:formula="of:=SIN([.T115])*SIN([.T115])+COS([.P115])*COS([.R115])*SIN([.U115])*SIN([.U115])" office:value-type="float" office:value="0.000000644013213917137" calcext:value-type="float">
            <text:p>6.44013213917137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2.277842" calcext:value-type="float">
            <text:p>52.277842</text:p>
          </table:table-cell>
          <table:table-cell office:value-type="float" office:value="7.890041" calcext:value-type="float">
            <text:p>7.890041</text:p>
          </table:table-cell>
          <table:table-cell office:value-type="float" office:value="52.265925" calcext:value-type="float">
            <text:p>52.265925</text:p>
          </table:table-cell>
          <table:table-cell office:value-type="float" office:value="8.103403" calcext:value-type="float">
            <text:p>8.10340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6]-[.C116]))*COS(RADIANS([.D116])))/(COS(RADIANS([.B116]))*SIN(RADIANS([.D116]))-SIN(RADIANS([.B116]))*COS(RADIANS([.D116]))*COS(RADIANS([.E116]-[.C116])))))" office:value-type="float" office:value="-84.8690804473757" calcext:value-type="float">
            <text:p>-84.9</text:p>
          </table:table-cell>
          <table:table-cell table:formula="of:=6371000*2*ATAN(SQRT([.V116])/SQRT(1-[.V116]))" office:value-type="float" office:value="14577.8943409602" calcext:value-type="float">
            <text:p>14577.8943409602</text:p>
          </table:table-cell>
          <table:table-cell office:value-type="float" office:value="19000" calcext:value-type="float">
            <text:p>1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95" calcext:value-type="float">
            <text:p>0.495</text:p>
          </table:table-cell>
          <table:table-cell table:formula="of:=1/([.J116]*[.L116])" office:value-type="float" office:value="2.28656708257757" calcext:value-type="float">
            <text:p>2.28656708257757</text:p>
          </table:table-cell>
          <table:table-cell table:formula="of:=1/[.M116]" office:value-type="float" office:value="2.02020202020202" calcext:value-type="float">
            <text:p>2.02</text:p>
          </table:table-cell>
          <table:table-cell table:formula="of:=RADIANS([.B116])" office:value-type="float" office:value="0.912420468737377" calcext:value-type="float">
            <text:p>0.912420468737377</text:p>
          </table:table-cell>
          <table:table-cell table:formula="of:=RADIANS([.C116])" office:value-type="float" office:value="0.137707193567346" calcext:value-type="float">
            <text:p>0.137707193567346</text:p>
          </table:table-cell>
          <table:table-cell table:formula="of:=RADIANS([.D116])" office:value-type="float" office:value="0.912212477850417" calcext:value-type="float">
            <text:p>0.912212477850417</text:p>
          </table:table-cell>
          <table:table-cell table:formula="of:=RADIANS([.E116])" office:value-type="float" office:value="0.141431062965986" calcext:value-type="float">
            <text:p>0.141431062965986</text:p>
          </table:table-cell>
          <table:table-cell table:formula="of:=([.R116]-[.P116])/2" office:value-type="float" office:value="-0.000103995443480054" calcext:value-type="float">
            <text:p>-0.00010399544348</text:p>
          </table:table-cell>
          <table:table-cell table:formula="of:=([.S116]-[.Q116])/2" office:value-type="float" office:value="0.00186193469932007" calcext:value-type="float">
            <text:p>0.00186193469932</text:p>
          </table:table-cell>
          <table:table-cell table:formula="of:=SIN([.T116])*SIN([.T116])+COS([.P116])*COS([.R116])*SIN([.U116])*SIN([.U116])" office:value-type="float" office:value="0.00000130892332044909" calcext:value-type="float">
            <text:p>1.30892332044909E-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2.277842" calcext:value-type="float">
            <text:p>52.277842</text:p>
          </table:table-cell>
          <table:table-cell office:value-type="float" office:value="7.890041" calcext:value-type="float">
            <text:p>7.890041</text:p>
          </table:table-cell>
          <table:table-cell office:value-type="float" office:value="52.467055" calcext:value-type="float">
            <text:p>52.467055</text:p>
          </table:table-cell>
          <table:table-cell office:value-type="float" office:value="7.82671" calcext:value-type="float">
            <text:p>7.82671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7]-[.C117]))*COS(RADIANS([.D117])))/(COS(RADIANS([.B117]))*SIN(RADIANS([.D117]))-SIN(RADIANS([.B117]))*COS(RADIANS([.D117]))*COS(RADIANS([.E117]-[.C117])))))" office:value-type="float" office:value="-11.5241779757074" calcext:value-type="float">
            <text:p>-11.5</text:p>
          </table:table-cell>
          <table:table-cell table:formula="of:=6371000*2*ATAN(SQRT([.V117])/SQRT(1-[.V117]))" office:value-type="float" office:value="21474.3144309324" calcext:value-type="float">
            <text:p>21474.3144309324</text:p>
          </table:table-cell>
          <table:table-cell table:formula="of:=62000/2" office:value-type="float" office:value="31000" calcext:value-type="float">
            <text:p>31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9/2" office:value-type="float" office:value="0.845" calcext:value-type="float">
            <text:p>0.845</text:p>
          </table:table-cell>
          <table:table-cell table:formula="of:=1/([.J117]*[.L117])" office:value-type="float" office:value="1.55224202572534" calcext:value-type="float">
            <text:p>1.55224202572534</text:p>
          </table:table-cell>
          <table:table-cell table:formula="of:=1/[.M117]" office:value-type="float" office:value="1.18343195266272" calcext:value-type="float">
            <text:p>1.18</text:p>
          </table:table-cell>
          <table:table-cell table:formula="of:=RADIANS([.B117])" office:value-type="float" office:value="0.912420468737377" calcext:value-type="float">
            <text:p>0.912420468737377</text:p>
          </table:table-cell>
          <table:table-cell table:formula="of:=RADIANS([.C117])" office:value-type="float" office:value="0.137707193567346" calcext:value-type="float">
            <text:p>0.137707193567346</text:p>
          </table:table-cell>
          <table:table-cell table:formula="of:=RADIANS([.D117])" office:value-type="float" office:value="0.915722858574953" calcext:value-type="float">
            <text:p>0.915722858574953</text:p>
          </table:table-cell>
          <table:table-cell table:formula="of:=RADIANS([.E117])" office:value-type="float" office:value="0.136601859098765" calcext:value-type="float">
            <text:p>0.136601859098765</text:p>
          </table:table-cell>
          <table:table-cell table:formula="of:=([.R117]-[.P117])/2" office:value-type="float" office:value="0.00165119491878801" calcext:value-type="float">
            <text:p>0.001651194918788</text:p>
          </table:table-cell>
          <table:table-cell table:formula="of:=([.S117]-[.Q117])/2" office:value-type="float" office:value="-0.000552667234290261" calcext:value-type="float">
            <text:p>-0.00055266723429</text:p>
          </table:table-cell>
          <table:table-cell table:formula="of:=SIN([.T117])*SIN([.T117])+COS([.P117])*COS([.R117])*SIN([.U117])*SIN([.U117])" office:value-type="float" office:value="0.00000284029208143088" calcext:value-type="float">
            <text:p>2.84029208143088E-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2.467055" calcext:value-type="float">
            <text:p>52.467055</text:p>
          </table:table-cell>
          <table:table-cell office:value-type="float" office:value="7.82671" calcext:value-type="float">
            <text:p>7.826710</text:p>
          </table:table-cell>
          <table:table-cell office:value-type="float" office:value="52.345478" calcext:value-type="float">
            <text:p>52.345478</text:p>
          </table:table-cell>
          <table:table-cell office:value-type="float" office:value="8.305666" calcext:value-type="float">
            <text:p>8.30566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8]-[.C118]))*COS(RADIANS([.D118])))/(COS(RADIANS([.B118]))*SIN(RADIANS([.D118]))-SIN(RADIANS([.B118]))*COS(RADIANS([.D118]))*COS(RADIANS([.E118]-[.C118])))))" office:value-type="float" office:value="-67.5983068753633" calcext:value-type="float">
            <text:p>-67.6</text:p>
          </table:table-cell>
          <table:table-cell table:formula="of:=6371000*2*ATAN(SQRT([.V118])/SQRT(1-[.V118]))" office:value-type="float" office:value="35190.3655601948" calcext:value-type="float">
            <text:p>35190.3655601948</text:p>
          </table:table-cell>
          <table:table-cell table:formula="of:=62000/2" office:value-type="float" office:value="31000" calcext:value-type="float">
            <text:p>31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69/2" office:value-type="float" office:value="0.845" calcext:value-type="float">
            <text:p>0.845</text:p>
          </table:table-cell>
          <table:table-cell table:formula="of:=1/([.J118]*[.L118])" office:value-type="float" office:value="0.947228958912493" calcext:value-type="float">
            <text:p>0.947228958912493</text:p>
          </table:table-cell>
          <table:table-cell table:formula="of:=1/[.M118]" office:value-type="float" office:value="1.18343195266272" calcext:value-type="float">
            <text:p>1.18</text:p>
          </table:table-cell>
          <table:table-cell table:formula="of:=RADIANS([.B118])" office:value-type="float" office:value="0.915722858574953" calcext:value-type="float">
            <text:p>0.915722858574953</text:p>
          </table:table-cell>
          <table:table-cell table:formula="of:=RADIANS([.C118])" office:value-type="float" office:value="0.136601859098765" calcext:value-type="float">
            <text:p>0.136601859098765</text:p>
          </table:table-cell>
          <table:table-cell table:formula="of:=RADIANS([.D118])" office:value-type="float" office:value="0.913600939630256" calcext:value-type="float">
            <text:p>0.913600939630256</text:p>
          </table:table-cell>
          <table:table-cell table:formula="of:=RADIANS([.E118])" office:value-type="float" office:value="0.144961218270947" calcext:value-type="float">
            <text:p>0.144961218270947</text:p>
          </table:table-cell>
          <table:table-cell table:formula="of:=([.R118]-[.P118])/2" office:value-type="float" office:value="-0.00106095947234858" calcext:value-type="float">
            <text:p>-0.001060959472349</text:p>
          </table:table-cell>
          <table:table-cell table:formula="of:=([.S118]-[.Q118])/2" office:value-type="float" office:value="0.00417967958609097" calcext:value-type="float">
            <text:p>0.004179679586091</text:p>
          </table:table-cell>
          <table:table-cell table:formula="of:=SIN([.T118])*SIN([.T118])+COS([.P118])*COS([.R118])*SIN([.U118])*SIN([.U118])" office:value-type="float" office:value="0.00000762730741939726" calcext:value-type="float">
            <text:p>7.62730741939726E-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2.345478" calcext:value-type="float">
            <text:p>52.345478</text:p>
          </table:table-cell>
          <table:table-cell office:value-type="float" office:value="8.305666" calcext:value-type="float">
            <text:p>8.305666</text:p>
          </table:table-cell>
          <table:table-cell office:value-type="float" office:value="52.526775" calcext:value-type="float">
            <text:p>52.526775</text:p>
          </table:table-cell>
          <table:table-cell office:value-type="float" office:value="8.477922" calcext:value-type="float">
            <text:p>8.47792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19]-[.C119]))*COS(RADIANS([.D119])))/(COS(RADIANS([.B119]))*SIN(RADIANS([.D119]))-SIN(RADIANS([.B119]))*COS(RADIANS([.D119]))*COS(RADIANS([.E119]-[.C119])))))" office:value-type="float" office:value="30.0130425446387" calcext:value-type="float">
            <text:p>30.0</text:p>
          </table:table-cell>
          <table:table-cell table:formula="of:=6371000*2*ATAN(SQRT([.V119])/SQRT(1-[.V119]))" office:value-type="float" office:value="23297.0516311385" calcext:value-type="float">
            <text:p>23297.0516311385</text:p>
          </table:table-cell>
          <table:table-cell office:value-type="float" office:value="31000" calcext:value-type="float">
            <text:p>3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77" calcext:value-type="float">
            <text:p>0.877</text:p>
          </table:table-cell>
          <table:table-cell table:formula="of:=1/([.J119]*[.L119])" office:value-type="float" office:value="1.4307962166672" calcext:value-type="float">
            <text:p>1.4307962166672</text:p>
          </table:table-cell>
          <table:table-cell table:formula="of:=1/[.M119]" office:value-type="float" office:value="1.14025085518814" calcext:value-type="float">
            <text:p>1.14</text:p>
          </table:table-cell>
          <table:table-cell table:formula="of:=RADIANS([.B119])" office:value-type="float" office:value="0.913600939630256" calcext:value-type="float">
            <text:p>0.913600939630256</text:p>
          </table:table-cell>
          <table:table-cell table:formula="of:=RADIANS([.C119])" office:value-type="float" office:value="0.144961218270947" calcext:value-type="float">
            <text:p>0.144961218270947</text:p>
          </table:table-cell>
          <table:table-cell table:formula="of:=RADIANS([.D119])" office:value-type="float" office:value="0.916765169204245" calcext:value-type="float">
            <text:p>0.916765169204245</text:p>
          </table:table-cell>
          <table:table-cell table:formula="of:=RADIANS([.E119])" office:value-type="float" office:value="0.147967652627263" calcext:value-type="float">
            <text:p>0.147967652627263</text:p>
          </table:table-cell>
          <table:table-cell table:formula="of:=([.R119]-[.P119])/2" office:value-type="float" office:value="0.0015821147869941" calcext:value-type="float">
            <text:p>0.001582114786994</text:p>
          </table:table-cell>
          <table:table-cell table:formula="of:=([.S119]-[.Q119])/2" office:value-type="float" office:value="0.00150321717815767" calcext:value-type="float">
            <text:p>0.001503217178158</text:p>
          </table:table-cell>
          <table:table-cell table:formula="of:=SIN([.T119])*SIN([.T119])+COS([.P119])*COS([.R119])*SIN([.U119])*SIN([.U119])" office:value-type="float" office:value="0.00000334292196567047" calcext:value-type="float">
            <text:p>3.34292196567047E-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2.526775" calcext:value-type="float">
            <text:p>52.526775</text:p>
          </table:table-cell>
          <table:table-cell office:value-type="float" office:value="8.477922" calcext:value-type="float">
            <text:p>8.477922</text:p>
          </table:table-cell>
          <table:table-cell office:value-type="float" office:value="52.56399" calcext:value-type="float">
            <text:p>52.563990</text:p>
          </table:table-cell>
          <table:table-cell office:value-type="float" office:value="8.895697" calcext:value-type="float">
            <text:p>8.89569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0]-[.C120]))*COS(RADIANS([.D120])))/(COS(RADIANS([.B120]))*SIN(RADIANS([.D120]))-SIN(RADIANS([.B120]))*COS(RADIANS([.D120]))*COS(RADIANS([.E120]-[.C120])))))" office:value-type="float" office:value="81.5008156731037" calcext:value-type="float">
            <text:p>81.5</text:p>
          </table:table-cell>
          <table:table-cell table:formula="of:=6371000*2*ATAN(SQRT([.V120])/SQRT(1-[.V120]))" office:value-type="float" office:value="28551.9076181313" calcext:value-type="float">
            <text:p>28551.9076181313</text:p>
          </table:table-cell>
          <table:table-cell office:value-type="float" office:value="31000" calcext:value-type="float">
            <text:p>3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77" calcext:value-type="float">
            <text:p>0.877</text:p>
          </table:table-cell>
          <table:table-cell table:formula="of:=1/([.J120]*[.L120])" office:value-type="float" office:value="1.16746431724112" calcext:value-type="float">
            <text:p>1.16746431724112</text:p>
          </table:table-cell>
          <table:table-cell table:formula="of:=1/[.M120]" office:value-type="float" office:value="1.14025085518814" calcext:value-type="float">
            <text:p>1.14</text:p>
          </table:table-cell>
          <table:table-cell table:formula="of:=RADIANS([.B120])" office:value-type="float" office:value="0.916765169204245" calcext:value-type="float">
            <text:p>0.916765169204245</text:p>
          </table:table-cell>
          <table:table-cell table:formula="of:=RADIANS([.C120])" office:value-type="float" office:value="0.147967652627263" calcext:value-type="float">
            <text:p>0.147967652627263</text:p>
          </table:table-cell>
          <table:table-cell table:formula="of:=RADIANS([.D120])" office:value-type="float" office:value="0.917414693485374" calcext:value-type="float">
            <text:p>0.917414693485374</text:p>
          </table:table-cell>
          <table:table-cell table:formula="of:=RADIANS([.E120])" office:value-type="float" office:value="0.155259201909782" calcext:value-type="float">
            <text:p>0.155259201909782</text:p>
          </table:table-cell>
          <table:table-cell table:formula="of:=([.R120]-[.P120])/2" office:value-type="float" office:value="0.00032476214056476" calcext:value-type="float">
            <text:p>0.000324762140565</text:p>
          </table:table-cell>
          <table:table-cell table:formula="of:=([.S120]-[.Q120])/2" office:value-type="float" office:value="0.00364577464125966" calcext:value-type="float">
            <text:p>0.00364577464126</text:p>
          </table:table-cell>
          <table:table-cell table:formula="of:=SIN([.T120])*SIN([.T120])+COS([.P120])*COS([.R120])*SIN([.U120])*SIN([.U120])" office:value-type="float" office:value="0.00000502104751448671" calcext:value-type="float">
            <text:p>5.02104751448671E-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1.969843" calcext:value-type="float">
            <text:p>51.969843</text:p>
          </table:table-cell>
          <table:table-cell office:value-type="float" office:value="7.545598" calcext:value-type="float">
            <text:p>7.54559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1]-[.C121]))*COS(RADIANS([.D121])))/(COS(RADIANS([.B121]))*SIN(RADIANS([.D121]))-SIN(RADIANS([.B121]))*COS(RADIANS([.D121]))*COS(RADIANS([.E121]-[.C121])))))" office:value-type="float" office:value="-16.0639394323711" calcext:value-type="float">
            <text:p>-16.1</text:p>
          </table:table-cell>
          <table:table-cell table:formula="of:=6371000*2*ATAN(SQRT([.V121])/SQRT(1-[.V121]))" office:value-type="float" office:value="58462.8684078186" calcext:value-type="float">
            <text:p>58462.8684078186</text:p>
          </table:table-cell>
          <table:table-cell office:value-type="float" office:value="70000" calcext:value-type="float">
            <text:p>70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034" calcext:value-type="float">
            <text:p>2.034</text:p>
          </table:table-cell>
          <table:table-cell table:formula="of:=1/([.J121]*[.L121])" office:value-type="float" office:value="0.570162467924264" calcext:value-type="float">
            <text:p>0.570162467924264</text:p>
          </table:table-cell>
          <table:table-cell table:formula="of:=1/[.M121]" office:value-type="float" office:value="0.491642084562439" calcext:value-type="float">
            <text:p>0.49</text:p>
          </table:table-cell>
          <table:table-cell table:formula="of:=RADIANS([.B121])" office:value-type="float" office:value="0.915867110037631" calcext:value-type="float">
            <text:p>0.915867110037631</text:p>
          </table:table-cell>
          <table:table-cell table:formula="of:=RADIANS([.C121])" office:value-type="float" office:value="0.127574003916485" calcext:value-type="float">
            <text:p>0.127574003916485</text:p>
          </table:table-cell>
          <table:table-cell table:formula="of:=RADIANS([.D121])" office:value-type="float" office:value="0.907044872094527" calcext:value-type="float">
            <text:p>0.907044872094527</text:p>
          </table:table-cell>
          <table:table-cell table:formula="of:=RADIANS([.E121])" office:value-type="float" office:value="0.131695529131899" calcext:value-type="float">
            <text:p>0.131695529131899</text:p>
          </table:table-cell>
          <table:table-cell table:formula="of:=([.R121]-[.P121])/2" office:value-type="float" office:value="-0.00441111897155172" calcext:value-type="float">
            <text:p>-0.004411118971552</text:p>
          </table:table-cell>
          <table:table-cell table:formula="of:=([.S121]-[.Q121])/2" office:value-type="float" office:value="0.00206076260770725" calcext:value-type="float">
            <text:p>0.002060762607707</text:p>
          </table:table-cell>
          <table:table-cell table:formula="of:=SIN([.T121])*SIN([.T121])+COS([.P121])*COS([.R121])*SIN([.U121])*SIN([.U121])" office:value-type="float" office:value="0.0000210514488068785" calcext:value-type="float">
            <text:p>2.10514488068785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.969843" calcext:value-type="float">
            <text:p>51.969843</text:p>
          </table:table-cell>
          <table:table-cell office:value-type="float" office:value="7.545598" calcext:value-type="float">
            <text:p>7.545598</text:p>
          </table:table-cell>
          <table:table-cell office:value-type="float" office:value="51.684492" calcext:value-type="float">
            <text:p>51.684492</text:p>
          </table:table-cell>
          <table:table-cell office:value-type="float" office:value="7.991303" calcext:value-type="float">
            <text:p>7.99130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2]-[.C122]))*COS(RADIANS([.D122])))/(COS(RADIANS([.B122]))*SIN(RADIANS([.D122]))-SIN(RADIANS([.B122]))*COS(RADIANS([.D122]))*COS(RADIANS([.E122]-[.C122])))))" office:value-type="float" office:value="-44.1651184198316" calcext:value-type="float">
            <text:p>-44.2</text:p>
          </table:table-cell>
          <table:table-cell table:formula="of:=6371000*2*ATAN(SQRT([.V122])/SQRT(1-[.V122]))" office:value-type="float" office:value="44101.5302531408" calcext:value-type="float">
            <text:p>44101.5302531408</text:p>
          </table:table-cell>
          <table:table-cell office:value-type="float" office:value="57000" calcext:value-type="float">
            <text:p>5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656" calcext:value-type="float">
            <text:p>1.656</text:p>
          </table:table-cell>
          <table:table-cell table:formula="of:=1/([.J122]*[.L122])" office:value-type="float" office:value="0.755831671644986" calcext:value-type="float">
            <text:p>0.755831671644986</text:p>
          </table:table-cell>
          <table:table-cell table:formula="of:=1/[.M122]" office:value-type="float" office:value="0.603864734299517" calcext:value-type="float">
            <text:p>0.60</text:p>
          </table:table-cell>
          <table:table-cell table:formula="of:=RADIANS([.B122])" office:value-type="float" office:value="0.907044872094527" calcext:value-type="float">
            <text:p>0.907044872094527</text:p>
          </table:table-cell>
          <table:table-cell table:formula="of:=RADIANS([.C122])" office:value-type="float" office:value="0.131695529131899" calcext:value-type="float">
            <text:p>0.131695529131899</text:p>
          </table:table-cell>
          <table:table-cell table:formula="of:=RADIANS([.D122])" office:value-type="float" office:value="0.902064557620669" calcext:value-type="float">
            <text:p>0.902064557620669</text:p>
          </table:table-cell>
          <table:table-cell table:formula="of:=RADIANS([.E122])" office:value-type="float" office:value="0.1394745488745" calcext:value-type="float">
            <text:p>0.1394745488745</text:p>
          </table:table-cell>
          <table:table-cell table:formula="of:=([.R122]-[.P122])/2" office:value-type="float" office:value="-0.00249015723692919" calcext:value-type="float">
            <text:p>-0.002490157236929</text:p>
          </table:table-cell>
          <table:table-cell table:formula="of:=([.S122]-[.Q122])/2" office:value-type="float" office:value="0.00388950987130067" calcext:value-type="float">
            <text:p>0.003889509871301</text:p>
          </table:table-cell>
          <table:table-cell table:formula="of:=SIN([.T122])*SIN([.T122])+COS([.P122])*COS([.R122])*SIN([.U122])*SIN([.U122])" office:value-type="float" office:value="0.0000119792707966379" calcext:value-type="float">
            <text:p>1.19792707966379E-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3]-[.C123]))*COS(RADIANS([.D123])))/(COS(RADIANS([.B123]))*SIN(RADIANS([.D123]))-SIN(RADIANS([.B123]))*COS(RADIANS([.D123]))*COS(RADIANS([.E123]-[.C123])))))" office:value-type="float" office:value="-23.8504694511078" calcext:value-type="float">
            <text:p>-23.9</text:p>
          </table:table-cell>
          <table:table-cell table:formula="of:=6371000*2*ATAN(SQRT([.V123])/SQRT(1-[.V123]))" office:value-type="float" office:value="88002.1428260173" calcext:value-type="float">
            <text:p>88002.1428260173</text:p>
          </table:table-cell>
          <table:table-cell office:value-type="float" office:value="104000" calcext:value-type="float">
            <text:p>10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891" calcext:value-type="float">
            <text:p>2.891</text:p>
          </table:table-cell>
          <table:table-cell table:formula="of:=1/([.J123]*[.L123])" office:value-type="float" office:value="0.378778655415633" calcext:value-type="float">
            <text:p>0.378778655415633</text:p>
          </table:table-cell>
          <table:table-cell table:formula="of:=1/[.M123]" office:value-type="float" office:value="0.345901072293324" calcext:value-type="float">
            <text:p>0.35</text:p>
          </table:table-cell>
          <table:table-cell table:formula="of:=RADIANS([.B123])" office:value-type="float" office:value="0.915867110037631" calcext:value-type="float">
            <text:p>0.915867110037631</text:p>
          </table:table-cell>
          <table:table-cell table:formula="of:=RADIANS([.C123])" office:value-type="float" office:value="0.127574003916485" calcext:value-type="float">
            <text:p>0.127574003916485</text:p>
          </table:table-cell>
          <table:table-cell table:formula="of:=RADIANS([.D123])" office:value-type="float" office:value="0.903213839479815" calcext:value-type="float">
            <text:p>0.903213839479815</text:p>
          </table:table-cell>
          <table:table-cell table:formula="of:=RADIANS([.E123])" office:value-type="float" office:value="0.136595593366751" calcext:value-type="float">
            <text:p>0.136595593366751</text:p>
          </table:table-cell>
          <table:table-cell table:formula="of:=([.R123]-[.P123])/2" office:value-type="float" office:value="-0.00632663527890803" calcext:value-type="float">
            <text:p>-0.006326635278908</text:p>
          </table:table-cell>
          <table:table-cell table:formula="of:=([.S123]-[.Q123])/2" office:value-type="float" office:value="0.00451079472513308" calcext:value-type="float">
            <text:p>0.004510794725133</text:p>
          </table:table-cell>
          <table:table-cell table:formula="of:=SIN([.T123])*SIN([.T123])+COS([.P123])*COS([.R123])*SIN([.U123])*SIN([.U123])" office:value-type="float" office:value="0.0000476984633170715" calcext:value-type="float">
            <text:p>4.76984633170715E-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.684492" calcext:value-type="float">
            <text:p>51.684492</text:p>
          </table:table-cell>
          <table:table-cell office:value-type="float" office:value="7.991303" calcext:value-type="float">
            <text:p>7.991303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4]-[.C124]))*COS(RADIANS([.D124])))/(COS(RADIANS([.B124]))*SIN(RADIANS([.D124]))-SIN(RADIANS([.B124]))*COS(RADIANS([.D124]))*COS(RADIANS([.E124]-[.C124])))))" office:value-type="float" office:value="-57.1395650456173" calcext:value-type="float">
            <text:p>-57.1</text:p>
          </table:table-cell>
          <table:table-cell table:formula="of:=6371000*2*ATAN(SQRT([.V124])/SQRT(1-[.V124]))" office:value-type="float" office:value="13518.2039442892" calcext:value-type="float">
            <text:p>13518.2039442892</text:p>
          </table:table-cell>
          <table:table-cell office:value-type="float" office:value="15000" calcext:value-type="float">
            <text:p>1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05" calcext:value-type="float">
            <text:p>0.405</text:p>
          </table:table-cell>
          <table:table-cell table:formula="of:=1/([.J124]*[.L124])" office:value-type="float" office:value="2.46581080376547" calcext:value-type="float">
            <text:p>2.46581080376547</text:p>
          </table:table-cell>
          <table:table-cell table:formula="of:=1/[.M124]" office:value-type="float" office:value="2.46913580246914" calcext:value-type="float">
            <text:p>2.47</text:p>
          </table:table-cell>
          <table:table-cell table:formula="of:=RADIANS([.B124])" office:value-type="float" office:value="0.902064557620669" calcext:value-type="float">
            <text:p>0.902064557620669</text:p>
          </table:table-cell>
          <table:table-cell table:formula="of:=RADIANS([.C124])" office:value-type="float" office:value="0.1394745488745" calcext:value-type="float">
            <text:p>0.1394745488745</text:p>
          </table:table-cell>
          <table:table-cell table:formula="of:=RADIANS([.D124])" office:value-type="float" office:value="0.903213839479815" calcext:value-type="float">
            <text:p>0.903213839479815</text:p>
          </table:table-cell>
          <table:table-cell table:formula="of:=RADIANS([.E124])" office:value-type="float" office:value="0.136595593366751" calcext:value-type="float">
            <text:p>0.136595593366751</text:p>
          </table:table-cell>
          <table:table-cell table:formula="of:=([.R124]-[.P124])/2" office:value-type="float" office:value="0.000574640929572878" calcext:value-type="float">
            <text:p>0.000574640929573</text:p>
          </table:table-cell>
          <table:table-cell table:formula="of:=([.S124]-[.Q124])/2" office:value-type="float" office:value="-0.00143947775387485" calcext:value-type="float">
            <text:p>-0.001439477753875</text:p>
          </table:table-cell>
          <table:table-cell table:formula="of:=SIN([.T124])*SIN([.T124])+COS([.P124])*COS([.R124])*SIN([.U124])*SIN([.U124])" office:value-type="float" office:value="0.00000112554438038779" calcext:value-type="float">
            <text:p>1.12554438038779E-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51.67784" calcext:value-type="float">
            <text:p>51.677840</text:p>
          </table:table-cell>
          <table:table-cell office:value-type="float" office:value="7.707909" calcext:value-type="float">
            <text:p>7.707909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5]-[.C125]))*COS(RADIANS([.D125])))/(COS(RADIANS([.B125]))*SIN(RADIANS([.D125]))-SIN(RADIANS([.B125]))*COS(RADIANS([.D125]))*COS(RADIANS([.E125]-[.C125])))))" office:value-type="float" office:value="45.3936801234096" calcext:value-type="float">
            <text:p>45.4</text:p>
          </table:table-cell>
          <table:table-cell table:formula="of:=6371000*2*ATAN(SQRT([.V125])/SQRT(1-[.V125]))" office:value-type="float" office:value="11470.7410571253" calcext:value-type="float">
            <text:p>11470.7410571253</text:p>
          </table:table-cell>
          <table:table-cell office:value-type="float" office:value="12000" calcext:value-type="float">
            <text:p>1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39" calcext:value-type="float">
            <text:p>0.339</text:p>
          </table:table-cell>
          <table:table-cell table:formula="of:=1/([.J125]*[.L125])" office:value-type="float" office:value="2.90594419029516" calcext:value-type="float">
            <text:p>2.90594419029516</text:p>
          </table:table-cell>
          <table:table-cell table:formula="of:=1/[.M125]" office:value-type="float" office:value="2.94985250737463" calcext:value-type="float">
            <text:p>2.95</text:p>
          </table:table-cell>
          <table:table-cell table:formula="of:=RADIANS([.B125])" office:value-type="float" office:value="0.903213839479815" calcext:value-type="float">
            <text:p>0.903213839479815</text:p>
          </table:table-cell>
          <table:table-cell table:formula="of:=RADIANS([.C125])" office:value-type="float" office:value="0.136595593366751" calcext:value-type="float">
            <text:p>0.136595593366751</text:p>
          </table:table-cell>
          <table:table-cell table:formula="of:=RADIANS([.D125])" office:value-type="float" office:value="0.901948458318826" calcext:value-type="float">
            <text:p>0.901948458318826</text:p>
          </table:table-cell>
          <table:table-cell table:formula="of:=RADIANS([.E125])" office:value-type="float" office:value="0.134528390494104" calcext:value-type="float">
            <text:p>0.134528390494104</text:p>
          </table:table-cell>
          <table:table-cell table:formula="of:=([.R125]-[.P125])/2" office:value-type="float" office:value="-0.000632690580494144" calcext:value-type="float">
            <text:p>-0.000632690580494</text:p>
          </table:table-cell>
          <table:table-cell table:formula="of:=([.S125]-[.Q125])/2" office:value-type="float" office:value="-0.00103360143632356" calcext:value-type="float">
            <text:p>-0.001033601436324</text:p>
          </table:table-cell>
          <table:table-cell table:formula="of:=SIN([.T125])*SIN([.T125])+COS([.P125])*COS([.R125])*SIN([.U125])*SIN([.U125])" office:value-type="float" office:value="0.000000810415303102615" calcext:value-type="float">
            <text:p>8.10415303102615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.67784" calcext:value-type="float">
            <text:p>51.677840</text:p>
          </table:table-cell>
          <table:table-cell office:value-type="float" office:value="7.707909" calcext:value-type="float">
            <text:p>7.707909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6]-[.C126]))*COS(RADIANS([.D126])))/(COS(RADIANS([.B126]))*SIN(RADIANS([.D126]))-SIN(RADIANS([.B126]))*COS(RADIANS([.D126]))*COS(RADIANS([.E126]-[.C126])))))" office:value-type="float" office:value="45.3007115591496" calcext:value-type="float">
            <text:p>45.3</text:p>
          </table:table-cell>
          <table:table-cell table:formula="of:=6371000*2*ATAN(SQRT([.V126])/SQRT(1-[.V126]))" office:value-type="float" office:value="11470.7410571253" calcext:value-type="float">
            <text:p>11470.7410571253</text:p>
          </table:table-cell>
          <table:table-cell office:value-type="float" office:value="12000" calcext:value-type="float">
            <text:p>1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63" calcext:value-type="float">
            <text:p>0.363</text:p>
          </table:table-cell>
          <table:table-cell table:formula="of:=1/([.J126]*[.L126])" office:value-type="float" office:value="2.90594419029516" calcext:value-type="float">
            <text:p>2.90594419029516</text:p>
          </table:table-cell>
          <table:table-cell table:formula="of:=1/[.M126]" office:value-type="float" office:value="2.75482093663912" calcext:value-type="float">
            <text:p>2.75</text:p>
          </table:table-cell>
          <table:table-cell table:formula="of:=RADIANS([.B126])" office:value-type="float" office:value="0.901948458318826" calcext:value-type="float">
            <text:p>0.901948458318826</text:p>
          </table:table-cell>
          <table:table-cell table:formula="of:=RADIANS([.C126])" office:value-type="float" office:value="0.134528390494104" calcext:value-type="float">
            <text:p>0.134528390494104</text:p>
          </table:table-cell>
          <table:table-cell table:formula="of:=RADIANS([.D126])" office:value-type="float" office:value="0.903213839479815" calcext:value-type="float">
            <text:p>0.903213839479815</text:p>
          </table:table-cell>
          <table:table-cell table:formula="of:=RADIANS([.E126])" office:value-type="float" office:value="0.136595593366751" calcext:value-type="float">
            <text:p>0.136595593366751</text:p>
          </table:table-cell>
          <table:table-cell table:formula="of:=([.R126]-[.P126])/2" office:value-type="float" office:value="0.000632690580494144" calcext:value-type="float">
            <text:p>0.000632690580494</text:p>
          </table:table-cell>
          <table:table-cell table:formula="of:=([.S126]-[.Q126])/2" office:value-type="float" office:value="0.00103360143632356" calcext:value-type="float">
            <text:p>0.001033601436324</text:p>
          </table:table-cell>
          <table:table-cell table:formula="of:=SIN([.T126])*SIN([.T126])+COS([.P126])*COS([.R126])*SIN([.U126])*SIN([.U126])" office:value-type="float" office:value="0.000000810415303102615" calcext:value-type="float">
            <text:p>8.10415303102615E-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.684492" calcext:value-type="float">
            <text:p>51.684492</text:p>
          </table:table-cell>
          <table:table-cell office:value-type="float" office:value="7.991303" calcext:value-type="float">
            <text:p>7.991303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7]-[.C127]))*COS(RADIANS([.D127])))/(COS(RADIANS([.B127]))*SIN(RADIANS([.D127]))-SIN(RADIANS([.B127]))*COS(RADIANS([.D127]))*COS(RADIANS([.E127]-[.C127])))))" office:value-type="float" office:value="-57.1395650456173" calcext:value-type="float">
            <text:p>-57.1</text:p>
          </table:table-cell>
          <table:table-cell table:formula="of:=6371000*2*ATAN(SQRT([.V127])/SQRT(1-[.V127]))" office:value-type="float" office:value="13518.2039442892" calcext:value-type="float">
            <text:p>13518.2039442892</text:p>
          </table:table-cell>
          <table:table-cell office:value-type="float" office:value="15000" calcext:value-type="float">
            <text:p>1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05" calcext:value-type="float">
            <text:p>0.405</text:p>
          </table:table-cell>
          <table:table-cell table:formula="of:=1/([.J127]*[.L127])" office:value-type="float" office:value="2.46581080376547" calcext:value-type="float">
            <text:p>2.46581080376547</text:p>
          </table:table-cell>
          <table:table-cell table:formula="of:=1/[.M127]" office:value-type="float" office:value="2.46913580246914" calcext:value-type="float">
            <text:p>2.47</text:p>
          </table:table-cell>
          <table:table-cell table:formula="of:=RADIANS([.B127])" office:value-type="float" office:value="0.902064557620669" calcext:value-type="float">
            <text:p>0.902064557620669</text:p>
          </table:table-cell>
          <table:table-cell table:formula="of:=RADIANS([.C127])" office:value-type="float" office:value="0.1394745488745" calcext:value-type="float">
            <text:p>0.1394745488745</text:p>
          </table:table-cell>
          <table:table-cell table:formula="of:=RADIANS([.D127])" office:value-type="float" office:value="0.903213839479815" calcext:value-type="float">
            <text:p>0.903213839479815</text:p>
          </table:table-cell>
          <table:table-cell table:formula="of:=RADIANS([.E127])" office:value-type="float" office:value="0.136595593366751" calcext:value-type="float">
            <text:p>0.136595593366751</text:p>
          </table:table-cell>
          <table:table-cell table:formula="of:=([.R127]-[.P127])/2" office:value-type="float" office:value="0.000574640929572878" calcext:value-type="float">
            <text:p>0.000574640929573</text:p>
          </table:table-cell>
          <table:table-cell table:formula="of:=([.S127]-[.Q127])/2" office:value-type="float" office:value="-0.00143947775387485" calcext:value-type="float">
            <text:p>-0.001439477753875</text:p>
          </table:table-cell>
          <table:table-cell table:formula="of:=SIN([.T127])*SIN([.T127])+COS([.P127])*COS([.R127])*SIN([.U127])*SIN([.U127])" office:value-type="float" office:value="0.00000112554438038779" calcext:value-type="float">
            <text:p>1.12554438038779E-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office:value-type="float" office:value="51.926925" calcext:value-type="float">
            <text:p>51.926925</text:p>
          </table:table-cell>
          <table:table-cell office:value-type="float" office:value="8.364636" calcext:value-type="float">
            <text:p>8.36463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8]-[.C128]))*COS(RADIANS([.D128])))/(COS(RADIANS([.B128]))*SIN(RADIANS([.D128]))-SIN(RADIANS([.B128]))*COS(RADIANS([.D128]))*COS(RADIANS([.E128]-[.C128])))))" office:value-type="float" office:value="61.8234548799011" calcext:value-type="float">
            <text:p>61.8</text:p>
          </table:table-cell>
          <table:table-cell table:formula="of:=6371000*2*ATAN(SQRT([.V128])/SQRT(1-[.V128]))" office:value-type="float" office:value="41871.9553866857" calcext:value-type="float">
            <text:p>41871.9553866857</text:p>
          </table:table-cell>
          <table:table-cell office:value-type="float" office:value="44000" calcext:value-type="float">
            <text:p>4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181" calcext:value-type="float">
            <text:p>1.181</text:p>
          </table:table-cell>
          <table:table-cell table:formula="of:=1/([.J128]*[.L128])" office:value-type="float" office:value="0.796077781070921" calcext:value-type="float">
            <text:p>0.796077781070921</text:p>
          </table:table-cell>
          <table:table-cell table:formula="of:=1/[.M128]" office:value-type="float" office:value="0.846740050804403" calcext:value-type="float">
            <text:p>0.85</text:p>
          </table:table-cell>
          <table:table-cell table:formula="of:=RADIANS([.B128])" office:value-type="float" office:value="0.903213839479815" calcext:value-type="float">
            <text:p>0.903213839479815</text:p>
          </table:table-cell>
          <table:table-cell table:formula="of:=RADIANS([.C128])" office:value-type="float" office:value="0.136595593366751" calcext:value-type="float">
            <text:p>0.136595593366751</text:p>
          </table:table-cell>
          <table:table-cell table:formula="of:=RADIANS([.D128])" office:value-type="float" office:value="0.906295811686156" calcext:value-type="float">
            <text:p>0.906295811686156</text:p>
          </table:table-cell>
          <table:table-cell table:formula="of:=RADIANS([.E128])" office:value-type="float" office:value="0.145990438930848" calcext:value-type="float">
            <text:p>0.145990438930848</text:p>
          </table:table-cell>
          <table:table-cell table:formula="of:=([.R128]-[.P128])/2" office:value-type="float" office:value="0.00154098610317083" calcext:value-type="float">
            <text:p>0.001540986103171</text:p>
          </table:table-cell>
          <table:table-cell table:formula="of:=([.S128]-[.Q128])/2" office:value-type="float" office:value="0.00469742278204885" calcext:value-type="float">
            <text:p>0.004697422782049</text:p>
          </table:table-cell>
          <table:table-cell table:formula="of:=SIN([.T128])*SIN([.T128])+COS([.P128])*COS([.R128])*SIN([.U128])*SIN([.U128])" office:value-type="float" office:value="0.000010798656342747" calcext:value-type="float">
            <text:p>1.0798656342747E-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2.177427" calcext:value-type="float">
            <text:p>52.177427</text:p>
          </table:table-cell>
          <table:table-cell office:value-type="float" office:value="7.011623" calcext:value-type="float">
            <text:p>7.011623</text:p>
          </table:table-cell>
          <table:table-cell office:value-type="float" office:value="52.177706" calcext:value-type="float">
            <text:p>52.177706</text:p>
          </table:table-cell>
          <table:table-cell office:value-type="float" office:value="7.012157" calcext:value-type="float">
            <text:p>7.01215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29]-[.C129]))*COS(RADIANS([.D129])))/(COS(RADIANS([.B129]))*SIN(RADIANS([.D129]))-SIN(RADIANS([.B129]))*COS(RADIANS([.D129]))*COS(RADIANS([.E129]-[.C129])))))" office:value-type="float" office:value="49.568166454638" calcext:value-type="float">
            <text:p>49.6</text:p>
          </table:table-cell>
          <table:table-cell table:formula="of:=6371000*2*ATAN(SQRT([.V129])/SQRT(1-[.V129]))" office:value-type="float" office:value="47.83572220023" calcext:value-type="float">
            <text:p>47.83572220023</text:p>
          </table:table-cell>
          <table:table-cell table:formula="of:=[.J129]" office:value-type="float" office:value="47.83572220023" calcext:value-type="float">
            <text:p>47.8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05" calcext:value-type="float">
            <text:p>0.005</text:p>
          </table:table-cell>
          <table:table-cell table:formula="of:=1/([.J129]*[.L129])" office:value-type="float" office:value="696.829310819374" calcext:value-type="float">
            <text:p>696.829310819374</text:p>
          </table:table-cell>
          <table:table-cell table:formula="of:=1/[.M129]" office:value-type="float" office:value="200" calcext:value-type="float">
            <text:p>200.00</text:p>
          </table:table-cell>
          <table:table-cell table:formula="of:=RADIANS([.B129])" office:value-type="float" office:value="0.910667896368987" calcext:value-type="float">
            <text:p>0.910667896368987</text:p>
          </table:table-cell>
          <table:table-cell table:formula="of:=RADIANS([.C129])" office:value-type="float" office:value="0.122375907258562" calcext:value-type="float">
            <text:p>0.122375907258562</text:p>
          </table:table-cell>
          <table:table-cell table:formula="of:=RADIANS([.D129])" office:value-type="float" office:value="0.9106727658376" calcext:value-type="float">
            <text:p>0.9106727658376</text:p>
          </table:table-cell>
          <table:table-cell table:formula="of:=RADIANS([.E129])" office:value-type="float" office:value="0.122385227316768" calcext:value-type="float">
            <text:p>0.122385227316768</text:p>
          </table:table-cell>
          <table:table-cell table:formula="of:=([.R129]-[.P129])/2" office:value-type="float" office:value="0.0000024347343065001" calcext:value-type="float">
            <text:p>2.4347343065001E-06</text:p>
          </table:table-cell>
          <table:table-cell table:formula="of:=([.S129]-[.Q129])/2" office:value-type="float" office:value="0.00000466002910282787" calcext:value-type="float">
            <text:p>4.66002910282787E-06</text:p>
          </table:table-cell>
          <table:table-cell table:formula="of:=SIN([.T129])*SIN([.T129])+COS([.P129])*COS([.R129])*SIN([.U129])*SIN([.U129])" office:value-type="float" office:value="0.0000000000140938442791772" calcext:value-type="float">
            <text:p>1.40938442791772E-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.67784" calcext:value-type="float">
            <text:p>51.677840</text:p>
          </table:table-cell>
          <table:table-cell office:value-type="float" office:value="7.707909" calcext:value-type="float">
            <text:p>7.707909</text:p>
          </table:table-cell>
          <table:table-cell office:value-type="float" office:value="51.644098" calcext:value-type="float">
            <text:p>51.644098</text:p>
          </table:table-cell>
          <table:table-cell office:value-type="float" office:value="7.402967" calcext:value-type="float">
            <text:p>7.40296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0]-[.C130]))*COS(RADIANS([.D130])))/(COS(RADIANS([.B130]))*SIN(RADIANS([.D130]))-SIN(RADIANS([.B130]))*COS(RADIANS([.D130]))*COS(RADIANS([.E130]-[.C130])))))" office:value-type="float" office:value="80.0056595960568" calcext:value-type="float">
            <text:p>80.0</text:p>
          </table:table-cell>
          <table:table-cell table:formula="of:=6371000*2*ATAN(SQRT([.V130])/SQRT(1-[.V130]))" office:value-type="float" office:value="21365.5873477856" calcext:value-type="float">
            <text:p>21365.5873477856</text:p>
          </table:table-cell>
          <table:table-cell office:value-type="float" office:value="24000" calcext:value-type="float">
            <text:p>2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55" calcext:value-type="float">
            <text:p>0.655</text:p>
          </table:table-cell>
          <table:table-cell table:formula="of:=1/([.J130]*[.L130])" office:value-type="float" office:value="1.56014121169424" calcext:value-type="float">
            <text:p>1.56014121169424</text:p>
          </table:table-cell>
          <table:table-cell table:formula="of:=1/[.M130]" office:value-type="float" office:value="1.52671755725191" calcext:value-type="float">
            <text:p>1.53</text:p>
          </table:table-cell>
          <table:table-cell table:formula="of:=RADIANS([.B130])" office:value-type="float" office:value="0.901948458318826" calcext:value-type="float">
            <text:p>0.901948458318826</text:p>
          </table:table-cell>
          <table:table-cell table:formula="of:=RADIANS([.C130])" office:value-type="float" office:value="0.134528390494104" calcext:value-type="float">
            <text:p>0.134528390494104</text:p>
          </table:table-cell>
          <table:table-cell table:formula="of:=RADIANS([.D130])" office:value-type="float" office:value="0.901359549322618" calcext:value-type="float">
            <text:p>0.901359549322618</text:p>
          </table:table-cell>
          <table:table-cell table:formula="of:=RADIANS([.E130])" office:value-type="float" office:value="0.129206148566487" calcext:value-type="float">
            <text:p>0.129206148566487</text:p>
          </table:table-cell>
          <table:table-cell table:formula="of:=([.R130]-[.P130])/2" office:value-type="float" office:value="-0.000294454498104002" calcext:value-type="float">
            <text:p>-0.000294454498104</text:p>
          </table:table-cell>
          <table:table-cell table:formula="of:=([.S130]-[.Q130])/2" office:value-type="float" office:value="-0.00266112096380827" calcext:value-type="float">
            <text:p>-0.002661120963808</text:p>
          </table:table-cell>
          <table:table-cell table:formula="of:=SIN([.T130])*SIN([.T130])+COS([.P130])*COS([.R130])*SIN([.U130])*SIN([.U130])" office:value-type="float" office:value="0.00000281160342668611" calcext:value-type="float">
            <text:p>2.81160342668611E-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.644098" calcext:value-type="float">
            <text:p>51.644098</text:p>
          </table:table-cell>
          <table:table-cell office:value-type="float" office:value="7.402967" calcext:value-type="float">
            <text:p>7.402967</text:p>
          </table:table-cell>
          <table:table-cell office:value-type="float" office:value="51.575825" calcext:value-type="float">
            <text:p>51.575825</text:p>
          </table:table-cell>
          <table:table-cell office:value-type="float" office:value="7.352293" calcext:value-type="float">
            <text:p>7.352293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1]-[.C131]))*COS(RADIANS([.D131])))/(COS(RADIANS([.B131]))*SIN(RADIANS([.D131]))-SIN(RADIANS([.B131]))*COS(RADIANS([.D131]))*COS(RADIANS([.E131]-[.C131])))))" office:value-type="float" office:value="24.7662997962494" calcext:value-type="float">
            <text:p>24.8</text:p>
          </table:table-cell>
          <table:table-cell table:formula="of:=6371000*2*ATAN(SQRT([.V131])/SQRT(1-[.V131]))" office:value-type="float" office:value="8359.24709100461" calcext:value-type="float">
            <text:p>8359.24709100461</text:p>
          </table:table-cell>
          <table:table-cell office:value-type="float" office:value="10000" calcext:value-type="float">
            <text:p>10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82" calcext:value-type="float">
            <text:p>0.282</text:p>
          </table:table-cell>
          <table:table-cell table:formula="of:=1/([.J131]*[.L131])" office:value-type="float" office:value="3.98759995612563" calcext:value-type="float">
            <text:p>3.98759995612563</text:p>
          </table:table-cell>
          <table:table-cell table:formula="of:=1/[.M131]" office:value-type="float" office:value="3.54609929078014" calcext:value-type="float">
            <text:p>3.55</text:p>
          </table:table-cell>
          <table:table-cell table:formula="of:=RADIANS([.B131])" office:value-type="float" office:value="0.901359549322618" calcext:value-type="float">
            <text:p>0.901359549322618</text:p>
          </table:table-cell>
          <table:table-cell table:formula="of:=RADIANS([.C131])" office:value-type="float" office:value="0.129206148566487" calcext:value-type="float">
            <text:p>0.129206148566487</text:p>
          </table:table-cell>
          <table:table-cell table:formula="of:=RADIANS([.D131])" office:value-type="float" office:value="0.900167960682404" calcext:value-type="float">
            <text:p>0.900167960682404</text:p>
          </table:table-cell>
          <table:table-cell table:formula="of:=RADIANS([.E131])" office:value-type="float" office:value="0.128321720421331" calcext:value-type="float">
            <text:p>0.128321720421331</text:p>
          </table:table-cell>
          <table:table-cell table:formula="of:=([.R131]-[.P131])/2" office:value-type="float" office:value="-0.000595794320107035" calcext:value-type="float">
            <text:p>-0.000595794320107</text:p>
          </table:table-cell>
          <table:table-cell table:formula="of:=([.S131]-[.Q131])/2" office:value-type="float" office:value="-0.000442214072577815" calcext:value-type="float">
            <text:p>-0.000442214072578</text:p>
          </table:table-cell>
          <table:table-cell table:formula="of:=SIN([.T131])*SIN([.T131])+COS([.P131])*COS([.R131])*SIN([.U131])*SIN([.U131])" office:value-type="float" office:value="0.000000430386917586626" calcext:value-type="float">
            <text:p>4.30386917586626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.575825" calcext:value-type="float">
            <text:p>51.575825</text:p>
          </table:table-cell>
          <table:table-cell office:value-type="float" office:value="7.352293" calcext:value-type="float">
            <text:p>7.352293</text:p>
          </table:table-cell>
          <table:table-cell office:value-type="float" office:value="51.460589" calcext:value-type="float">
            <text:p>51.460589</text:p>
          </table:table-cell>
          <table:table-cell office:value-type="float" office:value="7.416752" calcext:value-type="float">
            <text:p>7.41675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2]-[.C132]))*COS(RADIANS([.D132])))/(COS(RADIANS([.B132]))*SIN(RADIANS([.D132]))-SIN(RADIANS([.B132]))*COS(RADIANS([.D132]))*COS(RADIANS([.E132]-[.C132])))))" office:value-type="float" office:value="-19.2169052401847" calcext:value-type="float">
            <text:p>-19.2</text:p>
          </table:table-cell>
          <table:table-cell table:formula="of:=6371000*2*ATAN(SQRT([.V132])/SQRT(1-[.V132]))" office:value-type="float" office:value="13567.6930132422" calcext:value-type="float">
            <text:p>13567.6930132422</text:p>
          </table:table-cell>
          <table:table-cell office:value-type="float" office:value="17000" calcext:value-type="float">
            <text:p>1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5" calcext:value-type="float">
            <text:p>0.450</text:p>
          </table:table-cell>
          <table:table-cell table:formula="of:=1/([.J132]*[.L132])" office:value-type="float" office:value="2.4568165937127" calcext:value-type="float">
            <text:p>2.4568165937127</text:p>
          </table:table-cell>
          <table:table-cell table:formula="of:=1/[.M132]" office:value-type="float" office:value="2.22222222222222" calcext:value-type="float">
            <text:p>2.22</text:p>
          </table:table-cell>
          <table:table-cell table:formula="of:=RADIANS([.B132])" office:value-type="float" office:value="0.900167960682404" calcext:value-type="float">
            <text:p>0.900167960682404</text:p>
          </table:table-cell>
          <table:table-cell table:formula="of:=RADIANS([.C132])" office:value-type="float" office:value="0.128321720421331" calcext:value-type="float">
            <text:p>0.128321720421331</text:p>
          </table:table-cell>
          <table:table-cell table:formula="of:=RADIANS([.D132])" office:value-type="float" office:value="0.898156713065576" calcext:value-type="float">
            <text:p>0.898156713065576</text:p>
          </table:table-cell>
          <table:table-cell table:formula="of:=RADIANS([.E132])" office:value-type="float" office:value="0.129446742203874" calcext:value-type="float">
            <text:p>0.129446742203874</text:p>
          </table:table-cell>
          <table:table-cell table:formula="of:=([.R132]-[.P132])/2" office:value-type="float" office:value="-0.00100562380841412" calcext:value-type="float">
            <text:p>-0.001005623808414</text:p>
          </table:table-cell>
          <table:table-cell table:formula="of:=([.S132]-[.Q132])/2" office:value-type="float" office:value="0.000562510891271517" calcext:value-type="float">
            <text:p>0.000562510891272</text:p>
          </table:table-cell>
          <table:table-cell table:formula="of:=SIN([.T132])*SIN([.T132])+COS([.P132])*COS([.R132])*SIN([.U132])*SIN([.U132])" office:value-type="float" office:value="0.00000113380051902097" calcext:value-type="float">
            <text:p>1.13380051902097E-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1.460589" calcext:value-type="float">
            <text:p>51.460589</text:p>
          </table:table-cell>
          <table:table-cell office:value-type="float" office:value="7.416752" calcext:value-type="float">
            <text:p>7.416752</text:p>
          </table:table-cell>
          <table:table-cell office:value-type="float" office:value="51.456996" calcext:value-type="float">
            <text:p>51.456996</text:p>
          </table:table-cell>
          <table:table-cell office:value-type="float" office:value="7.417101" calcext:value-type="float">
            <text:p>7.41710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3]-[.C133]))*COS(RADIANS([.D133])))/(COS(RADIANS([.B133]))*SIN(RADIANS([.D133]))-SIN(RADIANS([.B133]))*COS(RADIANS([.D133]))*COS(RADIANS([.E133]-[.C133])))))" office:value-type="float" office:value="-3.46354229280367" calcext:value-type="float">
            <text:p>-3.5</text:p>
          </table:table-cell>
          <table:table-cell table:formula="of:=6371000*2*ATAN(SQRT([.V133])/SQRT(1-[.V133]))" office:value-type="float" office:value="400.254401723817" calcext:value-type="float">
            <text:p>400.254401723817</text:p>
          </table:table-cell>
          <table:table-cell table:formula="of:=[.J133]" office:value-type="float" office:value="400.254401723817" calcext:value-type="float">
            <text:p>400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33]" office:value-type="float" office:value="0.0120076320517145" calcext:value-type="float">
            <text:p>0.012</text:p>
          </table:table-cell>
          <table:table-cell table:formula="of:=1/([.J133]*[.L133])" office:value-type="float" office:value="83.2803666612366" calcext:value-type="float">
            <text:p>83.2803666612366</text:p>
          </table:table-cell>
          <table:table-cell table:formula="of:=1/[.M133]" office:value-type="float" office:value="83.2803666612366" calcext:value-type="float">
            <text:p>83.28</text:p>
          </table:table-cell>
          <table:table-cell table:formula="of:=RADIANS([.B133])" office:value-type="float" office:value="0.898156713065576" calcext:value-type="float">
            <text:p>0.898156713065576</text:p>
          </table:table-cell>
          <table:table-cell table:formula="of:=RADIANS([.C133])" office:value-type="float" office:value="0.129446742203874" calcext:value-type="float">
            <text:p>0.129446742203874</text:p>
          </table:table-cell>
          <table:table-cell table:formula="of:=RADIANS([.D133])" office:value-type="float" office:value="0.898094003385552" calcext:value-type="float">
            <text:p>0.898094003385552</text:p>
          </table:table-cell>
          <table:table-cell table:formula="of:=RADIANS([.E133])" office:value-type="float" office:value="0.129452833402964" calcext:value-type="float">
            <text:p>0.129452833402964</text:p>
          </table:table-cell>
          <table:table-cell table:formula="of:=([.R133]-[.P133])/2" office:value-type="float" office:value="-0.0000313548400120989" calcext:value-type="float">
            <text:p>-3.13548400120989E-05</text:p>
          </table:table-cell>
          <table:table-cell table:formula="of:=([.S133]-[.Q133])/2" office:value-type="float" office:value="0.0000030455995447265" calcext:value-type="float">
            <text:p>3.0455995447265E-06</text:p>
          </table:table-cell>
          <table:table-cell table:formula="of:=SIN([.T133])*SIN([.T133])+COS([.P133])*COS([.R133])*SIN([.U133])*SIN([.U133])" office:value-type="float" office:value="0.000000000986727044756309" calcext:value-type="float">
            <text:p>9.86727044756309E-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1.460589" calcext:value-type="float">
            <text:p>51.460589</text:p>
          </table:table-cell>
          <table:table-cell office:value-type="float" office:value="7.416752" calcext:value-type="float">
            <text:p>7.416752</text:p>
          </table:table-cell>
          <table:table-cell office:value-type="float" office:value="51.446583" calcext:value-type="float">
            <text:p>51.446583</text:p>
          </table:table-cell>
          <table:table-cell office:value-type="float" office:value="7.313114" calcext:value-type="float">
            <text:p>7.313114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4]-[.C134]))*COS(RADIANS([.D134])))/(COS(RADIANS([.B134]))*SIN(RADIANS([.D134]))-SIN(RADIANS([.B134]))*COS(RADIANS([.D134]))*COS(RADIANS([.E134]-[.C134])))))" office:value-type="float" office:value="77.804168244136" calcext:value-type="float">
            <text:p>77.8</text:p>
          </table:table-cell>
          <table:table-cell table:formula="of:=6371000*2*ATAN(SQRT([.V134])/SQRT(1-[.V134]))" office:value-type="float" office:value="7348.11137731398" calcext:value-type="float">
            <text:p>7348.11137731398</text:p>
          </table:table-cell>
          <table:table-cell office:value-type="float" office:value="9000" calcext:value-type="float">
            <text:p>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52" calcext:value-type="float">
            <text:p>0.252</text:p>
          </table:table-cell>
          <table:table-cell table:formula="of:=1/([.J134]*[.L134])" office:value-type="float" office:value="4.53631302272367" calcext:value-type="float">
            <text:p>4.53631302272367</text:p>
          </table:table-cell>
          <table:table-cell table:formula="of:=1/[.M134]" office:value-type="float" office:value="3.96825396825397" calcext:value-type="float">
            <text:p>3.97</text:p>
          </table:table-cell>
          <table:table-cell table:formula="of:=RADIANS([.B134])" office:value-type="float" office:value="0.898156713065576" calcext:value-type="float">
            <text:p>0.898156713065576</text:p>
          </table:table-cell>
          <table:table-cell table:formula="of:=RADIANS([.C134])" office:value-type="float" office:value="0.129446742203874" calcext:value-type="float">
            <text:p>0.129446742203874</text:p>
          </table:table-cell>
          <table:table-cell table:formula="of:=RADIANS([.D134])" office:value-type="float" office:value="0.897912262250542" calcext:value-type="float">
            <text:p>0.897912262250542</text:p>
          </table:table-cell>
          <table:table-cell table:formula="of:=RADIANS([.E134])" office:value-type="float" office:value="0.127637917873693" calcext:value-type="float">
            <text:p>0.127637917873693</text:p>
          </table:table-cell>
          <table:table-cell table:formula="of:=([.R134]-[.P134])/2" office:value-type="float" office:value="-0.000122225407517162" calcext:value-type="float">
            <text:p>-0.000122225407517</text:p>
          </table:table-cell>
          <table:table-cell table:formula="of:=([.S134]-[.Q134])/2" office:value-type="float" office:value="-0.000904412165090948" calcext:value-type="float">
            <text:p>-0.000904412165091</text:p>
          </table:table-cell>
          <table:table-cell table:formula="of:=SIN([.T134])*SIN([.T134])+COS([.P134])*COS([.R134])*SIN([.U134])*SIN([.U134])" office:value-type="float" office:value="0.000000332564747418118" calcext:value-type="float">
            <text:p>3.32564747418118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1.575825" calcext:value-type="float">
            <text:p>51.575825</text:p>
          </table:table-cell>
          <table:table-cell office:value-type="float" office:value="7.352293" calcext:value-type="float">
            <text:p>7.352293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5]-[.C135]))*COS(RADIANS([.D135])))/(COS(RADIANS([.B135]))*SIN(RADIANS([.D135]))-SIN(RADIANS([.B135]))*COS(RADIANS([.D135]))*COS(RADIANS([.E135]-[.C135])))))" office:value-type="float" office:value="80.1813015144177" calcext:value-type="float">
            <text:p>80.2</text:p>
          </table:table-cell>
          <table:table-cell table:formula="of:=6371000*2*ATAN(SQRT([.V135])/SQRT(1-[.V135]))" office:value-type="float" office:value="15248.3843082058" calcext:value-type="float">
            <text:p>15248.3843082058</text:p>
          </table:table-cell>
          <table:table-cell office:value-type="float" office:value="18000" calcext:value-type="float">
            <text:p>1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97" calcext:value-type="float">
            <text:p>0.497</text:p>
          </table:table-cell>
          <table:table-cell table:formula="of:=1/([.J135]*[.L135])" office:value-type="float" office:value="2.1860239524128" calcext:value-type="float">
            <text:p>2.1860239524128</text:p>
          </table:table-cell>
          <table:table-cell table:formula="of:=1/[.M135]" office:value-type="float" office:value="2.01207243460765" calcext:value-type="float">
            <text:p>2.01</text:p>
          </table:table-cell>
          <table:table-cell table:formula="of:=RADIANS([.B135])" office:value-type="float" office:value="0.900167960682404" calcext:value-type="float">
            <text:p>0.900167960682404</text:p>
          </table:table-cell>
          <table:table-cell table:formula="of:=RADIANS([.C135])" office:value-type="float" office:value="0.128321720421331" calcext:value-type="float">
            <text:p>0.128321720421331</text:p>
          </table:table-cell>
          <table:table-cell table:formula="of:=RADIANS([.D135])" office:value-type="float" office:value="0.899756307325029" calcext:value-type="float">
            <text:p>0.899756307325029</text:p>
          </table:table-cell>
          <table:table-cell table:formula="of:=RADIANS([.E135])" office:value-type="float" office:value="0.124528945423823" calcext:value-type="float">
            <text:p>0.124528945423823</text:p>
          </table:table-cell>
          <table:table-cell table:formula="of:=([.R135]-[.P135])/2" office:value-type="float" office:value="-0.000205826678687682" calcext:value-type="float">
            <text:p>-0.000205826678688</text:p>
          </table:table-cell>
          <table:table-cell table:formula="of:=([.S135]-[.Q135])/2" office:value-type="float" office:value="-0.00189638749875443" calcext:value-type="float">
            <text:p>-0.001896387498754</text:p>
          </table:table-cell>
          <table:table-cell table:formula="of:=SIN([.T135])*SIN([.T135])+COS([.P135])*COS([.R135])*SIN([.U135])*SIN([.U135])" office:value-type="float" office:value="0.00000143209638770224" calcext:value-type="float">
            <text:p>1.43209638770224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office:value-type="float" office:value="51.525619" calcext:value-type="float">
            <text:p>51.525619</text:p>
          </table:table-cell>
          <table:table-cell office:value-type="float" office:value="7.124137" calcext:value-type="float">
            <text:p>7.12413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6]-[.C136]))*COS(RADIANS([.D136])))/(COS(RADIANS([.B136]))*SIN(RADIANS([.D136]))-SIN(RADIANS([.B136]))*COS(RADIANS([.D136]))*COS(RADIANS([.E136]-[.C136])))))" office:value-type="float" office:value="14.2247349346936" calcext:value-type="float">
            <text:p>14.2</text:p>
          </table:table-cell>
          <table:table-cell table:formula="of:=6371000*2*ATAN(SQRT([.V136])/SQRT(1-[.V136]))" office:value-type="float" office:value="3053.57799244976" calcext:value-type="float">
            <text:p>3053.57799244976</text:p>
          </table:table-cell>
          <table:table-cell office:value-type="float" office:value="5000" calcext:value-type="float">
            <text:p>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134" calcext:value-type="float">
            <text:p>0.134</text:p>
          </table:table-cell>
          <table:table-cell table:formula="of:=1/([.J136]*[.L136])" office:value-type="float" office:value="10.9161558721451" calcext:value-type="float">
            <text:p>10.9161558721451</text:p>
          </table:table-cell>
          <table:table-cell table:formula="of:=1/[.M136]" office:value-type="float" office:value="7.46268656716418" calcext:value-type="float">
            <text:p>7.46</text:p>
          </table:table-cell>
          <table:table-cell table:formula="of:=RADIANS([.B136])" office:value-type="float" office:value="0.899756307325029" calcext:value-type="float">
            <text:p>0.899756307325029</text:p>
          </table:table-cell>
          <table:table-cell table:formula="of:=RADIANS([.C136])" office:value-type="float" office:value="0.124528945423823" calcext:value-type="float">
            <text:p>0.124528945423823</text:p>
          </table:table-cell>
          <table:table-cell table:formula="of:=RADIANS([.D136])" office:value-type="float" office:value="0.899291700678148" calcext:value-type="float">
            <text:p>0.899291700678148</text:p>
          </table:table-cell>
          <table:table-cell table:formula="of:=RADIANS([.E136])" office:value-type="float" office:value="0.124339647013151" calcext:value-type="float">
            <text:p>0.124339647013151</text:p>
          </table:table-cell>
          <table:table-cell table:formula="of:=([.R136]-[.P136])/2" office:value-type="float" office:value="-0.000232303323440486" calcext:value-type="float">
            <text:p>-0.00023230332344</text:p>
          </table:table-cell>
          <table:table-cell table:formula="of:=([.S136]-[.Q136])/2" office:value-type="float" office:value="-0.0000946492053356535" calcext:value-type="float">
            <text:p>-9.46492053356535E-05</text:p>
          </table:table-cell>
          <table:table-cell table:formula="of:=SIN([.T136])*SIN([.T136])+COS([.P136])*COS([.R136])*SIN([.U136])*SIN([.U136])" office:value-type="float" office:value="0.0000000574305299809927" calcext:value-type="float">
            <text:p>5.74305299809927E-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1.525619" calcext:value-type="float">
            <text:p>51.525619</text:p>
          </table:table-cell>
          <table:table-cell office:value-type="float" office:value="7.124137" calcext:value-type="float">
            <text:p>7.124137</text:p>
          </table:table-cell>
          <table:table-cell office:value-type="float" office:value="51.447875" calcext:value-type="float">
            <text:p>51.447875</text:p>
          </table:table-cell>
          <table:table-cell office:value-type="float" office:value="7.124836" calcext:value-type="float">
            <text:p>7.12483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7]-[.C137]))*COS(RADIANS([.D137])))/(COS(RADIANS([.B137]))*SIN(RADIANS([.D137]))-SIN(RADIANS([.B137]))*COS(RADIANS([.D137]))*COS(RADIANS([.E137]-[.C137])))))" office:value-type="float" office:value="-0.321051230798607" calcext:value-type="float">
            <text:p>-0.3</text:p>
          </table:table-cell>
          <table:table-cell table:formula="of:=6371000*2*ATAN(SQRT([.V137])/SQRT(1-[.V137]))" office:value-type="float" office:value="8644.87386177328" calcext:value-type="float">
            <text:p>8644.87386177328</text:p>
          </table:table-cell>
          <table:table-cell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34" calcext:value-type="float">
            <text:p>0.334</text:p>
          </table:table-cell>
          <table:table-cell table:formula="of:=1/([.J137]*[.L137])" office:value-type="float" office:value="3.85584958974703" calcext:value-type="float">
            <text:p>3.85584958974703</text:p>
          </table:table-cell>
          <table:table-cell table:formula="of:=1/[.M137]" office:value-type="float" office:value="2.9940119760479" calcext:value-type="float">
            <text:p>2.99</text:p>
          </table:table-cell>
          <table:table-cell table:formula="of:=RADIANS([.B137])" office:value-type="float" office:value="0.899291700678148" calcext:value-type="float">
            <text:p>0.899291700678148</text:p>
          </table:table-cell>
          <table:table-cell table:formula="of:=RADIANS([.C137])" office:value-type="float" office:value="0.124339647013151" calcext:value-type="float">
            <text:p>0.124339647013151</text:p>
          </table:table-cell>
          <table:table-cell table:formula="of:=RADIANS([.D137])" office:value-type="float" office:value="0.897934811904478" calcext:value-type="float">
            <text:p>0.897934811904478</text:p>
          </table:table-cell>
          <table:table-cell table:formula="of:=RADIANS([.E137])" office:value-type="float" office:value="0.124351846864623" calcext:value-type="float">
            <text:p>0.124351846864623</text:p>
          </table:table-cell>
          <table:table-cell table:formula="of:=([.R137]-[.P137])/2" office:value-type="float" office:value="-0.000678444386835175" calcext:value-type="float">
            <text:p>-0.000678444386835</text:p>
          </table:table-cell>
          <table:table-cell table:formula="of:=([.S137]-[.Q137])/2" office:value-type="float" office:value="0.00000609992573571971" calcext:value-type="float">
            <text:p>6.09992573571971E-06</text:p>
          </table:table-cell>
          <table:table-cell table:formula="of:=SIN([.T137])*SIN([.T137])+COS([.P137])*COS([.R137])*SIN([.U137])*SIN([.U137])" office:value-type="float" office:value="0.000000460301143210891" calcext:value-type="float">
            <text:p>4.60301143210891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8]-[.C138]))*COS(RADIANS([.D138])))/(COS(RADIANS([.B138]))*SIN(RADIANS([.D138]))-SIN(RADIANS([.B138]))*COS(RADIANS([.D138]))*COS(RADIANS([.E138]-[.C138])))))" office:value-type="float" office:value="-19.0894370806107" calcext:value-type="float">
            <text:p>-19.1</text:p>
          </table:table-cell>
          <table:table-cell table:formula="of:=6371000*2*ATAN(SQRT([.V138])/SQRT(1-[.V138]))" office:value-type="float" office:value="16783.4319497819" calcext:value-type="float">
            <text:p>16783.4319497819</text:p>
          </table:table-cell>
          <table:table-cell office:value-type="float" office:value="18000" calcext:value-type="float">
            <text:p>1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52" calcext:value-type="float">
            <text:p>0.520</text:p>
          </table:table-cell>
          <table:table-cell table:formula="of:=1/([.J138]*[.L138])" office:value-type="float" office:value="1.9860856488155" calcext:value-type="float">
            <text:p>1.9860856488155</text:p>
          </table:table-cell>
          <table:table-cell table:formula="of:=1/[.M138]" office:value-type="float" office:value="1.92307692307692" calcext:value-type="float">
            <text:p>1.92</text:p>
          </table:table-cell>
          <table:table-cell table:formula="of:=RADIANS([.B138])" office:value-type="float" office:value="0.899756307325029" calcext:value-type="float">
            <text:p>0.899756307325029</text:p>
          </table:table-cell>
          <table:table-cell table:formula="of:=RADIANS([.C138])" office:value-type="float" office:value="0.124528945423823" calcext:value-type="float">
            <text:p>0.124528945423823</text:p>
          </table:table-cell>
          <table:table-cell table:formula="of:=RADIANS([.D138])" office:value-type="float" office:value="0.902245321371298" calcext:value-type="float">
            <text:p>0.902245321371298</text:p>
          </table:table-cell>
          <table:table-cell table:formula="of:=RADIANS([.E138])" office:value-type="float" office:value="0.123139017567412" calcext:value-type="float">
            <text:p>0.123139017567412</text:p>
          </table:table-cell>
          <table:table-cell table:formula="of:=([.R138]-[.P138])/2" office:value-type="float" office:value="0.0012445070231345" calcext:value-type="float">
            <text:p>0.001244507023135</text:p>
          </table:table-cell>
          <table:table-cell table:formula="of:=([.S138]-[.Q138])/2" office:value-type="float" office:value="-0.00069496392820536" calcext:value-type="float">
            <text:p>-0.000694963928205</text:p>
          </table:table-cell>
          <table:table-cell table:formula="of:=SIN([.T138])*SIN([.T138])+COS([.P138])*COS([.R138])*SIN([.U138])*SIN([.U138])" office:value-type="float" office:value="0.00000173494651696301" calcext:value-type="float">
            <text:p>1.73494651696301E-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39]-[.C139]))*COS(RADIANS([.D139])))/(COS(RADIANS([.B139]))*SIN(RADIANS([.D139]))-SIN(RADIANS([.B139]))*COS(RADIANS([.D139]))*COS(RADIANS([.E139]-[.C139])))))" office:value-type="float" office:value="-19.1518684501493" calcext:value-type="float">
            <text:p>-19.2</text:p>
          </table:table-cell>
          <table:table-cell table:formula="of:=6371000*2*ATAN(SQRT([.V139])/SQRT(1-[.V139]))" office:value-type="float" office:value="16783.4319497819" calcext:value-type="float">
            <text:p>16783.4319497819</text:p>
          </table:table-cell>
          <table:table-cell table:formula="of:=18000" office:value-type="float" office:value="18000" calcext:value-type="float">
            <text:p>18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008/2" office:value-type="float" office:value="0.504" calcext:value-type="float">
            <text:p>0.504</text:p>
          </table:table-cell>
          <table:table-cell table:formula="of:=1/([.J139]*[.L139])" office:value-type="float" office:value="1.9860856488155" calcext:value-type="float">
            <text:p>1.9860856488155</text:p>
          </table:table-cell>
          <table:table-cell table:formula="of:=1/[.M139]" office:value-type="float" office:value="1.98412698412698" calcext:value-type="float">
            <text:p>1.98</text:p>
          </table:table-cell>
          <table:table-cell table:formula="of:=RADIANS([.B139])" office:value-type="float" office:value="0.902245321371298" calcext:value-type="float">
            <text:p>0.902245321371298</text:p>
          </table:table-cell>
          <table:table-cell table:formula="of:=RADIANS([.C139])" office:value-type="float" office:value="0.123139017567412" calcext:value-type="float">
            <text:p>0.123139017567412</text:p>
          </table:table-cell>
          <table:table-cell table:formula="of:=RADIANS([.D139])" office:value-type="float" office:value="0.899756307325029" calcext:value-type="float">
            <text:p>0.899756307325029</text:p>
          </table:table-cell>
          <table:table-cell table:formula="of:=RADIANS([.E139])" office:value-type="float" office:value="0.124528945423823" calcext:value-type="float">
            <text:p>0.124528945423823</text:p>
          </table:table-cell>
          <table:table-cell table:formula="of:=([.R139]-[.P139])/2" office:value-type="float" office:value="-0.0012445070231345" calcext:value-type="float">
            <text:p>-0.001244507023135</text:p>
          </table:table-cell>
          <table:table-cell table:formula="of:=([.S139]-[.Q139])/2" office:value-type="float" office:value="0.00069496392820536" calcext:value-type="float">
            <text:p>0.000694963928205</text:p>
          </table:table-cell>
          <table:table-cell table:formula="of:=SIN([.T139])*SIN([.T139])+COS([.P139])*COS([.R139])*SIN([.U139])*SIN([.U139])" office:value-type="float" office:value="0.00000173494651696301" calcext:value-type="float">
            <text:p>1.73494651696301E-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office:value-type="float" office:value="51.575825" calcext:value-type="float">
            <text:p>51.575825</text:p>
          </table:table-cell>
          <table:table-cell office:value-type="float" office:value="7.352293" calcext:value-type="float">
            <text:p>7.35229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0]-[.C140]))*COS(RADIANS([.D140])))/(COS(RADIANS([.B140]))*SIN(RADIANS([.D140]))-SIN(RADIANS([.B140]))*COS(RADIANS([.D140]))*COS(RADIANS([.E140]-[.C140])))))" office:value-type="float" office:value="80.0110817763661" calcext:value-type="float">
            <text:p>80.0</text:p>
          </table:table-cell>
          <table:table-cell table:formula="of:=6371000*2*ATAN(SQRT([.V140])/SQRT(1-[.V140]))" office:value-type="float" office:value="15248.3843082058" calcext:value-type="float">
            <text:p>15248.3843082058</text:p>
          </table:table-cell>
          <table:table-cell table:formula="of:=18000" office:value-type="float" office:value="18000" calcext:value-type="float">
            <text:p>18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008/2" office:value-type="float" office:value="0.504" calcext:value-type="float">
            <text:p>0.504</text:p>
          </table:table-cell>
          <table:table-cell table:formula="of:=1/([.J140]*[.L140])" office:value-type="float" office:value="2.1860239524128" calcext:value-type="float">
            <text:p>2.1860239524128</text:p>
          </table:table-cell>
          <table:table-cell table:formula="of:=1/[.M140]" office:value-type="float" office:value="1.98412698412698" calcext:value-type="float">
            <text:p>1.98</text:p>
          </table:table-cell>
          <table:table-cell table:formula="of:=RADIANS([.B140])" office:value-type="float" office:value="0.899756307325029" calcext:value-type="float">
            <text:p>0.899756307325029</text:p>
          </table:table-cell>
          <table:table-cell table:formula="of:=RADIANS([.C140])" office:value-type="float" office:value="0.124528945423823" calcext:value-type="float">
            <text:p>0.124528945423823</text:p>
          </table:table-cell>
          <table:table-cell table:formula="of:=RADIANS([.D140])" office:value-type="float" office:value="0.900167960682404" calcext:value-type="float">
            <text:p>0.900167960682404</text:p>
          </table:table-cell>
          <table:table-cell table:formula="of:=RADIANS([.E140])" office:value-type="float" office:value="0.128321720421331" calcext:value-type="float">
            <text:p>0.128321720421331</text:p>
          </table:table-cell>
          <table:table-cell table:formula="of:=([.R140]-[.P140])/2" office:value-type="float" office:value="0.000205826678687682" calcext:value-type="float">
            <text:p>0.000205826678688</text:p>
          </table:table-cell>
          <table:table-cell table:formula="of:=([.S140]-[.Q140])/2" office:value-type="float" office:value="0.00189638749875443" calcext:value-type="float">
            <text:p>0.001896387498754</text:p>
          </table:table-cell>
          <table:table-cell table:formula="of:=SIN([.T140])*SIN([.T140])+COS([.P140])*COS([.R140])*SIN([.U140])*SIN([.U140])" office:value-type="float" office:value="0.00000143209638770224" calcext:value-type="float">
            <text:p>1.43209638770224E-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.625446" calcext:value-type="float">
            <text:p>51.625446</text:p>
          </table:table-cell>
          <table:table-cell office:value-type="float" office:value="7.022481" calcext:value-type="float">
            <text:p>7.022481</text:p>
          </table:table-cell>
          <table:table-cell office:value-type="float" office:value="51.564818" calcext:value-type="float">
            <text:p>51.564818</text:p>
          </table:table-cell>
          <table:table-cell office:value-type="float" office:value="6.907395" calcext:value-type="float">
            <text:p>6.90739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1]-[.C141]))*COS(RADIANS([.D141])))/(COS(RADIANS([.B141]))*SIN(RADIANS([.D141]))-SIN(RADIANS([.B141]))*COS(RADIANS([.D141]))*COS(RADIANS([.E141]-[.C141])))))" office:value-type="float" office:value="49.7462868748466" calcext:value-type="float">
            <text:p>49.7</text:p>
          </table:table-cell>
          <table:table-cell table:formula="of:=6371000*2*ATAN(SQRT([.V141])/SQRT(1-[.V141]))" office:value-type="float" office:value="10423.3073915119" calcext:value-type="float">
            <text:p>10423.3073915119</text:p>
          </table:table-cell>
          <table:table-cell table:formula="of:=[.J141]" office:value-type="float" office:value="10423.3073915119" calcext:value-type="float">
            <text:p>10423.3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41]" office:value-type="float" office:value="0.312699221745357" calcext:value-type="float">
            <text:p>0.313</text:p>
          </table:table-cell>
          <table:table-cell table:formula="of:=1/([.J141]*[.L141])" office:value-type="float" office:value="3.19796126903808" calcext:value-type="float">
            <text:p>3.19796126903808</text:p>
          </table:table-cell>
          <table:table-cell table:formula="of:=1/[.M141]" office:value-type="float" office:value="3.19796126903807" calcext:value-type="float">
            <text:p>3.20</text:p>
          </table:table-cell>
          <table:table-cell table:formula="of:=RADIANS([.B141])" office:value-type="float" office:value="0.901034010510536" calcext:value-type="float">
            <text:p>0.901034010510536</text:p>
          </table:table-cell>
          <table:table-cell table:formula="of:=RADIANS([.C141])" office:value-type="float" office:value="0.122565415108744" calcext:value-type="float">
            <text:p>0.122565415108744</text:p>
          </table:table-cell>
          <table:table-cell table:formula="of:=RADIANS([.D141])" office:value-type="float" office:value="0.899975852291637" calcext:value-type="float">
            <text:p>0.899975852291637</text:p>
          </table:table-cell>
          <table:table-cell table:formula="of:=RADIANS([.E141])" office:value-type="float" office:value="0.120556785485794" calcext:value-type="float">
            <text:p>0.120556785485794</text:p>
          </table:table-cell>
          <table:table-cell table:formula="of:=([.R141]-[.P141])/2" office:value-type="float" office:value="-0.000529079109449493" calcext:value-type="float">
            <text:p>-0.000529079109449</text:p>
          </table:table-cell>
          <table:table-cell table:formula="of:=([.S141]-[.Q141])/2" office:value-type="float" office:value="-0.00100431481147509" calcext:value-type="float">
            <text:p>-0.001004314811475</text:p>
          </table:table-cell>
          <table:table-cell table:formula="of:=SIN([.T141])*SIN([.T141])+COS([.P141])*COS([.R141])*SIN([.U141])*SIN([.U141])" office:value-type="float" office:value="0.000000669168968160582" calcext:value-type="float">
            <text:p>6.69168968160582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.564818" calcext:value-type="float">
            <text:p>51.564818</text:p>
          </table:table-cell>
          <table:table-cell office:value-type="float" office:value="6.907395" calcext:value-type="float">
            <text:p>6.907395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2]-[.C142]))*COS(RADIANS([.D142])))/(COS(RADIANS([.B142]))*SIN(RADIANS([.D142]))-SIN(RADIANS([.B142]))*COS(RADIANS([.D142]))*COS(RADIANS([.E142]-[.C142])))))" office:value-type="float" office:value="-48.3255597243518" calcext:value-type="float">
            <text:p>-48.3</text:p>
          </table:table-cell>
          <table:table-cell table:formula="of:=6371000*2*ATAN(SQRT([.V142])/SQRT(1-[.V142]))" office:value-type="float" office:value="7774.98828552349" calcext:value-type="float">
            <text:p>7774.98828552349</text:p>
          </table:table-cell>
          <table:table-cell office:value-type="float" office:value="7500" calcext:value-type="float">
            <text:p>7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397/2" office:value-type="float" office:value="0.1985" calcext:value-type="float">
            <text:p>0.199</text:p>
          </table:table-cell>
          <table:table-cell table:formula="of:=1/([.J142]*[.L142])" office:value-type="float" office:value="4.2872519043402" calcext:value-type="float">
            <text:p>4.2872519043402</text:p>
          </table:table-cell>
          <table:table-cell table:formula="of:=1/[.M142]" office:value-type="float" office:value="5.03778337531486" calcext:value-type="float">
            <text:p>5.04</text:p>
          </table:table-cell>
          <table:table-cell table:formula="of:=RADIANS([.B142])" office:value-type="float" office:value="0.899975852291637" calcext:value-type="float">
            <text:p>0.899975852291637</text:p>
          </table:table-cell>
          <table:table-cell table:formula="of:=RADIANS([.C142])" office:value-type="float" office:value="0.120556785485794" calcext:value-type="float">
            <text:p>0.120556785485794</text:p>
          </table:table-cell>
          <table:table-cell table:formula="of:=RADIANS([.D142])" office:value-type="float" office:value="0.899163907670317" calcext:value-type="float">
            <text:p>0.899163907670317</text:p>
          </table:table-cell>
          <table:table-cell table:formula="of:=RADIANS([.E142])" office:value-type="float" office:value="0.122021657780285" calcext:value-type="float">
            <text:p>0.122021657780285</text:p>
          </table:table-cell>
          <table:table-cell table:formula="of:=([.R142]-[.P142])/2" office:value-type="float" office:value="-0.000405972310660196" calcext:value-type="float">
            <text:p>-0.00040597231066</text:p>
          </table:table-cell>
          <table:table-cell table:formula="of:=([.S142]-[.Q142])/2" office:value-type="float" office:value="0.000732436147245677" calcext:value-type="float">
            <text:p>0.000732436147246</text:p>
          </table:table-cell>
          <table:table-cell table:formula="of:=SIN([.T142])*SIN([.T142])+COS([.P142])*COS([.R142])*SIN([.U142])*SIN([.U142])" office:value-type="float" office:value="0.000000372326743032712" calcext:value-type="float">
            <text:p>3.7232674303271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office:value-type="float" office:value="51.499098" calcext:value-type="float">
            <text:p>51.499098</text:p>
          </table:table-cell>
          <table:table-cell office:value-type="float" office:value="6.92583" calcext:value-type="float">
            <text:p>6.92583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3]-[.C143]))*COS(RADIANS([.D143])))/(COS(RADIANS([.B143]))*SIN(RADIANS([.D143]))-SIN(RADIANS([.B143]))*COS(RADIANS([.D143]))*COS(RADIANS([.E143]-[.C143])))))" office:value-type="float" office:value="64.8064066740508" calcext:value-type="float">
            <text:p>64.8</text:p>
          </table:table-cell>
          <table:table-cell table:formula="of:=6371000*2*ATAN(SQRT([.V143])/SQRT(1-[.V143]))" office:value-type="float" office:value="5010.36584041945" calcext:value-type="float">
            <text:p>5010.36584041945</text:p>
          </table:table-cell>
          <table:table-cell office:value-type="float" office:value="7500" calcext:value-type="float">
            <text:p>7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397/2" office:value-type="float" office:value="0.1985" calcext:value-type="float">
            <text:p>0.199</text:p>
          </table:table-cell>
          <table:table-cell table:formula="of:=1/([.J143]*[.L143])" office:value-type="float" office:value="6.65287414033279" calcext:value-type="float">
            <text:p>6.65287414033279</text:p>
          </table:table-cell>
          <table:table-cell table:formula="of:=1/[.M143]" office:value-type="float" office:value="5.03778337531486" calcext:value-type="float">
            <text:p>5.04</text:p>
          </table:table-cell>
          <table:table-cell table:formula="of:=RADIANS([.B143])" office:value-type="float" office:value="0.899163907670317" calcext:value-type="float">
            <text:p>0.899163907670317</text:p>
          </table:table-cell>
          <table:table-cell table:formula="of:=RADIANS([.C143])" office:value-type="float" office:value="0.122021657780285" calcext:value-type="float">
            <text:p>0.122021657780285</text:p>
          </table:table-cell>
          <table:table-cell table:formula="of:=RADIANS([.D143])" office:value-type="float" office:value="0.898828821907227" calcext:value-type="float">
            <text:p>0.898828821907227</text:p>
          </table:table-cell>
          <table:table-cell table:formula="of:=RADIANS([.E143])" office:value-type="float" office:value="0.120878536933399" calcext:value-type="float">
            <text:p>0.120878536933399</text:p>
          </table:table-cell>
          <table:table-cell table:formula="of:=([.R143]-[.P143])/2" office:value-type="float" office:value="-0.000167542881545191" calcext:value-type="float">
            <text:p>-0.000167542881545</text:p>
          </table:table-cell>
          <table:table-cell table:formula="of:=([.S143]-[.Q143])/2" office:value-type="float" office:value="-0.000571560423443099" calcext:value-type="float">
            <text:p>-0.000571560423443</text:p>
          </table:table-cell>
          <table:table-cell table:formula="of:=SIN([.T143])*SIN([.T143])+COS([.P143])*COS([.R143])*SIN([.U143])*SIN([.U143])" office:value-type="float" office:value="0.000000154619281807641" calcext:value-type="float">
            <text:p>1.54619281807641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1.625446" calcext:value-type="float">
            <text:p>51.625446</text:p>
          </table:table-cell>
          <table:table-cell office:value-type="float" office:value="7.022481" calcext:value-type="float">
            <text:p>7.022481</text:p>
          </table:table-cell>
          <table:table-cell office:value-type="float" office:value="51.444344" calcext:value-type="float">
            <text:p>51.444344</text:p>
          </table:table-cell>
          <table:table-cell office:value-type="float" office:value="6.948321" calcext:value-type="float">
            <text:p>6.94832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4]-[.C144]))*COS(RADIANS([.D144])))/(COS(RADIANS([.B144]))*SIN(RADIANS([.D144]))-SIN(RADIANS([.B144]))*COS(RADIANS([.D144]))*COS(RADIANS([.E144]-[.C144])))))" office:value-type="float" office:value="14.3195367338093" calcext:value-type="float">
            <text:p>14.3</text:p>
          </table:table-cell>
          <table:table-cell table:formula="of:=6371000*2*ATAN(SQRT([.V144])/SQRT(1-[.V144]))" office:value-type="float" office:value="20780.6424831406" calcext:value-type="float">
            <text:p>20780.6424831406</text:p>
          </table:table-cell>
          <table:table-cell table:formula="of:=[.J144]" office:value-type="float" office:value="20780.6424831406" calcext:value-type="float">
            <text:p>20780.6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[.N144]" office:value-type="float" office:value="1.60405691789254" calcext:value-type="float">
            <text:p>1.604</text:p>
          </table:table-cell>
          <table:table-cell table:formula="of:=1/([.J144]*[.L144])" office:value-type="float" office:value="1.60405691789254" calcext:value-type="float">
            <text:p>1.60405691789254</text:p>
          </table:table-cell>
          <table:table-cell table:formula="of:=1/[.M144]" office:value-type="float" office:value="0.623419274494219" calcext:value-type="float">
            <text:p>0.62</text:p>
          </table:table-cell>
          <table:table-cell table:formula="of:=RADIANS([.B144])" office:value-type="float" office:value="0.901034010510536" calcext:value-type="float">
            <text:p>0.901034010510536</text:p>
          </table:table-cell>
          <table:table-cell table:formula="of:=RADIANS([.C144])" office:value-type="float" office:value="0.122565415108744" calcext:value-type="float">
            <text:p>0.122565415108744</text:p>
          </table:table-cell>
          <table:table-cell table:formula="of:=RADIANS([.D144])" office:value-type="float" office:value="0.89787318432859" calcext:value-type="float">
            <text:p>0.89787318432859</text:p>
          </table:table-cell>
          <table:table-cell table:formula="of:=RADIANS([.E144])" office:value-type="float" office:value="0.121271078935465" calcext:value-type="float">
            <text:p>0.121271078935465</text:p>
          </table:table-cell>
          <table:table-cell table:formula="of:=([.R144]-[.P144])/2" office:value-type="float" office:value="-0.00158041309097334" calcext:value-type="float">
            <text:p>-0.001580413090973</text:p>
          </table:table-cell>
          <table:table-cell table:formula="of:=([.S144]-[.Q144])/2" office:value-type="float" office:value="-0.000647168086639498" calcext:value-type="float">
            <text:p>-0.000647168086639</text:p>
          </table:table-cell>
          <table:table-cell table:formula="of:=SIN([.T144])*SIN([.T144])+COS([.P144])*COS([.R144])*SIN([.U144])*SIN([.U144])" office:value-type="float" office:value="0.0000026597594146789" calcext:value-type="float">
            <text:p>2.6597594146789E-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.444344" calcext:value-type="float">
            <text:p>51.444344</text:p>
          </table:table-cell>
          <table:table-cell office:value-type="float" office:value="6.948321" calcext:value-type="float">
            <text:p>6.948321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5]-[.C145]))*COS(RADIANS([.D145])))/(COS(RADIANS([.B145]))*SIN(RADIANS([.D145]))-SIN(RADIANS([.B145]))*COS(RADIANS([.D145]))*COS(RADIANS([.E145]-[.C145])))))" office:value-type="float" office:value="19.891124550029" calcext:value-type="float">
            <text:p>19.9</text:p>
          </table:table-cell>
          <table:table-cell table:formula="of:=6371000*2*ATAN(SQRT([.V145])/SQRT(1-[.V145]))" office:value-type="float" office:value="8745.84152769443" calcext:value-type="float">
            <text:p>8745.84152769443</text:p>
          </table:table-cell>
          <table:table-cell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03" calcext:value-type="float">
            <text:p>0.303</text:p>
          </table:table-cell>
          <table:table-cell table:formula="of:=1/([.J145]*[.L145])" office:value-type="float" office:value="3.81133516172007" calcext:value-type="float">
            <text:p>3.81133516172007</text:p>
          </table:table-cell>
          <table:table-cell table:formula="of:=1/[.M145]" office:value-type="float" office:value="3.3003300330033" calcext:value-type="float">
            <text:p>3.30</text:p>
          </table:table-cell>
          <table:table-cell table:formula="of:=RADIANS([.B145])" office:value-type="float" office:value="0.89787318432859" calcext:value-type="float">
            <text:p>0.89787318432859</text:p>
          </table:table-cell>
          <table:table-cell table:formula="of:=RADIANS([.C145])" office:value-type="float" office:value="0.121271078935465" calcext:value-type="float">
            <text:p>0.121271078935465</text:p>
          </table:table-cell>
          <table:table-cell table:formula="of:=RADIANS([.D145])" office:value-type="float" office:value="0.899163907670317" calcext:value-type="float">
            <text:p>0.899163907670317</text:p>
          </table:table-cell>
          <table:table-cell table:formula="of:=RADIANS([.E145])" office:value-type="float" office:value="0.122021657780285" calcext:value-type="float">
            <text:p>0.122021657780285</text:p>
          </table:table-cell>
          <table:table-cell table:formula="of:=([.R145]-[.P145])/2" office:value-type="float" office:value="0.000645361670863653" calcext:value-type="float">
            <text:p>0.000645361670864</text:p>
          </table:table-cell>
          <table:table-cell table:formula="of:=([.S145]-[.Q145])/2" office:value-type="float" office:value="0.00037528942241008" calcext:value-type="float">
            <text:p>0.00037528942241</text:p>
          </table:table-cell>
          <table:table-cell table:formula="of:=SIN([.T145])*SIN([.T145])+COS([.P145])*COS([.R145])*SIN([.U145])*SIN([.U145])" office:value-type="float" office:value="0.000000471116091022422" calcext:value-type="float">
            <text:p>4.71116091022422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office:value-type="float" office:value="51.499098" calcext:value-type="float">
            <text:p>51.499098</text:p>
          </table:table-cell>
          <table:table-cell office:value-type="float" office:value="6.92583" calcext:value-type="float">
            <text:p>6.92583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6]-[.C146]))*COS(RADIANS([.D146])))/(COS(RADIANS([.B146]))*SIN(RADIANS([.D146]))-SIN(RADIANS([.B146]))*COS(RADIANS([.D146]))*COS(RADIANS([.E146]-[.C146])))))" office:value-type="float" office:value="64.8064066740508" calcext:value-type="float">
            <text:p>64.8</text:p>
          </table:table-cell>
          <table:table-cell table:formula="of:=6371000*2*ATAN(SQRT([.V146])/SQRT(1-[.V146]))" office:value-type="float" office:value="5010.36584041945" calcext:value-type="float">
            <text:p>5010.36584041945</text:p>
          </table:table-cell>
          <table:table-cell office:value-type="float" office:value="5000" calcext:value-type="float">
            <text:p>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146" calcext:value-type="float">
            <text:p>0.146</text:p>
          </table:table-cell>
          <table:table-cell table:formula="of:=1/([.J146]*[.L146])" office:value-type="float" office:value="6.65287414033279" calcext:value-type="float">
            <text:p>6.65287414033279</text:p>
          </table:table-cell>
          <table:table-cell table:formula="of:=1/[.M146]" office:value-type="float" office:value="6.84931506849315" calcext:value-type="float">
            <text:p>6.85</text:p>
          </table:table-cell>
          <table:table-cell table:formula="of:=RADIANS([.B146])" office:value-type="float" office:value="0.899163907670317" calcext:value-type="float">
            <text:p>0.899163907670317</text:p>
          </table:table-cell>
          <table:table-cell table:formula="of:=RADIANS([.C146])" office:value-type="float" office:value="0.122021657780285" calcext:value-type="float">
            <text:p>0.122021657780285</text:p>
          </table:table-cell>
          <table:table-cell table:formula="of:=RADIANS([.D146])" office:value-type="float" office:value="0.898828821907227" calcext:value-type="float">
            <text:p>0.898828821907227</text:p>
          </table:table-cell>
          <table:table-cell table:formula="of:=RADIANS([.E146])" office:value-type="float" office:value="0.120878536933399" calcext:value-type="float">
            <text:p>0.120878536933399</text:p>
          </table:table-cell>
          <table:table-cell table:formula="of:=([.R146]-[.P146])/2" office:value-type="float" office:value="-0.000167542881545191" calcext:value-type="float">
            <text:p>-0.000167542881545</text:p>
          </table:table-cell>
          <table:table-cell table:formula="of:=([.S146]-[.Q146])/2" office:value-type="float" office:value="-0.000571560423443099" calcext:value-type="float">
            <text:p>-0.000571560423443</text:p>
          </table:table-cell>
          <table:table-cell table:formula="of:=SIN([.T146])*SIN([.T146])+COS([.P146])*COS([.R146])*SIN([.U146])*SIN([.U146])" office:value-type="float" office:value="0.000000154619281807641" calcext:value-type="float">
            <text:p>1.54619281807641E-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office:value-type="float" office:value="51.514292" calcext:value-type="float">
            <text:p>51.514292</text:p>
          </table:table-cell>
          <table:table-cell office:value-type="float" office:value="6.99869" calcext:value-type="float">
            <text:p>6.99869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7]-[.C147]))*COS(RADIANS([.D147])))/(COS(RADIANS([.B147]))*SIN(RADIANS([.D147]))-SIN(RADIANS([.B147]))*COS(RADIANS([.D147]))*COS(RADIANS([.E147]-[.C147])))))" office:value-type="float" office:value="-48.8505312750284" calcext:value-type="float">
            <text:p>-48.9</text:p>
          </table:table-cell>
          <table:table-cell table:formula="of:=6371000*2*ATAN(SQRT([.V147])/SQRT(1-[.V147]))" office:value-type="float" office:value="676.736638403615" calcext:value-type="float">
            <text:p>676.736638403615</text:p>
          </table:table-cell>
          <table:table-cell office:value-type="float" office:value="1" calcext:value-type="float">
            <text:p>1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24" calcext:value-type="float">
            <text:p>0.024</text:p>
          </table:table-cell>
          <table:table-cell table:formula="of:=1/([.J147]*[.L147])" office:value-type="float" office:value="49.2559903538913" calcext:value-type="float">
            <text:p>49.2559903538913</text:p>
          </table:table-cell>
          <table:table-cell table:formula="of:=1/[.M147]" office:value-type="float" office:value="41.6666666666667" calcext:value-type="float">
            <text:p>41.67</text:p>
          </table:table-cell>
          <table:table-cell table:formula="of:=RADIANS([.B147])" office:value-type="float" office:value="0.899163907670317" calcext:value-type="float">
            <text:p>0.899163907670317</text:p>
          </table:table-cell>
          <table:table-cell table:formula="of:=RADIANS([.C147])" office:value-type="float" office:value="0.122021657780285" calcext:value-type="float">
            <text:p>0.122021657780285</text:p>
          </table:table-cell>
          <table:table-cell table:formula="of:=RADIANS([.D147])" office:value-type="float" office:value="0.899094007233775" calcext:value-type="float">
            <text:p>0.899094007233775</text:p>
          </table:table-cell>
          <table:table-cell table:formula="of:=RADIANS([.E147])" office:value-type="float" office:value="0.122150183826402" calcext:value-type="float">
            <text:p>0.122150183826402</text:p>
          </table:table-cell>
          <table:table-cell table:formula="of:=([.R147]-[.P147])/2" office:value-type="float" office:value="-0.000034950218271157" calcext:value-type="float">
            <text:p>-3.4950218271157E-05</text:p>
          </table:table-cell>
          <table:table-cell table:formula="of:=([.S147]-[.Q147])/2" office:value-type="float" office:value="0.0000642630230584321" calcext:value-type="float">
            <text:p>6.42630230584321E-05</text:p>
          </table:table-cell>
          <table:table-cell table:formula="of:=SIN([.T147])*SIN([.T147])+COS([.P147])*COS([.R147])*SIN([.U147])*SIN([.U147])" office:value-type="float" office:value="0.00000000282074727716376" calcext:value-type="float">
            <text:p>2.82074727716376E-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.514292" calcext:value-type="float">
            <text:p>51.514292</text:p>
          </table:table-cell>
          <table:table-cell office:value-type="float" office:value="6.99869" calcext:value-type="float">
            <text:p>6.998690</text:p>
          </table:table-cell>
          <table:table-cell office:value-type="float" office:value="51.447875" calcext:value-type="float">
            <text:p>51.447875</text:p>
          </table:table-cell>
          <table:table-cell office:value-type="float" office:value="7.124836" calcext:value-type="float">
            <text:p>7.12483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8]-[.C148]))*COS(RADIANS([.D148])))/(COS(RADIANS([.B148]))*SIN(RADIANS([.D148]))-SIN(RADIANS([.B148]))*COS(RADIANS([.D148]))*COS(RADIANS([.E148]-[.C148])))))" office:value-type="float" office:value="-49.8372879870774" calcext:value-type="float">
            <text:p>-49.8</text:p>
          </table:table-cell>
          <table:table-cell table:formula="of:=6371000*2*ATAN(SQRT([.V148])/SQRT(1-[.V148]))" office:value-type="float" office:value="11439.0001663643" calcext:value-type="float">
            <text:p>11439.0001663643</text:p>
          </table:table-cell>
          <table:table-cell office:value-type="float" office:value="14000" calcext:value-type="float">
            <text:p>1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94" calcext:value-type="float">
            <text:p>0.394</text:p>
          </table:table-cell>
          <table:table-cell table:formula="of:=1/([.J148]*[.L148])" office:value-type="float" office:value="2.91400759231982" calcext:value-type="float">
            <text:p>2.91400759231982</text:p>
          </table:table-cell>
          <table:table-cell table:formula="of:=1/[.M148]" office:value-type="float" office:value="2.53807106598985" calcext:value-type="float">
            <text:p>2.54</text:p>
          </table:table-cell>
          <table:table-cell table:formula="of:=RADIANS([.B148])" office:value-type="float" office:value="0.899094007233775" calcext:value-type="float">
            <text:p>0.899094007233775</text:p>
          </table:table-cell>
          <table:table-cell table:formula="of:=RADIANS([.C148])" office:value-type="float" office:value="0.122150183826402" calcext:value-type="float">
            <text:p>0.122150183826402</text:p>
          </table:table-cell>
          <table:table-cell table:formula="of:=RADIANS([.D148])" office:value-type="float" office:value="0.897934811904478" calcext:value-type="float">
            <text:p>0.897934811904478</text:p>
          </table:table-cell>
          <table:table-cell table:formula="of:=RADIANS([.E148])" office:value-type="float" office:value="0.124351846864623" calcext:value-type="float">
            <text:p>0.124351846864623</text:p>
          </table:table-cell>
          <table:table-cell table:formula="of:=([.R148]-[.P148])/2" office:value-type="float" office:value="-0.00057959766464849" calcext:value-type="float">
            <text:p>-0.000579597664648</text:p>
          </table:table-cell>
          <table:table-cell table:formula="of:=([.S148]-[.Q148])/2" office:value-type="float" office:value="0.00110083151911038" calcext:value-type="float">
            <text:p>0.00110083151911</text:p>
          </table:table-cell>
          <table:table-cell table:formula="of:=SIN([.T148])*SIN([.T148])+COS([.P148])*COS([.R148])*SIN([.U148])*SIN([.U148])" office:value-type="float" office:value="0.000000805936480527258" calcext:value-type="float">
            <text:p>8.05936480527258E-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.647022" calcext:value-type="float">
            <text:p>51.647022</text:p>
          </table:table-cell>
          <table:table-cell office:value-type="float" office:value="6.680221" calcext:value-type="float">
            <text:p>6.680221</text:p>
          </table:table-cell>
          <table:table-cell office:value-type="float" office:value="51.576354" calcext:value-type="float">
            <text:p>51.576354</text:p>
          </table:table-cell>
          <table:table-cell office:value-type="float" office:value="6.689628" calcext:value-type="float">
            <text:p>6.68962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49]-[.C149]))*COS(RADIANS([.D149])))/(COS(RADIANS([.B149]))*SIN(RADIANS([.D149]))-SIN(RADIANS([.B149]))*COS(RADIANS([.D149]))*COS(RADIANS([.E149]-[.C149])))))" office:value-type="float" office:value="-4.72918763915527" calcext:value-type="float">
            <text:p>-4.7</text:p>
          </table:table-cell>
          <table:table-cell table:formula="of:=6371000*2*ATAN(SQRT([.V149])/SQRT(1-[.V149]))" office:value-type="float" office:value="7884.72465696905" calcext:value-type="float">
            <text:p>7884.72465696905</text:p>
          </table:table-cell>
          <table:table-cell office:value-type="float" office:value="13000" calcext:value-type="float">
            <text:p>1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48" calcext:value-type="float">
            <text:p>0.348</text:p>
          </table:table-cell>
          <table:table-cell table:formula="of:=1/([.J149]*[.L149])" office:value-type="float" office:value="4.22758368662514" calcext:value-type="float">
            <text:p>4.22758368662514</text:p>
          </table:table-cell>
          <table:table-cell table:formula="of:=1/[.M149]" office:value-type="float" office:value="2.8735632183908" calcext:value-type="float">
            <text:p>2.87</text:p>
          </table:table-cell>
          <table:table-cell table:formula="of:=RADIANS([.B149])" office:value-type="float" office:value="0.901410582749947" calcext:value-type="float">
            <text:p>0.901410582749947</text:p>
          </table:table-cell>
          <table:table-cell table:formula="of:=RADIANS([.C149])" office:value-type="float" office:value="0.116591851210868" calcext:value-type="float">
            <text:p>0.116591851210868</text:p>
          </table:table-cell>
          <table:table-cell table:formula="of:=RADIANS([.D149])" office:value-type="float" office:value="0.900177193474148" calcext:value-type="float">
            <text:p>0.900177193474148</text:p>
          </table:table-cell>
          <table:table-cell table:formula="of:=RADIANS([.E149])" office:value-type="float" office:value="0.116756034333603" calcext:value-type="float">
            <text:p>0.116756034333603</text:p>
          </table:table-cell>
          <table:table-cell table:formula="of:=([.R149]-[.P149])/2" office:value-type="float" office:value="-0.000616694637899651" calcext:value-type="float">
            <text:p>-0.0006166946379</text:p>
          </table:table-cell>
          <table:table-cell table:formula="of:=([.S149]-[.Q149])/2" office:value-type="float" office:value="0.000082091561367556" calcext:value-type="float">
            <text:p>8.2091561367556E-05</text:p>
          </table:table-cell>
          <table:table-cell table:formula="of:=SIN([.T149])*SIN([.T149])+COS([.P149])*COS([.R149])*SIN([.U149])*SIN([.U149])" office:value-type="float" office:value="0.000000382910968473249" calcext:value-type="float">
            <text:p>3.82910968473249E-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.576354" calcext:value-type="float">
            <text:p>51.576354</text:p>
          </table:table-cell>
          <table:table-cell office:value-type="float" office:value="6.689628" calcext:value-type="float">
            <text:p>6.689628</text:p>
          </table:table-cell>
          <table:table-cell office:value-type="float" office:value="51.476591" calcext:value-type="float">
            <text:p>51.476591</text:p>
          </table:table-cell>
          <table:table-cell office:value-type="float" office:value="6.614818" calcext:value-type="float">
            <text:p>6.61481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0]-[.C150]))*COS(RADIANS([.D150])))/(COS(RADIANS([.B150]))*SIN(RADIANS([.D150]))-SIN(RADIANS([.B150]))*COS(RADIANS([.D150]))*COS(RADIANS([.E150]-[.C150])))))" office:value-type="float" office:value="25.0401456081495" calcext:value-type="float">
            <text:p>25.0</text:p>
          </table:table-cell>
          <table:table-cell table:formula="of:=6371000*2*ATAN(SQRT([.V150])/SQRT(1-[.V150]))" office:value-type="float" office:value="12241.0051496729" calcext:value-type="float">
            <text:p>12241.0051496729</text:p>
          </table:table-cell>
          <table:table-cell office:value-type="float" office:value="16000" calcext:value-type="float">
            <text:p>16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42" calcext:value-type="float">
            <text:p>0.442</text:p>
          </table:table-cell>
          <table:table-cell table:formula="of:=1/([.J150]*[.L150])" office:value-type="float" office:value="2.72308792666622" calcext:value-type="float">
            <text:p>2.72308792666622</text:p>
          </table:table-cell>
          <table:table-cell table:formula="of:=1/[.M150]" office:value-type="float" office:value="2.26244343891403" calcext:value-type="float">
            <text:p>2.26</text:p>
          </table:table-cell>
          <table:table-cell table:formula="of:=RADIANS([.B150])" office:value-type="float" office:value="0.900177193474148" calcext:value-type="float">
            <text:p>0.900177193474148</text:p>
          </table:table-cell>
          <table:table-cell table:formula="of:=RADIANS([.C150])" office:value-type="float" office:value="0.116756034333603" calcext:value-type="float">
            <text:p>0.116756034333603</text:p>
          </table:table-cell>
          <table:table-cell table:formula="of:=RADIANS([.D150])" office:value-type="float" office:value="0.89843600065248" calcext:value-type="float">
            <text:p>0.89843600065248</text:p>
          </table:table-cell>
          <table:table-cell table:formula="of:=RADIANS([.E150])" office:value-type="float" office:value="0.115450353520186" calcext:value-type="float">
            <text:p>0.115450353520186</text:p>
          </table:table-cell>
          <table:table-cell table:formula="of:=([.R150]-[.P150])/2" office:value-type="float" office:value="-0.000870596410833591" calcext:value-type="float">
            <text:p>-0.000870596410834</text:p>
          </table:table-cell>
          <table:table-cell table:formula="of:=([.S150]-[.Q150])/2" office:value-type="float" office:value="-0.000652840406708481" calcext:value-type="float">
            <text:p>-0.000652840406708</text:p>
          </table:table-cell>
          <table:table-cell table:formula="of:=SIN([.T150])*SIN([.T150])+COS([.P150])*COS([.R150])*SIN([.U150])*SIN([.U150])" office:value-type="float" office:value="0.000000922908883188993" calcext:value-type="float">
            <text:p>9.22908883188993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.647022" calcext:value-type="float">
            <text:p>51.647022</text:p>
          </table:table-cell>
          <table:table-cell office:value-type="float" office:value="6.680221" calcext:value-type="float">
            <text:p>6.680221</text:p>
          </table:table-cell>
          <table:table-cell office:value-type="float" office:value="51.52602" calcext:value-type="float">
            <text:p>51.526020</text:p>
          </table:table-cell>
          <table:table-cell office:value-type="float" office:value="6.711024" calcext:value-type="float">
            <text:p>6.71102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1]-[.C151]))*COS(RADIANS([.D151])))/(COS(RADIANS([.B151]))*SIN(RADIANS([.D151]))-SIN(RADIANS([.B151]))*COS(RADIANS([.D151]))*COS(RADIANS([.E151]-[.C151])))))" office:value-type="float" office:value="-9.00008676043616" calcext:value-type="float">
            <text:p>-9.0</text:p>
          </table:table-cell>
          <table:table-cell table:formula="of:=6371000*2*ATAN(SQRT([.V151])/SQRT(1-[.V151]))" office:value-type="float" office:value="13622.0731061303" calcext:value-type="float">
            <text:p>13622.0731061303</text:p>
          </table:table-cell>
          <table:table-cell office:value-type="float" office:value="19000" calcext:value-type="float">
            <text:p>1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519" calcext:value-type="float">
            <text:p>0.519</text:p>
          </table:table-cell>
          <table:table-cell table:formula="of:=1/([.J151]*[.L151])" office:value-type="float" office:value="2.4470088417256" calcext:value-type="float">
            <text:p>2.4470088417256</text:p>
          </table:table-cell>
          <table:table-cell table:formula="of:=1/[.M151]" office:value-type="float" office:value="1.92678227360308" calcext:value-type="float">
            <text:p>1.93</text:p>
          </table:table-cell>
          <table:table-cell table:formula="of:=RADIANS([.B151])" office:value-type="float" office:value="0.901410582749947" calcext:value-type="float">
            <text:p>0.901410582749947</text:p>
          </table:table-cell>
          <table:table-cell table:formula="of:=RADIANS([.C151])" office:value-type="float" office:value="0.116591851210868" calcext:value-type="float">
            <text:p>0.116591851210868</text:p>
          </table:table-cell>
          <table:table-cell table:formula="of:=RADIANS([.D151])" office:value-type="float" office:value="0.899298699448449" calcext:value-type="float">
            <text:p>0.899298699448449</text:p>
          </table:table-cell>
          <table:table-cell table:formula="of:=RADIANS([.E151])" office:value-type="float" office:value="0.11712946498036" calcext:value-type="float">
            <text:p>0.11712946498036</text:p>
          </table:table-cell>
          <table:table-cell table:formula="of:=([.R151]-[.P151])/2" office:value-type="float" office:value="-0.00105594165074907" calcext:value-type="float">
            <text:p>-0.001055941650749</text:p>
          </table:table-cell>
          <table:table-cell table:formula="of:=([.S151]-[.Q151])/2" office:value-type="float" office:value="0.000268806884745912" calcext:value-type="float">
            <text:p>0.000268806884746</text:p>
          </table:table-cell>
          <table:table-cell table:formula="of:=SIN([.T151])*SIN([.T151])+COS([.P151])*COS([.R151])*SIN([.U151])*SIN([.U151])" office:value-type="float" office:value="0.0000011429074047229" calcext:value-type="float">
            <text:p>1.1429074047229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.52602" calcext:value-type="float">
            <text:p>51.526020</text:p>
          </table:table-cell>
          <table:table-cell office:value-type="float" office:value="6.711024" calcext:value-type="float">
            <text:p>6.711024</text:p>
          </table:table-cell>
          <table:table-cell office:value-type="float" office:value="51.476591" calcext:value-type="float">
            <text:p>51.476591</text:p>
          </table:table-cell>
          <table:table-cell office:value-type="float" office:value="6.614818" calcext:value-type="float">
            <text:p>6.61481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2]-[.C152]))*COS(RADIANS([.D152])))/(COS(RADIANS([.B152]))*SIN(RADIANS([.D152]))-SIN(RADIANS([.B152]))*COS(RADIANS([.D152]))*COS(RADIANS([.E152]-[.C152])))))" office:value-type="float" office:value="50.5028086189261" calcext:value-type="float">
            <text:p>50.5</text:p>
          </table:table-cell>
          <table:table-cell table:formula="of:=6371000*2*ATAN(SQRT([.V152])/SQRT(1-[.V152]))" office:value-type="float" office:value="8634.47623392703" calcext:value-type="float">
            <text:p>8634.47623392703</text:p>
          </table:table-cell>
          <table:table-cell office:value-type="float" office:value="9000" calcext:value-type="float">
            <text:p>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71" calcext:value-type="float">
            <text:p>0.271</text:p>
          </table:table-cell>
          <table:table-cell table:formula="of:=1/([.J152]*[.L152])" office:value-type="float" office:value="3.86049280005639" calcext:value-type="float">
            <text:p>3.86049280005639</text:p>
          </table:table-cell>
          <table:table-cell table:formula="of:=1/[.M152]" office:value-type="float" office:value="3.690036900369" calcext:value-type="float">
            <text:p>3.69</text:p>
          </table:table-cell>
          <table:table-cell table:formula="of:=RADIANS([.B152])" office:value-type="float" office:value="0.899298699448449" calcext:value-type="float">
            <text:p>0.899298699448449</text:p>
          </table:table-cell>
          <table:table-cell table:formula="of:=RADIANS([.C152])" office:value-type="float" office:value="0.11712946498036" calcext:value-type="float">
            <text:p>0.11712946498036</text:p>
          </table:table-cell>
          <table:table-cell table:formula="of:=RADIANS([.D152])" office:value-type="float" office:value="0.89843600065248" calcext:value-type="float">
            <text:p>0.89843600065248</text:p>
          </table:table-cell>
          <table:table-cell table:formula="of:=RADIANS([.E152])" office:value-type="float" office:value="0.115450353520186" calcext:value-type="float">
            <text:p>0.115450353520186</text:p>
          </table:table-cell>
          <table:table-cell table:formula="of:=([.R152]-[.P152])/2" office:value-type="float" office:value="-0.000431349397984171" calcext:value-type="float">
            <text:p>-0.000431349397984</text:p>
          </table:table-cell>
          <table:table-cell table:formula="of:=([.S152]-[.Q152])/2" office:value-type="float" office:value="-0.000839555730086837" calcext:value-type="float">
            <text:p>-0.000839555730087</text:p>
          </table:table-cell>
          <table:table-cell table:formula="of:=SIN([.T152])*SIN([.T152])+COS([.P152])*COS([.R152])*SIN([.U152])*SIN([.U152])" office:value-type="float" office:value="0.000000459194554237528" calcext:value-type="float">
            <text:p>4.59194554237528E-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.476591" calcext:value-type="float">
            <text:p>51.476591</text:p>
          </table:table-cell>
          <table:table-cell office:value-type="float" office:value="6.614818" calcext:value-type="float">
            <text:p>6.614818</text:p>
          </table:table-cell>
          <table:table-cell office:value-type="float" office:value="51.34334" calcext:value-type="float">
            <text:p>51.343340</text:p>
          </table:table-cell>
          <table:table-cell office:value-type="float" office:value="6.720725" calcext:value-type="float">
            <text:p>6.72072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3]-[.C153]))*COS(RADIANS([.D153])))/(COS(RADIANS([.B153]))*SIN(RADIANS([.D153]))-SIN(RADIANS([.B153]))*COS(RADIANS([.D153]))*COS(RADIANS([.E153]-[.C153])))))" office:value-type="float" office:value="-26.4111906363836" calcext:value-type="float">
            <text:p>-26.4</text:p>
          </table:table-cell>
          <table:table-cell table:formula="of:=6371000*2*ATAN(SQRT([.V153])/SQRT(1-[.V153]))" office:value-type="float" office:value="16537.6370558156" calcext:value-type="float">
            <text:p>16537.6370558156</text:p>
          </table:table-cell>
          <table:table-cell office:value-type="float" office:value="28000" calcext:value-type="float">
            <text:p>2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32" calcext:value-type="float">
            <text:p>0.632</text:p>
          </table:table-cell>
          <table:table-cell table:formula="of:=1/([.J153]*[.L153])" office:value-type="float" office:value="2.01560435876245" calcext:value-type="float">
            <text:p>2.01560435876245</text:p>
          </table:table-cell>
          <table:table-cell table:formula="of:=1/[.M153]" office:value-type="float" office:value="1.58227848101266" calcext:value-type="float">
            <text:p>1.58</text:p>
          </table:table-cell>
          <table:table-cell table:formula="of:=RADIANS([.B153])" office:value-type="float" office:value="0.89843600065248" calcext:value-type="float">
            <text:p>0.89843600065248</text:p>
          </table:table-cell>
          <table:table-cell table:formula="of:=RADIANS([.C153])" office:value-type="float" office:value="0.115450353520186" calcext:value-type="float">
            <text:p>0.115450353520186</text:p>
          </table:table-cell>
          <table:table-cell table:formula="of:=RADIANS([.D153])" office:value-type="float" office:value="0.896110331970905" calcext:value-type="float">
            <text:p>0.896110331970905</text:p>
          </table:table-cell>
          <table:table-cell table:formula="of:=RADIANS([.E153])" office:value-type="float" office:value="0.117298779371096" calcext:value-type="float">
            <text:p>0.117298779371096</text:p>
          </table:table-cell>
          <table:table-cell table:formula="of:=([.R153]-[.P153])/2" office:value-type="float" office:value="-0.00116283434078746" calcext:value-type="float">
            <text:p>-0.001162834340787</text:p>
          </table:table-cell>
          <table:table-cell table:formula="of:=([.S153]-[.Q153])/2" office:value-type="float" office:value="0.000924212925454818" calcext:value-type="float">
            <text:p>0.000924212925455</text:p>
          </table:table-cell>
          <table:table-cell table:formula="of:=SIN([.T153])*SIN([.T153])+COS([.P153])*COS([.R153])*SIN([.U153])*SIN([.U153])" office:value-type="float" office:value="0.00000168450175392724" calcext:value-type="float">
            <text:p>1.68450175392724E-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.476591" calcext:value-type="float">
            <text:p>51.476591</text:p>
          </table:table-cell>
          <table:table-cell office:value-type="float" office:value="6.614818" calcext:value-type="float">
            <text:p>6.614818</text:p>
          </table:table-cell>
          <table:table-cell office:value-type="float" office:value="51.34334" calcext:value-type="float">
            <text:p>51.343340</text:p>
          </table:table-cell>
          <table:table-cell office:value-type="float" office:value="6.720725" calcext:value-type="float">
            <text:p>6.72072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4]-[.C154]))*COS(RADIANS([.D154])))/(COS(RADIANS([.B154]))*SIN(RADIANS([.D154]))-SIN(RADIANS([.B154]))*COS(RADIANS([.D154]))*COS(RADIANS([.E154]-[.C154])))))" office:value-type="float" office:value="-26.4111906363836" calcext:value-type="float">
            <text:p>-26.4</text:p>
          </table:table-cell>
          <table:table-cell table:formula="of:=6371000*2*ATAN(SQRT([.V154])/SQRT(1-[.V154]))" office:value-type="float" office:value="16537.6370558156" calcext:value-type="float">
            <text:p>16537.6370558156</text:p>
          </table:table-cell>
          <table:table-cell office:value-type="float" office:value="28000" calcext:value-type="float">
            <text:p>2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32" calcext:value-type="float">
            <text:p>0.632</text:p>
          </table:table-cell>
          <table:table-cell table:formula="of:=1/([.J154]*[.L154])" office:value-type="float" office:value="2.01560435876245" calcext:value-type="float">
            <text:p>2.01560435876245</text:p>
          </table:table-cell>
          <table:table-cell table:formula="of:=1/[.M154]" office:value-type="float" office:value="1.58227848101266" calcext:value-type="float">
            <text:p>1.58</text:p>
          </table:table-cell>
          <table:table-cell table:formula="of:=RADIANS([.B154])" office:value-type="float" office:value="0.89843600065248" calcext:value-type="float">
            <text:p>0.89843600065248</text:p>
          </table:table-cell>
          <table:table-cell table:formula="of:=RADIANS([.C154])" office:value-type="float" office:value="0.115450353520186" calcext:value-type="float">
            <text:p>0.115450353520186</text:p>
          </table:table-cell>
          <table:table-cell table:formula="of:=RADIANS([.D154])" office:value-type="float" office:value="0.896110331970905" calcext:value-type="float">
            <text:p>0.896110331970905</text:p>
          </table:table-cell>
          <table:table-cell table:formula="of:=RADIANS([.E154])" office:value-type="float" office:value="0.117298779371096" calcext:value-type="float">
            <text:p>0.117298779371096</text:p>
          </table:table-cell>
          <table:table-cell table:formula="of:=([.R154]-[.P154])/2" office:value-type="float" office:value="-0.00116283434078746" calcext:value-type="float">
            <text:p>-0.001162834340787</text:p>
          </table:table-cell>
          <table:table-cell table:formula="of:=([.S154]-[.Q154])/2" office:value-type="float" office:value="0.000924212925454818" calcext:value-type="float">
            <text:p>0.000924212925455</text:p>
          </table:table-cell>
          <table:table-cell table:formula="of:=SIN([.T154])*SIN([.T154])+COS([.P154])*COS([.R154])*SIN([.U154])*SIN([.U154])" office:value-type="float" office:value="0.00000168450175392724" calcext:value-type="float">
            <text:p>1.68450175392724E-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.34334" calcext:value-type="float">
            <text:p>51.343340</text:p>
          </table:table-cell>
          <table:table-cell office:value-type="float" office:value="6.720725" calcext:value-type="float">
            <text:p>6.720725</text:p>
          </table:table-cell>
          <table:table-cell office:value-type="float" office:value="51.258848" calcext:value-type="float">
            <text:p>51.258848</text:p>
          </table:table-cell>
          <table:table-cell office:value-type="float" office:value="6.622661" calcext:value-type="float">
            <text:p>6.62266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5]-[.C155]))*COS(RADIANS([.D155])))/(COS(RADIANS([.B155]))*SIN(RADIANS([.D155]))-SIN(RADIANS([.B155]))*COS(RADIANS([.D155]))*COS(RADIANS([.E155]-[.C155])))))" office:value-type="float" office:value="36.0051087552433" calcext:value-type="float">
            <text:p>36.0</text:p>
          </table:table-cell>
          <table:table-cell table:formula="of:=6371000*2*ATAN(SQRT([.V155])/SQRT(1-[.V155]))" office:value-type="float" office:value="11608.0771916006" calcext:value-type="float">
            <text:p>11608.0771916006</text:p>
          </table:table-cell>
          <table:table-cell office:value-type="float" office:value="15000" calcext:value-type="float">
            <text:p>1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51" calcext:value-type="float">
            <text:p>0.451</text:p>
          </table:table-cell>
          <table:table-cell table:formula="of:=1/([.J155]*[.L155])" office:value-type="float" office:value="2.87156372094535" calcext:value-type="float">
            <text:p>2.87156372094535</text:p>
          </table:table-cell>
          <table:table-cell table:formula="of:=1/[.M155]" office:value-type="float" office:value="2.21729490022173" calcext:value-type="float">
            <text:p>2.22</text:p>
          </table:table-cell>
          <table:table-cell table:formula="of:=RADIANS([.B155])" office:value-type="float" office:value="0.896110331970905" calcext:value-type="float">
            <text:p>0.896110331970905</text:p>
          </table:table-cell>
          <table:table-cell table:formula="of:=RADIANS([.C155])" office:value-type="float" office:value="0.117298779371096" calcext:value-type="float">
            <text:p>0.117298779371096</text:p>
          </table:table-cell>
          <table:table-cell table:formula="of:=RADIANS([.D155])" office:value-type="float" office:value="0.89463566837931" calcext:value-type="float">
            <text:p>0.89463566837931</text:p>
          </table:table-cell>
          <table:table-cell table:formula="of:=RADIANS([.E155])" office:value-type="float" office:value="0.11558723969342" calcext:value-type="float">
            <text:p>0.11558723969342</text:p>
          </table:table-cell>
          <table:table-cell table:formula="of:=([.R155]-[.P155])/2" office:value-type="float" office:value="-0.000737331795797491" calcext:value-type="float">
            <text:p>-0.000737331795797</text:p>
          </table:table-cell>
          <table:table-cell table:formula="of:=([.S155]-[.Q155])/2" office:value-type="float" office:value="-0.00085576983883786" calcext:value-type="float">
            <text:p>-0.000855769838838</text:p>
          </table:table-cell>
          <table:table-cell table:formula="of:=SIN([.T155])*SIN([.T155])+COS([.P155])*COS([.R155])*SIN([.U155])*SIN([.U155])" office:value-type="float" office:value="0.000000829937241923623" calcext:value-type="float">
            <text:p>8.29937241923623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1.34334" calcext:value-type="float">
            <text:p>51.343340</text:p>
          </table:table-cell>
          <table:table-cell office:value-type="float" office:value="6.720725" calcext:value-type="float">
            <text:p>6.720725</text:p>
          </table:table-cell>
          <table:table-cell office:value-type="float" office:value="51.325649" calcext:value-type="float">
            <text:p>51.325649</text:p>
          </table:table-cell>
          <table:table-cell office:value-type="float" office:value="6.792121" calcext:value-type="float">
            <text:p>6.79212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6]-[.C156]))*COS(RADIANS([.D156])))/(COS(RADIANS([.B156]))*SIN(RADIANS([.D156]))-SIN(RADIANS([.B156]))*COS(RADIANS([.D156]))*COS(RADIANS([.E156]-[.C156])))))" office:value-type="float" office:value="-68.3944291994928" calcext:value-type="float">
            <text:p>-68.4</text:p>
          </table:table-cell>
          <table:table-cell table:formula="of:=6371000*2*ATAN(SQRT([.V156])/SQRT(1-[.V156]))" office:value-type="float" office:value="5335.83966763753" calcext:value-type="float">
            <text:p>5335.83966763753</text:p>
          </table:table-cell>
          <table:table-cell office:value-type="float" office:value="7500" calcext:value-type="float">
            <text:p>75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03" calcext:value-type="float">
            <text:p>0.203</text:p>
          </table:table-cell>
          <table:table-cell table:formula="of:=1/([.J156]*[.L156])" office:value-type="float" office:value="6.24706426909784" calcext:value-type="float">
            <text:p>6.24706426909784</text:p>
          </table:table-cell>
          <table:table-cell table:formula="of:=1/[.M156]" office:value-type="float" office:value="4.92610837438424" calcext:value-type="float">
            <text:p>4.93</text:p>
          </table:table-cell>
          <table:table-cell table:formula="of:=RADIANS([.B156])" office:value-type="float" office:value="0.896110331970905" calcext:value-type="float">
            <text:p>0.896110331970905</text:p>
          </table:table-cell>
          <table:table-cell table:formula="of:=RADIANS([.C156])" office:value-type="float" office:value="0.117298779371096" calcext:value-type="float">
            <text:p>0.117298779371096</text:p>
          </table:table-cell>
          <table:table-cell table:formula="of:=RADIANS([.D156])" office:value-type="float" office:value="0.895801565772935" calcext:value-type="float">
            <text:p>0.895801565772935</text:p>
          </table:table-cell>
          <table:table-cell table:formula="of:=RADIANS([.E156])" office:value-type="float" office:value="0.11854487464385" calcext:value-type="float">
            <text:p>0.11854487464385</text:p>
          </table:table-cell>
          <table:table-cell table:formula="of:=([.R156]-[.P156])/2" office:value-type="float" office:value="-0.000154383098985189" calcext:value-type="float">
            <text:p>-0.000154383098985</text:p>
          </table:table-cell>
          <table:table-cell table:formula="of:=([.S156]-[.Q156])/2" office:value-type="float" office:value="0.000623047636376939" calcext:value-type="float">
            <text:p>0.000623047636377</text:p>
          </table:table-cell>
          <table:table-cell table:formula="of:=SIN([.T156])*SIN([.T156])+COS([.P156])*COS([.R156])*SIN([.U156])*SIN([.U156])" office:value-type="float" office:value="0.000000175359910762079" calcext:value-type="float">
            <text:p>1.75359910762079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.325649" calcext:value-type="float">
            <text:p>51.325649</text:p>
          </table:table-cell>
          <table:table-cell office:value-type="float" office:value="6.792121" calcext:value-type="float">
            <text:p>6.792121</text:p>
          </table:table-cell>
          <table:table-cell office:value-type="float" office:value="51.374438" calcext:value-type="float">
            <text:p>51.374438</text:p>
          </table:table-cell>
          <table:table-cell office:value-type="float" office:value="6.868507" calcext:value-type="float">
            <text:p>6.86850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7]-[.C157]))*COS(RADIANS([.D157])))/(COS(RADIANS([.B157]))*SIN(RADIANS([.D157]))-SIN(RADIANS([.B157]))*COS(RADIANS([.D157]))*COS(RADIANS([.E157]-[.C157])))))" office:value-type="float" office:value="44.3281720438472" calcext:value-type="float">
            <text:p>44.3</text:p>
          </table:table-cell>
          <table:table-cell table:formula="of:=6371000*2*ATAN(SQRT([.V157])/SQRT(1-[.V157]))" office:value-type="float" office:value="7587.6912468403" calcext:value-type="float">
            <text:p>7587.6912468403</text:p>
          </table:table-cell>
          <table:table-cell office:value-type="float" office:value="7500" calcext:value-type="float">
            <text:p>75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03" calcext:value-type="float">
            <text:p>0.203</text:p>
          </table:table-cell>
          <table:table-cell table:formula="of:=1/([.J157]*[.L157])" office:value-type="float" office:value="4.39307982480364" calcext:value-type="float">
            <text:p>4.39307982480364</text:p>
          </table:table-cell>
          <table:table-cell table:formula="of:=1/[.M157]" office:value-type="float" office:value="4.92610837438424" calcext:value-type="float">
            <text:p>4.93</text:p>
          </table:table-cell>
          <table:table-cell table:formula="of:=RADIANS([.B157])" office:value-type="float" office:value="0.895801565772935" calcext:value-type="float">
            <text:p>0.895801565772935</text:p>
          </table:table-cell>
          <table:table-cell table:formula="of:=RADIANS([.C157])" office:value-type="float" office:value="0.11854487464385" calcext:value-type="float">
            <text:p>0.11854487464385</text:p>
          </table:table-cell>
          <table:table-cell table:formula="of:=RADIANS([.D157])" office:value-type="float" office:value="0.896653094461691" calcext:value-type="float">
            <text:p>0.896653094461691</text:p>
          </table:table-cell>
          <table:table-cell table:formula="of:=RADIANS([.E157])" office:value-type="float" office:value="0.119878061846278" calcext:value-type="float">
            <text:p>0.119878061846278</text:p>
          </table:table-cell>
          <table:table-cell table:formula="of:=([.R157]-[.P157])/2" office:value-type="float" office:value="0.000425764344377799" calcext:value-type="float">
            <text:p>0.000425764344378</text:p>
          </table:table-cell>
          <table:table-cell table:formula="of:=([.S157]-[.Q157])/2" office:value-type="float" office:value="0.000666593601214197" calcext:value-type="float">
            <text:p>0.000666593601214</text:p>
          </table:table-cell>
          <table:table-cell table:formula="of:=SIN([.T157])*SIN([.T157])+COS([.P157])*COS([.R157])*SIN([.U157])*SIN([.U157])" office:value-type="float" office:value="0.000000354604341364818" calcext:value-type="float">
            <text:p>3.54604341364818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50.867194" calcext:value-type="float">
            <text:p>50.867194</text:p>
          </table:table-cell>
          <table:table-cell office:value-type="float" office:value="6.648215" calcext:value-type="float">
            <text:p>6.648215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8]-[.C158]))*COS(RADIANS([.D158])))/(COS(RADIANS([.B158]))*SIN(RADIANS([.D158]))-SIN(RADIANS([.B158]))*COS(RADIANS([.D158]))*COS(RADIANS([.E158]-[.C158])))))" office:value-type="float" office:value="-87.8219007329633" calcext:value-type="float">
            <text:p>-87.8</text:p>
          </table:table-cell>
          <table:table-cell table:formula="of:=6371000*2*ATAN(SQRT([.V158])/SQRT(1-[.V158]))" office:value-type="float" office:value="13461.3746484461" calcext:value-type="float">
            <text:p>13461.3746484461</text:p>
          </table:table-cell>
          <table:table-cell office:value-type="float" office:value="16000" calcext:value-type="float">
            <text:p>16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34" calcext:value-type="float">
            <text:p>0.434</text:p>
          </table:table-cell>
          <table:table-cell table:formula="of:=1/([.J158]*[.L158])" office:value-type="float" office:value="2.47622060925115" calcext:value-type="float">
            <text:p>2.47622060925115</text:p>
          </table:table-cell>
          <table:table-cell table:formula="of:=1/[.M158]" office:value-type="float" office:value="2.30414746543779" calcext:value-type="float">
            <text:p>2.30</text:p>
          </table:table-cell>
          <table:table-cell table:formula="of:=RADIANS([.B158])" office:value-type="float" office:value="0.887883059316514" calcext:value-type="float">
            <text:p>0.887883059316514</text:p>
          </table:table-cell>
          <table:table-cell table:formula="of:=RADIANS([.C158])" office:value-type="float" office:value="0.11268777656696" calcext:value-type="float">
            <text:p>0.11268777656696</text:p>
          </table:table-cell>
          <table:table-cell table:formula="of:=RADIANS([.D158])" office:value-type="float" office:value="0.887800016550704" calcext:value-type="float">
            <text:p>0.887800016550704</text:p>
          </table:table-cell>
          <table:table-cell table:formula="of:=RADIANS([.E158])" office:value-type="float" office:value="0.116033241130475" calcext:value-type="float">
            <text:p>0.116033241130475</text:p>
          </table:table-cell>
          <table:table-cell table:formula="of:=([.R158]-[.P158])/2" office:value-type="float" office:value="-0.0000415213829049743" calcext:value-type="float">
            <text:p>-4.15213829049743E-05</text:p>
          </table:table-cell>
          <table:table-cell table:formula="of:=([.S158]-[.Q158])/2" office:value-type="float" office:value="0.00167273228175763" calcext:value-type="float">
            <text:p>0.001672732281758</text:p>
          </table:table-cell>
          <table:table-cell table:formula="of:=SIN([.T158])*SIN([.T158])+COS([.P158])*COS([.R158])*SIN([.U158])*SIN([.U158])" office:value-type="float" office:value="0.00000111610090373869" calcext:value-type="float">
            <text:p>1.11610090373869E-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0.867194" calcext:value-type="float">
            <text:p>50.867194</text:p>
          </table:table-cell>
          <table:table-cell office:value-type="float" office:value="6.648215" calcext:value-type="float">
            <text:p>6.648215</text:p>
          </table:table-cell>
          <table:table-cell office:value-type="float" office:value="50.952257" calcext:value-type="float">
            <text:p>50.952257</text:p>
          </table:table-cell>
          <table:table-cell office:value-type="float" office:value="6.596307" calcext:value-type="float">
            <text:p>6.59630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59]-[.C159]))*COS(RADIANS([.D159])))/(COS(RADIANS([.B159]))*SIN(RADIANS([.D159]))-SIN(RADIANS([.B159]))*COS(RADIANS([.D159]))*COS(RADIANS([.E159]-[.C159])))))" office:value-type="float" office:value="-21.0254334284105" calcext:value-type="float">
            <text:p>-21.0</text:p>
          </table:table-cell>
          <table:table-cell table:formula="of:=6371000*2*ATAN(SQRT([.V159])/SQRT(1-[.V159]))" office:value-type="float" office:value="10134.6012079248" calcext:value-type="float">
            <text:p>10134.6012079248</text:p>
          </table:table-cell>
          <table:table-cell office:value-type="float" office:value="11000" calcext:value-type="float">
            <text:p>1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87" calcext:value-type="float">
            <text:p>0.287</text:p>
          </table:table-cell>
          <table:table-cell table:formula="of:=1/([.J159]*[.L159])" office:value-type="float" office:value="3.2890621593742" calcext:value-type="float">
            <text:p>3.2890621593742</text:p>
          </table:table-cell>
          <table:table-cell table:formula="of:=1/[.M159]" office:value-type="float" office:value="3.48432055749129" calcext:value-type="float">
            <text:p>3.48</text:p>
          </table:table-cell>
          <table:table-cell table:formula="of:=RADIANS([.B159])" office:value-type="float" office:value="0.887800016550704" calcext:value-type="float">
            <text:p>0.887800016550704</text:p>
          </table:table-cell>
          <table:table-cell table:formula="of:=RADIANS([.C159])" office:value-type="float" office:value="0.116033241130475" calcext:value-type="float">
            <text:p>0.116033241130475</text:p>
          </table:table-cell>
          <table:table-cell table:formula="of:=RADIANS([.D159])" office:value-type="float" office:value="0.889284645972328" calcext:value-type="float">
            <text:p>0.889284645972328</text:p>
          </table:table-cell>
          <table:table-cell table:formula="of:=RADIANS([.E159])" office:value-type="float" office:value="0.11512727562235" calcext:value-type="float">
            <text:p>0.11512727562235</text:p>
          </table:table-cell>
          <table:table-cell table:formula="of:=([.R159]-[.P159])/2" office:value-type="float" office:value="0.000742314710812042" calcext:value-type="float">
            <text:p>0.000742314710812</text:p>
          </table:table-cell>
          <table:table-cell table:formula="of:=([.S159]-[.Q159])/2" office:value-type="float" office:value="-0.000452982754062615" calcext:value-type="float">
            <text:p>-0.000452982754063</text:p>
          </table:table-cell>
          <table:table-cell table:formula="of:=SIN([.T159])*SIN([.T159])+COS([.P159])*COS([.R159])*SIN([.U159])*SIN([.U159])" office:value-type="float" office:value="0.00000063261288751655" calcext:value-type="float">
            <text:p>6.3261288751655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.952257" calcext:value-type="float">
            <text:p>50.952257</text:p>
          </table:table-cell>
          <table:table-cell office:value-type="float" office:value="6.596307" calcext:value-type="float">
            <text:p>6.596307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0]-[.C160]))*COS(RADIANS([.D160])))/(COS(RADIANS([.B160]))*SIN(RADIANS([.D160]))-SIN(RADIANS([.B160]))*COS(RADIANS([.D160]))*COS(RADIANS([.E160]-[.C160])))))" office:value-type="float" office:value="50.1762484919601" calcext:value-type="float">
            <text:p>50.2</text:p>
          </table:table-cell>
          <table:table-cell table:formula="of:=6371000*2*ATAN(SQRT([.V160])/SQRT(1-[.V160]))" office:value-type="float" office:value="9740.89526394767" calcext:value-type="float">
            <text:p>9740.89526394767</text:p>
          </table:table-cell>
          <table:table-cell office:value-type="float" office:value="13000" calcext:value-type="float">
            <text:p>1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59" calcext:value-type="float">
            <text:p>0.359</text:p>
          </table:table-cell>
          <table:table-cell table:formula="of:=1/([.J160]*[.L160])" office:value-type="float" office:value="3.42199894671944" calcext:value-type="float">
            <text:p>3.42199894671944</text:p>
          </table:table-cell>
          <table:table-cell table:formula="of:=1/[.M160]" office:value-type="float" office:value="2.78551532033426" calcext:value-type="float">
            <text:p>2.79</text:p>
          </table:table-cell>
          <table:table-cell table:formula="of:=RADIANS([.B160])" office:value-type="float" office:value="0.889284645972328" calcext:value-type="float">
            <text:p>0.889284645972328</text:p>
          </table:table-cell>
          <table:table-cell table:formula="of:=RADIANS([.C160])" office:value-type="float" office:value="0.11512727562235" calcext:value-type="float">
            <text:p>0.11512727562235</text:p>
          </table:table-cell>
          <table:table-cell table:formula="of:=RADIANS([.D160])" office:value-type="float" office:value="0.890262972831241" calcext:value-type="float">
            <text:p>0.890262972831241</text:p>
          </table:table-cell>
          <table:table-cell table:formula="of:=RADIANS([.E160])" office:value-type="float" office:value="0.116993521284922" calcext:value-type="float">
            <text:p>0.116993521284922</text:p>
          </table:table-cell>
          <table:table-cell table:formula="of:=([.R160]-[.P160])/2" office:value-type="float" office:value="0.00048916342945643" calcext:value-type="float">
            <text:p>0.000489163429456</text:p>
          </table:table-cell>
          <table:table-cell table:formula="of:=([.S160]-[.Q160])/2" office:value-type="float" office:value="0.000933122831286257" calcext:value-type="float">
            <text:p>0.000933122831286</text:p>
          </table:table-cell>
          <table:table-cell table:formula="of:=SIN([.T160])*SIN([.T160])+COS([.P160])*COS([.R160])*SIN([.U160])*SIN([.U160])" office:value-type="float" office:value="0.000000584416489782877" calcext:value-type="float">
            <text:p>5.84416489782877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1.034396" calcext:value-type="float">
            <text:p>51.034396</text:p>
          </table:table-cell>
          <table:table-cell office:value-type="float" office:value="6.62058" calcext:value-type="float">
            <text:p>6.62058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1]-[.C161]))*COS(RADIANS([.D161])))/(COS(RADIANS([.B161]))*SIN(RADIANS([.D161]))-SIN(RADIANS([.B161]))*COS(RADIANS([.D161]))*COS(RADIANS([.E161]-[.C161])))))" office:value-type="float" office:value="-63.3246520436285" calcext:value-type="float">
            <text:p>-63.3</text:p>
          </table:table-cell>
          <table:table-cell table:formula="of:=6371000*2*ATAN(SQRT([.V161])/SQRT(1-[.V161]))" office:value-type="float" office:value="6468.11458100641" calcext:value-type="float">
            <text:p>6468.11458100641</text:p>
          </table:table-cell>
          <table:table-cell table:formula="of:=[.J161]" office:value-type="float" office:value="6468.11458100641" calcext:value-type="float">
            <text:p>6468.1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61]" office:value-type="float" office:value="0.194043437430192" calcext:value-type="float">
            <text:p>0.194</text:p>
          </table:table-cell>
          <table:table-cell table:formula="of:=1/([.J161]*[.L161])" office:value-type="float" office:value="5.15348528784825" calcext:value-type="float">
            <text:p>5.15348528784825</text:p>
          </table:table-cell>
          <table:table-cell table:formula="of:=1/[.M161]" office:value-type="float" office:value="5.15348528784827" calcext:value-type="float">
            <text:p>5.15</text:p>
          </table:table-cell>
          <table:table-cell table:formula="of:=RADIANS([.B161])" office:value-type="float" office:value="0.890262972831241" calcext:value-type="float">
            <text:p>0.890262972831241</text:p>
          </table:table-cell>
          <table:table-cell table:formula="of:=RADIANS([.C161])" office:value-type="float" office:value="0.116993521284922" calcext:value-type="float">
            <text:p>0.116993521284922</text:p>
          </table:table-cell>
          <table:table-cell table:formula="of:=RADIANS([.D161])" office:value-type="float" office:value="0.890718241966624" calcext:value-type="float">
            <text:p>0.890718241966624</text:p>
          </table:table-cell>
          <table:table-cell table:formula="of:=RADIANS([.E161])" office:value-type="float" office:value="0.115550919391686" calcext:value-type="float">
            <text:p>0.115550919391686</text:p>
          </table:table-cell>
          <table:table-cell table:formula="of:=([.R161]-[.P161])/2" office:value-type="float" office:value="0.00022763456769137" calcext:value-type="float">
            <text:p>0.000227634567691</text:p>
          </table:table-cell>
          <table:table-cell table:formula="of:=([.S161]-[.Q161])/2" office:value-type="float" office:value="-0.000721300946617959" calcext:value-type="float">
            <text:p>-0.000721300946618</text:p>
          </table:table-cell>
          <table:table-cell table:formula="of:=SIN([.T161])*SIN([.T161])+COS([.P161])*COS([.R161])*SIN([.U161])*SIN([.U161])" office:value-type="float" office:value="0.000000257679678908438" calcext:value-type="float">
            <text:p>2.57679678908438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1.090456" calcext:value-type="float">
            <text:p>51.090456</text:p>
          </table:table-cell>
          <table:table-cell office:value-type="float" office:value="6.709595" calcext:value-type="float">
            <text:p>6.70959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2]-[.C162]))*COS(RADIANS([.D162])))/(COS(RADIANS([.B162]))*SIN(RADIANS([.D162]))-SIN(RADIANS([.B162]))*COS(RADIANS([.D162]))*COS(RADIANS([.E162]-[.C162])))))" office:value-type="float" office:value="2.7840664293095" calcext:value-type="float">
            <text:p>2.8</text:p>
          </table:table-cell>
          <table:table-cell table:formula="of:=6371000*2*ATAN(SQRT([.V162])/SQRT(1-[.V162]))" office:value-type="float" office:value="9144.92031812611" calcext:value-type="float">
            <text:p>9144.92031812611</text:p>
          </table:table-cell>
          <table:table-cell table:formula="of:=[.J162]" office:value-type="float" office:value="9144.92031812611" calcext:value-type="float">
            <text:p>9144.9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62]" office:value-type="float" office:value="0.274347609543783" calcext:value-type="float">
            <text:p>0.274</text:p>
          </table:table-cell>
          <table:table-cell table:formula="of:=1/([.J162]*[.L162])" office:value-type="float" office:value="3.64501080094306" calcext:value-type="float">
            <text:p>3.64501080094306</text:p>
          </table:table-cell>
          <table:table-cell table:formula="of:=1/[.M162]" office:value-type="float" office:value="3.64501080094307" calcext:value-type="float">
            <text:p>3.65</text:p>
          </table:table-cell>
          <table:table-cell table:formula="of:=RADIANS([.B162])" office:value-type="float" office:value="0.890262972831241" calcext:value-type="float">
            <text:p>0.890262972831241</text:p>
          </table:table-cell>
          <table:table-cell table:formula="of:=RADIANS([.C162])" office:value-type="float" office:value="0.116993521284922" calcext:value-type="float">
            <text:p>0.116993521284922</text:p>
          </table:table-cell>
          <table:table-cell table:formula="of:=RADIANS([.D162])" office:value-type="float" office:value="0.891696673545292" calcext:value-type="float">
            <text:p>0.891696673545292</text:p>
          </table:table-cell>
          <table:table-cell table:formula="of:=RADIANS([.E162])" office:value-type="float" office:value="0.117104524225349" calcext:value-type="float">
            <text:p>0.117104524225349</text:p>
          </table:table-cell>
          <table:table-cell table:formula="of:=([.R162]-[.P162])/2" office:value-type="float" office:value="0.0007168503570254" calcext:value-type="float">
            <text:p>0.000716850357025</text:p>
          </table:table-cell>
          <table:table-cell table:formula="of:=([.S162]-[.Q162])/2" office:value-type="float" office:value="0.0000555014702134163" calcext:value-type="float">
            <text:p>5.55014702134163E-05</text:p>
          </table:table-cell>
          <table:table-cell table:formula="of:=SIN([.T162])*SIN([.T162])+COS([.P162])*COS([.R162])*SIN([.U162])*SIN([.U162])" office:value-type="float" office:value="0.000000515091727874041" calcext:value-type="float">
            <text:p>5.15091727874041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1.258848" calcext:value-type="float">
            <text:p>51.258848</text:p>
          </table:table-cell>
          <table:table-cell office:value-type="float" office:value="6.622661" calcext:value-type="float">
            <text:p>6.62266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3]-[.C163]))*COS(RADIANS([.D163])))/(COS(RADIANS([.B163]))*SIN(RADIANS([.D163]))-SIN(RADIANS([.B163]))*COS(RADIANS([.D163]))*COS(RADIANS([.E163]-[.C163])))))" office:value-type="float" office:value="-11.3782272682829" calcext:value-type="float">
            <text:p>-11.4</text:p>
          </table:table-cell>
          <table:table-cell table:formula="of:=6371000*2*ATAN(SQRT([.V163])/SQRT(1-[.V163]))" office:value-type="float" office:value="28420.0731496223" calcext:value-type="float">
            <text:p>28420.0731496223</text:p>
          </table:table-cell>
          <table:table-cell office:value-type="float" office:value="31000" calcext:value-type="float">
            <text:p>3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828" calcext:value-type="float">
            <text:p>0.828</text:p>
          </table:table-cell>
          <table:table-cell table:formula="of:=1/([.J163]*[.L163])" office:value-type="float" office:value="1.17287992743173" calcext:value-type="float">
            <text:p>1.17287992743173</text:p>
          </table:table-cell>
          <table:table-cell table:formula="of:=1/[.M163]" office:value-type="float" office:value="1.20772946859903" calcext:value-type="float">
            <text:p>1.21</text:p>
          </table:table-cell>
          <table:table-cell table:formula="of:=RADIANS([.B163])" office:value-type="float" office:value="0.890262972831241" calcext:value-type="float">
            <text:p>0.890262972831241</text:p>
          </table:table-cell>
          <table:table-cell table:formula="of:=RADIANS([.C163])" office:value-type="float" office:value="0.116993521284922" calcext:value-type="float">
            <text:p>0.116993521284922</text:p>
          </table:table-cell>
          <table:table-cell table:formula="of:=RADIANS([.D163])" office:value-type="float" office:value="0.89463566837931" calcext:value-type="float">
            <text:p>0.89463566837931</text:p>
          </table:table-cell>
          <table:table-cell table:formula="of:=RADIANS([.E163])" office:value-type="float" office:value="0.11558723969342" calcext:value-type="float">
            <text:p>0.11558723969342</text:p>
          </table:table-cell>
          <table:table-cell table:formula="of:=([.R163]-[.P163])/2" office:value-type="float" office:value="0.00218634777403454" calcext:value-type="float">
            <text:p>0.002186347774035</text:p>
          </table:table-cell>
          <table:table-cell table:formula="of:=([.S163]-[.Q163])/2" office:value-type="float" office:value="-0.000703140795750963" calcext:value-type="float">
            <text:p>-0.000703140795751</text:p>
          </table:table-cell>
          <table:table-cell table:formula="of:=SIN([.T163])*SIN([.T163])+COS([.P163])*COS([.R163])*SIN([.U163])*SIN([.U163])" office:value-type="float" office:value="0.00000497478666077158" calcext:value-type="float">
            <text:p>4.97478666077158E-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1.071017" calcext:value-type="float">
            <text:p>51.071017</text:p>
          </table:table-cell>
          <table:table-cell office:value-type="float" office:value="6.965236" calcext:value-type="float">
            <text:p>6.965236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4]-[.C164]))*COS(RADIANS([.D164])))/(COS(RADIANS([.B164]))*SIN(RADIANS([.D164]))-SIN(RADIANS([.B164]))*COS(RADIANS([.D164]))*COS(RADIANS([.E164]-[.C164])))))" office:value-type="float" office:value="69.0597188169671" calcext:value-type="float">
            <text:p>69.1</text:p>
          </table:table-cell>
          <table:table-cell table:formula="of:=6371000*2*ATAN(SQRT([.V164])/SQRT(1-[.V164]))" office:value-type="float" office:value="19600.5420538663" calcext:value-type="float">
            <text:p>19600.5420538663</text:p>
          </table:table-cell>
          <table:table-cell office:value-type="float" office:value="22000" calcext:value-type="float">
            <text:p>22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28" calcext:value-type="float">
            <text:p>0.628</text:p>
          </table:table-cell>
          <table:table-cell table:formula="of:=1/([.J164]*[.L164])" office:value-type="float" office:value="1.70063323971993" calcext:value-type="float">
            <text:p>1.70063323971993</text:p>
          </table:table-cell>
          <table:table-cell table:formula="of:=1/[.M164]" office:value-type="float" office:value="1.59235668789809" calcext:value-type="float">
            <text:p>1.59</text:p>
          </table:table-cell>
          <table:table-cell table:formula="of:=RADIANS([.B164])" office:value-type="float" office:value="0.890262972831241" calcext:value-type="float">
            <text:p>0.890262972831241</text:p>
          </table:table-cell>
          <table:table-cell table:formula="of:=RADIANS([.C164])" office:value-type="float" office:value="0.116993521284922" calcext:value-type="float">
            <text:p>0.116993521284922</text:p>
          </table:table-cell>
          <table:table-cell table:formula="of:=RADIANS([.D164])" office:value-type="float" office:value="0.891357398991997" calcext:value-type="float">
            <text:p>0.891357398991997</text:p>
          </table:table-cell>
          <table:table-cell table:formula="of:=RADIANS([.E164])" office:value-type="float" office:value="0.12156630137844" calcext:value-type="float">
            <text:p>0.12156630137844</text:p>
          </table:table-cell>
          <table:table-cell table:formula="of:=([.R164]-[.P164])/2" office:value-type="float" office:value="0.000547213080377751" calcext:value-type="float">
            <text:p>0.000547213080378</text:p>
          </table:table-cell>
          <table:table-cell table:formula="of:=([.S164]-[.Q164])/2" office:value-type="float" office:value="0.00228639004675883" calcext:value-type="float">
            <text:p>0.002286390046759</text:p>
          </table:table-cell>
          <table:table-cell table:formula="of:=SIN([.T164])*SIN([.T164])+COS([.P164])*COS([.R164])*SIN([.U164])*SIN([.U164])" office:value-type="float" office:value="0.00000236624996130344" calcext:value-type="float">
            <text:p>2.36624996130344E-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0.967625" calcext:value-type="float">
            <text:p>50.967625</text:p>
          </table:table-cell>
          <table:table-cell office:value-type="float" office:value="6.808732" calcext:value-type="float">
            <text:p>6.80873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5]-[.C165]))*COS(RADIANS([.D165])))/(COS(RADIANS([.B165]))*SIN(RADIANS([.D165]))-SIN(RADIANS([.B165]))*COS(RADIANS([.D165]))*COS(RADIANS([.E165]-[.C165])))))" office:value-type="float" office:value="-58.5468026756996" calcext:value-type="float">
            <text:p>-58.5</text:p>
          </table:table-cell>
          <table:table-cell table:formula="of:=6371000*2*ATAN(SQRT([.V165])/SQRT(1-[.V165]))" office:value-type="float" office:value="8659.97539132781" calcext:value-type="float">
            <text:p>8659.97539132781</text:p>
          </table:table-cell>
          <table:table-cell table:formula="of:=[.J165]" office:value-type="float" office:value="8659.97539132781" calcext:value-type="float">
            <text:p>866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65]" office:value-type="float" office:value="0.259799261739834" calcext:value-type="float">
            <text:p>0.260</text:p>
          </table:table-cell>
          <table:table-cell table:formula="of:=1/([.J165]*[.L165])" office:value-type="float" office:value="3.84912564147857" calcext:value-type="float">
            <text:p>3.84912564147857</text:p>
          </table:table-cell>
          <table:table-cell table:formula="of:=1/[.M165]" office:value-type="float" office:value="3.84912564147858" calcext:value-type="float">
            <text:p>3.85</text:p>
          </table:table-cell>
          <table:table-cell table:formula="of:=RADIANS([.B165])" office:value-type="float" office:value="0.890262972831241" calcext:value-type="float">
            <text:p>0.890262972831241</text:p>
          </table:table-cell>
          <table:table-cell table:formula="of:=RADIANS([.C165])" office:value-type="float" office:value="0.116993521284922" calcext:value-type="float">
            <text:p>0.116993521284922</text:p>
          </table:table-cell>
          <table:table-cell table:formula="of:=RADIANS([.D165])" office:value-type="float" office:value="0.889552868171775" calcext:value-type="float">
            <text:p>0.889552868171775</text:p>
          </table:table-cell>
          <table:table-cell table:formula="of:=RADIANS([.E165])" office:value-type="float" office:value="0.118834791285899" calcext:value-type="float">
            <text:p>0.118834791285899</text:p>
          </table:table-cell>
          <table:table-cell table:formula="of:=([.R165]-[.P165])/2" office:value-type="float" office:value="-0.000355052329733208" calcext:value-type="float">
            <text:p>-0.000355052329733</text:p>
          </table:table-cell>
          <table:table-cell table:formula="of:=([.S165]-[.Q165])/2" office:value-type="float" office:value="0.000920635000488224" calcext:value-type="float">
            <text:p>0.000920635000488</text:p>
          </table:table-cell>
          <table:table-cell table:formula="of:=SIN([.T165])*SIN([.T165])+COS([.P165])*COS([.R165])*SIN([.U165])*SIN([.U165])" office:value-type="float" office:value="0.000000461910726380761" calcext:value-type="float">
            <text:p>4.61910726380761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6]-[.C166]))*COS(RADIANS([.D166])))/(COS(RADIANS([.B166]))*SIN(RADIANS([.D166]))-SIN(RADIANS([.B166]))*COS(RADIANS([.D166]))*COS(RADIANS([.E166]-[.C166])))))" office:value-type="float" office:value="-38.7761859970154" calcext:value-type="float">
            <text:p>-38.8</text:p>
          </table:table-cell>
          <table:table-cell table:formula="of:=6371000*2*ATAN(SQRT([.V166])/SQRT(1-[.V166]))" office:value-type="float" office:value="30207.7847845484" calcext:value-type="float">
            <text:p>30207.7847845484</text:p>
          </table:table-cell>
          <table:table-cell office:value-type="float" office:value="34000" calcext:value-type="float">
            <text:p>3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01" calcext:value-type="float">
            <text:p>1.001</text:p>
          </table:table-cell>
          <table:table-cell table:formula="of:=1/([.J166]*[.L166])" office:value-type="float" office:value="1.10346831358464" calcext:value-type="float">
            <text:p>1.10346831358464</text:p>
          </table:table-cell>
          <table:table-cell table:formula="of:=1/[.M166]" office:value-type="float" office:value="0.999000999000999" calcext:value-type="float">
            <text:p>1.00</text:p>
          </table:table-cell>
          <table:table-cell table:formula="of:=RADIANS([.B166])" office:value-type="float" office:value="0.890262972831241" calcext:value-type="float">
            <text:p>0.890262972831241</text:p>
          </table:table-cell>
          <table:table-cell table:formula="of:=RADIANS([.C166])" office:value-type="float" office:value="0.116993521284922" calcext:value-type="float">
            <text:p>0.116993521284922</text:p>
          </table:table-cell>
          <table:table-cell table:formula="of:=RADIANS([.D166])" office:value-type="float" office:value="0.886561129487761" calcext:value-type="float">
            <text:p>0.886561129487761</text:p>
          </table:table-cell>
          <table:table-cell table:formula="of:=RADIANS([.E166])" office:value-type="float" office:value="0.1216914589391" calcext:value-type="float">
            <text:p>0.1216914589391</text:p>
          </table:table-cell>
          <table:table-cell table:formula="of:=([.R166]-[.P166])/2" office:value-type="float" office:value="-0.00185092167174" calcext:value-type="float">
            <text:p>-0.00185092167174</text:p>
          </table:table-cell>
          <table:table-cell table:formula="of:=([.S166]-[.Q166])/2" office:value-type="float" office:value="0.00234896882708908" calcext:value-type="float">
            <text:p>0.002348968827089</text:p>
          </table:table-cell>
          <table:table-cell table:formula="of:=SIN([.T166])*SIN([.T166])+COS([.P166])*COS([.R166])*SIN([.U166])*SIN([.U166])" office:value-type="float" office:value="0.00000562032903944443" calcext:value-type="float">
            <text:p>5.62032903944443E-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0.967625" calcext:value-type="float">
            <text:p>50.967625</text:p>
          </table:table-cell>
          <table:table-cell office:value-type="float" office:value="6.808732" calcext:value-type="float">
            <text:p>6.808732</text:p>
          </table:table-cell>
          <table:table-cell office:value-type="float" office:value="50.863679" calcext:value-type="float">
            <text:p>50.863679</text:p>
          </table:table-cell>
          <table:table-cell office:value-type="float" office:value="6.84333" calcext:value-type="float">
            <text:p>6.84333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7]-[.C167]))*COS(RADIANS([.D167])))/(COS(RADIANS([.B167]))*SIN(RADIANS([.D167]))-SIN(RADIANS([.B167]))*COS(RADIANS([.D167]))*COS(RADIANS([.E167]-[.C167])))))" office:value-type="float" office:value="-11.8648283197748" calcext:value-type="float">
            <text:p>-11.9</text:p>
          </table:table-cell>
          <table:table-cell table:formula="of:=6371000*2*ATAN(SQRT([.V167])/SQRT(1-[.V167]))" office:value-type="float" office:value="11810.0151046124" calcext:value-type="float">
            <text:p>11810.0151046124</text:p>
          </table:table-cell>
          <table:table-cell table:formula="of:=[.J167]" office:value-type="float" office:value="11810.0151046124" calcext:value-type="float">
            <text:p>1181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67]" office:value-type="float" office:value="0.354300453138373" calcext:value-type="float">
            <text:p>0.354</text:p>
          </table:table-cell>
          <table:table-cell table:formula="of:=1/([.J167]*[.L167])" office:value-type="float" office:value="2.82246322617445" calcext:value-type="float">
            <text:p>2.82246322617445</text:p>
          </table:table-cell>
          <table:table-cell table:formula="of:=1/[.M167]" office:value-type="float" office:value="2.82246322617444" calcext:value-type="float">
            <text:p>2.82</text:p>
          </table:table-cell>
          <table:table-cell table:formula="of:=RADIANS([.B167])" office:value-type="float" office:value="0.889552868171775" calcext:value-type="float">
            <text:p>0.889552868171775</text:p>
          </table:table-cell>
          <table:table-cell table:formula="of:=RADIANS([.C167])" office:value-type="float" office:value="0.118834791285899" calcext:value-type="float">
            <text:p>0.118834791285899</text:p>
          </table:table-cell>
          <table:table-cell table:formula="of:=RADIANS([.D167])" office:value-type="float" office:value="0.887738668227497" calcext:value-type="float">
            <text:p>0.887738668227497</text:p>
          </table:table-cell>
          <table:table-cell table:formula="of:=RADIANS([.E167])" office:value-type="float" office:value="0.119438640300504" calcext:value-type="float">
            <text:p>0.119438640300504</text:p>
          </table:table-cell>
          <table:table-cell table:formula="of:=([.R167]-[.P167])/2" office:value-type="float" office:value="-0.000907099972139058" calcext:value-type="float">
            <text:p>-0.000907099972139</text:p>
          </table:table-cell>
          <table:table-cell table:formula="of:=([.S167]-[.Q167])/2" office:value-type="float" office:value="0.000301924507302501" calcext:value-type="float">
            <text:p>0.000301924507303</text:p>
          </table:table-cell>
          <table:table-cell table:formula="of:=SIN([.T167])*SIN([.T167])+COS([.P167])*COS([.R167])*SIN([.U167])*SIN([.U167])" office:value-type="float" office:value="0.000000859064119533768" calcext:value-type="float">
            <text:p>8.59064119533768E-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0.863679" calcext:value-type="float">
            <text:p>50.863679</text:p>
          </table:table-cell>
          <table:table-cell office:value-type="float" office:value="6.84333" calcext:value-type="float">
            <text:p>6.843330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8]-[.C168]))*COS(RADIANS([.D168])))/(COS(RADIANS([.B168]))*SIN(RADIANS([.D168]))-SIN(RADIANS([.B168]))*COS(RADIANS([.D168]))*COS(RADIANS([.E168]-[.C168])))))" office:value-type="float" office:value="-50.4408528423755" calcext:value-type="float">
            <text:p>-50.4</text:p>
          </table:table-cell>
          <table:table-cell table:formula="of:=6371000*2*ATAN(SQRT([.V168])/SQRT(1-[.V168]))" office:value-type="float" office:value="11767.1163399749" calcext:value-type="float">
            <text:p>11767.1163399749</text:p>
          </table:table-cell>
          <table:table-cell office:value-type="float" office:value="13000" calcext:value-type="float">
            <text:p>1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48" calcext:value-type="float">
            <text:p>0.348</text:p>
          </table:table-cell>
          <table:table-cell table:formula="of:=1/([.J168]*[.L168])" office:value-type="float" office:value="2.83275293370682" calcext:value-type="float">
            <text:p>2.83275293370682</text:p>
          </table:table-cell>
          <table:table-cell table:formula="of:=1/[.M168]" office:value-type="float" office:value="2.8735632183908" calcext:value-type="float">
            <text:p>2.87</text:p>
          </table:table-cell>
          <table:table-cell table:formula="of:=RADIANS([.B168])" office:value-type="float" office:value="0.887738668227497" calcext:value-type="float">
            <text:p>0.887738668227497</text:p>
          </table:table-cell>
          <table:table-cell table:formula="of:=RADIANS([.C168])" office:value-type="float" office:value="0.119438640300504" calcext:value-type="float">
            <text:p>0.119438640300504</text:p>
          </table:table-cell>
          <table:table-cell table:formula="of:=RADIANS([.D168])" office:value-type="float" office:value="0.886561129487761" calcext:value-type="float">
            <text:p>0.886561129487761</text:p>
          </table:table-cell>
          <table:table-cell table:formula="of:=RADIANS([.E168])" office:value-type="float" office:value="0.1216914589391" calcext:value-type="float">
            <text:p>0.1216914589391</text:p>
          </table:table-cell>
          <table:table-cell table:formula="of:=([.R168]-[.P168])/2" office:value-type="float" office:value="-0.000588769369867737" calcext:value-type="float">
            <text:p>-0.000588769369868</text:p>
          </table:table-cell>
          <table:table-cell table:formula="of:=([.S168]-[.Q168])/2" office:value-type="float" office:value="0.00112640931929836" calcext:value-type="float">
            <text:p>0.001126409319298</text:p>
          </table:table-cell>
          <table:table-cell table:formula="of:=SIN([.T168])*SIN([.T168])+COS([.P168])*COS([.R168])*SIN([.U168])*SIN([.U168])" office:value-type="float" office:value="0.000000852834517530668" calcext:value-type="float">
            <text:p>8.52834517530668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0.867194" calcext:value-type="float">
            <text:p>50.867194</text:p>
          </table:table-cell>
          <table:table-cell office:value-type="float" office:value="6.648215" calcext:value-type="float">
            <text:p>6.648215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69]-[.C169]))*COS(RADIANS([.D169])))/(COS(RADIANS([.B169]))*SIN(RADIANS([.D169]))-SIN(RADIANS([.B169]))*COS(RADIANS([.D169]))*COS(RADIANS([.E169]-[.C169])))))" office:value-type="float" office:value="-71.0060938565539" calcext:value-type="float">
            <text:p>-71.0</text:p>
          </table:table-cell>
          <table:table-cell table:formula="of:=6371000*2*ATAN(SQRT([.V169])/SQRT(1-[.V169]))" office:value-type="float" office:value="24097.5251947618" calcext:value-type="float">
            <text:p>24097.5251947618</text:p>
          </table:table-cell>
          <table:table-cell office:value-type="float" office:value="29000" calcext:value-type="float">
            <text:p>2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89" calcext:value-type="float">
            <text:p>0.789</text:p>
          </table:table-cell>
          <table:table-cell table:formula="of:=1/([.J169]*[.L169])" office:value-type="float" office:value="1.38326791087158" calcext:value-type="float">
            <text:p>1.38326791087158</text:p>
          </table:table-cell>
          <table:table-cell table:formula="of:=1/[.M169]" office:value-type="float" office:value="1.26742712294043" calcext:value-type="float">
            <text:p>1.27</text:p>
          </table:table-cell>
          <table:table-cell table:formula="of:=RADIANS([.B169])" office:value-type="float" office:value="0.887800016550704" calcext:value-type="float">
            <text:p>0.887800016550704</text:p>
          </table:table-cell>
          <table:table-cell table:formula="of:=RADIANS([.C169])" office:value-type="float" office:value="0.116033241130475" calcext:value-type="float">
            <text:p>0.116033241130475</text:p>
          </table:table-cell>
          <table:table-cell table:formula="of:=RADIANS([.D169])" office:value-type="float" office:value="0.886561129487761" calcext:value-type="float">
            <text:p>0.886561129487761</text:p>
          </table:table-cell>
          <table:table-cell table:formula="of:=RADIANS([.E169])" office:value-type="float" office:value="0.1216914589391" calcext:value-type="float">
            <text:p>0.1216914589391</text:p>
          </table:table-cell>
          <table:table-cell table:formula="of:=([.R169]-[.P169])/2" office:value-type="float" office:value="-0.000619443531471531" calcext:value-type="float">
            <text:p>-0.000619443531472</text:p>
          </table:table-cell>
          <table:table-cell table:formula="of:=([.S169]-[.Q169])/2" office:value-type="float" office:value="0.00282910890431273" calcext:value-type="float">
            <text:p>0.002829108904313</text:p>
          </table:table-cell>
          <table:table-cell table:formula="of:=SIN([.T169])*SIN([.T169])+COS([.P169])*COS([.R169])*SIN([.U169])*SIN([.U169])" office:value-type="float" office:value="0.00000357659007266244" calcext:value-type="float">
            <text:p>3.57659007266244E-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0]-[.C170]))*COS(RADIANS([.D170])))/(COS(RADIANS([.B170]))*SIN(RADIANS([.D170]))-SIN(RADIANS([.B170]))*COS(RADIANS([.D170]))*COS(RADIANS([.E170]-[.C170])))))" office:value-type="float" office:value="-87.3897908354529" calcext:value-type="float">
            <text:p>-87.4</text:p>
          </table:table-cell>
          <table:table-cell table:formula="of:=6371000*2*ATAN(SQRT([.V170])/SQRT(1-[.V170]))" office:value-type="float" office:value="62681.5396216098" calcext:value-type="float">
            <text:p>62681.5396216098</text:p>
          </table:table-cell>
          <table:table-cell office:value-type="float" office:value="68000" calcext:value-type="float">
            <text:p>6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86" calcext:value-type="float">
            <text:p>1.860</text:p>
          </table:table-cell>
          <table:table-cell table:formula="of:=1/([.J170]*[.L170])" office:value-type="float" office:value="0.531788681875987" calcext:value-type="float">
            <text:p>0.531788681875987</text:p>
          </table:table-cell>
          <table:table-cell table:formula="of:=1/[.M170]" office:value-type="float" office:value="0.537634408602151" calcext:value-type="float">
            <text:p>0.54</text:p>
          </table:table-cell>
          <table:table-cell table:formula="of:=RADIANS([.B170])" office:value-type="float" office:value="0.886561129487761" calcext:value-type="float">
            <text:p>0.886561129487761</text:p>
          </table:table-cell>
          <table:table-cell table:formula="of:=RADIANS([.C170])" office:value-type="float" office:value="0.1216914589391" calcext:value-type="float">
            <text:p>0.1216914589391</text:p>
          </table:table-cell>
          <table:table-cell table:formula="of:=RADIANS([.D170])" office:value-type="float" office:value="0.886053901900547" calcext:value-type="float">
            <text:p>0.886053901900547</text:p>
          </table:table-cell>
          <table:table-cell table:formula="of:=RADIANS([.E170])" office:value-type="float" office:value="0.13723139935996" calcext:value-type="float">
            <text:p>0.13723139935996</text:p>
          </table:table-cell>
          <table:table-cell table:formula="of:=([.R170]-[.P170])/2" office:value-type="float" office:value="-0.000253613793607277" calcext:value-type="float">
            <text:p>-0.000253613793607</text:p>
          </table:table-cell>
          <table:table-cell table:formula="of:=([.S170]-[.Q170])/2" office:value-type="float" office:value="0.00776997021042973" calcext:value-type="float">
            <text:p>0.00776997021043</text:p>
          </table:table-cell>
          <table:table-cell table:formula="of:=SIN([.T170])*SIN([.T170])+COS([.P170])*COS([.R170])*SIN([.U170])*SIN([.U170])" office:value-type="float" office:value="0.0000241991775470755" calcext:value-type="float">
            <text:p>2.41991775470755E-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51.232686" calcext:value-type="float">
            <text:p>51.232686</text:p>
          </table:table-cell>
          <table:table-cell office:value-type="float" office:value="7.233461" calcext:value-type="float">
            <text:p>7.23346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1]-[.C171]))*COS(RADIANS([.D171])))/(COS(RADIANS([.B171]))*SIN(RADIANS([.D171]))-SIN(RADIANS([.B171]))*COS(RADIANS([.D171]))*COS(RADIANS([.E171]-[.C171])))))" office:value-type="float" office:value="-40.1444681013032" calcext:value-type="float">
            <text:p>-40.1</text:p>
          </table:table-cell>
          <table:table-cell table:formula="of:=6371000*2*ATAN(SQRT([.V171])/SQRT(1-[.V171]))" office:value-type="float" office:value="67962.7332313738" calcext:value-type="float">
            <text:p>67962.7332313738</text:p>
          </table:table-cell>
          <table:table-cell office:value-type="float" office:value="74000" calcext:value-type="float">
            <text:p>7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009" calcext:value-type="float">
            <text:p>2.009</text:p>
          </table:table-cell>
          <table:table-cell table:formula="of:=1/([.J171]*[.L171])" office:value-type="float" office:value="0.490464873151182" calcext:value-type="float">
            <text:p>0.490464873151182</text:p>
          </table:table-cell>
          <table:table-cell table:formula="of:=1/[.M171]" office:value-type="float" office:value="0.497760079641613" calcext:value-type="float">
            <text:p>0.50</text:p>
          </table:table-cell>
          <table:table-cell table:formula="of:=RADIANS([.B171])" office:value-type="float" office:value="0.886053901900547" calcext:value-type="float">
            <text:p>0.886053901900547</text:p>
          </table:table-cell>
          <table:table-cell table:formula="of:=RADIANS([.C171])" office:value-type="float" office:value="0.13723139935996" calcext:value-type="float">
            <text:p>0.13723139935996</text:p>
          </table:table-cell>
          <table:table-cell table:formula="of:=RADIANS([.D171])" office:value-type="float" office:value="0.894179055340404" calcext:value-type="float">
            <text:p>0.894179055340404</text:p>
          </table:table-cell>
          <table:table-cell table:formula="of:=RADIANS([.E171])" office:value-type="float" office:value="0.126247710764602" calcext:value-type="float">
            <text:p>0.126247710764602</text:p>
          </table:table-cell>
          <table:table-cell table:formula="of:=([.R171]-[.P171])/2" office:value-type="float" office:value="0.00406257671992843" calcext:value-type="float">
            <text:p>0.004062576719928</text:p>
          </table:table-cell>
          <table:table-cell table:formula="of:=([.S171]-[.Q171])/2" office:value-type="float" office:value="-0.00549184429767909" calcext:value-type="float">
            <text:p>-0.005491844297679</text:p>
          </table:table-cell>
          <table:table-cell table:formula="of:=SIN([.T171])*SIN([.T171])+COS([.P171])*COS([.R171])*SIN([.U171])*SIN([.U171])" office:value-type="float" office:value="0.0000284486952419474" calcext:value-type="float">
            <text:p>2.84486952419474E-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51.171958" calcext:value-type="float">
            <text:p>51.171958</text:p>
          </table:table-cell>
          <table:table-cell office:value-type="float" office:value="7.12204" calcext:value-type="float">
            <text:p>7.12204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2]-[.C172]))*COS(RADIANS([.D172])))/(COS(RADIANS([.B172]))*SIN(RADIANS([.D172]))-SIN(RADIANS([.B172]))*COS(RADIANS([.D172]))*COS(RADIANS([.E172]-[.C172])))))" office:value-type="float" office:value="-48.7607707866711" calcext:value-type="float">
            <text:p>-48.8</text:p>
          </table:table-cell>
          <table:table-cell table:formula="of:=6371000*2*ATAN(SQRT([.V172])/SQRT(1-[.V172]))" office:value-type="float" office:value="68676.388158952" calcext:value-type="float">
            <text:p>68676.388158952</text:p>
          </table:table-cell>
          <table:table-cell office:value-type="float" office:value="84000" calcext:value-type="float">
            <text:p>8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294" calcext:value-type="float">
            <text:p>2.294</text:p>
          </table:table-cell>
          <table:table-cell table:formula="of:=1/([.J172]*[.L172])" office:value-type="float" office:value="0.485368177140928" calcext:value-type="float">
            <text:p>0.485368177140928</text:p>
          </table:table-cell>
          <table:table-cell table:formula="of:=1/[.M172]" office:value-type="float" office:value="0.4359197907585" calcext:value-type="float">
            <text:p>0.44</text:p>
          </table:table-cell>
          <table:table-cell table:formula="of:=RADIANS([.B172])" office:value-type="float" office:value="0.886053901900547" calcext:value-type="float">
            <text:p>0.886053901900547</text:p>
          </table:table-cell>
          <table:table-cell table:formula="of:=RADIANS([.C172])" office:value-type="float" office:value="0.13723139935996" calcext:value-type="float">
            <text:p>0.13723139935996</text:p>
          </table:table-cell>
          <table:table-cell table:formula="of:=RADIANS([.D172])" office:value-type="float" office:value="0.893119151792252" calcext:value-type="float">
            <text:p>0.893119151792252</text:p>
          </table:table-cell>
          <table:table-cell table:formula="of:=RADIANS([.E172])" office:value-type="float" office:value="0.124303047458737" calcext:value-type="float">
            <text:p>0.124303047458737</text:p>
          </table:table-cell>
          <table:table-cell table:formula="of:=([.R172]-[.P172])/2" office:value-type="float" office:value="0.00353262494585282" calcext:value-type="float">
            <text:p>0.003532624945853</text:p>
          </table:table-cell>
          <table:table-cell table:formula="of:=([.S172]-[.Q172])/2" office:value-type="float" office:value="-0.00646417595061139" calcext:value-type="float">
            <text:p>-0.006464175950611</text:p>
          </table:table-cell>
          <table:table-cell table:formula="of:=SIN([.T172])*SIN([.T172])+COS([.P172])*COS([.R172])*SIN([.U172])*SIN([.U172])" office:value-type="float" office:value="0.0000290492876032835" calcext:value-type="float">
            <text:p>2.90492876032835E-0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.232686" calcext:value-type="float">
            <text:p>51.232686</text:p>
          </table:table-cell>
          <table:table-cell office:value-type="float" office:value="7.233461" calcext:value-type="float">
            <text:p>7.233461</text:p>
          </table:table-cell>
          <table:table-cell office:value-type="float" office:value="51.071017" calcext:value-type="float">
            <text:p>51.071017</text:p>
          </table:table-cell>
          <table:table-cell office:value-type="float" office:value="6.965236" calcext:value-type="float">
            <text:p>6.96523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3]-[.C173]))*COS(RADIANS([.D173])))/(COS(RADIANS([.B173]))*SIN(RADIANS([.D173]))-SIN(RADIANS([.B173]))*COS(RADIANS([.D173]))*COS(RADIANS([.E173]-[.C173])))))" office:value-type="float" office:value="46.2466456924341" calcext:value-type="float">
            <text:p>46.2</text:p>
          </table:table-cell>
          <table:table-cell table:formula="of:=6371000*2*ATAN(SQRT([.V173])/SQRT(1-[.V173]))" office:value-type="float" office:value="25945.2778674327" calcext:value-type="float">
            <text:p>25945.2778674327</text:p>
          </table:table-cell>
          <table:table-cell office:value-type="float" office:value="28000" calcext:value-type="float">
            <text:p>2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72" calcext:value-type="float">
            <text:p>0.772</text:p>
          </table:table-cell>
          <table:table-cell table:formula="of:=1/([.J173]*[.L173])" office:value-type="float" office:value="1.28475530320584" calcext:value-type="float">
            <text:p>1.28475530320584</text:p>
          </table:table-cell>
          <table:table-cell table:formula="of:=1/[.M173]" office:value-type="float" office:value="1.29533678756477" calcext:value-type="float">
            <text:p>1.30</text:p>
          </table:table-cell>
          <table:table-cell table:formula="of:=RADIANS([.B173])" office:value-type="float" office:value="0.894179055340404" calcext:value-type="float">
            <text:p>0.894179055340404</text:p>
          </table:table-cell>
          <table:table-cell table:formula="of:=RADIANS([.C173])" office:value-type="float" office:value="0.126247710764602" calcext:value-type="float">
            <text:p>0.126247710764602</text:p>
          </table:table-cell>
          <table:table-cell table:formula="of:=RADIANS([.D173])" office:value-type="float" office:value="0.891357398991997" calcext:value-type="float">
            <text:p>0.891357398991997</text:p>
          </table:table-cell>
          <table:table-cell table:formula="of:=RADIANS([.E173])" office:value-type="float" office:value="0.12156630137844" calcext:value-type="float">
            <text:p>0.12156630137844</text:p>
          </table:table-cell>
          <table:table-cell table:formula="of:=([.R173]-[.P173])/2" office:value-type="float" office:value="-0.0014108281742034" calcext:value-type="float">
            <text:p>-0.001410828174203</text:p>
          </table:table-cell>
          <table:table-cell table:formula="of:=([.S173]-[.Q173])/2" office:value-type="float" office:value="-0.0023407046930809" calcext:value-type="float">
            <text:p>-0.002340704693081</text:p>
          </table:table-cell>
          <table:table-cell table:formula="of:=SIN([.T173])*SIN([.T173])+COS([.P173])*COS([.R173])*SIN([.U173])*SIN([.U173])" office:value-type="float" office:value="0.00000414611029258173" calcext:value-type="float">
            <text:p>4.14611029258173E-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.171958" calcext:value-type="float">
            <text:p>51.171958</text:p>
          </table:table-cell>
          <table:table-cell office:value-type="float" office:value="7.12204" calcext:value-type="float">
            <text:p>7.122040</text:p>
          </table:table-cell>
          <table:table-cell office:value-type="float" office:value="51.071017" calcext:value-type="float">
            <text:p>51.071017</text:p>
          </table:table-cell>
          <table:table-cell office:value-type="float" office:value="6.965236" calcext:value-type="float">
            <text:p>6.965236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4]-[.C174]))*COS(RADIANS([.D174])))/(COS(RADIANS([.B174]))*SIN(RADIANS([.D174]))-SIN(RADIANS([.B174]))*COS(RADIANS([.D174]))*COS(RADIANS([.E174]-[.C174])))))" office:value-type="float" office:value="44.336958335694" calcext:value-type="float">
            <text:p>44.3</text:p>
          </table:table-cell>
          <table:table-cell table:formula="of:=6371000*2*ATAN(SQRT([.V174])/SQRT(1-[.V174]))" office:value-type="float" office:value="15676.4456828402" calcext:value-type="float">
            <text:p>15676.4456828402</text:p>
          </table:table-cell>
          <table:table-cell office:value-type="float" office:value="17000" calcext:value-type="float">
            <text:p>17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6" calcext:value-type="float">
            <text:p>0.460</text:p>
          </table:table-cell>
          <table:table-cell table:formula="of:=1/([.J174]*[.L174])" office:value-type="float" office:value="2.12633233372669" calcext:value-type="float">
            <text:p>2.12633233372669</text:p>
          </table:table-cell>
          <table:table-cell table:formula="of:=1/[.M174]" office:value-type="float" office:value="2.17391304347826" calcext:value-type="float">
            <text:p>2.17</text:p>
          </table:table-cell>
          <table:table-cell table:formula="of:=RADIANS([.B174])" office:value-type="float" office:value="0.893119151792252" calcext:value-type="float">
            <text:p>0.893119151792252</text:p>
          </table:table-cell>
          <table:table-cell table:formula="of:=RADIANS([.C174])" office:value-type="float" office:value="0.124303047458737" calcext:value-type="float">
            <text:p>0.124303047458737</text:p>
          </table:table-cell>
          <table:table-cell table:formula="of:=RADIANS([.D174])" office:value-type="float" office:value="0.891357398991997" calcext:value-type="float">
            <text:p>0.891357398991997</text:p>
          </table:table-cell>
          <table:table-cell table:formula="of:=RADIANS([.E174])" office:value-type="float" office:value="0.12156630137844" calcext:value-type="float">
            <text:p>0.12156630137844</text:p>
          </table:table-cell>
          <table:table-cell table:formula="of:=([.R174]-[.P174])/2" office:value-type="float" office:value="-0.000880876400127795" calcext:value-type="float">
            <text:p>-0.000880876400128</text:p>
          </table:table-cell>
          <table:table-cell table:formula="of:=([.S174]-[.Q174])/2" office:value-type="float" office:value="-0.0013683730401486" calcext:value-type="float">
            <text:p>-0.001368373040149</text:p>
          </table:table-cell>
          <table:table-cell table:formula="of:=SIN([.T174])*SIN([.T174])+COS([.P174])*COS([.R174])*SIN([.U174])*SIN([.U174])" office:value-type="float" office:value="0.000001513630197265" calcext:value-type="float">
            <text:p>1.513630197265E-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50.590726" calcext:value-type="float">
            <text:p>50.590726</text:p>
          </table:table-cell>
          <table:table-cell office:value-type="float" office:value="8.480881" calcext:value-type="float">
            <text:p>8.48088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5]-[.C175]))*COS(RADIANS([.D175])))/(COS(RADIANS([.B175]))*SIN(RADIANS([.D175]))-SIN(RADIANS([.B175]))*COS(RADIANS([.D175]))*COS(RADIANS([.E175]-[.C175])))))" office:value-type="float" office:value="-65.9906501618848" calcext:value-type="float">
            <text:p>-66.0</text:p>
          </table:table-cell>
          <table:table-cell table:formula="of:=6371000*2*ATAN(SQRT([.V175])/SQRT(1-[.V175]))" office:value-type="float" office:value="47765.7282514578" calcext:value-type="float">
            <text:p>47765.7282514578</text:p>
          </table:table-cell>
          <table:table-cell table:formula="of:=36000+19000" office:value-type="float" office:value="55000" calcext:value-type="float">
            <text:p>55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515*2+0.51" office:value-type="float" office:value="1.54" calcext:value-type="float">
            <text:p>1.540</text:p>
          </table:table-cell>
          <table:table-cell table:formula="of:=1/([.J175]*[.L175])" office:value-type="float" office:value="0.69785041605256" calcext:value-type="float">
            <text:p>0.69785041605256</text:p>
          </table:table-cell>
          <table:table-cell table:formula="of:=1/[.M175]" office:value-type="float" office:value="0.649350649350649" calcext:value-type="float">
            <text:p>0.65</text:p>
          </table:table-cell>
          <table:table-cell table:formula="of:=RADIANS([.B175])" office:value-type="float" office:value="0.886053901900547" calcext:value-type="float">
            <text:p>0.886053901900547</text:p>
          </table:table-cell>
          <table:table-cell table:formula="of:=RADIANS([.C175])" office:value-type="float" office:value="0.13723139935996" calcext:value-type="float">
            <text:p>0.13723139935996</text:p>
          </table:table-cell>
          <table:table-cell table:formula="of:=RADIANS([.D175])" office:value-type="float" office:value="0.882974739674301" calcext:value-type="float">
            <text:p>0.882974739674301</text:p>
          </table:table-cell>
          <table:table-cell table:formula="of:=RADIANS([.E175])" office:value-type="float" office:value="0.148019296919829" calcext:value-type="float">
            <text:p>0.148019296919829</text:p>
          </table:table-cell>
          <table:table-cell table:formula="of:=([.R175]-[.P175])/2" office:value-type="float" office:value="-0.00153958111312302" calcext:value-type="float">
            <text:p>-0.001539581113123</text:p>
          </table:table-cell>
          <table:table-cell table:formula="of:=([.S175]-[.Q175])/2" office:value-type="float" office:value="0.00539394877993474" calcext:value-type="float">
            <text:p>0.005393948779935</text:p>
          </table:table-cell>
          <table:table-cell table:formula="of:=SIN([.T175])*SIN([.T175])+COS([.P175])*COS([.R175])*SIN([.U175])*SIN([.U175])" office:value-type="float" office:value="0.0000140525639786002" calcext:value-type="float">
            <text:p>1.40525639786002E-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50.599809" calcext:value-type="float">
            <text:p>50.599809</text:p>
          </table:table-cell>
          <table:table-cell office:value-type="float" office:value="8.465825" calcext:value-type="float">
            <text:p>8.46582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6]-[.C176]))*COS(RADIANS([.D176])))/(COS(RADIANS([.B176]))*SIN(RADIANS([.D176]))-SIN(RADIANS([.B176]))*COS(RADIANS([.D176]))*COS(RADIANS([.E176]-[.C176])))))" office:value-type="float" office:value="-66.5820938241347" calcext:value-type="float">
            <text:p>-66.6</text:p>
          </table:table-cell>
          <table:table-cell table:formula="of:=6371000*2*ATAN(SQRT([.V176])/SQRT(1-[.V176]))" office:value-type="float" office:value="46382.4652449083" calcext:value-type="float">
            <text:p>46382.4652449083</text:p>
          </table:table-cell>
          <table:table-cell table:formula="of:=(19000+59000)/2" office:value-type="float" office:value="39000" calcext:value-type="float">
            <text:p>39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(2*0.811+0.51)/2" office:value-type="float" office:value="1.066" calcext:value-type="float">
            <text:p>1.066</text:p>
          </table:table-cell>
          <table:table-cell table:formula="of:=1/([.J176]*[.L176])" office:value-type="float" office:value="0.718662390136594" calcext:value-type="float">
            <text:p>0.718662390136594</text:p>
          </table:table-cell>
          <table:table-cell table:formula="of:=1/[.M176]" office:value-type="float" office:value="0.938086303939962" calcext:value-type="float">
            <text:p>0.94</text:p>
          </table:table-cell>
          <table:table-cell table:formula="of:=RADIANS([.B176])" office:value-type="float" office:value="0.886053901900547" calcext:value-type="float">
            <text:p>0.886053901900547</text:p>
          </table:table-cell>
          <table:table-cell table:formula="of:=RADIANS([.C176])" office:value-type="float" office:value="0.13723139935996" calcext:value-type="float">
            <text:p>0.13723139935996</text:p>
          </table:table-cell>
          <table:table-cell table:formula="of:=RADIANS([.D176])" office:value-type="float" office:value="0.883133267930259" calcext:value-type="float">
            <text:p>0.883133267930259</text:p>
          </table:table-cell>
          <table:table-cell table:formula="of:=RADIANS([.E176])" office:value-type="float" office:value="0.147756520147649" calcext:value-type="float">
            <text:p>0.147756520147649</text:p>
          </table:table-cell>
          <table:table-cell table:formula="of:=([.R176]-[.P176])/2" office:value-type="float" office:value="-0.00146031698514365" calcext:value-type="float">
            <text:p>-0.001460316985144</text:p>
          </table:table-cell>
          <table:table-cell table:formula="of:=([.S176]-[.Q176])/2" office:value-type="float" office:value="0.00526256039384461" calcext:value-type="float">
            <text:p>0.005262560393845</text:p>
          </table:table-cell>
          <table:table-cell table:formula="of:=SIN([.T176])*SIN([.T176])+COS([.P176])*COS([.R176])*SIN([.U176])*SIN([.U176])" office:value-type="float" office:value="0.0000132504472023302" calcext:value-type="float">
            <text:p>1.32504472023302E-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.599809" calcext:value-type="float">
            <text:p>50.599809</text:p>
          </table:table-cell>
          <table:table-cell office:value-type="float" office:value="8.465825" calcext:value-type="float">
            <text:p>8.465825</text:p>
          </table:table-cell>
          <table:table-cell office:value-type="float" office:value="50.75845" calcext:value-type="float">
            <text:p>50.758450</text:p>
          </table:table-cell>
          <table:table-cell office:value-type="float" office:value="8.284522" calcext:value-type="float">
            <text:p>8.28452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7]-[.C177]))*COS(RADIANS([.D177])))/(COS(RADIANS([.B177]))*SIN(RADIANS([.D177]))-SIN(RADIANS([.B177]))*COS(RADIANS([.D177]))*COS(RADIANS([.E177]-[.C177])))))" office:value-type="float" office:value="-35.8412803408488" calcext:value-type="float">
            <text:p>-35.8</text:p>
          </table:table-cell>
          <table:table-cell table:formula="of:=6371000*2*ATAN(SQRT([.V177])/SQRT(1-[.V177]))" office:value-type="float" office:value="21779.8663795167" calcext:value-type="float">
            <text:p>21779.8663795167</text:p>
          </table:table-cell>
          <table:table-cell table:formula="of:=(19000+59000)/2" office:value-type="float" office:value="39000" calcext:value-type="float">
            <text:p>39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(2*0.811+0.51)/2" office:value-type="float" office:value="1.066" calcext:value-type="float">
            <text:p>1.066</text:p>
          </table:table-cell>
          <table:table-cell table:formula="of:=1/([.J177]*[.L177])" office:value-type="float" office:value="1.53046546532913" calcext:value-type="float">
            <text:p>1.53046546532913</text:p>
          </table:table-cell>
          <table:table-cell table:formula="of:=1/[.M177]" office:value-type="float" office:value="0.938086303939962" calcext:value-type="float">
            <text:p>0.94</text:p>
          </table:table-cell>
          <table:table-cell table:formula="of:=RADIANS([.B177])" office:value-type="float" office:value="0.883133267930259" calcext:value-type="float">
            <text:p>0.883133267930259</text:p>
          </table:table-cell>
          <table:table-cell table:formula="of:=RADIANS([.C177])" office:value-type="float" office:value="0.147756520147649" calcext:value-type="float">
            <text:p>0.147756520147649</text:p>
          </table:table-cell>
          <table:table-cell table:formula="of:=RADIANS([.D177])" office:value-type="float" office:value="0.885902075708916" calcext:value-type="float">
            <text:p>0.885902075708916</text:p>
          </table:table-cell>
          <table:table-cell table:formula="of:=RADIANS([.E177])" office:value-type="float" office:value="0.144592185853906" calcext:value-type="float">
            <text:p>0.144592185853906</text:p>
          </table:table-cell>
          <table:table-cell table:formula="of:=([.R177]-[.P177])/2" office:value-type="float" office:value="0.00138440388932815" calcext:value-type="float">
            <text:p>0.001384403889328</text:p>
          </table:table-cell>
          <table:table-cell table:formula="of:=([.S177]-[.Q177])/2" office:value-type="float" office:value="-0.00158216714687164" calcext:value-type="float">
            <text:p>-0.001582167146872</text:p>
          </table:table-cell>
          <table:table-cell table:formula="of:=SIN([.T177])*SIN([.T177])+COS([.P177])*COS([.R177])*SIN([.U177])*SIN([.U177])" office:value-type="float" office:value="0.00000292169446342534" calcext:value-type="float">
            <text:p>2.92169446342534E-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0.75845" calcext:value-type="float">
            <text:p>50.758450</text:p>
          </table:table-cell>
          <table:table-cell office:value-type="float" office:value="8.284522" calcext:value-type="float">
            <text:p>8.284522</text:p>
          </table:table-cell>
          <table:table-cell office:value-type="float" office:value="50.590726" calcext:value-type="float">
            <text:p>50.590726</text:p>
          </table:table-cell>
          <table:table-cell office:value-type="float" office:value="8.480881" calcext:value-type="float">
            <text:p>8.48088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8]-[.C178]))*COS(RADIANS([.D178])))/(COS(RADIANS([.B178]))*SIN(RADIANS([.D178]))-SIN(RADIANS([.B178]))*COS(RADIANS([.D178]))*COS(RADIANS([.E178]-[.C178])))))" office:value-type="float" office:value="-36.6483607751299" calcext:value-type="float">
            <text:p>-36.6</text:p>
          </table:table-cell>
          <table:table-cell table:formula="of:=6371000*2*ATAN(SQRT([.V178])/SQRT(1-[.V178]))" office:value-type="float" office:value="23222.426485394" calcext:value-type="float">
            <text:p>23222.426485394</text:p>
          </table:table-cell>
          <table:table-cell table:formula="of:=(19000+59000)/2" office:value-type="float" office:value="39000" calcext:value-type="float">
            <text:p>39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(2*0.811+0.51)/2" office:value-type="float" office:value="1.066" calcext:value-type="float">
            <text:p>1.066</text:p>
          </table:table-cell>
          <table:table-cell table:formula="of:=1/([.J178]*[.L178])" office:value-type="float" office:value="1.4353940728071" calcext:value-type="float">
            <text:p>1.4353940728071</text:p>
          </table:table-cell>
          <table:table-cell table:formula="of:=1/[.M178]" office:value-type="float" office:value="0.938086303939962" calcext:value-type="float">
            <text:p>0.94</text:p>
          </table:table-cell>
          <table:table-cell table:formula="of:=RADIANS([.B178])" office:value-type="float" office:value="0.885902075708916" calcext:value-type="float">
            <text:p>0.885902075708916</text:p>
          </table:table-cell>
          <table:table-cell table:formula="of:=RADIANS([.C178])" office:value-type="float" office:value="0.144592185853906" calcext:value-type="float">
            <text:p>0.144592185853906</text:p>
          </table:table-cell>
          <table:table-cell table:formula="of:=RADIANS([.D178])" office:value-type="float" office:value="0.882974739674301" calcext:value-type="float">
            <text:p>0.882974739674301</text:p>
          </table:table-cell>
          <table:table-cell table:formula="of:=RADIANS([.E178])" office:value-type="float" office:value="0.148019296919829" calcext:value-type="float">
            <text:p>0.148019296919829</text:p>
          </table:table-cell>
          <table:table-cell table:formula="of:=([.R178]-[.P178])/2" office:value-type="float" office:value="-0.00146366801730752" calcext:value-type="float">
            <text:p>-0.001463668017308</text:p>
          </table:table-cell>
          <table:table-cell table:formula="of:=([.S178]-[.Q178])/2" office:value-type="float" office:value="0.00171355553296176" calcext:value-type="float">
            <text:p>0.001713555532962</text:p>
          </table:table-cell>
          <table:table-cell table:formula="of:=SIN([.T178])*SIN([.T178])+COS([.P178])*COS([.R178])*SIN([.U178])*SIN([.U178])" office:value-type="float" office:value="0.00000332154018551101" calcext:value-type="float">
            <text:p>3.32154018551101E-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office:value-type="float" office:value="50.402642" calcext:value-type="float">
            <text:p>50.402642</text:p>
          </table:table-cell>
          <table:table-cell office:value-type="float" office:value="8.069312" calcext:value-type="float">
            <text:p>8.06931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79]-[.C179]))*COS(RADIANS([.D179])))/(COS(RADIANS([.B179]))*SIN(RADIANS([.D179]))-SIN(RADIANS([.B179]))*COS(RADIANS([.D179]))*COS(RADIANS([.E179]-[.C179])))))" office:value-type="float" office:value="-19.8664204778934" calcext:value-type="float">
            <text:p>-19.9</text:p>
          </table:table-cell>
          <table:table-cell table:formula="of:=6371000*2*ATAN(SQRT([.V179])/SQRT(1-[.V179]))" office:value-type="float" office:value="43074.3962264133" calcext:value-type="float">
            <text:p>43074.3962264133</text:p>
          </table:table-cell>
          <table:table-cell table:formula="of:=19000+28000" office:value-type="float" office:value="47000" calcext:value-type="float">
            <text:p>47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51+0.754" office:value-type="float" office:value="1.264" calcext:value-type="float">
            <text:p>1.264</text:p>
          </table:table-cell>
          <table:table-cell table:formula="of:=1/([.J179]*[.L179])" office:value-type="float" office:value="0.7738549173881" calcext:value-type="float">
            <text:p>0.7738549173881</text:p>
          </table:table-cell>
          <table:table-cell table:formula="of:=1/[.M179]" office:value-type="float" office:value="0.791139240506329" calcext:value-type="float">
            <text:p>0.79</text:p>
          </table:table-cell>
          <table:table-cell table:formula="of:=RADIANS([.B179])" office:value-type="float" office:value="0.886053901900547" calcext:value-type="float">
            <text:p>0.886053901900547</text:p>
          </table:table-cell>
          <table:table-cell table:formula="of:=RADIANS([.C179])" office:value-type="float" office:value="0.13723139935996" calcext:value-type="float">
            <text:p>0.13723139935996</text:p>
          </table:table-cell>
          <table:table-cell table:formula="of:=RADIANS([.D179])" office:value-type="float" office:value="0.87969205460398" calcext:value-type="float">
            <text:p>0.87969205460398</text:p>
          </table:table-cell>
          <table:table-cell table:formula="of:=RADIANS([.E179])" office:value-type="float" office:value="0.140836062770689" calcext:value-type="float">
            <text:p>0.140836062770689</text:p>
          </table:table-cell>
          <table:table-cell table:formula="of:=([.R179]-[.P179])/2" office:value-type="float" office:value="-0.00318092364828348" calcext:value-type="float">
            <text:p>-0.003180923648283</text:p>
          </table:table-cell>
          <table:table-cell table:formula="of:=([.S179]-[.Q179])/2" office:value-type="float" office:value="0.00180233170536447" calcext:value-type="float">
            <text:p>0.001802331705364</text:p>
          </table:table-cell>
          <table:table-cell table:formula="of:=SIN([.T179])*SIN([.T179])+COS([.P179])*COS([.R179])*SIN([.U179])*SIN([.U179])" office:value-type="float" office:value="0.0000114277713280619" calcext:value-type="float">
            <text:p>1.14277713280619E-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50.642756" calcext:value-type="float">
            <text:p>50.642756</text:p>
          </table:table-cell>
          <table:table-cell office:value-type="float" office:value="7.13654" calcext:value-type="float">
            <text:p>7.13654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0]-[.C180]))*COS(RADIANS([.D180])))/(COS(RADIANS([.B180]))*SIN(RADIANS([.D180]))-SIN(RADIANS([.B180]))*COS(RADIANS([.D180]))*COS(RADIANS([.E180]-[.C180])))))" office:value-type="float" office:value="-34.1683272468007" calcext:value-type="float">
            <text:p>-34.2</text:p>
          </table:table-cell>
          <table:table-cell table:formula="of:=6371000*2*ATAN(SQRT([.V180])/SQRT(1-[.V180]))" office:value-type="float" office:value="20607.6419592792" calcext:value-type="float">
            <text:p>20607.6419592792</text:p>
          </table:table-cell>
          <table:table-cell office:value-type="float" office:value="35000" calcext:value-type="float">
            <text:p>3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99" calcext:value-type="float">
            <text:p>0.990</text:p>
          </table:table-cell>
          <table:table-cell table:formula="of:=1/([.J180]*[.L180])" office:value-type="float" office:value="1.61752292665023" calcext:value-type="float">
            <text:p>1.61752292665023</text:p>
          </table:table-cell>
          <table:table-cell table:formula="of:=1/[.M180]" office:value-type="float" office:value="1.01010101010101" calcext:value-type="float">
            <text:p>1.01</text:p>
          </table:table-cell>
          <table:table-cell table:formula="of:=RADIANS([.B180])" office:value-type="float" office:value="0.886561129487761" calcext:value-type="float">
            <text:p>0.886561129487761</text:p>
          </table:table-cell>
          <table:table-cell table:formula="of:=RADIANS([.C180])" office:value-type="float" office:value="0.1216914589391" calcext:value-type="float">
            <text:p>0.1216914589391</text:p>
          </table:table-cell>
          <table:table-cell table:formula="of:=RADIANS([.D180])" office:value-type="float" office:value="0.883882834484113" calcext:value-type="float">
            <text:p>0.883882834484113</text:p>
          </table:table-cell>
          <table:table-cell table:formula="of:=RADIANS([.E180])" office:value-type="float" office:value="0.124556120200276" calcext:value-type="float">
            <text:p>0.124556120200276</text:p>
          </table:table-cell>
          <table:table-cell table:formula="of:=([.R180]-[.P180])/2" office:value-type="float" office:value="-0.00133914750182396" calcext:value-type="float">
            <text:p>-0.001339147501824</text:p>
          </table:table-cell>
          <table:table-cell table:formula="of:=([.S180]-[.Q180])/2" office:value-type="float" office:value="0.00143233063058792" calcext:value-type="float">
            <text:p>0.001432330630588</text:p>
          </table:table-cell>
          <table:table-cell table:formula="of:=SIN([.T180])*SIN([.T180])+COS([.P180])*COS([.R180])*SIN([.U180])*SIN([.U180])" office:value-type="float" office:value="0.000002615658369912" calcext:value-type="float">
            <text:p>2.615658369912E-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0.642756" calcext:value-type="float">
            <text:p>50.642756</text:p>
          </table:table-cell>
          <table:table-cell office:value-type="float" office:value="7.13654" calcext:value-type="float">
            <text:p>7.136540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1]-[.C181]))*COS(RADIANS([.D181])))/(COS(RADIANS([.B181]))*SIN(RADIANS([.D181]))-SIN(RADIANS([.B181]))*COS(RADIANS([.D181]))*COS(RADIANS([.E181]-[.C181])))))" office:value-type="float" office:value="-39.5831576576267" calcext:value-type="float">
            <text:p>-39.6</text:p>
          </table:table-cell>
          <table:table-cell table:formula="of:=6371000*2*ATAN(SQRT([.V181])/SQRT(1-[.V181]))" office:value-type="float" office:value="34761.1840794068" calcext:value-type="float">
            <text:p>34761.1840794068</text:p>
          </table:table-cell>
          <table:table-cell office:value-type="float" office:value="43000" calcext:value-type="float">
            <text:p>4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246" calcext:value-type="float">
            <text:p>1.246</text:p>
          </table:table-cell>
          <table:table-cell table:formula="of:=1/([.J181]*[.L181])" office:value-type="float" office:value="0.958923989965021" calcext:value-type="float">
            <text:p>0.958923989965021</text:p>
          </table:table-cell>
          <table:table-cell table:formula="of:=1/[.M181]" office:value-type="float" office:value="0.802568218298555" calcext:value-type="float">
            <text:p>0.80</text:p>
          </table:table-cell>
          <table:table-cell table:formula="of:=RADIANS([.B181])" office:value-type="float" office:value="0.883882834484113" calcext:value-type="float">
            <text:p>0.883882834484113</text:p>
          </table:table-cell>
          <table:table-cell table:formula="of:=RADIANS([.C181])" office:value-type="float" office:value="0.124556120200276" calcext:value-type="float">
            <text:p>0.124556120200276</text:p>
          </table:table-cell>
          <table:table-cell table:formula="of:=RADIANS([.D181])" office:value-type="float" office:value="0.87967044742784" calcext:value-type="float">
            <text:p>0.87967044742784</text:p>
          </table:table-cell>
          <table:table-cell table:formula="of:=RADIANS([.E181])" office:value-type="float" office:value="0.130010501005561" calcext:value-type="float">
            <text:p>0.130010501005561</text:p>
          </table:table-cell>
          <table:table-cell table:formula="of:=([.R181]-[.P181])/2" office:value-type="float" office:value="-0.00210619352813668" calcext:value-type="float">
            <text:p>-0.002106193528137</text:p>
          </table:table-cell>
          <table:table-cell table:formula="of:=([.S181]-[.Q181])/2" office:value-type="float" office:value="0.00272719040264252" calcext:value-type="float">
            <text:p>0.002727190402643</text:p>
          </table:table-cell>
          <table:table-cell table:formula="of:=SIN([.T181])*SIN([.T181])+COS([.P181])*COS([.R181])*SIN([.U181])*SIN([.U181])" office:value-type="float" office:value="0.00000744239719285397" calcext:value-type="float">
            <text:p>7.44239719285397E-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2]-[.C182]))*COS(RADIANS([.D182])))/(COS(RADIANS([.B182]))*SIN(RADIANS([.D182]))-SIN(RADIANS([.B182]))*COS(RADIANS([.D182]))*COS(RADIANS([.E182]-[.C182])))))" office:value-type="float" office:value="-37.6481252832029" calcext:value-type="float">
            <text:p>-37.6</text:p>
          </table:table-cell>
          <table:table-cell table:formula="of:=6371000*2*ATAN(SQRT([.V182])/SQRT(1-[.V182]))" office:value-type="float" office:value="55308.320156462" calcext:value-type="float">
            <text:p>55308.320156462</text:p>
          </table:table-cell>
          <table:table-cell office:value-type="float" office:value="63000" calcext:value-type="float">
            <text:p>63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827" calcext:value-type="float">
            <text:p>1.827</text:p>
          </table:table-cell>
          <table:table-cell table:formula="of:=1/([.J182]*[.L182])" office:value-type="float" office:value="0.60268207819432" calcext:value-type="float">
            <text:p>0.60268207819432</text:p>
          </table:table-cell>
          <table:table-cell table:formula="of:=1/[.M182]" office:value-type="float" office:value="0.547345374931582" calcext:value-type="float">
            <text:p>0.55</text:p>
          </table:table-cell>
          <table:table-cell table:formula="of:=RADIANS([.B182])" office:value-type="float" office:value="0.886561129487761" calcext:value-type="float">
            <text:p>0.886561129487761</text:p>
          </table:table-cell>
          <table:table-cell table:formula="of:=RADIANS([.C182])" office:value-type="float" office:value="0.1216914589391" calcext:value-type="float">
            <text:p>0.1216914589391</text:p>
          </table:table-cell>
          <table:table-cell table:formula="of:=RADIANS([.D182])" office:value-type="float" office:value="0.87967044742784" calcext:value-type="float">
            <text:p>0.87967044742784</text:p>
          </table:table-cell>
          <table:table-cell table:formula="of:=RADIANS([.E182])" office:value-type="float" office:value="0.130010501005561" calcext:value-type="float">
            <text:p>0.130010501005561</text:p>
          </table:table-cell>
          <table:table-cell table:formula="of:=([.R182]-[.P182])/2" office:value-type="float" office:value="-0.00344534102996064" calcext:value-type="float">
            <text:p>-0.003445341029961</text:p>
          </table:table-cell>
          <table:table-cell table:formula="of:=([.S182]-[.Q182])/2" office:value-type="float" office:value="0.00415952103323045" calcext:value-type="float">
            <text:p>0.00415952103323</text:p>
          </table:table-cell>
          <table:table-cell table:formula="of:=SIN([.T182])*SIN([.T182])+COS([.P182])*COS([.R182])*SIN([.U182])*SIN([.U182])" office:value-type="float" office:value="0.0000188409591186996" calcext:value-type="float">
            <text:p>1.88409591186996E-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50.310362" calcext:value-type="float">
            <text:p>50.310362</text:p>
          </table:table-cell>
          <table:table-cell office:value-type="float" office:value="8.124564" calcext:value-type="float">
            <text:p>8.12456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3]-[.C183]))*COS(RADIANS([.D183])))/(COS(RADIANS([.B183]))*SIN(RADIANS([.D183]))-SIN(RADIANS([.B183]))*COS(RADIANS([.D183]))*COS(RADIANS([.E183]-[.C183])))))" office:value-type="float" office:value="-78.3323839961319" calcext:value-type="float">
            <text:p>-78.3</text:p>
          </table:table-cell>
          <table:table-cell table:formula="of:=6371000*2*ATAN(SQRT([.V183])/SQRT(1-[.V183]))" office:value-type="float" office:value="48981.0101078227" calcext:value-type="float">
            <text:p>48981.0101078227</text:p>
          </table:table-cell>
          <table:table-cell table:formula="of:=(11000+53000)/2" office:value-type="float" office:value="32000" calcext:value-type="float">
            <text:p>32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(0.311+1.429)/2" office:value-type="float" office:value="0.87" calcext:value-type="float">
            <text:p>0.870</text:p>
          </table:table-cell>
          <table:table-cell table:formula="of:=1/([.J183]*[.L183])" office:value-type="float" office:value="0.680535849709022" calcext:value-type="float">
            <text:p>0.680535849709022</text:p>
          </table:table-cell>
          <table:table-cell table:formula="of:=1/[.M183]" office:value-type="float" office:value="1.14942528735632" calcext:value-type="float">
            <text:p>1.15</text:p>
          </table:table-cell>
          <table:table-cell table:formula="of:=RADIANS([.B183])" office:value-type="float" office:value="0.87967044742784" calcext:value-type="float">
            <text:p>0.87967044742784</text:p>
          </table:table-cell>
          <table:table-cell table:formula="of:=RADIANS([.C183])" office:value-type="float" office:value="0.130010501005561" calcext:value-type="float">
            <text:p>0.130010501005561</text:p>
          </table:table-cell>
          <table:table-cell table:formula="of:=RADIANS([.D183])" office:value-type="float" office:value="0.878081464770239" calcext:value-type="float">
            <text:p>0.878081464770239</text:p>
          </table:table-cell>
          <table:table-cell table:formula="of:=RADIANS([.E183])" office:value-type="float" office:value="0.141800392089001" calcext:value-type="float">
            <text:p>0.141800392089001</text:p>
          </table:table-cell>
          <table:table-cell table:formula="of:=([.R183]-[.P183])/2" office:value-type="float" office:value="-0.000794491328800329" calcext:value-type="float">
            <text:p>-0.0007944913288</text:p>
          </table:table-cell>
          <table:table-cell table:formula="of:=([.S183]-[.Q183])/2" office:value-type="float" office:value="0.00589494554171971" calcext:value-type="float">
            <text:p>0.00589494554172</text:p>
          </table:table-cell>
          <table:table-cell table:formula="of:=SIN([.T183])*SIN([.T183])+COS([.P183])*COS([.R183])*SIN([.U183])*SIN([.U183])" office:value-type="float" office:value="0.0000147767230437469" calcext:value-type="float">
            <text:p>1.47767230437469E-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.310362" calcext:value-type="float">
            <text:p>50.310362</text:p>
          </table:table-cell>
          <table:table-cell office:value-type="float" office:value="8.124564" calcext:value-type="float">
            <text:p>8.124564</text:p>
          </table:table-cell>
          <table:table-cell office:value-type="float" office:value="50.402642" calcext:value-type="float">
            <text:p>50.402642</text:p>
          </table:table-cell>
          <table:table-cell office:value-type="float" office:value="8.069312" calcext:value-type="float">
            <text:p>8.06931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4]-[.C184]))*COS(RADIANS([.D184])))/(COS(RADIANS([.B184]))*SIN(RADIANS([.D184]))-SIN(RADIANS([.B184]))*COS(RADIANS([.D184]))*COS(RADIANS([.E184]-[.C184])))))" office:value-type="float" office:value="-20.8857503602791" calcext:value-type="float">
            <text:p>-20.9</text:p>
          </table:table-cell>
          <table:table-cell table:formula="of:=6371000*2*ATAN(SQRT([.V184])/SQRT(1-[.V184]))" office:value-type="float" office:value="10984.2625256584" calcext:value-type="float">
            <text:p>10984.2625256584</text:p>
          </table:table-cell>
          <table:table-cell table:formula="of:=(11000+53000)/2" office:value-type="float" office:value="32000" calcext:value-type="float">
            <text:p>32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(0.311+1.429)/2" office:value-type="float" office:value="0.87" calcext:value-type="float">
            <text:p>0.870</text:p>
          </table:table-cell>
          <table:table-cell table:formula="of:=1/([.J184]*[.L184])" office:value-type="float" office:value="3.03464463412717" calcext:value-type="float">
            <text:p>3.03464463412717</text:p>
          </table:table-cell>
          <table:table-cell table:formula="of:=1/[.M184]" office:value-type="float" office:value="1.14942528735632" calcext:value-type="float">
            <text:p>1.15</text:p>
          </table:table-cell>
          <table:table-cell table:formula="of:=RADIANS([.B184])" office:value-type="float" office:value="0.878081464770239" calcext:value-type="float">
            <text:p>0.878081464770239</text:p>
          </table:table-cell>
          <table:table-cell table:formula="of:=RADIANS([.C184])" office:value-type="float" office:value="0.141800392089001" calcext:value-type="float">
            <text:p>0.141800392089001</text:p>
          </table:table-cell>
          <table:table-cell table:formula="of:=RADIANS([.D184])" office:value-type="float" office:value="0.87969205460398" calcext:value-type="float">
            <text:p>0.87969205460398</text:p>
          </table:table-cell>
          <table:table-cell table:formula="of:=RADIANS([.E184])" office:value-type="float" office:value="0.140836062770689" calcext:value-type="float">
            <text:p>0.140836062770689</text:p>
          </table:table-cell>
          <table:table-cell table:formula="of:=([.R184]-[.P184])/2" office:value-type="float" office:value="0.000805294916870203" calcext:value-type="float">
            <text:p>0.00080529491687</text:p>
          </table:table-cell>
          <table:table-cell table:formula="of:=([.S184]-[.Q184])/2" office:value-type="float" office:value="-0.000482164659155959" calcext:value-type="float">
            <text:p>-0.000482164659156</text:p>
          </table:table-cell>
          <table:table-cell table:formula="of:=SIN([.T184])*SIN([.T184])+COS([.P184])*COS([.R184])*SIN([.U184])*SIN([.U184])" office:value-type="float" office:value="0.000000743132917492748" calcext:value-type="float">
            <text:p>7.43132917492748E-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50.310362" calcext:value-type="float">
            <text:p>50.310362</text:p>
          </table:table-cell>
          <table:table-cell office:value-type="float" office:value="8.124564" calcext:value-type="float">
            <text:p>8.12456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5]-[.C185]))*COS(RADIANS([.D185])))/(COS(RADIANS([.B185]))*SIN(RADIANS([.D185]))-SIN(RADIANS([.B185]))*COS(RADIANS([.D185]))*COS(RADIANS([.E185]-[.C185])))))" office:value-type="float" office:value="-78.3323839961319" calcext:value-type="float">
            <text:p>-78.3</text:p>
          </table:table-cell>
          <table:table-cell table:formula="of:=6371000*2*ATAN(SQRT([.V185])/SQRT(1-[.V185]))" office:value-type="float" office:value="48981.0101078227" calcext:value-type="float">
            <text:p>48981.0101078227</text:p>
          </table:table-cell>
          <table:table-cell table:formula="of:=[.J185]" office:value-type="float" office:value="48981.0101078227" calcext:value-type="float">
            <text:p>48981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85]" office:value-type="float" office:value="1.46943030323468" calcext:value-type="float">
            <text:p>1.469</text:p>
          </table:table-cell>
          <table:table-cell table:formula="of:=1/([.J185]*[.L185])" office:value-type="float" office:value="0.680535849709022" calcext:value-type="float">
            <text:p>0.680535849709022</text:p>
          </table:table-cell>
          <table:table-cell table:formula="of:=1/[.M185]" office:value-type="float" office:value="0.680535849709023" calcext:value-type="float">
            <text:p>0.68</text:p>
          </table:table-cell>
          <table:table-cell table:formula="of:=RADIANS([.B185])" office:value-type="float" office:value="0.87967044742784" calcext:value-type="float">
            <text:p>0.87967044742784</text:p>
          </table:table-cell>
          <table:table-cell table:formula="of:=RADIANS([.C185])" office:value-type="float" office:value="0.130010501005561" calcext:value-type="float">
            <text:p>0.130010501005561</text:p>
          </table:table-cell>
          <table:table-cell table:formula="of:=RADIANS([.D185])" office:value-type="float" office:value="0.878081464770239" calcext:value-type="float">
            <text:p>0.878081464770239</text:p>
          </table:table-cell>
          <table:table-cell table:formula="of:=RADIANS([.E185])" office:value-type="float" office:value="0.141800392089001" calcext:value-type="float">
            <text:p>0.141800392089001</text:p>
          </table:table-cell>
          <table:table-cell table:formula="of:=([.R185]-[.P185])/2" office:value-type="float" office:value="-0.000794491328800329" calcext:value-type="float">
            <text:p>-0.0007944913288</text:p>
          </table:table-cell>
          <table:table-cell table:formula="of:=([.S185]-[.Q185])/2" office:value-type="float" office:value="0.00589494554171971" calcext:value-type="float">
            <text:p>0.00589494554172</text:p>
          </table:table-cell>
          <table:table-cell table:formula="of:=SIN([.T185])*SIN([.T185])+COS([.P185])*COS([.R185])*SIN([.U185])*SIN([.U185])" office:value-type="float" office:value="0.0000147767230437469" calcext:value-type="float">
            <text:p>1.47767230437469E-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.310362" calcext:value-type="float">
            <text:p>50.310362</text:p>
          </table:table-cell>
          <table:table-cell office:value-type="float" office:value="8.124564" calcext:value-type="float">
            <text:p>8.124564</text:p>
          </table:table-cell>
          <table:table-cell office:value-type="float" office:value="49.981823" calcext:value-type="float">
            <text:p>49.981823</text:p>
          </table:table-cell>
          <table:table-cell office:value-type="float" office:value="8.389544" calcext:value-type="float">
            <text:p>8.38954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6]-[.C186]))*COS(RADIANS([.D186])))/(COS(RADIANS([.B186]))*SIN(RADIANS([.D186]))-SIN(RADIANS([.B186]))*COS(RADIANS([.D186]))*COS(RADIANS([.E186]-[.C186])))))" office:value-type="float" office:value="-27.4342895431052" calcext:value-type="float">
            <text:p>-27.4</text:p>
          </table:table-cell>
          <table:table-cell table:formula="of:=6371000*2*ATAN(SQRT([.V186])/SQRT(1-[.V186]))" office:value-type="float" office:value="41122.8984064468" calcext:value-type="float">
            <text:p>41122.8984064468</text:p>
          </table:table-cell>
          <table:table-cell table:formula="of:=[.J186]" office:value-type="float" office:value="41122.8984064468" calcext:value-type="float">
            <text:p>41122.9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86]" office:value-type="float" office:value="1.23368695219341" calcext:value-type="float">
            <text:p>1.234</text:p>
          </table:table-cell>
          <table:table-cell table:formula="of:=1/([.J186]*[.L186])" office:value-type="float" office:value="0.81057840339648" calcext:value-type="float">
            <text:p>0.81057840339648</text:p>
          </table:table-cell>
          <table:table-cell table:formula="of:=1/[.M186]" office:value-type="float" office:value="0.810578403396477" calcext:value-type="float">
            <text:p>0.81</text:p>
          </table:table-cell>
          <table:table-cell table:formula="of:=RADIANS([.B186])" office:value-type="float" office:value="0.878081464770239" calcext:value-type="float">
            <text:p>0.878081464770239</text:p>
          </table:table-cell>
          <table:table-cell table:formula="of:=RADIANS([.C186])" office:value-type="float" office:value="0.141800392089001" calcext:value-type="float">
            <text:p>0.141800392089001</text:p>
          </table:table-cell>
          <table:table-cell table:formula="of:=RADIANS([.D186])" office:value-type="float" office:value="0.87234737749903" calcext:value-type="float">
            <text:p>0.87234737749903</text:p>
          </table:table-cell>
          <table:table-cell table:formula="of:=RADIANS([.E186])" office:value-type="float" office:value="0.146425165540935" calcext:value-type="float">
            <text:p>0.146425165540935</text:p>
          </table:table-cell>
          <table:table-cell table:formula="of:=([.R186]-[.P186])/2" office:value-type="float" office:value="-0.00286704363560486" calcext:value-type="float">
            <text:p>-0.002867043635605</text:p>
          </table:table-cell>
          <table:table-cell table:formula="of:=([.S186]-[.Q186])/2" office:value-type="float" office:value="0.0023123867259673" calcext:value-type="float">
            <text:p>0.002312386725967</text:p>
          </table:table-cell>
          <table:table-cell table:formula="of:=SIN([.T186])*SIN([.T186])+COS([.P186])*COS([.R186])*SIN([.U186])*SIN([.U186])" office:value-type="float" office:value="0.000010415754243793" calcext:value-type="float">
            <text:p>1.0415754243793E-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50.345407" calcext:value-type="float">
            <text:p>50.345407</text:p>
          </table:table-cell>
          <table:table-cell office:value-type="float" office:value="7.501282" calcext:value-type="float">
            <text:p>7.50128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7]-[.C187]))*COS(RADIANS([.D187])))/(COS(RADIANS([.B187]))*SIN(RADIANS([.D187]))-SIN(RADIANS([.B187]))*COS(RADIANS([.D187]))*COS(RADIANS([.E187]-[.C187])))))" office:value-type="float" office:value="-30.7670778868615" calcext:value-type="float">
            <text:p>-30.8</text:p>
          </table:table-cell>
          <table:table-cell table:formula="of:=6371000*2*ATAN(SQRT([.V187])/SQRT(1-[.V187]))" office:value-type="float" office:value="7244.9837374144" calcext:value-type="float">
            <text:p>7244.9837374144</text:p>
          </table:table-cell>
          <table:table-cell table:formula="of:=17000/2" office:value-type="float" office:value="8500" calcext:value-type="float">
            <text:p>8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72/2" office:value-type="float" office:value="0.236" calcext:value-type="float">
            <text:p>0.236</text:p>
          </table:table-cell>
          <table:table-cell table:formula="of:=1/([.J187]*[.L187])" office:value-type="float" office:value="4.60088449352812" calcext:value-type="float">
            <text:p>4.60088449352812</text:p>
          </table:table-cell>
          <table:table-cell table:formula="of:=1/[.M187]" office:value-type="float" office:value="4.23728813559322" calcext:value-type="float">
            <text:p>4.24</text:p>
          </table:table-cell>
          <table:table-cell table:formula="of:=RADIANS([.B187])" office:value-type="float" office:value="0.87967044742784" calcext:value-type="float">
            <text:p>0.87967044742784</text:p>
          </table:table-cell>
          <table:table-cell table:formula="of:=RADIANS([.C187])" office:value-type="float" office:value="0.130010501005561" calcext:value-type="float">
            <text:p>0.130010501005561</text:p>
          </table:table-cell>
          <table:table-cell table:formula="of:=RADIANS([.D187])" office:value-type="float" office:value="0.878693115406601" calcext:value-type="float">
            <text:p>0.878693115406601</text:p>
          </table:table-cell>
          <table:table-cell table:formula="of:=RADIANS([.E187])" office:value-type="float" office:value="0.130922069020585" calcext:value-type="float">
            <text:p>0.130922069020585</text:p>
          </table:table-cell>
          <table:table-cell table:formula="of:=([.R187]-[.P187])/2" office:value-type="float" office:value="-0.000488666010619587" calcext:value-type="float">
            <text:p>-0.00048866601062</text:p>
          </table:table-cell>
          <table:table-cell table:formula="of:=([.S187]-[.Q187])/2" office:value-type="float" office:value="0.000455784007512061" calcext:value-type="float">
            <text:p>0.000455784007512</text:p>
          </table:table-cell>
          <table:table-cell table:formula="of:=SIN([.T187])*SIN([.T187])+COS([.P187])*COS([.R187])*SIN([.U187])*SIN([.U187])" office:value-type="float" office:value="0.000000323295441925865" calcext:value-type="float">
            <text:p>3.23295441925865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0.345407" calcext:value-type="float">
            <text:p>50.345407</text:p>
          </table:table-cell>
          <table:table-cell office:value-type="float" office:value="7.501282" calcext:value-type="float">
            <text:p>7.501282</text:p>
          </table:table-cell>
          <table:table-cell office:value-type="float" office:value="50.38539" calcext:value-type="float">
            <text:p>50.385390</text:p>
          </table:table-cell>
          <table:table-cell office:value-type="float" office:value="7.59419" calcext:value-type="float">
            <text:p>7.59419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8]-[.C188]))*COS(RADIANS([.D188])))/(COS(RADIANS([.B188]))*SIN(RADIANS([.D188]))-SIN(RADIANS([.B188]))*COS(RADIANS([.D188]))*COS(RADIANS([.E188]-[.C188])))))" office:value-type="float" office:value="55.9587516522875" calcext:value-type="float">
            <text:p>56.0</text:p>
          </table:table-cell>
          <table:table-cell table:formula="of:=6371000*2*ATAN(SQRT([.V188])/SQRT(1-[.V188]))" office:value-type="float" office:value="7949.44996078863" calcext:value-type="float">
            <text:p>7949.44996078863</text:p>
          </table:table-cell>
          <table:table-cell table:formula="of:=17000/2" office:value-type="float" office:value="8500" calcext:value-type="float">
            <text:p>8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472/2" office:value-type="float" office:value="0.236" calcext:value-type="float">
            <text:p>0.236</text:p>
          </table:table-cell>
          <table:table-cell table:formula="of:=1/([.J188]*[.L188])" office:value-type="float" office:value="4.19316223106667" calcext:value-type="float">
            <text:p>4.19316223106667</text:p>
          </table:table-cell>
          <table:table-cell table:formula="of:=1/[.M188]" office:value-type="float" office:value="4.23728813559322" calcext:value-type="float">
            <text:p>4.24</text:p>
          </table:table-cell>
          <table:table-cell table:formula="of:=RADIANS([.B188])" office:value-type="float" office:value="0.878693115406601" calcext:value-type="float">
            <text:p>0.878693115406601</text:p>
          </table:table-cell>
          <table:table-cell table:formula="of:=RADIANS([.C188])" office:value-type="float" office:value="0.130922069020585" calcext:value-type="float">
            <text:p>0.130922069020585</text:p>
          </table:table-cell>
          <table:table-cell table:formula="of:=RADIANS([.D188])" office:value-type="float" office:value="0.879390950401426" calcext:value-type="float">
            <text:p>0.879390950401426</text:p>
          </table:table-cell>
          <table:table-cell table:formula="of:=RADIANS([.E188])" office:value-type="float" office:value="0.132543619522028" calcext:value-type="float">
            <text:p>0.132543619522028</text:p>
          </table:table-cell>
          <table:table-cell table:formula="of:=([.R188]-[.P188])/2" office:value-type="float" office:value="0.000348917497412449" calcext:value-type="float">
            <text:p>0.000348917497412</text:p>
          </table:table-cell>
          <table:table-cell table:formula="of:=([.S188]-[.Q188])/2" office:value-type="float" office:value="0.000810775250721443" calcext:value-type="float">
            <text:p>0.000810775250721</text:p>
          </table:table-cell>
          <table:table-cell table:formula="of:=SIN([.T188])*SIN([.T188])+COS([.P188])*COS([.R188])*SIN([.U188])*SIN([.U188])" office:value-type="float" office:value="0.000000389223364159916" calcext:value-type="float">
            <text:p>3.89223364159916E-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49.922365" calcext:value-type="float">
            <text:p>49.922365</text:p>
          </table:table-cell>
          <table:table-cell office:value-type="float" office:value="7.815792" calcext:value-type="float">
            <text:p>7.81579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89]-[.C189]))*COS(RADIANS([.D189])))/(COS(RADIANS([.B189]))*SIN(RADIANS([.D189]))-SIN(RADIANS([.B189]))*COS(RADIANS([.D189]))*COS(RADIANS([.E189]-[.C189])))))" office:value-type="float" office:value="-26.2661925087192" calcext:value-type="float">
            <text:p>-26.3</text:p>
          </table:table-cell>
          <table:table-cell table:formula="of:=6371000*2*ATAN(SQRT([.V189])/SQRT(1-[.V189]))" office:value-type="float" office:value="59327.8465074897" calcext:value-type="float">
            <text:p>59327.8465074897</text:p>
          </table:table-cell>
          <table:table-cell office:value-type="float" office:value="65000" calcext:value-type="float">
            <text:p>6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911" calcext:value-type="float">
            <text:p>1.911</text:p>
          </table:table-cell>
          <table:table-cell table:formula="of:=1/([.J189]*[.L189])" office:value-type="float" office:value="0.561849709632142" calcext:value-type="float">
            <text:p>0.561849709632142</text:p>
          </table:table-cell>
          <table:table-cell table:formula="of:=1/[.M189]" office:value-type="float" office:value="0.523286237571952" calcext:value-type="float">
            <text:p>0.52</text:p>
          </table:table-cell>
          <table:table-cell table:formula="of:=RADIANS([.B189])" office:value-type="float" office:value="0.87967044742784" calcext:value-type="float">
            <text:p>0.87967044742784</text:p>
          </table:table-cell>
          <table:table-cell table:formula="of:=RADIANS([.C189])" office:value-type="float" office:value="0.130010501005561" calcext:value-type="float">
            <text:p>0.130010501005561</text:p>
          </table:table-cell>
          <table:table-cell table:formula="of:=RADIANS([.D189])" office:value-type="float" office:value="0.871309639632379" calcext:value-type="float">
            <text:p>0.871309639632379</text:p>
          </table:table-cell>
          <table:table-cell table:formula="of:=RADIANS([.E189])" office:value-type="float" office:value="0.136411304051033" calcext:value-type="float">
            <text:p>0.136411304051033</text:p>
          </table:table-cell>
          <table:table-cell table:formula="of:=([.R189]-[.P189])/2" office:value-type="float" office:value="-0.00418040389773056" calcext:value-type="float">
            <text:p>-0.004180403897731</text:p>
          </table:table-cell>
          <table:table-cell table:formula="of:=([.S189]-[.Q189])/2" office:value-type="float" office:value="0.00320040152273575" calcext:value-type="float">
            <text:p>0.003200401522736</text:p>
          </table:table-cell>
          <table:table-cell table:formula="of:=SIN([.T189])*SIN([.T189])+COS([.P189])*COS([.R189])*SIN([.U189])*SIN([.U189])" office:value-type="float" office:value="0.0000216789792248358" calcext:value-type="float">
            <text:p>2.16789792248358E-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office:value-type="float" office:value="49.922776" calcext:value-type="float">
            <text:p>49.922776</text:p>
          </table:table-cell>
          <table:table-cell office:value-type="float" office:value="7.818517" calcext:value-type="float">
            <text:p>7.818517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0]-[.C190]))*COS(RADIANS([.D190])))/(COS(RADIANS([.B190]))*SIN(RADIANS([.D190]))-SIN(RADIANS([.B190]))*COS(RADIANS([.D190]))*COS(RADIANS([.E190]-[.C190])))))" office:value-type="float" office:value="-26.4547467023731" calcext:value-type="float">
            <text:p>-26.5</text:p>
          </table:table-cell>
          <table:table-cell table:formula="of:=6371000*2*ATAN(SQRT([.V190])/SQRT(1-[.V190]))" office:value-type="float" office:value="59372.5543564427" calcext:value-type="float">
            <text:p>59372.5543564427</text:p>
          </table:table-cell>
          <table:table-cell office:value-type="float" office:value="65000" calcext:value-type="float">
            <text:p>6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907" calcext:value-type="float">
            <text:p>1.907</text:p>
          </table:table-cell>
          <table:table-cell table:formula="of:=1/([.J190]*[.L190])" office:value-type="float" office:value="0.561426633814959" calcext:value-type="float">
            <text:p>0.561426633814959</text:p>
          </table:table-cell>
          <table:table-cell table:formula="of:=1/[.M190]" office:value-type="float" office:value="0.524383848977451" calcext:value-type="float">
            <text:p>0.52</text:p>
          </table:table-cell>
          <table:table-cell table:formula="of:=RADIANS([.B190])" office:value-type="float" office:value="0.87967044742784" calcext:value-type="float">
            <text:p>0.87967044742784</text:p>
          </table:table-cell>
          <table:table-cell table:formula="of:=RADIANS([.C190])" office:value-type="float" office:value="0.130010501005561" calcext:value-type="float">
            <text:p>0.130010501005561</text:p>
          </table:table-cell>
          <table:table-cell table:formula="of:=RADIANS([.D190])" office:value-type="float" office:value="0.871316812935605" calcext:value-type="float">
            <text:p>0.871316812935605</text:p>
          </table:table-cell>
          <table:table-cell table:formula="of:=RADIANS([.E190])" office:value-type="float" office:value="0.136458864273149" calcext:value-type="float">
            <text:p>0.136458864273149</text:p>
          </table:table-cell>
          <table:table-cell table:formula="of:=([.R190]-[.P190])/2" office:value-type="float" office:value="-0.00417681724611768" calcext:value-type="float">
            <text:p>-0.004176817246118</text:p>
          </table:table-cell>
          <table:table-cell table:formula="of:=([.S190]-[.Q190])/2" office:value-type="float" office:value="0.00322418163379416" calcext:value-type="float">
            <text:p>0.003224181633794</text:p>
          </table:table-cell>
          <table:table-cell table:formula="of:=SIN([.T190])*SIN([.T190])+COS([.P190])*COS([.R190])*SIN([.U190])*SIN([.U190])" office:value-type="float" office:value="0.0000217116646755186" calcext:value-type="float">
            <text:p>2.17116646755186E-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9.922776" calcext:value-type="float">
            <text:p>49.922776</text:p>
          </table:table-cell>
          <table:table-cell office:value-type="float" office:value="7.818517" calcext:value-type="float">
            <text:p>7.818517</text:p>
          </table:table-cell>
          <table:table-cell office:value-type="float" office:value="49.922365" calcext:value-type="float">
            <text:p>49.922365</text:p>
          </table:table-cell>
          <table:table-cell office:value-type="float" office:value="7.815792" calcext:value-type="float">
            <text:p>7.81579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1]-[.C191]))*COS(RADIANS([.D191])))/(COS(RADIANS([.B191]))*SIN(RADIANS([.D191]))-SIN(RADIANS([.B191]))*COS(RADIANS([.D191]))*COS(RADIANS([.E191]-[.C191])))))" office:value-type="float" office:value="76.8163500220063" calcext:value-type="float">
            <text:p>76.8</text:p>
          </table:table-cell>
          <table:table-cell table:formula="of:=6371000*2*ATAN(SQRT([.V191])/SQRT(1-[.V191]))" office:value-type="float" office:value="200.363731701929" calcext:value-type="float">
            <text:p>200.363731701929</text:p>
          </table:table-cell>
          <table:table-cell table:formula="of:=[.J191]" office:value-type="float" office:value="200.363731701929" calcext:value-type="float">
            <text:p>200.4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03" calcext:value-type="float">
            <text:p>0.003</text:p>
          </table:table-cell>
          <table:table-cell table:formula="of:=1/([.J191]*[.L191])" office:value-type="float" office:value="166.364107167467" calcext:value-type="float">
            <text:p>166.364107167467</text:p>
          </table:table-cell>
          <table:table-cell table:formula="of:=1/[.M191]" office:value-type="float" office:value="333.333333333333" calcext:value-type="float">
            <text:p>333.33</text:p>
          </table:table-cell>
          <table:table-cell table:formula="of:=RADIANS([.B191])" office:value-type="float" office:value="0.871316812935605" calcext:value-type="float">
            <text:p>0.871316812935605</text:p>
          </table:table-cell>
          <table:table-cell table:formula="of:=RADIANS([.C191])" office:value-type="float" office:value="0.136458864273149" calcext:value-type="float">
            <text:p>0.136458864273149</text:p>
          </table:table-cell>
          <table:table-cell table:formula="of:=RADIANS([.D191])" office:value-type="float" office:value="0.871309639632379" calcext:value-type="float">
            <text:p>0.871309639632379</text:p>
          </table:table-cell>
          <table:table-cell table:formula="of:=RADIANS([.E191])" office:value-type="float" office:value="0.136411304051033" calcext:value-type="float">
            <text:p>0.136411304051033</text:p>
          </table:table-cell>
          <table:table-cell table:formula="of:=([.R191]-[.P191])/2" office:value-type="float" office:value="-0.00000358665161287464" calcext:value-type="float">
            <text:p>-3.58665161287464E-06</text:p>
          </table:table-cell>
          <table:table-cell table:formula="of:=([.S191]-[.Q191])/2" office:value-type="float" office:value="-0.0000237801110584135" calcext:value-type="float">
            <text:p>-2.37801110584135E-05</text:p>
          </table:table-cell>
          <table:table-cell table:formula="of:=SIN([.T191])*SIN([.T191])+COS([.P191])*COS([.R191])*SIN([.U191])*SIN([.U191])" office:value-type="float" office:value="0.000000000247265213421164" calcext:value-type="float">
            <text:p>2.47265213421164E-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.922776" calcext:value-type="float">
            <text:p>49.922776</text:p>
          </table:table-cell>
          <table:table-cell office:value-type="float" office:value="7.818517" calcext:value-type="float">
            <text:p>7.818517</text:p>
          </table:table-cell>
          <table:table-cell office:value-type="float" office:value="49.633144" calcext:value-type="float">
            <text:p>49.633144</text:p>
          </table:table-cell>
          <table:table-cell office:value-type="float" office:value="8.420328" calcext:value-type="float">
            <text:p>8.42032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2]-[.C192]))*COS(RADIANS([.D192])))/(COS(RADIANS([.B192]))*SIN(RADIANS([.D192]))-SIN(RADIANS([.B192]))*COS(RADIANS([.D192]))*COS(RADIANS([.E192]-[.C192])))))" office:value-type="float" office:value="-53.5335139526663" calcext:value-type="float">
            <text:p>-53.5</text:p>
          </table:table-cell>
          <table:table-cell table:formula="of:=6371000*2*ATAN(SQRT([.V192])/SQRT(1-[.V192]))" office:value-type="float" office:value="53893.4145374294" calcext:value-type="float">
            <text:p>53893.4145374294</text:p>
          </table:table-cell>
          <table:table-cell office:value-type="float" office:value="59000" calcext:value-type="float">
            <text:p>5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41" calcext:value-type="float">
            <text:p>1.741</text:p>
          </table:table-cell>
          <table:table-cell table:formula="of:=1/([.J192]*[.L192])" office:value-type="float" office:value="0.618504758316678" calcext:value-type="float">
            <text:p>0.618504758316678</text:p>
          </table:table-cell>
          <table:table-cell table:formula="of:=1/[.M192]" office:value-type="float" office:value="0.574382538770821" calcext:value-type="float">
            <text:p>0.57</text:p>
          </table:table-cell>
          <table:table-cell table:formula="of:=RADIANS([.B192])" office:value-type="float" office:value="0.871316812935605" calcext:value-type="float">
            <text:p>0.871316812935605</text:p>
          </table:table-cell>
          <table:table-cell table:formula="of:=RADIANS([.C192])" office:value-type="float" office:value="0.136458864273149" calcext:value-type="float">
            <text:p>0.136458864273149</text:p>
          </table:table-cell>
          <table:table-cell table:formula="of:=RADIANS([.D192])" office:value-type="float" office:value="0.866261780916468" calcext:value-type="float">
            <text:p>0.866261780916468</text:p>
          </table:table-cell>
          <table:table-cell table:formula="of:=RADIANS([.E192])" office:value-type="float" office:value="0.146962447697869" calcext:value-type="float">
            <text:p>0.146962447697869</text:p>
          </table:table-cell>
          <table:table-cell table:formula="of:=([.R192]-[.P192])/2" office:value-type="float" office:value="-0.00252751600956813" calcext:value-type="float">
            <text:p>-0.002527516009568</text:p>
          </table:table-cell>
          <table:table-cell table:formula="of:=([.S192]-[.Q192])/2" office:value-type="float" office:value="0.0052517917123598" calcext:value-type="float">
            <text:p>0.00525179171236</text:p>
          </table:table-cell>
          <table:table-cell table:formula="of:=SIN([.T192])*SIN([.T192])+COS([.P192])*COS([.R192])*SIN([.U192])*SIN([.U192])" office:value-type="float" office:value="0.0000178893107887186" calcext:value-type="float">
            <text:p>1.78893107887186E-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9.922365" calcext:value-type="float">
            <text:p>49.922365</text:p>
          </table:table-cell>
          <table:table-cell office:value-type="float" office:value="7.815792" calcext:value-type="float">
            <text:p>7.815792</text:p>
          </table:table-cell>
          <table:table-cell office:value-type="float" office:value="49.633144" calcext:value-type="float">
            <text:p>49.633144</text:p>
          </table:table-cell>
          <table:table-cell office:value-type="float" office:value="8.420328" calcext:value-type="float">
            <text:p>8.420328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3]-[.C193]))*COS(RADIANS([.D193])))/(COS(RADIANS([.B193]))*SIN(RADIANS([.D193]))-SIN(RADIANS([.B193]))*COS(RADIANS([.D193]))*COS(RADIANS([.E193]-[.C193])))))" office:value-type="float" office:value="-53.6975432110394" calcext:value-type="float">
            <text:p>-53.7</text:p>
          </table:table-cell>
          <table:table-cell table:formula="of:=6371000*2*ATAN(SQRT([.V193])/SQRT(1-[.V193]))" office:value-type="float" office:value="54023.356489989" calcext:value-type="float">
            <text:p>54023.356489989</text:p>
          </table:table-cell>
          <table:table-cell office:value-type="float" office:value="59000" calcext:value-type="float">
            <text:p>5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41" calcext:value-type="float">
            <text:p>1.741</text:p>
          </table:table-cell>
          <table:table-cell table:formula="of:=1/([.J193]*[.L193])" office:value-type="float" office:value="0.61701707370793" calcext:value-type="float">
            <text:p>0.61701707370793</text:p>
          </table:table-cell>
          <table:table-cell table:formula="of:=1/[.M193]" office:value-type="float" office:value="0.574382538770821" calcext:value-type="float">
            <text:p>0.57</text:p>
          </table:table-cell>
          <table:table-cell table:formula="of:=RADIANS([.B193])" office:value-type="float" office:value="0.871309639632379" calcext:value-type="float">
            <text:p>0.871309639632379</text:p>
          </table:table-cell>
          <table:table-cell table:formula="of:=RADIANS([.C193])" office:value-type="float" office:value="0.136411304051033" calcext:value-type="float">
            <text:p>0.136411304051033</text:p>
          </table:table-cell>
          <table:table-cell table:formula="of:=RADIANS([.D193])" office:value-type="float" office:value="0.866261780916468" calcext:value-type="float">
            <text:p>0.866261780916468</text:p>
          </table:table-cell>
          <table:table-cell table:formula="of:=RADIANS([.E193])" office:value-type="float" office:value="0.146962447697869" calcext:value-type="float">
            <text:p>0.146962447697869</text:p>
          </table:table-cell>
          <table:table-cell table:formula="of:=([.R193]-[.P193])/2" office:value-type="float" office:value="-0.00252392935795526" calcext:value-type="float">
            <text:p>-0.002523929357955</text:p>
          </table:table-cell>
          <table:table-cell table:formula="of:=([.S193]-[.Q193])/2" office:value-type="float" office:value="0.00527557182341822" calcext:value-type="float">
            <text:p>0.005275571823418</text:p>
          </table:table-cell>
          <table:table-cell table:formula="of:=SIN([.T193])*SIN([.T193])+COS([.P193])*COS([.R193])*SIN([.U193])*SIN([.U193])" office:value-type="float" office:value="0.0000179756797978515" calcext:value-type="float">
            <text:p>1.79756797978515E-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50.828969" calcext:value-type="float">
            <text:p>50.828969</text:p>
          </table:table-cell>
          <table:table-cell office:value-type="float" office:value="6.299594" calcext:value-type="float">
            <text:p>6.29959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4]-[.C194]))*COS(RADIANS([.D194])))/(COS(RADIANS([.B194]))*SIN(RADIANS([.D194]))-SIN(RADIANS([.B194]))*COS(RADIANS([.D194]))*COS(RADIANS([.E194]-[.C194])))))" office:value-type="float" office:value="66.6093922757666" calcext:value-type="float">
            <text:p>66.6</text:p>
          </table:table-cell>
          <table:table-cell table:formula="of:=6371000*2*ATAN(SQRT([.V194])/SQRT(1-[.V194]))" office:value-type="float" office:value="12009.6069467172" calcext:value-type="float">
            <text:p>12009.6069467172</text:p>
          </table:table-cell>
          <table:table-cell table:formula="of:=[.J194]" office:value-type="float" office:value="12009.6069467172" calcext:value-type="float">
            <text:p>12009.6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94]" office:value-type="float" office:value="0.360288208401517" calcext:value-type="float">
            <text:p>0.360</text:p>
          </table:table-cell>
          <table:table-cell table:formula="of:=1/([.J194]*[.L194])" office:value-type="float" office:value="2.77555572644655" calcext:value-type="float">
            <text:p>2.77555572644655</text:p>
          </table:table-cell>
          <table:table-cell table:formula="of:=1/[.M194]" office:value-type="float" office:value="2.77555572644655" calcext:value-type="float">
            <text:p>2.78</text:p>
          </table:table-cell>
          <table:table-cell table:formula="of:=RADIANS([.B194])" office:value-type="float" office:value="0.887883059316514" calcext:value-type="float">
            <text:p>0.887883059316514</text:p>
          </table:table-cell>
          <table:table-cell table:formula="of:=RADIANS([.C194])" office:value-type="float" office:value="0.11268777656696" calcext:value-type="float">
            <text:p>0.11268777656696</text:p>
          </table:table-cell>
          <table:table-cell table:formula="of:=RADIANS([.D194])" office:value-type="float" office:value="0.88713286444413" calcext:value-type="float">
            <text:p>0.88713286444413</text:p>
          </table:table-cell>
          <table:table-cell table:formula="of:=RADIANS([.E194])" office:value-type="float" office:value="0.10994865683888" calcext:value-type="float">
            <text:p>0.10994865683888</text:p>
          </table:table-cell>
          <table:table-cell table:formula="of:=([.R194]-[.P194])/2" office:value-type="float" office:value="-0.000375097436192351" calcext:value-type="float">
            <text:p>-0.000375097436192</text:p>
          </table:table-cell>
          <table:table-cell table:formula="of:=([.S194]-[.Q194])/2" office:value-type="float" office:value="-0.00136955986403994" calcext:value-type="float">
            <text:p>-0.00136955986404</text:p>
          </table:table-cell>
          <table:table-cell table:formula="of:=SIN([.T194])*SIN([.T194])+COS([.P194])*COS([.R194])*SIN([.U194])*SIN([.U194])" office:value-type="float" office:value="0.000000888346218101012" calcext:value-type="float">
            <text:p>8.88346218101012E-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50.802084" calcext:value-type="float">
            <text:p>50.802084</text:p>
          </table:table-cell>
          <table:table-cell office:value-type="float" office:value="6.166844" calcext:value-type="float">
            <text:p>6.166844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5]-[.C195]))*COS(RADIANS([.D195])))/(COS(RADIANS([.B195]))*SIN(RADIANS([.D195]))-SIN(RADIANS([.B195]))*COS(RADIANS([.D195]))*COS(RADIANS([.E195]-[.C195])))))" office:value-type="float" office:value="69.2103943584576" calcext:value-type="float">
            <text:p>69.2</text:p>
          </table:table-cell>
          <table:table-cell table:formula="of:=6371000*2*ATAN(SQRT([.V195])/SQRT(1-[.V195]))" office:value-type="float" office:value="21775.8323116559" calcext:value-type="float">
            <text:p>21775.8323116559</text:p>
          </table:table-cell>
          <table:table-cell table:formula="of:=[.J195]" office:value-type="float" office:value="21775.8323116559" calcext:value-type="float">
            <text:p>21775.8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95]" office:value-type="float" office:value="0.653274969349676" calcext:value-type="float">
            <text:p>0.653</text:p>
          </table:table-cell>
          <table:table-cell table:formula="of:=1/([.J195]*[.L195])" office:value-type="float" office:value="1.53074899072818" calcext:value-type="float">
            <text:p>1.53074899072818</text:p>
          </table:table-cell>
          <table:table-cell table:formula="of:=1/[.M195]" office:value-type="float" office:value="1.53074899072818" calcext:value-type="float">
            <text:p>1.53</text:p>
          </table:table-cell>
          <table:table-cell table:formula="of:=RADIANS([.B195])" office:value-type="float" office:value="0.887883059316514" calcext:value-type="float">
            <text:p>0.887883059316514</text:p>
          </table:table-cell>
          <table:table-cell table:formula="of:=RADIANS([.C195])" office:value-type="float" office:value="0.11268777656696" calcext:value-type="float">
            <text:p>0.11268777656696</text:p>
          </table:table-cell>
          <table:table-cell table:formula="of:=RADIANS([.D195])" office:value-type="float" office:value="0.886663632674731" calcext:value-type="float">
            <text:p>0.886663632674731</text:p>
          </table:table-cell>
          <table:table-cell table:formula="of:=RADIANS([.E195])" office:value-type="float" office:value="0.107631732256857" calcext:value-type="float">
            <text:p>0.107631732256857</text:p>
          </table:table-cell>
          <table:table-cell table:formula="of:=([.R195]-[.P195])/2" office:value-type="float" office:value="-0.000609713320891658" calcext:value-type="float">
            <text:p>-0.000609713320892</text:p>
          </table:table-cell>
          <table:table-cell table:formula="of:=([.S195]-[.Q195])/2" office:value-type="float" office:value="-0.00252802215505118" calcext:value-type="float">
            <text:p>-0.002528022155051</text:p>
          </table:table-cell>
          <table:table-cell table:formula="of:=SIN([.T195])*SIN([.T195])+COS([.P195])*COS([.R195])*SIN([.U195])*SIN([.U195])" office:value-type="float" office:value="0.00000292061225194393" calcext:value-type="float">
            <text:p>2.92061225194393E-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office:value-type="float" office:value="50.392235" calcext:value-type="float">
            <text:p>50.392235</text:p>
          </table:table-cell>
          <table:table-cell office:value-type="float" office:value="6.532951" calcext:value-type="float">
            <text:p>6.53295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6]-[.C196]))*COS(RADIANS([.D196])))/(COS(RADIANS([.B196]))*SIN(RADIANS([.D196]))-SIN(RADIANS([.B196]))*COS(RADIANS([.D196]))*COS(RADIANS([.E196]-[.C196])))))" office:value-type="float" office:value="-5.79920165876701" calcext:value-type="float">
            <text:p>-5.8</text:p>
          </table:table-cell>
          <table:table-cell table:formula="of:=6371000*2*ATAN(SQRT([.V196])/SQRT(1-[.V196]))" office:value-type="float" office:value="53613.6891753044" calcext:value-type="float">
            <text:p>53613.6891753044</text:p>
          </table:table-cell>
          <table:table-cell office:value-type="float" office:value="61000" calcext:value-type="float">
            <text:p>61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85" calcext:value-type="float">
            <text:p>1.785</text:p>
          </table:table-cell>
          <table:table-cell table:formula="of:=1/([.J196]*[.L196])" office:value-type="float" office:value="0.621731760042496" calcext:value-type="float">
            <text:p>0.621731760042496</text:p>
          </table:table-cell>
          <table:table-cell table:formula="of:=1/[.M196]" office:value-type="float" office:value="0.560224089635854" calcext:value-type="float">
            <text:p>0.56</text:p>
          </table:table-cell>
          <table:table-cell table:formula="of:=RADIANS([.B196])" office:value-type="float" office:value="0.887883059316514" calcext:value-type="float">
            <text:p>0.887883059316514</text:p>
          </table:table-cell>
          <table:table-cell table:formula="of:=RADIANS([.C196])" office:value-type="float" office:value="0.11268777656696" calcext:value-type="float">
            <text:p>0.11268777656696</text:p>
          </table:table-cell>
          <table:table-cell table:formula="of:=RADIANS([.D196])" office:value-type="float" office:value="0.879510418188725" calcext:value-type="float">
            <text:p>0.879510418188725</text:p>
          </table:table-cell>
          <table:table-cell table:formula="of:=RADIANS([.E196])" office:value-type="float" office:value="0.114021504821456" calcext:value-type="float">
            <text:p>0.114021504821456</text:p>
          </table:table-cell>
          <table:table-cell table:formula="of:=([.R196]-[.P196])/2" office:value-type="float" office:value="-0.00418632056389479" calcext:value-type="float">
            <text:p>-0.004186320563895</text:p>
          </table:table-cell>
          <table:table-cell table:formula="of:=([.S196]-[.Q196])/2" office:value-type="float" office:value="0.000666864127248257" calcext:value-type="float">
            <text:p>0.000666864127248</text:p>
          </table:table-cell>
          <table:table-cell table:formula="of:=SIN([.T196])*SIN([.T196])+COS([.P196])*COS([.R196])*SIN([.U196])*SIN([.U196])" office:value-type="float" office:value="0.0000177040904592111" calcext:value-type="float">
            <text:p>1.77040904592111E-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0.392235" calcext:value-type="float">
            <text:p>50.392235</text:p>
          </table:table-cell>
          <table:table-cell office:value-type="float" office:value="6.532951" calcext:value-type="float">
            <text:p>6.532951</text:p>
          </table:table-cell>
          <table:table-cell office:value-type="float" office:value="50.390377" calcext:value-type="float">
            <text:p>50.390377</text:p>
          </table:table-cell>
          <table:table-cell office:value-type="float" office:value="6.532239" calcext:value-type="float">
            <text:p>6.532239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7]-[.C197]))*COS(RADIANS([.D197])))/(COS(RADIANS([.B197]))*SIN(RADIANS([.D197]))-SIN(RADIANS([.B197]))*COS(RADIANS([.D197]))*COS(RADIANS([.E197]-[.C197])))))" office:value-type="float" office:value="13.7293067637954" calcext:value-type="float">
            <text:p>13.7</text:p>
          </table:table-cell>
          <table:table-cell table:formula="of:=6371000*2*ATAN(SQRT([.V197])/SQRT(1-[.V197]))" office:value-type="float" office:value="212.676558549877" calcext:value-type="float">
            <text:p>212.676558549877</text:p>
          </table:table-cell>
          <table:table-cell table:formula="of:=[.J197]" office:value-type="float" office:value="212.676558549877" calcext:value-type="float">
            <text:p>212.7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/[.N197]" office:value-type="float" office:value="0.0063802967564963" calcext:value-type="float">
            <text:p>0.006</text:p>
          </table:table-cell>
          <table:table-cell table:formula="of:=1/([.J197]*[.L197])" office:value-type="float" office:value="156.732521725078" calcext:value-type="float">
            <text:p>156.732521725078</text:p>
          </table:table-cell>
          <table:table-cell table:formula="of:=1/[.M197]" office:value-type="float" office:value="156.732521725078" calcext:value-type="float">
            <text:p>156.73</text:p>
          </table:table-cell>
          <table:table-cell table:formula="of:=RADIANS([.B197])" office:value-type="float" office:value="0.879510418188725" calcext:value-type="float">
            <text:p>0.879510418188725</text:p>
          </table:table-cell>
          <table:table-cell table:formula="of:=RADIANS([.C197])" office:value-type="float" office:value="0.114021504821456" calcext:value-type="float">
            <text:p>0.114021504821456</text:p>
          </table:table-cell>
          <table:table-cell table:formula="of:=RADIANS([.D197])" office:value-type="float" office:value="0.879477989971223" calcext:value-type="float">
            <text:p>0.879477989971223</text:p>
          </table:table-cell>
          <table:table-cell table:formula="of:=RADIANS([.E197])" office:value-type="float" office:value="0.114009078077182" calcext:value-type="float">
            <text:p>0.114009078077182</text:p>
          </table:table-cell>
          <table:table-cell table:formula="of:=([.R197]-[.P197])/2" office:value-type="float" office:value="-0.0000162141087510226" calcext:value-type="float">
            <text:p>-1.62141087510226E-05</text:p>
          </table:table-cell>
          <table:table-cell table:formula="of:=([.S197]-[.Q197])/2" office:value-type="float" office:value="-0.00000621337213709688" calcext:value-type="float">
            <text:p>-6.21337213709688E-06</text:p>
          </table:table-cell>
          <table:table-cell table:formula="of:=SIN([.T197])*SIN([.T197])+COS([.P197])*COS([.R197])*SIN([.U197])*SIN([.U197])" office:value-type="float" office:value="0.000000000278589052761139" calcext:value-type="float">
            <text:p>2.78589052761139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.392235" calcext:value-type="float">
            <text:p>50.392235</text:p>
          </table:table-cell>
          <table:table-cell office:value-type="float" office:value="6.532951" calcext:value-type="float">
            <text:p>6.532951</text:p>
          </table:table-cell>
          <table:table-cell office:value-type="float" office:value="49.922031" calcext:value-type="float">
            <text:p>49.922031</text:p>
          </table:table-cell>
          <table:table-cell office:value-type="float" office:value="6.476454" calcext:value-type="float">
            <text:p>6.476454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8]-[.C198]))*COS(RADIANS([.D198])))/(COS(RADIANS([.B198]))*SIN(RADIANS([.D198]))-SIN(RADIANS([.B198]))*COS(RADIANS([.D198]))*COS(RADIANS([.E198]-[.C198])))))" office:value-type="float" office:value="4.42370289268636" calcext:value-type="float">
            <text:p>4.4</text:p>
          </table:table-cell>
          <table:table-cell table:formula="of:=6371000*2*ATAN(SQRT([.V198])/SQRT(1-[.V198]))" office:value-type="float" office:value="52438.9858910485" calcext:value-type="float">
            <text:p>52438.9858910485</text:p>
          </table:table-cell>
          <table:table-cell office:value-type="float" office:value="58000" calcext:value-type="float">
            <text:p>58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17" calcext:value-type="float">
            <text:p>1.717</text:p>
          </table:table-cell>
          <table:table-cell table:formula="of:=1/([.J198]*[.L198])" office:value-type="float" office:value="0.635659381411177" calcext:value-type="float">
            <text:p>0.635659381411177</text:p>
          </table:table-cell>
          <table:table-cell table:formula="of:=1/[.M198]" office:value-type="float" office:value="0.5824111822947" calcext:value-type="float">
            <text:p>0.58</text:p>
          </table:table-cell>
          <table:table-cell table:formula="of:=RADIANS([.B198])" office:value-type="float" office:value="0.879510418188725" calcext:value-type="float">
            <text:p>0.879510418188725</text:p>
          </table:table-cell>
          <table:table-cell table:formula="of:=RADIANS([.C198])" office:value-type="float" office:value="0.114021504821456" calcext:value-type="float">
            <text:p>0.114021504821456</text:p>
          </table:table-cell>
          <table:table-cell table:formula="of:=RADIANS([.D198])" office:value-type="float" office:value="0.871303810232677" calcext:value-type="float">
            <text:p>0.871303810232677</text:p>
          </table:table-cell>
          <table:table-cell table:formula="of:=RADIANS([.E198])" office:value-type="float" office:value="0.113035446153957" calcext:value-type="float">
            <text:p>0.113035446153957</text:p>
          </table:table-cell>
          <table:table-cell table:formula="of:=([.R198]-[.P198])/2" office:value-type="float" office:value="-0.00410330397802378" calcext:value-type="float">
            <text:p>-0.004103303978024</text:p>
          </table:table-cell>
          <table:table-cell table:formula="of:=([.S198]-[.Q198])/2" office:value-type="float" office:value="-0.00049302933374961" calcext:value-type="float">
            <text:p>-0.00049302933375</text:p>
          </table:table-cell>
          <table:table-cell table:formula="of:=SIN([.T198])*SIN([.T198])+COS([.P198])*COS([.R198])*SIN([.U198])*SIN([.U198])" office:value-type="float" office:value="0.0000169367826923332" calcext:value-type="float">
            <text:p>1.69367826923332E-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9.922031" calcext:value-type="float">
            <text:p>49.922031</text:p>
          </table:table-cell>
          <table:table-cell office:value-type="float" office:value="6.476454" calcext:value-type="float">
            <text:p>6.476454</text:p>
          </table:table-cell>
          <table:table-cell office:value-type="float" office:value="49.724364" calcext:value-type="float">
            <text:p>49.724364</text:p>
          </table:table-cell>
          <table:table-cell office:value-type="float" office:value="6.813781" calcext:value-type="float">
            <text:p>6.81378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199]-[.C199]))*COS(RADIANS([.D199])))/(COS(RADIANS([.B199]))*SIN(RADIANS([.D199]))-SIN(RADIANS([.B199]))*COS(RADIANS([.D199]))*COS(RADIANS([.E199]-[.C199])))))" office:value-type="float" office:value="-47.8804823831907" calcext:value-type="float">
            <text:p>-47.9</text:p>
          </table:table-cell>
          <table:table-cell table:formula="of:=6371000*2*ATAN(SQRT([.V199])/SQRT(1-[.V199]))" office:value-type="float" office:value="32690.7377611243" calcext:value-type="float">
            <text:p>32690.7377611243</text:p>
          </table:table-cell>
          <table:table-cell office:value-type="float" office:value="46000" calcext:value-type="float">
            <text:p>46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356" calcext:value-type="float">
            <text:p>1.356</text:p>
          </table:table-cell>
          <table:table-cell table:formula="of:=1/([.J199]*[.L199])" office:value-type="float" office:value="1.01965680850963" calcext:value-type="float">
            <text:p>1.01965680850963</text:p>
          </table:table-cell>
          <table:table-cell table:formula="of:=1/[.M199]" office:value-type="float" office:value="0.737463126843658" calcext:value-type="float">
            <text:p>0.74</text:p>
          </table:table-cell>
          <table:table-cell table:formula="of:=RADIANS([.B199])" office:value-type="float" office:value="0.871303810232677" calcext:value-type="float">
            <text:p>0.871303810232677</text:p>
          </table:table-cell>
          <table:table-cell table:formula="of:=RADIANS([.C199])" office:value-type="float" office:value="0.113035446153957" calcext:value-type="float">
            <text:p>0.113035446153957</text:p>
          </table:table-cell>
          <table:table-cell table:formula="of:=RADIANS([.D199])" office:value-type="float" office:value="0.867853870260138" calcext:value-type="float">
            <text:p>0.867853870260138</text:p>
          </table:table-cell>
          <table:table-cell table:formula="of:=RADIANS([.E199])" office:value-type="float" office:value="0.118922912959832" calcext:value-type="float">
            <text:p>0.118922912959832</text:p>
          </table:table-cell>
          <table:table-cell table:formula="of:=([.R199]-[.P199])/2" office:value-type="float" office:value="-0.00172496998626975" calcext:value-type="float">
            <text:p>-0.00172496998627</text:p>
          </table:table-cell>
          <table:table-cell table:formula="of:=([.S199]-[.Q199])/2" office:value-type="float" office:value="0.00294373340293745" calcext:value-type="float">
            <text:p>0.002943733402937</text:p>
          </table:table-cell>
          <table:table-cell table:formula="of:=SIN([.T199])*SIN([.T199])+COS([.P199])*COS([.R199])*SIN([.U199])*SIN([.U199])" office:value-type="float" office:value="0.00000658223357153413" calcext:value-type="float">
            <text:p>6.58223357153413E-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9.724364" calcext:value-type="float">
            <text:p>49.724364</text:p>
          </table:table-cell>
          <table:table-cell office:value-type="float" office:value="6.813781" calcext:value-type="float">
            <text:p>6.813781</text:p>
          </table:table-cell>
          <table:table-cell office:value-type="float" office:value="49.374038" calcext:value-type="float">
            <text:p>49.374038</text:p>
          </table:table-cell>
          <table:table-cell office:value-type="float" office:value="6.993955" calcext:value-type="float">
            <text:p>6.99395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0]-[.C200]))*COS(RADIANS([.D200])))/(COS(RADIANS([.B200]))*SIN(RADIANS([.D200]))-SIN(RADIANS([.B200]))*COS(RADIANS([.D200]))*COS(RADIANS([.E200]-[.C200])))))" office:value-type="float" office:value="-18.5212968950888" calcext:value-type="float">
            <text:p>-18.5</text:p>
          </table:table-cell>
          <table:table-cell table:formula="of:=6371000*2*ATAN(SQRT([.V200])/SQRT(1-[.V200]))" office:value-type="float" office:value="41065.8305595573" calcext:value-type="float">
            <text:p>41065.8305595573</text:p>
          </table:table-cell>
          <table:table-cell office:value-type="float" office:value="49000" calcext:value-type="float">
            <text:p>49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449" calcext:value-type="float">
            <text:p>1.449</text:p>
          </table:table-cell>
          <table:table-cell table:formula="of:=1/([.J200]*[.L200])" office:value-type="float" office:value="0.811704837796727" calcext:value-type="float">
            <text:p>0.811704837796727</text:p>
          </table:table-cell>
          <table:table-cell table:formula="of:=1/[.M200]" office:value-type="float" office:value="0.690131124913734" calcext:value-type="float">
            <text:p>0.69</text:p>
          </table:table-cell>
          <table:table-cell table:formula="of:=RADIANS([.B200])" office:value-type="float" office:value="0.867853870260138" calcext:value-type="float">
            <text:p>0.867853870260138</text:p>
          </table:table-cell>
          <table:table-cell table:formula="of:=RADIANS([.C200])" office:value-type="float" office:value="0.118922912959832" calcext:value-type="float">
            <text:p>0.118922912959832</text:p>
          </table:table-cell>
          <table:table-cell table:formula="of:=RADIANS([.D200])" office:value-type="float" office:value="0.861739528104796" calcext:value-type="float">
            <text:p>0.861739528104796</text:p>
          </table:table-cell>
          <table:table-cell table:formula="of:=RADIANS([.E200])" office:value-type="float" office:value="0.12206754248632" calcext:value-type="float">
            <text:p>0.12206754248632</text:p>
          </table:table-cell>
          <table:table-cell table:formula="of:=([.R200]-[.P200])/2" office:value-type="float" office:value="-0.00305717107767084" calcext:value-type="float">
            <text:p>-0.003057171077671</text:p>
          </table:table-cell>
          <table:table-cell table:formula="of:=([.S200]-[.Q200])/2" office:value-type="float" office:value="0.00157231476324413" calcext:value-type="float">
            <text:p>0.001572314763244</text:p>
          </table:table-cell>
          <table:table-cell table:formula="of:=SIN([.T200])*SIN([.T200])+COS([.P200])*COS([.R200])*SIN([.U200])*SIN([.U200])" office:value-type="float" office:value="0.0000103868657074489" calcext:value-type="float">
            <text:p>1.03868657074489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.922031" calcext:value-type="float">
            <text:p>49.922031</text:p>
          </table:table-cell>
          <table:table-cell office:value-type="float" office:value="6.476454" calcext:value-type="float">
            <text:p>6.476454</text:p>
          </table:table-cell>
          <table:table-cell office:value-type="float" office:value="49.374038" calcext:value-type="float">
            <text:p>49.374038</text:p>
          </table:table-cell>
          <table:table-cell office:value-type="float" office:value="6.993955" calcext:value-type="float">
            <text:p>6.993955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1]-[.C201]))*COS(RADIANS([.D201])))/(COS(RADIANS([.B201]))*SIN(RADIANS([.D201]))-SIN(RADIANS([.B201]))*COS(RADIANS([.D201]))*COS(RADIANS([.E201]-[.C201])))))" office:value-type="float" office:value="-31.6413049084736" calcext:value-type="float">
            <text:p>-31.6</text:p>
          </table:table-cell>
          <table:table-cell table:formula="of:=6371000*2*ATAN(SQRT([.V201])/SQRT(1-[.V201]))" office:value-type="float" office:value="71421.8474215321" calcext:value-type="float">
            <text:p>71421.8474215321</text:p>
          </table:table-cell>
          <table:table-cell office:value-type="float" office:value="95000" calcext:value-type="float">
            <text:p>95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2.802" calcext:value-type="float">
            <text:p>2.802</text:p>
          </table:table-cell>
          <table:table-cell table:formula="of:=1/([.J201]*[.L201])" office:value-type="float" office:value="0.466710600981795" calcext:value-type="float">
            <text:p>0.466710600981795</text:p>
          </table:table-cell>
          <table:table-cell table:formula="of:=1/[.M201]" office:value-type="float" office:value="0.356887937187723" calcext:value-type="float">
            <text:p>0.36</text:p>
          </table:table-cell>
          <table:table-cell table:formula="of:=RADIANS([.B201])" office:value-type="float" office:value="0.871303810232677" calcext:value-type="float">
            <text:p>0.871303810232677</text:p>
          </table:table-cell>
          <table:table-cell table:formula="of:=RADIANS([.C201])" office:value-type="float" office:value="0.113035446153957" calcext:value-type="float">
            <text:p>0.113035446153957</text:p>
          </table:table-cell>
          <table:table-cell table:formula="of:=RADIANS([.D201])" office:value-type="float" office:value="0.861739528104796" calcext:value-type="float">
            <text:p>0.861739528104796</text:p>
          </table:table-cell>
          <table:table-cell table:formula="of:=RADIANS([.E201])" office:value-type="float" office:value="0.12206754248632" calcext:value-type="float">
            <text:p>0.12206754248632</text:p>
          </table:table-cell>
          <table:table-cell table:formula="of:=([.R201]-[.P201])/2" office:value-type="float" office:value="-0.00478214106394059" calcext:value-type="float">
            <text:p>-0.004782141063941</text:p>
          </table:table-cell>
          <table:table-cell table:formula="of:=([.S201]-[.Q201])/2" office:value-type="float" office:value="0.00451604816618158" calcext:value-type="float">
            <text:p>0.004516048166182</text:p>
          </table:table-cell>
          <table:table-cell table:formula="of:=SIN([.T201])*SIN([.T201])+COS([.P201])*COS([.R201])*SIN([.U201])*SIN([.U201])" office:value-type="float" office:value="0.0000314182802600968" calcext:value-type="float">
            <text:p>3.14182802600968E-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9.374038" calcext:value-type="float">
            <text:p>49.374038</text:p>
          </table:table-cell>
          <table:table-cell office:value-type="float" office:value="6.993955" calcext:value-type="float">
            <text:p>6.993955</text:p>
          </table:table-cell>
          <table:table-cell office:value-type="float" office:value="49.369515" calcext:value-type="float">
            <text:p>49.369515</text:p>
          </table:table-cell>
          <table:table-cell office:value-type="float" office:value="7.235597" calcext:value-type="float">
            <text:p>7.23559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2]-[.C202]))*COS(RADIANS([.D202])))/(COS(RADIANS([.B202]))*SIN(RADIANS([.D202]))-SIN(RADIANS([.B202]))*COS(RADIANS([.D202]))*COS(RADIANS([.E202]-[.C202])))))" office:value-type="float" office:value="-88.4451402526489" calcext:value-type="float">
            <text:p>-88.4</text:p>
          </table:table-cell>
          <table:table-cell table:formula="of:=6371000*2*ATAN(SQRT([.V202])/SQRT(1-[.V202]))" office:value-type="float" office:value="17503.1566105939" calcext:value-type="float">
            <text:p>17503.1566105939</text:p>
          </table:table-cell>
          <table:table-cell office:value-type="float" office:value="20000" calcext:value-type="float">
            <text:p>20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598" calcext:value-type="float">
            <text:p>0.598</text:p>
          </table:table-cell>
          <table:table-cell table:formula="of:=1/([.J202]*[.L202])" office:value-type="float" office:value="1.90441839006104" calcext:value-type="float">
            <text:p>1.90441839006104</text:p>
          </table:table-cell>
          <table:table-cell table:formula="of:=1/[.M202]" office:value-type="float" office:value="1.67224080267559" calcext:value-type="float">
            <text:p>1.67</text:p>
          </table:table-cell>
          <table:table-cell table:formula="of:=RADIANS([.B202])" office:value-type="float" office:value="0.861739528104796" calcext:value-type="float">
            <text:p>0.861739528104796</text:p>
          </table:table-cell>
          <table:table-cell table:formula="of:=RADIANS([.C202])" office:value-type="float" office:value="0.12206754248632" calcext:value-type="float">
            <text:p>0.12206754248632</text:p>
          </table:table-cell>
          <table:table-cell table:formula="of:=RADIANS([.D202])" office:value-type="float" office:value="0.861660586862728" calcext:value-type="float">
            <text:p>0.861660586862728</text:p>
          </table:table-cell>
          <table:table-cell table:formula="of:=RADIANS([.E202])" office:value-type="float" office:value="0.126284990997424" calcext:value-type="float">
            <text:p>0.126284990997424</text:p>
          </table:table-cell>
          <table:table-cell table:formula="of:=([.R202]-[.P202])/2" office:value-type="float" office:value="-0.0000394706210338769" calcext:value-type="float">
            <text:p>-3.94706210338769E-05</text:p>
          </table:table-cell>
          <table:table-cell table:formula="of:=([.S202]-[.Q202])/2" office:value-type="float" office:value="0.00210872425555208" calcext:value-type="float">
            <text:p>0.002108724255552</text:p>
          </table:table-cell>
          <table:table-cell table:formula="of:=SIN([.T202])*SIN([.T202])+COS([.P202])*COS([.R202])*SIN([.U202])*SIN([.U202])" office:value-type="float" office:value="0.00000188693648855283" calcext:value-type="float">
            <text:p>1.88693648855283E-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9.374038" calcext:value-type="float">
            <text:p>49.374038</text:p>
          </table:table-cell>
          <table:table-cell office:value-type="float" office:value="6.993955" calcext:value-type="float">
            <text:p>6.993955</text:p>
          </table:table-cell>
          <table:table-cell office:value-type="float" office:value="49.291855" calcext:value-type="float">
            <text:p>49.291855</text:p>
          </table:table-cell>
          <table:table-cell office:value-type="float" office:value="6.773681" calcext:value-type="float">
            <text:p>6.77368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3]-[.C203]))*COS(RADIANS([.D203])))/(COS(RADIANS([.B203]))*SIN(RADIANS([.D203]))-SIN(RADIANS([.B203]))*COS(RADIANS([.D203]))*COS(RADIANS([.E203]-[.C203])))))" office:value-type="float" office:value="60.2912616278553" calcext:value-type="float">
            <text:p>60.3</text:p>
          </table:table-cell>
          <table:table-cell table:formula="of:=6371000*2*ATAN(SQRT([.V203])/SQRT(1-[.V203]))" office:value-type="float" office:value="18392.2496574028" calcext:value-type="float">
            <text:p>18392.2496574028</text:p>
          </table:table-cell>
          <table:table-cell office:value-type="float" office:value="24000" calcext:value-type="float">
            <text:p>2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4" calcext:value-type="float">
            <text:p>0.640</text:p>
          </table:table-cell>
          <table:table-cell table:formula="of:=1/([.J203]*[.L203])" office:value-type="float" office:value="1.81235759378227" calcext:value-type="float">
            <text:p>1.81235759378227</text:p>
          </table:table-cell>
          <table:table-cell table:formula="of:=1/[.M203]" office:value-type="float" office:value="1.5625" calcext:value-type="float">
            <text:p>1.56</text:p>
          </table:table-cell>
          <table:table-cell table:formula="of:=RADIANS([.B203])" office:value-type="float" office:value="0.861739528104796" calcext:value-type="float">
            <text:p>0.861739528104796</text:p>
          </table:table-cell>
          <table:table-cell table:formula="of:=RADIANS([.C203])" office:value-type="float" office:value="0.12206754248632" calcext:value-type="float">
            <text:p>0.12206754248632</text:p>
          </table:table-cell>
          <table:table-cell table:formula="of:=RADIANS([.D203])" office:value-type="float" office:value="0.86030516416563" calcext:value-type="float">
            <text:p>0.86030516416563</text:p>
          </table:table-cell>
          <table:table-cell table:formula="of:=RADIANS([.E203])" office:value-type="float" office:value="0.118223035929782" calcext:value-type="float">
            <text:p>0.118223035929782</text:p>
          </table:table-cell>
          <table:table-cell table:formula="of:=([.R203]-[.P203])/2" office:value-type="float" office:value="-0.000717181969583258" calcext:value-type="float">
            <text:p>-0.000717181969583</text:p>
          </table:table-cell>
          <table:table-cell table:formula="of:=([.S203]-[.Q203])/2" office:value-type="float" office:value="-0.00192225327826899" calcext:value-type="float">
            <text:p>-0.001922253278269</text:p>
          </table:table-cell>
          <table:table-cell table:formula="of:=SIN([.T203])*SIN([.T203])+COS([.P203])*COS([.R203])*SIN([.U203])*SIN([.U203])" office:value-type="float" office:value="0.00000208350335328093" calcext:value-type="float">
            <text:p>2.08350335328093E-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114705" calcext:value-type="float">
            <text:p>51.114705</text:p>
          </table:table-cell>
          <table:table-cell office:value-type="float" office:value="3.604706" calcext:value-type="float">
            <text:p>3.604706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4]-[.C204]))*COS(RADIANS([.D204])))/(COS(RADIANS([.B204]))*SIN(RADIANS([.D204]))-SIN(RADIANS([.B204]))*COS(RADIANS([.D204]))*COS(RADIANS([.E204]-[.C204])))))" office:value-type="float" office:value="84.5770471380557" calcext:value-type="float">
            <text:p>84.6</text:p>
          </table:table-cell>
          <table:table-cell table:formula="of:=6371000*2*ATAN(SQRT([.V204])/SQRT(1-[.V204]))" office:value-type="float" office:value="44976.71985099" calcext:value-type="float">
            <text:p>44976.71985099</text:p>
          </table:table-cell>
          <table:table-cell office:value-type="float" office:value="48400" calcext:value-type="float">
            <text:p>484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58" calcext:value-type="float">
            <text:p>1.580</text:p>
          </table:table-cell>
          <table:table-cell table:formula="of:=1/([.J204]*[.L204])" office:value-type="float" office:value="0.74112415142252" calcext:value-type="float">
            <text:p>0.74112415142252</text:p>
          </table:table-cell>
          <table:table-cell table:formula="of:=1/[.M204]" office:value-type="float" office:value="0.632911392405063" calcext:value-type="float">
            <text:p>0.63</text:p>
          </table:table-cell>
          <table:table-cell table:formula="of:=RADIANS([.B204])" office:value-type="float" office:value="0.892817715977141" calcext:value-type="float">
            <text:p>0.892817715977141</text:p>
          </table:table-cell>
          <table:table-cell table:formula="of:=RADIANS([.C204])" office:value-type="float" office:value="0.0741094376598974" calcext:value-type="float">
            <text:p>0.074109437659897</text:p>
          </table:table-cell>
          <table:table-cell table:formula="of:=RADIANS([.D204])" office:value-type="float" office:value="0.892119898435608" calcext:value-type="float">
            <text:p>0.892119898435608</text:p>
          </table:table-cell>
          <table:table-cell table:formula="of:=RADIANS([.E204])" office:value-type="float" office:value="0.0629139882663947" calcext:value-type="float">
            <text:p>0.062913988266395</text:p>
          </table:table-cell>
          <table:table-cell table:formula="of:=([.R204]-[.P204])/2" office:value-type="float" office:value="-0.00034890877076621" calcext:value-type="float">
            <text:p>-0.000348908770766</text:p>
          </table:table-cell>
          <table:table-cell table:formula="of:=([.S204]-[.Q204])/2" office:value-type="float" office:value="-0.00559772469675134" calcext:value-type="float">
            <text:p>-0.005597724696751</text:p>
          </table:table-cell>
          <table:table-cell table:formula="of:=SIN([.T204])*SIN([.T204])+COS([.P204])*COS([.R204])*SIN([.U204])*SIN([.U204])" office:value-type="float" office:value="0.0000124594408651606" calcext:value-type="float">
            <text:p>1.24594408651606E-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132791" calcext:value-type="float">
            <text:p>51.132791</text:p>
          </table:table-cell>
          <table:table-cell office:value-type="float" office:value="3.780371" calcext:value-type="float">
            <text:p>3.78037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5]-[.C205]))*COS(RADIANS([.D205])))/(COS(RADIANS([.B205]))*SIN(RADIANS([.D205]))-SIN(RADIANS([.B205]))*COS(RADIANS([.D205]))*COS(RADIANS([.E205]-[.C205])))))" office:value-type="float" office:value="85.8962301437034" calcext:value-type="float">
            <text:p>85.9</text:p>
          </table:table-cell>
          <table:table-cell table:formula="of:=6371000*2*ATAN(SQRT([.V205])/SQRT(1-[.V205]))" office:value-type="float" office:value="32584.4395218866" calcext:value-type="float">
            <text:p>32584.4395218866</text:p>
          </table:table-cell>
          <table:table-cell office:value-type="float" office:value="34200" calcext:value-type="float">
            <text:p>342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7" calcext:value-type="float">
            <text:p>1.070</text:p>
          </table:table-cell>
          <table:table-cell table:formula="of:=1/([.J205]*[.L205])" office:value-type="float" office:value="1.02298317302477" calcext:value-type="float">
            <text:p>1.02298317302477</text:p>
          </table:table-cell>
          <table:table-cell table:formula="of:=1/[.M205]" office:value-type="float" office:value="0.934579439252336" calcext:value-type="float">
            <text:p>0.93</text:p>
          </table:table-cell>
          <table:table-cell table:formula="of:=RADIANS([.B205])" office:value-type="float" office:value="0.892817715977141" calcext:value-type="float">
            <text:p>0.892817715977141</text:p>
          </table:table-cell>
          <table:table-cell table:formula="of:=RADIANS([.C205])" office:value-type="float" office:value="0.0741094376598974" calcext:value-type="float">
            <text:p>0.074109437659897</text:p>
          </table:table-cell>
          <table:table-cell table:formula="of:=RADIANS([.D205])" office:value-type="float" office:value="0.892435558684124" calcext:value-type="float">
            <text:p>0.892435558684124</text:p>
          </table:table-cell>
          <table:table-cell table:formula="of:=RADIANS([.E205])" office:value-type="float" office:value="0.0659799208969106" calcext:value-type="float">
            <text:p>0.065979920896911</text:p>
          </table:table-cell>
          <table:table-cell table:formula="of:=([.R205]-[.P205])/2" office:value-type="float" office:value="-0.000191078646508358" calcext:value-type="float">
            <text:p>-0.000191078646508</text:p>
          </table:table-cell>
          <table:table-cell table:formula="of:=([.S205]-[.Q205])/2" office:value-type="float" office:value="-0.00406475838149342" calcext:value-type="float">
            <text:p>-0.004064758381493</text:p>
          </table:table-cell>
          <table:table-cell table:formula="of:=SIN([.T205])*SIN([.T205])+COS([.P205])*COS([.R205])*SIN([.U205])*SIN([.U205])" office:value-type="float" office:value="0.00000653949726067277" calcext:value-type="float">
            <text:p>6.53949726067277E-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1.132791" calcext:value-type="float">
            <text:p>51.132791</text:p>
          </table:table-cell>
          <table:table-cell office:value-type="float" office:value="3.780371" calcext:value-type="float">
            <text:p>3.780371</text:p>
          </table:table-cell>
          <table:table-cell office:value-type="float" office:value="51.131587" calcext:value-type="float">
            <text:p>51.131587</text:p>
          </table:table-cell>
          <table:table-cell office:value-type="float" office:value="3.777975" calcext:value-type="float">
            <text:p>3.777975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6]-[.C206]))*COS(RADIANS([.D206])))/(COS(RADIANS([.B206]))*SIN(RADIANS([.D206]))-SIN(RADIANS([.B206]))*COS(RADIANS([.D206]))*COS(RADIANS([.E206]-[.C206])))))" office:value-type="float" office:value="51.314211955214" calcext:value-type="float">
            <text:p>51.3</text:p>
          </table:table-cell>
          <table:table-cell table:formula="of:=6371000*2*ATAN(SQRT([.V206])/SQRT(1-[.V206]))" office:value-type="float" office:value="214.184740900627" calcext:value-type="float">
            <text:p>214.184740900627</text:p>
          </table:table-cell>
          <table:table-cell office:value-type="float" office:value="200" calcext:value-type="float">
            <text:p>2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1" calcext:value-type="float">
            <text:p>0.010</text:p>
          </table:table-cell>
          <table:table-cell table:formula="of:=1/([.J206]*[.L206])" office:value-type="float" office:value="155.628889309153" calcext:value-type="float">
            <text:p>155.628889309153</text:p>
          </table:table-cell>
          <table:table-cell table:formula="of:=1/[.M206]" office:value-type="float" office:value="100" calcext:value-type="float">
            <text:p>100.00</text:p>
          </table:table-cell>
          <table:table-cell table:formula="of:=RADIANS([.B206])" office:value-type="float" office:value="0.892435558684124" calcext:value-type="float">
            <text:p>0.892435558684124</text:p>
          </table:table-cell>
          <table:table-cell table:formula="of:=RADIANS([.C206])" office:value-type="float" office:value="0.0659799208969106" calcext:value-type="float">
            <text:p>0.065979920896911</text:p>
          </table:table-cell>
          <table:table-cell table:formula="of:=RADIANS([.D206])" office:value-type="float" office:value="0.89241454491993" calcext:value-type="float">
            <text:p>0.89241454491993</text:p>
          </table:table-cell>
          <table:table-cell table:formula="of:=RADIANS([.E206])" office:value-type="float" office:value="0.0659381028080328" calcext:value-type="float">
            <text:p>0.065938102808033</text:p>
          </table:table-cell>
          <table:table-cell table:formula="of:=([.R206]-[.P206])/2" office:value-type="float" office:value="-0.0000105068820969723" calcext:value-type="float">
            <text:p>-1.05068820969723E-05</text:p>
          </table:table-cell>
          <table:table-cell table:formula="of:=([.S206]-[.Q206])/2" office:value-type="float" office:value="-0.0000209090444388896" calcext:value-type="float">
            <text:p>-2.09090444388896E-05</text:p>
          </table:table-cell>
          <table:table-cell table:formula="of:=SIN([.T206])*SIN([.T206])+COS([.P206])*COS([.R206])*SIN([.U206])*SIN([.U206])" office:value-type="float" office:value="0.000000000282554255840475" calcext:value-type="float">
            <text:p>2.82554255840475E-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.132791" calcext:value-type="float">
            <text:p>51.132791</text:p>
          </table:table-cell>
          <table:table-cell office:value-type="float" office:value="3.780371" calcext:value-type="float">
            <text:p>3.780371</text:p>
          </table:table-cell>
          <table:table-cell office:value-type="float" office:value="51.114705" calcext:value-type="float">
            <text:p>51.114705</text:p>
          </table:table-cell>
          <table:table-cell office:value-type="float" office:value="3.604706" calcext:value-type="float">
            <text:p>3.604706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7]-[.C207]))*COS(RADIANS([.D207])))/(COS(RADIANS([.B207]))*SIN(RADIANS([.D207]))-SIN(RADIANS([.B207]))*COS(RADIANS([.D207]))*COS(RADIANS([.E207]-[.C207])))))" office:value-type="float" office:value="80.7526258718819" calcext:value-type="float">
            <text:p>80.8</text:p>
          </table:table-cell>
          <table:table-cell table:formula="of:=6371000*2*ATAN(SQRT([.V207])/SQRT(1-[.V207]))" office:value-type="float" office:value="12423.5849919113" calcext:value-type="float">
            <text:p>12423.5849919113</text:p>
          </table:table-cell>
          <table:table-cell office:value-type="float" office:value="14200" calcext:value-type="float">
            <text:p>142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4" calcext:value-type="float">
            <text:p>0.440</text:p>
          </table:table-cell>
          <table:table-cell table:formula="of:=1/([.J207]*[.L207])" office:value-type="float" office:value="2.68306880461928" calcext:value-type="float">
            <text:p>2.68306880461928</text:p>
          </table:table-cell>
          <table:table-cell table:formula="of:=1/[.M207]" office:value-type="float" office:value="2.27272727272727" calcext:value-type="float">
            <text:p>2.27</text:p>
          </table:table-cell>
          <table:table-cell table:formula="of:=RADIANS([.B207])" office:value-type="float" office:value="0.892435558684124" calcext:value-type="float">
            <text:p>0.892435558684124</text:p>
          </table:table-cell>
          <table:table-cell table:formula="of:=RADIANS([.C207])" office:value-type="float" office:value="0.0659799208969106" calcext:value-type="float">
            <text:p>0.065979920896911</text:p>
          </table:table-cell>
          <table:table-cell table:formula="of:=RADIANS([.D207])" office:value-type="float" office:value="0.892119898435608" calcext:value-type="float">
            <text:p>0.892119898435608</text:p>
          </table:table-cell>
          <table:table-cell table:formula="of:=RADIANS([.E207])" office:value-type="float" office:value="0.0629139882663947" calcext:value-type="float">
            <text:p>0.062913988266395</text:p>
          </table:table-cell>
          <table:table-cell table:formula="of:=([.R207]-[.P207])/2" office:value-type="float" office:value="-0.000157830124257852" calcext:value-type="float">
            <text:p>-0.000157830124258</text:p>
          </table:table-cell>
          <table:table-cell table:formula="of:=([.S207]-[.Q207])/2" office:value-type="float" office:value="-0.00153296631525792" calcext:value-type="float">
            <text:p>-0.001532966315258</text:p>
          </table:table-cell>
          <table:table-cell table:formula="of:=SIN([.T207])*SIN([.T207])+COS([.P207])*COS([.R207])*SIN([.U207])*SIN([.U207])" office:value-type="float" office:value="0.000000950645357653982" calcext:value-type="float">
            <text:p>9.50645357653982E-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office:value-type="float" office:value="51.022659" calcext:value-type="float">
            <text:p>51.022659</text:p>
          </table:table-cell>
          <table:table-cell office:value-type="float" office:value="4.230605" calcext:value-type="float">
            <text:p>4.230605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8]-[.C208]))*COS(RADIANS([.D208])))/(COS(RADIANS([.B208]))*SIN(RADIANS([.D208]))-SIN(RADIANS([.B208]))*COS(RADIANS([.D208]))*COS(RADIANS([.E208]-[.C208])))))" office:value-type="float" office:value="4.23780720991461" calcext:value-type="float">
            <text:p>4.2</text:p>
          </table:table-cell>
          <table:table-cell table:formula="of:=6371000*2*ATAN(SQRT([.V208])/SQRT(1-[.V208]))" office:value-type="float" office:value="14720.9769890226" calcext:value-type="float">
            <text:p>14720.9769890226</text:p>
          </table:table-cell>
          <table:table-cell office:value-type="float" office:value="15500" calcext:value-type="float">
            <text:p>155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59" calcext:value-type="float">
            <text:p>0.590</text:p>
          </table:table-cell>
          <table:table-cell table:formula="of:=1/([.J208]*[.L208])" office:value-type="float" office:value="2.26434246573375" calcext:value-type="float">
            <text:p>2.26434246573375</text:p>
          </table:table-cell>
          <table:table-cell table:formula="of:=1/[.M208]" office:value-type="float" office:value="1.69491525423729" calcext:value-type="float">
            <text:p>1.69</text:p>
          </table:table-cell>
          <table:table-cell table:formula="of:=RADIANS([.B208])" office:value-type="float" office:value="0.892817715977141" calcext:value-type="float">
            <text:p>0.892817715977141</text:p>
          </table:table-cell>
          <table:table-cell table:formula="of:=RADIANS([.C208])" office:value-type="float" office:value="0.0741094376598974" calcext:value-type="float">
            <text:p>0.074109437659897</text:p>
          </table:table-cell>
          <table:table-cell table:formula="of:=RADIANS([.D208])" office:value-type="float" office:value="0.890513392672317" calcext:value-type="float">
            <text:p>0.890513392672317</text:p>
          </table:table-cell>
          <table:table-cell table:formula="of:=RADIANS([.E208])" office:value-type="float" office:value="0.0738379866013347" calcext:value-type="float">
            <text:p>0.073837986601335</text:p>
          </table:table-cell>
          <table:table-cell table:formula="of:=([.R208]-[.P208])/2" office:value-type="float" office:value="-0.00115216165241155" calcext:value-type="float">
            <text:p>-0.001152161652412</text:p>
          </table:table-cell>
          <table:table-cell table:formula="of:=([.S208]-[.Q208])/2" office:value-type="float" office:value="-0.000135725529281344" calcext:value-type="float">
            <text:p>-0.000135725529281</text:p>
          </table:table-cell>
          <table:table-cell table:formula="of:=SIN([.T208])*SIN([.T208])+COS([.P208])*COS([.R208])*SIN([.U208])*SIN([.U208])" office:value-type="float" office:value="0.000001334743679398" calcext:value-type="float">
            <text:p>1.334743679398E-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1.022659" calcext:value-type="float">
            <text:p>51.022659</text:p>
          </table:table-cell>
          <table:table-cell office:value-type="float" office:value="4.230605" calcext:value-type="float">
            <text:p>4.230605</text:p>
          </table:table-cell>
          <table:table-cell office:value-type="float" office:value="51.020648" calcext:value-type="float">
            <text:p>51.020648</text:p>
          </table:table-cell>
          <table:table-cell office:value-type="float" office:value="4.399143" calcext:value-type="float">
            <text:p>4.399143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09]-[.C209]))*COS(RADIANS([.D209])))/(COS(RADIANS([.B209]))*SIN(RADIANS([.D209]))-SIN(RADIANS([.B209]))*COS(RADIANS([.D209]))*COS(RADIANS([.E209]-[.C209])))))" office:value-type="float" office:value="-88.978794946033" calcext:value-type="float">
            <text:p>-89.0</text:p>
          </table:table-cell>
          <table:table-cell table:formula="of:=6371000*2*ATAN(SQRT([.V209])/SQRT(1-[.V209]))" office:value-type="float" office:value="11790.4362842412" calcext:value-type="float">
            <text:p>11790.4362842412</text:p>
          </table:table-cell>
          <table:table-cell table:formula="of:=21700/2" office:value-type="float" office:value="10850" calcext:value-type="float">
            <text:p>108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6/2" office:value-type="float" office:value="0.33" calcext:value-type="float">
            <text:p>0.330</text:p>
          </table:table-cell>
          <table:table-cell table:formula="of:=1/([.J209]*[.L209])" office:value-type="float" office:value="2.8271501180907" calcext:value-type="float">
            <text:p>2.8271501180907</text:p>
          </table:table-cell>
          <table:table-cell table:formula="of:=1/[.M209]" office:value-type="float" office:value="3.03030303030303" calcext:value-type="float">
            <text:p>3.03</text:p>
          </table:table-cell>
          <table:table-cell table:formula="of:=RADIANS([.B209])" office:value-type="float" office:value="0.890513392672317" calcext:value-type="float">
            <text:p>0.890513392672317</text:p>
          </table:table-cell>
          <table:table-cell table:formula="of:=RADIANS([.C209])" office:value-type="float" office:value="0.0738379866013347" calcext:value-type="float">
            <text:p>0.073837986601335</text:p>
          </table:table-cell>
          <table:table-cell table:formula="of:=RADIANS([.D209])" office:value-type="float" office:value="0.89047829410106" calcext:value-type="float">
            <text:p>0.89047829410106</text:p>
          </table:table-cell>
          <table:table-cell table:formula="of:=RADIANS([.E209])" office:value-type="float" office:value="0.0767795296160609" calcext:value-type="float">
            <text:p>0.076779529616061</text:p>
          </table:table-cell>
          <table:table-cell table:formula="of:=([.R209]-[.P209])/2" office:value-type="float" office:value="-0.000017549285628804" calcext:value-type="float">
            <text:p>-1.7549285628804E-05</text:p>
          </table:table-cell>
          <table:table-cell table:formula="of:=([.S209]-[.Q209])/2" office:value-type="float" office:value="0.0014707715073631" calcext:value-type="float">
            <text:p>0.001470771507363</text:p>
          </table:table-cell>
          <table:table-cell table:formula="of:=SIN([.T209])*SIN([.T209])+COS([.P209])*COS([.R209])*SIN([.U209])*SIN([.U209])" office:value-type="float" office:value="0.000000856218142562515" calcext:value-type="float">
            <text:p>8.56218142562515E-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.020648" calcext:value-type="float">
            <text:p>51.020648</text:p>
          </table:table-cell>
          <table:table-cell office:value-type="float" office:value="4.399143" calcext:value-type="float">
            <text:p>4.399143</text:p>
          </table:table-cell>
          <table:table-cell office:value-type="float" office:value="50.943336" calcext:value-type="float">
            <text:p>50.943336</text:p>
          </table:table-cell>
          <table:table-cell office:value-type="float" office:value="4.42005" calcext:value-type="float">
            <text:p>4.420050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0]-[.C210]))*COS(RADIANS([.D210])))/(COS(RADIANS([.B210]))*SIN(RADIANS([.D210]))-SIN(RADIANS([.B210]))*COS(RADIANS([.D210]))*COS(RADIANS([.E210]-[.C210])))))" office:value-type="float" office:value="-9.67004537955537" calcext:value-type="float">
            <text:p>-9.7</text:p>
          </table:table-cell>
          <table:table-cell table:formula="of:=6371000*2*ATAN(SQRT([.V210])/SQRT(1-[.V210]))" office:value-type="float" office:value="8720.3989625049" calcext:value-type="float">
            <text:p>8720.3989625049</text:p>
          </table:table-cell>
          <table:table-cell table:formula="of:=21700/2" office:value-type="float" office:value="10850" calcext:value-type="float">
            <text:p>108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66/2" office:value-type="float" office:value="0.33" calcext:value-type="float">
            <text:p>0.330</text:p>
          </table:table-cell>
          <table:table-cell table:formula="of:=1/([.J210]*[.L210])" office:value-type="float" office:value="3.82245508223382" calcext:value-type="float">
            <text:p>3.82245508223382</text:p>
          </table:table-cell>
          <table:table-cell table:formula="of:=1/[.M210]" office:value-type="float" office:value="3.03030303030303" calcext:value-type="float">
            <text:p>3.03</text:p>
          </table:table-cell>
          <table:table-cell table:formula="of:=RADIANS([.B210])" office:value-type="float" office:value="0.89047829410106" calcext:value-type="float">
            <text:p>0.89047829410106</text:p>
          </table:table-cell>
          <table:table-cell table:formula="of:=RADIANS([.C210])" office:value-type="float" office:value="0.0767795296160609" calcext:value-type="float">
            <text:p>0.076779529616061</text:p>
          </table:table-cell>
          <table:table-cell table:formula="of:=RADIANS([.D210])" office:value-type="float" office:value="0.889128945149758" calcext:value-type="float">
            <text:p>0.889128945149758</text:p>
          </table:table-cell>
          <table:table-cell table:formula="of:=RADIANS([.E210])" office:value-type="float" office:value="0.0771444256027754" calcext:value-type="float">
            <text:p>0.077144425602775</text:p>
          </table:table-cell>
          <table:table-cell table:formula="of:=([.R210]-[.P210])/2" office:value-type="float" office:value="-0.000674674475650894" calcext:value-type="float">
            <text:p>-0.000674674475651</text:p>
          </table:table-cell>
          <table:table-cell table:formula="of:=([.S210]-[.Q210])/2" office:value-type="float" office:value="0.000182447993357232" calcext:value-type="float">
            <text:p>0.000182447993357</text:p>
          </table:table-cell>
          <table:table-cell table:formula="of:=SIN([.T210])*SIN([.T210])+COS([.P210])*COS([.R210])*SIN([.U210])*SIN([.U210])" office:value-type="float" office:value="0.000000468379026760619" calcext:value-type="float">
            <text:p>4.68379026760619E-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1.022659" calcext:value-type="float">
            <text:p>51.022659</text:p>
          </table:table-cell>
          <table:table-cell office:value-type="float" office:value="4.230605" calcext:value-type="float">
            <text:p>4.230605</text:p>
          </table:table-cell>
          <table:table-cell office:value-type="float" office:value="50.881262" calcext:value-type="float">
            <text:p>50.881262</text:p>
          </table:table-cell>
          <table:table-cell office:value-type="float" office:value="4.231021" calcext:value-type="float">
            <text:p>4.23102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1]-[.C211]))*COS(RADIANS([.D211])))/(COS(RADIANS([.B211]))*SIN(RADIANS([.D211]))-SIN(RADIANS([.B211]))*COS(RADIANS([.D211]))*COS(RADIANS([.E211]-[.C211])))))" office:value-type="float" office:value="-0.106354677608771" calcext:value-type="float">
            <text:p>-0.1</text:p>
          </table:table-cell>
          <table:table-cell table:formula="of:=6371000*2*ATAN(SQRT([.V211])/SQRT(1-[.V211]))" office:value-type="float" office:value="15722.656047626" calcext:value-type="float">
            <text:p>15722.656047626</text:p>
          </table:table-cell>
          <table:table-cell office:value-type="float" office:value="15900" calcext:value-type="float">
            <text:p>159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61" calcext:value-type="float">
            <text:p>0.610</text:p>
          </table:table-cell>
          <table:table-cell table:formula="of:=1/([.J211]*[.L211])" office:value-type="float" office:value="2.12008284302361" calcext:value-type="float">
            <text:p>2.12008284302361</text:p>
          </table:table-cell>
          <table:table-cell table:formula="of:=1/[.M211]" office:value-type="float" office:value="1.63934426229508" calcext:value-type="float">
            <text:p>1.64</text:p>
          </table:table-cell>
          <table:table-cell table:formula="of:=RADIANS([.B211])" office:value-type="float" office:value="0.890513392672317" calcext:value-type="float">
            <text:p>0.890513392672317</text:p>
          </table:table-cell>
          <table:table-cell table:formula="of:=RADIANS([.C211])" office:value-type="float" office:value="0.0738379866013347" calcext:value-type="float">
            <text:p>0.073837986601335</text:p>
          </table:table-cell>
          <table:table-cell table:formula="of:=RADIANS([.D211])" office:value-type="float" office:value="0.888045549469875" calcext:value-type="float">
            <text:p>0.888045549469875</text:p>
          </table:table-cell>
          <table:table-cell table:formula="of:=RADIANS([.E211])" office:value-type="float" office:value="0.073845247171023" calcext:value-type="float">
            <text:p>0.073845247171023</text:p>
          </table:table-cell>
          <table:table-cell table:formula="of:=([.R211]-[.P211])/2" office:value-type="float" office:value="-0.00123392160122121" calcext:value-type="float">
            <text:p>-0.001233921601221</text:p>
          </table:table-cell>
          <table:table-cell table:formula="of:=([.S211]-[.Q211])/2" office:value-type="float" office:value="0.00000363028484415273" calcext:value-type="float">
            <text:p>3.63028484415273E-06</text:p>
          </table:table-cell>
          <table:table-cell table:formula="of:=SIN([.T211])*SIN([.T211])+COS([.P211])*COS([.R211])*SIN([.U211])*SIN([.U211])" office:value-type="float" office:value="0.00000152256697547179" calcext:value-type="float">
            <text:p>1.52256697547179E-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.881262" calcext:value-type="float">
            <text:p>50.881262</text:p>
          </table:table-cell>
          <table:table-cell office:value-type="float" office:value="4.231021" calcext:value-type="float">
            <text:p>4.231021</text:p>
          </table:table-cell>
          <table:table-cell office:value-type="float" office:value="50.756763" calcext:value-type="float">
            <text:p>50.756763</text:p>
          </table:table-cell>
          <table:table-cell office:value-type="float" office:value="4.220554" calcext:value-type="float">
            <text:p>4.220554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2]-[.C212]))*COS(RADIANS([.D212])))/(COS(RADIANS([.B212]))*SIN(RADIANS([.D212]))-SIN(RADIANS([.B212]))*COS(RADIANS([.D212]))*COS(RADIANS([.E212]-[.C212])))))" office:value-type="float" office:value="3.04446306641707" calcext:value-type="float">
            <text:p>3.0</text:p>
          </table:table-cell>
          <table:table-cell table:formula="of:=6371000*2*ATAN(SQRT([.V212])/SQRT(1-[.V212]))" office:value-type="float" office:value="13863.1712282429" calcext:value-type="float">
            <text:p>13863.1712282429</text:p>
          </table:table-cell>
          <table:table-cell office:value-type="float" office:value="14000" calcext:value-type="float">
            <text:p>140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5" calcext:value-type="float">
            <text:p>0.450</text:p>
          </table:table-cell>
          <table:table-cell table:formula="of:=1/([.J212]*[.L212])" office:value-type="float" office:value="2.40445225587524" calcext:value-type="float">
            <text:p>2.40445225587524</text:p>
          </table:table-cell>
          <table:table-cell table:formula="of:=1/[.M212]" office:value-type="float" office:value="2.22222222222222" calcext:value-type="float">
            <text:p>2.22</text:p>
          </table:table-cell>
          <table:table-cell table:formula="of:=RADIANS([.B212])" office:value-type="float" office:value="0.888045549469875" calcext:value-type="float">
            <text:p>0.888045549469875</text:p>
          </table:table-cell>
          <table:table-cell table:formula="of:=RADIANS([.C212])" office:value-type="float" office:value="0.073845247171023" calcext:value-type="float">
            <text:p>0.073845247171023</text:p>
          </table:table-cell>
          <table:table-cell table:formula="of:=RADIANS([.D212])" office:value-type="float" office:value="0.885872632004435" calcext:value-type="float">
            <text:p>0.885872632004435</text:p>
          </table:table-cell>
          <table:table-cell table:formula="of:=RADIANS([.E212])" office:value-type="float" office:value="0.0736625635582168" calcext:value-type="float">
            <text:p>0.073662563558217</text:p>
          </table:table-cell>
          <table:table-cell table:formula="of:=([.R212]-[.P212])/2" office:value-type="float" office:value="-0.00108645873272023" calcext:value-type="float">
            <text:p>-0.00108645873272</text:p>
          </table:table-cell>
          <table:table-cell table:formula="of:=([.S212]-[.Q212])/2" office:value-type="float" office:value="-0.0000913418064031266" calcext:value-type="float">
            <text:p>-9.13418064031266E-05</text:p>
          </table:table-cell>
          <table:table-cell table:formula="of:=SIN([.T212])*SIN([.T212])+COS([.P212])*COS([.R212])*SIN([.U212])*SIN([.U212])" office:value-type="float" office:value="0.00000118372222528004" calcext:value-type="float">
            <text:p>1.18372222528004E-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.756763" calcext:value-type="float">
            <text:p>50.756763</text:p>
          </table:table-cell>
          <table:table-cell office:value-type="float" office:value="4.220554" calcext:value-type="float">
            <text:p>4.220554</text:p>
          </table:table-cell>
          <table:table-cell office:value-type="float" office:value="50.803223" calcext:value-type="float">
            <text:p>50.803223</text:p>
          </table:table-cell>
          <table:table-cell office:value-type="float" office:value="4.300958" calcext:value-type="float">
            <text:p>4.300958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3]-[.C213]))*COS(RADIANS([.D213])))/(COS(RADIANS([.B213]))*SIN(RADIANS([.D213]))-SIN(RADIANS([.B213]))*COS(RADIANS([.D213]))*COS(RADIANS([.E213]-[.C213])))))" office:value-type="float" office:value="47.5459981570674" calcext:value-type="float">
            <text:p>47.5</text:p>
          </table:table-cell>
          <table:table-cell table:formula="of:=6371000*2*ATAN(SQRT([.V213])/SQRT(1-[.V213]))" office:value-type="float" office:value="7658.0770702518" calcext:value-type="float">
            <text:p>7658.0770702518</text:p>
          </table:table-cell>
          <table:table-cell office:value-type="float" office:value="10300" calcext:value-type="float">
            <text:p>103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2" calcext:value-type="float">
            <text:p>0.320</text:p>
          </table:table-cell>
          <table:table-cell table:formula="of:=1/([.J213]*[.L213])" office:value-type="float" office:value="4.35270277741372" calcext:value-type="float">
            <text:p>4.35270277741372</text:p>
          </table:table-cell>
          <table:table-cell table:formula="of:=1/[.M213]" office:value-type="float" office:value="3.125" calcext:value-type="float">
            <text:p>3.13</text:p>
          </table:table-cell>
          <table:table-cell table:formula="of:=RADIANS([.B213])" office:value-type="float" office:value="0.885872632004435" calcext:value-type="float">
            <text:p>0.885872632004435</text:p>
          </table:table-cell>
          <table:table-cell table:formula="of:=RADIANS([.C213])" office:value-type="float" office:value="0.0736625635582168" calcext:value-type="float">
            <text:p>0.073662563558217</text:p>
          </table:table-cell>
          <table:table-cell table:formula="of:=RADIANS([.D213])" office:value-type="float" office:value="0.886683511974911" calcext:value-type="float">
            <text:p>0.886683511974911</text:p>
          </table:table-cell>
          <table:table-cell table:formula="of:=RADIANS([.E213])" office:value-type="float" office:value="0.0750658780899903" calcext:value-type="float">
            <text:p>0.07506587808999</text:p>
          </table:table-cell>
          <table:table-cell table:formula="of:=([.R213]-[.P213])/2" office:value-type="float" office:value="0.000405439985238343" calcext:value-type="float">
            <text:p>0.000405439985238</text:p>
          </table:table-cell>
          <table:table-cell table:formula="of:=([.S213]-[.Q213])/2" office:value-type="float" office:value="0.000701657265886758" calcext:value-type="float">
            <text:p>0.000701657265887</text:p>
          </table:table-cell>
          <table:table-cell table:formula="of:=SIN([.T213])*SIN([.T213])+COS([.P213])*COS([.R213])*SIN([.U213])*SIN([.U213])" office:value-type="float" office:value="0.000000361213698297136" calcext:value-type="float">
            <text:p>3.61213698297136E-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0.756763" calcext:value-type="float">
            <text:p>50.756763</text:p>
          </table:table-cell>
          <table:table-cell office:value-type="float" office:value="4.220554" calcext:value-type="float">
            <text:p>4.220554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4]-[.C214]))*COS(RADIANS([.D214])))/(COS(RADIANS([.B214]))*SIN(RADIANS([.D214]))-SIN(RADIANS([.B214]))*COS(RADIANS([.D214]))*COS(RADIANS([.E214]-[.C214])))))" office:value-type="float" office:value="-17.1399052656051" calcext:value-type="float">
            <text:p>-17.1</text:p>
          </table:table-cell>
          <table:table-cell table:formula="of:=6371000*2*ATAN(SQRT([.V214])/SQRT(1-[.V214]))" office:value-type="float" office:value="30487.0303037733" calcext:value-type="float">
            <text:p>30487.0303037733</text:p>
          </table:table-cell>
          <table:table-cell office:value-type="float" office:value="33400" calcext:value-type="float">
            <text:p>334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03" calcext:value-type="float">
            <text:p>1.030</text:p>
          </table:table-cell>
          <table:table-cell table:formula="of:=1/([.J214]*[.L214])" office:value-type="float" office:value="1.09336111130535" calcext:value-type="float">
            <text:p>1.09336111130535</text:p>
          </table:table-cell>
          <table:table-cell table:formula="of:=1/[.M214]" office:value-type="float" office:value="0.970873786407767" calcext:value-type="float">
            <text:p>0.97</text:p>
          </table:table-cell>
          <table:table-cell table:formula="of:=RADIANS([.B214])" office:value-type="float" office:value="0.885872632004435" calcext:value-type="float">
            <text:p>0.885872632004435</text:p>
          </table:table-cell>
          <table:table-cell table:formula="of:=RADIANS([.C214])" office:value-type="float" office:value="0.0736625635582168" calcext:value-type="float">
            <text:p>0.073662563558217</text:p>
          </table:table-cell>
          <table:table-cell table:formula="of:=RADIANS([.D214])" office:value-type="float" office:value="0.881298665087026" calcext:value-type="float">
            <text:p>0.881298665087026</text:p>
          </table:table-cell>
          <table:table-cell table:formula="of:=RADIANS([.E214])" office:value-type="float" office:value="0.0758794109609299" calcext:value-type="float">
            <text:p>0.07587941096093</text:p>
          </table:table-cell>
          <table:table-cell table:formula="of:=([.R214]-[.P214])/2" office:value-type="float" office:value="-0.00228698345870443" calcext:value-type="float">
            <text:p>-0.002286983458704</text:p>
          </table:table-cell>
          <table:table-cell table:formula="of:=([.S214]-[.Q214])/2" office:value-type="float" office:value="0.00110842370135656" calcext:value-type="float">
            <text:p>0.001108423701357</text:p>
          </table:table-cell>
          <table:table-cell table:formula="of:=SIN([.T214])*SIN([.T214])+COS([.P214])*COS([.R214])*SIN([.U214])*SIN([.U214])" office:value-type="float" office:value="0.00000572471953564723" calcext:value-type="float">
            <text:p>5.72471953564723E-0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.881262" calcext:value-type="float">
            <text:p>50.881262</text:p>
          </table:table-cell>
          <table:table-cell office:value-type="float" office:value="4.231021" calcext:value-type="float">
            <text:p>4.231021</text:p>
          </table:table-cell>
          <table:table-cell office:value-type="float" office:value="50.683396" calcext:value-type="float">
            <text:p>50.683396</text:p>
          </table:table-cell>
          <table:table-cell office:value-type="float" office:value="4.176661" calcext:value-type="float">
            <text:p>4.17666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5]-[.C215]))*COS(RADIANS([.D215])))/(COS(RADIANS([.B215]))*SIN(RADIANS([.D215]))-SIN(RADIANS([.B215]))*COS(RADIANS([.D215]))*COS(RADIANS([.E215]-[.C215])))))" office:value-type="float" office:value="9.87524071918142" calcext:value-type="float">
            <text:p>9.9</text:p>
          </table:table-cell>
          <table:table-cell table:formula="of:=6371000*2*ATAN(SQRT([.V215])/SQRT(1-[.V215]))" office:value-type="float" office:value="22331.1560186585" calcext:value-type="float">
            <text:p>22331.1560186585</text:p>
          </table:table-cell>
          <table:table-cell table:formula="of:=47300/2" office:value-type="float" office:value="23650" calcext:value-type="float">
            <text:p>236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7/2" office:value-type="float" office:value="0.735" calcext:value-type="float">
            <text:p>0.735</text:p>
          </table:table-cell>
          <table:table-cell table:formula="of:=1/([.J215]*[.L215])" office:value-type="float" office:value="1.49268283762301" calcext:value-type="float">
            <text:p>1.49268283762301</text:p>
          </table:table-cell>
          <table:table-cell table:formula="of:=1/[.M215]" office:value-type="float" office:value="1.36054421768707" calcext:value-type="float">
            <text:p>1.36</text:p>
          </table:table-cell>
          <table:table-cell table:formula="of:=RADIANS([.B215])" office:value-type="float" office:value="0.888045549469875" calcext:value-type="float">
            <text:p>0.888045549469875</text:p>
          </table:table-cell>
          <table:table-cell table:formula="of:=RADIANS([.C215])" office:value-type="float" office:value="0.073845247171023" calcext:value-type="float">
            <text:p>0.073845247171023</text:p>
          </table:table-cell>
          <table:table-cell table:formula="of:=RADIANS([.D215])" office:value-type="float" office:value="0.884592136292124" calcext:value-type="float">
            <text:p>0.884592136292124</text:p>
          </table:table-cell>
          <table:table-cell table:formula="of:=RADIANS([.E215])" office:value-type="float" office:value="0.0728964861896389" calcext:value-type="float">
            <text:p>0.072896486189639</text:p>
          </table:table-cell>
          <table:table-cell table:formula="of:=([.R215]-[.P215])/2" office:value-type="float" office:value="-0.00172670658887553" calcext:value-type="float">
            <text:p>-0.001726706588876</text:p>
          </table:table-cell>
          <table:table-cell table:formula="of:=([.S215]-[.Q215])/2" office:value-type="float" office:value="-0.00047438049069206" calcext:value-type="float">
            <text:p>-0.000474380490692</text:p>
          </table:table-cell>
          <table:table-cell table:formula="of:=SIN([.T215])*SIN([.T215])+COS([.P215])*COS([.R215])*SIN([.U215])*SIN([.U215])" office:value-type="float" office:value="0.00000307147344914938" calcext:value-type="float">
            <text:p>3.07147344914938E-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0.683396" calcext:value-type="float">
            <text:p>50.683396</text:p>
          </table:table-cell>
          <table:table-cell office:value-type="float" office:value="4.176661" calcext:value-type="float">
            <text:p>4.176661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6]-[.C216]))*COS(RADIANS([.D216])))/(COS(RADIANS([.B216]))*SIN(RADIANS([.D216]))-SIN(RADIANS([.B216]))*COS(RADIANS([.D216]))*COS(RADIANS([.E216]-[.C216])))))" office:value-type="float" office:value="-29.9655837106965" calcext:value-type="float">
            <text:p>-30.0</text:p>
          </table:table-cell>
          <table:table-cell table:formula="of:=6371000*2*ATAN(SQRT([.V216])/SQRT(1-[.V216]))" office:value-type="float" office:value="24204.2576607449" calcext:value-type="float">
            <text:p>24204.2576607449</text:p>
          </table:table-cell>
          <table:table-cell table:formula="of:=47300/2" office:value-type="float" office:value="23650" calcext:value-type="float">
            <text:p>2365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47/2" office:value-type="float" office:value="0.735" calcext:value-type="float">
            <text:p>0.735</text:p>
          </table:table-cell>
          <table:table-cell table:formula="of:=1/([.J216]*[.L216])" office:value-type="float" office:value="1.37716817431646" calcext:value-type="float">
            <text:p>1.37716817431646</text:p>
          </table:table-cell>
          <table:table-cell table:formula="of:=1/[.M216]" office:value-type="float" office:value="1.36054421768707" calcext:value-type="float">
            <text:p>1.36</text:p>
          </table:table-cell>
          <table:table-cell table:formula="of:=RADIANS([.B216])" office:value-type="float" office:value="0.884592136292124" calcext:value-type="float">
            <text:p>0.884592136292124</text:p>
          </table:table-cell>
          <table:table-cell table:formula="of:=RADIANS([.C216])" office:value-type="float" office:value="0.0728964861896389" calcext:value-type="float">
            <text:p>0.072896486189639</text:p>
          </table:table-cell>
          <table:table-cell table:formula="of:=RADIANS([.D216])" office:value-type="float" office:value="0.881298665087026" calcext:value-type="float">
            <text:p>0.881298665087026</text:p>
          </table:table-cell>
          <table:table-cell table:formula="of:=RADIANS([.E216])" office:value-type="float" office:value="0.0758794109609299" calcext:value-type="float">
            <text:p>0.07587941096093</text:p>
          </table:table-cell>
          <table:table-cell table:formula="of:=([.R216]-[.P216])/2" office:value-type="float" office:value="-0.00164673560254913" calcext:value-type="float">
            <text:p>-0.001646735602549</text:p>
          </table:table-cell>
          <table:table-cell table:formula="of:=([.S216]-[.Q216])/2" office:value-type="float" office:value="0.00149146238564549" calcext:value-type="float">
            <text:p>0.001491462385646</text:p>
          </table:table-cell>
          <table:table-cell table:formula="of:=SIN([.T216])*SIN([.T216])+COS([.P216])*COS([.R216])*SIN([.U216])*SIN([.U216])" office:value-type="float" office:value="0.00000360834297760038" calcext:value-type="float">
            <text:p>3.60834297760038E-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office:value-type="float" office:value="50.483685" calcext:value-type="float">
            <text:p>50.483685</text:p>
          </table:table-cell>
          <table:table-cell office:value-type="float" office:value="4.331831" calcext:value-type="float">
            <text:p>4.33183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7]-[.C217]))*COS(RADIANS([.D217])))/(COS(RADIANS([.B217]))*SIN(RADIANS([.D217]))-SIN(RADIANS([.B217]))*COS(RADIANS([.D217]))*COS(RADIANS([.E217]-[.C217])))))" office:value-type="float" office:value="42.2949861469914" calcext:value-type="float">
            <text:p>42.3</text:p>
          </table:table-cell>
          <table:table-cell table:formula="of:=6371000*2*ATAN(SQRT([.V217])/SQRT(1-[.V217]))" office:value-type="float" office:value="1654.78371483084" calcext:value-type="float">
            <text:p>1654.78371483084</text:p>
          </table:table-cell>
          <table:table-cell office:value-type="float" office:value="1700" calcext:value-type="float">
            <text:p>17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5" calcext:value-type="float">
            <text:p>0.050</text:p>
          </table:table-cell>
          <table:table-cell table:formula="of:=1/([.J217]*[.L217])" office:value-type="float" office:value="20.1436193954451" calcext:value-type="float">
            <text:p>20.1436193954451</text:p>
          </table:table-cell>
          <table:table-cell table:formula="of:=1/[.M217]" office:value-type="float" office:value="20" calcext:value-type="float">
            <text:p>20.00</text:p>
          </table:table-cell>
          <table:table-cell table:formula="of:=RADIANS([.B217])" office:value-type="float" office:value="0.881298665087026" calcext:value-type="float">
            <text:p>0.881298665087026</text:p>
          </table:table-cell>
          <table:table-cell table:formula="of:=RADIANS([.C217])" office:value-type="float" office:value="0.0758794109609299" calcext:value-type="float">
            <text:p>0.07587941096093</text:p>
          </table:table-cell>
          <table:table-cell table:formula="of:=RADIANS([.D217])" office:value-type="float" office:value="0.881106521789673" calcext:value-type="float">
            <text:p>0.881106521789673</text:p>
          </table:table-cell>
          <table:table-cell table:formula="of:=RADIANS([.E217])" office:value-type="float" office:value="0.0756047135899585" calcext:value-type="float">
            <text:p>0.075604713589959</text:p>
          </table:table-cell>
          <table:table-cell table:formula="of:=([.R217]-[.P217])/2" office:value-type="float" office:value="-0.0000960716486760882" calcext:value-type="float">
            <text:p>-9.60716486760882E-05</text:p>
          </table:table-cell>
          <table:table-cell table:formula="of:=([.S217]-[.Q217])/2" office:value-type="float" office:value="-0.000137348685485691" calcext:value-type="float">
            <text:p>-0.000137348685486</text:p>
          </table:table-cell>
          <table:table-cell table:formula="of:=SIN([.T217])*SIN([.T217])+COS([.P217])*COS([.R217])*SIN([.U217])*SIN([.U217])" office:value-type="float" office:value="0.0000000168658126803509" calcext:value-type="float">
            <text:p>1.68658126803509E-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office:value-type="float" office:value="50.494603" calcext:value-type="float">
            <text:p>50.494603</text:p>
          </table:table-cell>
          <table:table-cell office:value-type="float" office:value="4.526517" calcext:value-type="float">
            <text:p>4.52651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8]-[.C218]))*COS(RADIANS([.D218])))/(COS(RADIANS([.B218]))*SIN(RADIANS([.D218]))-SIN(RADIANS([.B218]))*COS(RADIANS([.D218]))*COS(RADIANS([.E218]-[.C218])))))" office:value-type="float" office:value="89.9767668123709" calcext:value-type="float">
            <text:p>90.0</text:p>
          </table:table-cell>
          <table:table-cell table:formula="of:=6371000*2*ATAN(SQRT([.V218])/SQRT(1-[.V218]))" office:value-type="float" office:value="12658.1184871563" calcext:value-type="float">
            <text:p>12658.1184871563</text:p>
          </table:table-cell>
          <table:table-cell office:value-type="float" office:value="12600" calcext:value-type="float">
            <text:p>126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39" calcext:value-type="float">
            <text:p>0.390</text:p>
          </table:table-cell>
          <table:table-cell table:formula="of:=1/([.J218]*[.L218])" office:value-type="float" office:value="2.63335608425181" calcext:value-type="float">
            <text:p>2.63335608425181</text:p>
          </table:table-cell>
          <table:table-cell table:formula="of:=1/[.M218]" office:value-type="float" office:value="2.56410256410256" calcext:value-type="float">
            <text:p>2.56</text:p>
          </table:table-cell>
          <table:table-cell table:formula="of:=RADIANS([.B218])" office:value-type="float" office:value="0.881298665087026" calcext:value-type="float">
            <text:p>0.881298665087026</text:p>
          </table:table-cell>
          <table:table-cell table:formula="of:=RADIANS([.C218])" office:value-type="float" office:value="0.0758794109609299" calcext:value-type="float">
            <text:p>0.07587941096093</text:p>
          </table:table-cell>
          <table:table-cell table:formula="of:=RADIANS([.D218])" office:value-type="float" office:value="0.881297076837406" calcext:value-type="float">
            <text:p>0.881297076837406</text:p>
          </table:table-cell>
          <table:table-cell table:formula="of:=RADIANS([.E218])" office:value-type="float" office:value="0.0790026252974962" calcext:value-type="float">
            <text:p>0.079002625297496</text:p>
          </table:table-cell>
          <table:table-cell table:formula="of:=([.R218]-[.P218])/2" office:value-type="float" office:value="-0.000000794124809744279" calcext:value-type="float">
            <text:p>-7.94124809744279E-07</text:p>
          </table:table-cell>
          <table:table-cell table:formula="of:=([.S218]-[.Q218])/2" office:value-type="float" office:value="0.00156160716828315" calcext:value-type="float">
            <text:p>0.001561607168283</text:p>
          </table:table-cell>
          <table:table-cell table:formula="of:=SIN([.T218])*SIN([.T218])+COS([.P218])*COS([.R218])*SIN([.U218])*SIN([.U218])" office:value-type="float" office:value="0.000000986876866726008" calcext:value-type="float">
            <text:p>9.86876866726008E-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0.494603" calcext:value-type="float">
            <text:p>50.494603</text:p>
          </table:table-cell>
          <table:table-cell office:value-type="float" office:value="4.526517" calcext:value-type="float">
            <text:p>4.526517</text:p>
          </table:table-cell>
          <table:table-cell office:value-type="float" office:value="50.436671" calcext:value-type="float">
            <text:p>50.436671</text:p>
          </table:table-cell>
          <table:table-cell office:value-type="float" office:value="4.567225" calcext:value-type="float">
            <text:p>4.567225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19]-[.C219]))*COS(RADIANS([.D219])))/(COS(RADIANS([.B219]))*SIN(RADIANS([.D219]))-SIN(RADIANS([.B219]))*COS(RADIANS([.D219]))*COS(RADIANS([.E219]-[.C219])))))" office:value-type="float" office:value="-24.1141094989743" calcext:value-type="float">
            <text:p>-24.1</text:p>
          </table:table-cell>
          <table:table-cell table:formula="of:=6371000*2*ATAN(SQRT([.V219])/SQRT(1-[.V219]))" office:value-type="float" office:value="7056.77374890539" calcext:value-type="float">
            <text:p>7056.77374890539</text:p>
          </table:table-cell>
          <table:table-cell office:value-type="float" office:value="7500" calcext:value-type="float">
            <text:p>75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3" calcext:value-type="float">
            <text:p>0.230</text:p>
          </table:table-cell>
          <table:table-cell table:formula="of:=1/([.J219]*[.L219])" office:value-type="float" office:value="4.72359388573338" calcext:value-type="float">
            <text:p>4.72359388573338</text:p>
          </table:table-cell>
          <table:table-cell table:formula="of:=1/[.M219]" office:value-type="float" office:value="4.34782608695652" calcext:value-type="float">
            <text:p>4.35</text:p>
          </table:table-cell>
          <table:table-cell table:formula="of:=RADIANS([.B219])" office:value-type="float" office:value="0.881297076837406" calcext:value-type="float">
            <text:p>0.881297076837406</text:p>
          </table:table-cell>
          <table:table-cell table:formula="of:=RADIANS([.C219])" office:value-type="float" office:value="0.0790026252974962" calcext:value-type="float">
            <text:p>0.079002625297496</text:p>
          </table:table-cell>
          <table:table-cell table:formula="of:=RADIANS([.D219])" office:value-type="float" office:value="0.880285972695141" calcext:value-type="float">
            <text:p>0.880285972695141</text:p>
          </table:table-cell>
          <table:table-cell table:formula="of:=RADIANS([.E219])" office:value-type="float" office:value="0.079713113929398" calcext:value-type="float">
            <text:p>0.079713113929398</text:p>
          </table:table-cell>
          <table:table-cell table:formula="of:=([.R219]-[.P219])/2" office:value-type="float" office:value="-0.000505552071132676" calcext:value-type="float">
            <text:p>-0.000505552071133</text:p>
          </table:table-cell>
          <table:table-cell table:formula="of:=([.S219]-[.Q219])/2" office:value-type="float" office:value="0.000355244315950916" calcext:value-type="float">
            <text:p>0.000355244315951</text:p>
          </table:table-cell>
          <table:table-cell table:formula="of:=SIN([.T219])*SIN([.T219])+COS([.P219])*COS([.R219])*SIN([.U219])*SIN([.U219])" office:value-type="float" office:value="0.000000306716500966003" calcext:value-type="float">
            <text:p>3.06716500966003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.494603" calcext:value-type="float">
            <text:p>50.494603</text:p>
          </table:table-cell>
          <table:table-cell office:value-type="float" office:value="4.526517" calcext:value-type="float">
            <text:p>4.526517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0]-[.C220]))*COS(RADIANS([.D220])))/(COS(RADIANS([.B220]))*SIN(RADIANS([.D220]))-SIN(RADIANS([.B220]))*COS(RADIANS([.D220]))*COS(RADIANS([.E220]-[.C220])))))" office:value-type="float" office:value="87.589622239286" calcext:value-type="float">
            <text:p>87.6</text:p>
          </table:table-cell>
          <table:table-cell table:formula="of:=6371000*2*ATAN(SQRT([.V220])/SQRT(1-[.V220]))" office:value-type="float" office:value="53727.0299109665" calcext:value-type="float">
            <text:p>53727.0299109665</text:p>
          </table:table-cell>
          <table:table-cell office:value-type="float" office:value="56400" calcext:value-type="float">
            <text:p>564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75" calcext:value-type="float">
            <text:p>1.750</text:p>
          </table:table-cell>
          <table:table-cell table:formula="of:=1/([.J220]*[.L220])" office:value-type="float" office:value="0.620420175628013" calcext:value-type="float">
            <text:p>0.620420175628013</text:p>
          </table:table-cell>
          <table:table-cell table:formula="of:=1/[.M220]" office:value-type="float" office:value="0.571428571428571" calcext:value-type="float">
            <text:p>0.57</text:p>
          </table:table-cell>
          <table:table-cell table:formula="of:=RADIANS([.B220])" office:value-type="float" office:value="0.881297076837406" calcext:value-type="float">
            <text:p>0.881297076837406</text:p>
          </table:table-cell>
          <table:table-cell table:formula="of:=RADIANS([.C220])" office:value-type="float" office:value="0.0790026252974962" calcext:value-type="float">
            <text:p>0.079002625297496</text:p>
          </table:table-cell>
          <table:table-cell table:formula="of:=RADIANS([.D220])" office:value-type="float" office:value="0.881608670468765" calcext:value-type="float">
            <text:p>0.881608670468765</text:p>
          </table:table-cell>
          <table:table-cell table:formula="of:=RADIANS([.E220])" office:value-type="float" office:value="0.0922525192068139" calcext:value-type="float">
            <text:p>0.092252519206814</text:p>
          </table:table-cell>
          <table:table-cell table:formula="of:=([.R220]-[.P220])/2" office:value-type="float" office:value="0.000155796815679288" calcext:value-type="float">
            <text:p>0.000155796815679</text:p>
          </table:table-cell>
          <table:table-cell table:formula="of:=([.S220]-[.Q220])/2" office:value-type="float" office:value="0.00662494695465885" calcext:value-type="float">
            <text:p>0.006624946954659</text:p>
          </table:table-cell>
          <table:table-cell table:formula="of:=SIN([.T220])*SIN([.T220])+COS([.P220])*COS([.R220])*SIN([.U220])*SIN([.U220])" office:value-type="float" office:value="0.0000177790229535059" calcext:value-type="float">
            <text:p>1.77790229535059E-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office:value-type="float" office:value="50.488676" calcext:value-type="float">
            <text:p>50.488676</text:p>
          </table:table-cell>
          <table:table-cell office:value-type="float" office:value="4.903347" calcext:value-type="float">
            <text:p>4.90334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1]-[.C221]))*COS(RADIANS([.D221])))/(COS(RADIANS([.B221]))*SIN(RADIANS([.D221]))-SIN(RADIANS([.B221]))*COS(RADIANS([.D221]))*COS(RADIANS([.E221]-[.C221])))))" office:value-type="float" office:value="-89.2393168313939" calcext:value-type="float">
            <text:p>-89.2</text:p>
          </table:table-cell>
          <table:table-cell table:formula="of:=6371000*2*ATAN(SQRT([.V221])/SQRT(1-[.V221]))" office:value-type="float" office:value="39321.8910544508" calcext:value-type="float">
            <text:p>39321.8910544508</text:p>
          </table:table-cell>
          <table:table-cell office:value-type="float" office:value="44100" calcext:value-type="float">
            <text:p>441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37" calcext:value-type="float">
            <text:p>1.370</text:p>
          </table:table-cell>
          <table:table-cell table:formula="of:=1/([.J221]*[.L221])" office:value-type="float" office:value="0.847704228852451" calcext:value-type="float">
            <text:p>0.847704228852451</text:p>
          </table:table-cell>
          <table:table-cell table:formula="of:=1/[.M221]" office:value-type="float" office:value="0.72992700729927" calcext:value-type="float">
            <text:p>0.73</text:p>
          </table:table-cell>
          <table:table-cell table:formula="of:=RADIANS([.B221])" office:value-type="float" office:value="0.881298665087026" calcext:value-type="float">
            <text:p>0.881298665087026</text:p>
          </table:table-cell>
          <table:table-cell table:formula="of:=RADIANS([.C221])" office:value-type="float" office:value="0.0758794109609299" calcext:value-type="float">
            <text:p>0.07587941096093</text:p>
          </table:table-cell>
          <table:table-cell table:formula="of:=RADIANS([.D221])" office:value-type="float" office:value="0.881193631172641" calcext:value-type="float">
            <text:p>0.881193631172641</text:p>
          </table:table-cell>
          <table:table-cell table:formula="of:=RADIANS([.E221])" office:value-type="float" office:value="0.0855795495177864" calcext:value-type="float">
            <text:p>0.085579549517786</text:p>
          </table:table-cell>
          <table:table-cell table:formula="of:=([.R221]-[.P221])/2" office:value-type="float" office:value="-0.0000525169571925499" calcext:value-type="float">
            <text:p>-5.25169571925499E-05</text:p>
          </table:table-cell>
          <table:table-cell table:formula="of:=([.S221]-[.Q221])/2" office:value-type="float" office:value="0.00485006927842827" calcext:value-type="float">
            <text:p>0.004850069278428</text:p>
          </table:table-cell>
          <table:table-cell table:formula="of:=SIN([.T221])*SIN([.T221])+COS([.P221])*COS([.R221])*SIN([.U221])*SIN([.U221])" office:value-type="float" office:value="0.00000952340406072458" calcext:value-type="float">
            <text:p>9.52340406072458E-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.488676" calcext:value-type="float">
            <text:p>50.488676</text:p>
          </table:table-cell>
          <table:table-cell office:value-type="float" office:value="4.903347" calcext:value-type="float">
            <text:p>4.903347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2]-[.C222]))*COS(RADIANS([.D222])))/(COS(RADIANS([.B222]))*SIN(RADIANS([.D222]))-SIN(RADIANS([.B222]))*COS(RADIANS([.D222]))*COS(RADIANS([.E222]-[.C222])))))" office:value-type="float" office:value="84.2676940507581" calcext:value-type="float">
            <text:p>84.3</text:p>
          </table:table-cell>
          <table:table-cell table:formula="of:=6371000*2*ATAN(SQRT([.V222])/SQRT(1-[.V222]))" office:value-type="float" office:value="27170.5226532863" calcext:value-type="float">
            <text:p>27170.5226532863</text:p>
          </table:table-cell>
          <table:table-cell office:value-type="float" office:value="32200" calcext:value-type="float">
            <text:p>322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" calcext:value-type="float">
            <text:p>1.000</text:p>
          </table:table-cell>
          <table:table-cell table:formula="of:=1/([.J222]*[.L222])" office:value-type="float" office:value="1.22681973249792" calcext:value-type="float">
            <text:p>1.22681973249792</text:p>
          </table:table-cell>
          <table:table-cell table:formula="of:=1/[.M222]" office:value-type="float" office:value="1" calcext:value-type="float">
            <text:p>1.00</text:p>
          </table:table-cell>
          <table:table-cell table:formula="of:=RADIANS([.B222])" office:value-type="float" office:value="0.881193631172641" calcext:value-type="float">
            <text:p>0.881193631172641</text:p>
          </table:table-cell>
          <table:table-cell table:formula="of:=RADIANS([.C222])" office:value-type="float" office:value="0.0855795495177864" calcext:value-type="float">
            <text:p>0.085579549517786</text:p>
          </table:table-cell>
          <table:table-cell table:formula="of:=RADIANS([.D222])" office:value-type="float" office:value="0.881608670468765" calcext:value-type="float">
            <text:p>0.881608670468765</text:p>
          </table:table-cell>
          <table:table-cell table:formula="of:=RADIANS([.E222])" office:value-type="float" office:value="0.0922525192068139" calcext:value-type="float">
            <text:p>0.092252519206814</text:p>
          </table:table-cell>
          <table:table-cell table:formula="of:=([.R222]-[.P222])/2" office:value-type="float" office:value="0.000207519648062093" calcext:value-type="float">
            <text:p>0.000207519648062</text:p>
          </table:table-cell>
          <table:table-cell table:formula="of:=([.S222]-[.Q222])/2" office:value-type="float" office:value="0.00333648484451374" calcext:value-type="float">
            <text:p>0.003336484844514</text:p>
          </table:table-cell>
          <table:table-cell table:formula="of:=SIN([.T222])*SIN([.T222])+COS([.P222])*COS([.R222])*SIN([.U222])*SIN([.U222])" office:value-type="float" office:value="0.00000454694944420977" calcext:value-type="float">
            <text:p>4.54694944420977E-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533413" calcext:value-type="float">
            <text:p>50.533413</text:p>
          </table:table-cell>
          <table:table-cell office:value-type="float" office:value="5.270976" calcext:value-type="float">
            <text:p>5.270976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3]-[.C223]))*COS(RADIANS([.D223])))/(COS(RADIANS([.B223]))*SIN(RADIANS([.D223]))-SIN(RADIANS([.B223]))*COS(RADIANS([.D223]))*COS(RADIANS([.E223]-[.C223])))))" office:value-type="float" office:value="-24.0346852475111" calcext:value-type="float">
            <text:p>-24.0</text:p>
          </table:table-cell>
          <table:table-cell table:formula="of:=6371000*2*ATAN(SQRT([.V223])/SQRT(1-[.V223]))" office:value-type="float" office:value="2551.64501884324" calcext:value-type="float">
            <text:p>2551.64501884324</text:p>
          </table:table-cell>
          <table:table-cell office:value-type="float" office:value="2900" calcext:value-type="float">
            <text:p>29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09" calcext:value-type="float">
            <text:p>0.090</text:p>
          </table:table-cell>
          <table:table-cell table:formula="of:=1/([.J223]*[.L223])" office:value-type="float" office:value="13.0634681106405" calcext:value-type="float">
            <text:p>13.0634681106405</text:p>
          </table:table-cell>
          <table:table-cell table:formula="of:=1/[.M223]" office:value-type="float" office:value="11.1111111111111" calcext:value-type="float">
            <text:p>11.11</text:p>
          </table:table-cell>
          <table:table-cell table:formula="of:=RADIANS([.B223])" office:value-type="float" office:value="0.881608670468765" calcext:value-type="float">
            <text:p>0.881608670468765</text:p>
          </table:table-cell>
          <table:table-cell table:formula="of:=RADIANS([.C223])" office:value-type="float" office:value="0.0922525192068139" calcext:value-type="float">
            <text:p>0.092252519206814</text:p>
          </table:table-cell>
          <table:table-cell table:formula="of:=RADIANS([.D223])" office:value-type="float" office:value="0.881974439120105" calcext:value-type="float">
            <text:p>0.881974439120105</text:p>
          </table:table-cell>
          <table:table-cell table:formula="of:=RADIANS([.E223])" office:value-type="float" office:value="0.0919958859936006" calcext:value-type="float">
            <text:p>0.091995885993601</text:p>
          </table:table-cell>
          <table:table-cell table:formula="of:=([.R223]-[.P223])/2" office:value-type="float" office:value="0.000182884325670263" calcext:value-type="float">
            <text:p>0.00018288432567</text:p>
          </table:table-cell>
          <table:table-cell table:formula="of:=([.S223]-[.Q223])/2" office:value-type="float" office:value="-0.000128316606606622" calcext:value-type="float">
            <text:p>-0.000128316606607</text:p>
          </table:table-cell>
          <table:table-cell table:formula="of:=SIN([.T223])*SIN([.T223])+COS([.P223])*COS([.R223])*SIN([.U223])*SIN([.U223])" office:value-type="float" office:value="0.000000040101932751477" calcext:value-type="float">
            <text:p>4.0101932751477E-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260192" calcext:value-type="float">
            <text:p>50.260192</text:p>
          </table:table-cell>
          <table:table-cell office:value-type="float" office:value="5.054839" calcext:value-type="float">
            <text:p>5.05483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4]-[.C224]))*COS(RADIANS([.D224])))/(COS(RADIANS([.B224]))*SIN(RADIANS([.D224]))-SIN(RADIANS([.B224]))*COS(RADIANS([.D224]))*COS(RADIANS([.E224]-[.C224])))))" office:value-type="float" office:value="30.350836387202" calcext:value-type="float">
            <text:p>30.4</text:p>
          </table:table-cell>
          <table:table-cell table:formula="of:=6371000*2*ATAN(SQRT([.V224])/SQRT(1-[.V224]))" office:value-type="float" office:value="32475.8962714468" calcext:value-type="float">
            <text:p>32475.8962714468</text:p>
          </table:table-cell>
          <table:table-cell office:value-type="float" office:value="36900" calcext:value-type="float">
            <text:p>369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14" calcext:value-type="float">
            <text:p>1.140</text:p>
          </table:table-cell>
          <table:table-cell table:formula="of:=1/([.J224]*[.L224])" office:value-type="float" office:value="1.02640226014764" calcext:value-type="float">
            <text:p>1.02640226014764</text:p>
          </table:table-cell>
          <table:table-cell table:formula="of:=1/[.M224]" office:value-type="float" office:value="0.87719298245614" calcext:value-type="float">
            <text:p>0.88</text:p>
          </table:table-cell>
          <table:table-cell table:formula="of:=RADIANS([.B224])" office:value-type="float" office:value="0.881608670468765" calcext:value-type="float">
            <text:p>0.881608670468765</text:p>
          </table:table-cell>
          <table:table-cell table:formula="of:=RADIANS([.C224])" office:value-type="float" office:value="0.0922525192068139" calcext:value-type="float">
            <text:p>0.092252519206814</text:p>
          </table:table-cell>
          <table:table-cell table:formula="of:=RADIANS([.D224])" office:value-type="float" office:value="0.877205833084514" calcext:value-type="float">
            <text:p>0.877205833084514</text:p>
          </table:table-cell>
          <table:table-cell table:formula="of:=RADIANS([.E224])" office:value-type="float" office:value="0.0882235837082177" calcext:value-type="float">
            <text:p>0.088223583708218</text:p>
          </table:table-cell>
          <table:table-cell table:formula="of:=([.R224]-[.P224])/2" office:value-type="float" office:value="-0.00220141869212542" calcext:value-type="float">
            <text:p>-0.002201418692125</text:p>
          </table:table-cell>
          <table:table-cell table:formula="of:=([.S224]-[.Q224])/2" office:value-type="float" office:value="-0.00201446774929811" calcext:value-type="float">
            <text:p>-0.002014467749298</text:p>
          </table:table-cell>
          <table:table-cell table:formula="of:=SIN([.T224])*SIN([.T224])+COS([.P224])*COS([.R224])*SIN([.U224])*SIN([.U224])" office:value-type="float" office:value="0.00000649600199031099" calcext:value-type="float">
            <text:p>6.49600199031099E-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0.260192" calcext:value-type="float">
            <text:p>50.260192</text:p>
          </table:table-cell>
          <table:table-cell office:value-type="float" office:value="5.054839" calcext:value-type="float">
            <text:p>5.054839</text:p>
          </table:table-cell>
          <table:table-cell office:value-type="float" office:value="49.827413" calcext:value-type="float">
            <text:p>49.827413</text:p>
          </table:table-cell>
          <table:table-cell office:value-type="float" office:value="4.572805" calcext:value-type="float">
            <text:p>4.572805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5]-[.C225]))*COS(RADIANS([.D225])))/(COS(RADIANS([.B225]))*SIN(RADIANS([.D225]))-SIN(RADIANS([.B225]))*COS(RADIANS([.D225]))*COS(RADIANS([.E225]-[.C225])))))" office:value-type="float" office:value="35.7607884652503" calcext:value-type="float">
            <text:p>35.8</text:p>
          </table:table-cell>
          <table:table-cell table:formula="of:=6371000*2*ATAN(SQRT([.V225])/SQRT(1-[.V225]))" office:value-type="float" office:value="59166.1754599806" calcext:value-type="float">
            <text:p>59166.1754599806</text:p>
          </table:table-cell>
          <table:table-cell table:formula="of:=31500*2" office:value-type="float" office:value="63000" calcext:value-type="float">
            <text:p>630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0.78*2" office:value-type="float" office:value="1.56" calcext:value-type="float">
            <text:p>1.560</text:p>
          </table:table-cell>
          <table:table-cell table:formula="of:=1/([.J225]*[.L225])" office:value-type="float" office:value="0.563384958959864" calcext:value-type="float">
            <text:p>0.563384958959864</text:p>
          </table:table-cell>
          <table:table-cell table:formula="of:=1/[.M225]" office:value-type="float" office:value="0.641025641025641" calcext:value-type="float">
            <text:p>0.64</text:p>
          </table:table-cell>
          <table:table-cell table:formula="of:=RADIANS([.B225])" office:value-type="float" office:value="0.877205833084514" calcext:value-type="float">
            <text:p>0.877205833084514</text:p>
          </table:table-cell>
          <table:table-cell table:formula="of:=RADIANS([.C225])" office:value-type="float" office:value="0.0882235837082177" calcext:value-type="float">
            <text:p>0.088223583708218</text:p>
          </table:table-cell>
          <table:table-cell table:formula="of:=RADIANS([.D225])" office:value-type="float" office:value="0.869652414601025" calcext:value-type="float">
            <text:p>0.869652414601025</text:p>
          </table:table-cell>
          <table:table-cell table:formula="of:=RADIANS([.E225])" office:value-type="float" office:value="0.0798105033016593" calcext:value-type="float">
            <text:p>0.079810503301659</text:p>
          </table:table-cell>
          <table:table-cell table:formula="of:=([.R225]-[.P225])/2" office:value-type="float" office:value="-0.00377670924174434" calcext:value-type="float">
            <text:p>-0.003776709241744</text:p>
          </table:table-cell>
          <table:table-cell table:formula="of:=([.S225]-[.Q225])/2" office:value-type="float" office:value="-0.00420654020327918" calcext:value-type="float">
            <text:p>-0.004206540203279</text:p>
          </table:table-cell>
          <table:table-cell table:formula="of:=SIN([.T225])*SIN([.T225])+COS([.P225])*COS([.R225])*SIN([.U225])*SIN([.U225])" office:value-type="float" office:value="0.0000215609886731489" calcext:value-type="float">
            <text:p>2.15609886731489E-0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375449" calcext:value-type="float">
            <text:p>50.375449</text:p>
          </table:table-cell>
          <table:table-cell office:value-type="float" office:value="5.842321" calcext:value-type="float">
            <text:p>5.842321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6]-[.C226]))*COS(RADIANS([.D226])))/(COS(RADIANS([.B226]))*SIN(RADIANS([.D226]))-SIN(RADIANS([.B226]))*COS(RADIANS([.D226]))*COS(RADIANS([.E226]-[.C226])))))" office:value-type="float" office:value="-69.0835497779935" calcext:value-type="float">
            <text:p>-69.1</text:p>
          </table:table-cell>
          <table:table-cell table:formula="of:=6371000*2*ATAN(SQRT([.V226])/SQRT(1-[.V226]))" office:value-type="float" office:value="42258.6348902388" calcext:value-type="float">
            <text:p>42258.6348902388</text:p>
          </table:table-cell>
          <table:table-cell office:value-type="float" office:value="44300" calcext:value-type="float">
            <text:p>443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1.37" calcext:value-type="float">
            <text:p>1.370</text:p>
          </table:table-cell>
          <table:table-cell table:formula="of:=1/([.J226]*[.L226])" office:value-type="float" office:value="0.788793424584401" calcext:value-type="float">
            <text:p>0.788793424584401</text:p>
          </table:table-cell>
          <table:table-cell table:formula="of:=1/[.M226]" office:value-type="float" office:value="0.72992700729927" calcext:value-type="float">
            <text:p>0.73</text:p>
          </table:table-cell>
          <table:table-cell table:formula="of:=RADIANS([.B226])" office:value-type="float" office:value="0.881608670468765" calcext:value-type="float">
            <text:p>0.881608670468765</text:p>
          </table:table-cell>
          <table:table-cell table:formula="of:=RADIANS([.C226])" office:value-type="float" office:value="0.0922525192068139" calcext:value-type="float">
            <text:p>0.092252519206814</text:p>
          </table:table-cell>
          <table:table-cell table:formula="of:=RADIANS([.D226])" office:value-type="float" office:value="0.879217447220485" calcext:value-type="float">
            <text:p>0.879217447220485</text:p>
          </table:table-cell>
          <table:table-cell table:formula="of:=RADIANS([.E226])" office:value-type="float" office:value="0.101967737408408" calcext:value-type="float">
            <text:p>0.101967737408408</text:p>
          </table:table-cell>
          <table:table-cell table:formula="of:=([.R226]-[.P226])/2" office:value-type="float" office:value="-0.00119561162413989" calcext:value-type="float">
            <text:p>-0.00119561162414</text:p>
          </table:table-cell>
          <table:table-cell table:formula="of:=([.S226]-[.Q226])/2" office:value-type="float" office:value="0.00485760910079688" calcext:value-type="float">
            <text:p>0.004857609100797</text:p>
          </table:table-cell>
          <table:table-cell table:formula="of:=SIN([.T226])*SIN([.T226])+COS([.P226])*COS([.R226])*SIN([.U226])*SIN([.U226])" office:value-type="float" office:value="0.0000109990235898398" calcext:value-type="float">
            <text:p>1.09990235898398E-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.375449" calcext:value-type="float">
            <text:p>50.375449</text:p>
          </table:table-cell>
          <table:table-cell office:value-type="float" office:value="5.842321" calcext:value-type="float">
            <text:p>5.842321</text:p>
          </table:table-cell>
          <table:table-cell office:value-type="float" office:value="49.567302" calcext:value-type="float">
            <text:p>49.567302</text:p>
          </table:table-cell>
          <table:table-cell office:value-type="float" office:value="5.794411" calcext:value-type="float">
            <text:p>5.79441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7]-[.C227]))*COS(RADIANS([.D227])))/(COS(RADIANS([.B227]))*SIN(RADIANS([.D227]))-SIN(RADIANS([.B227]))*COS(RADIANS([.D227]))*COS(RADIANS([.E227]-[.C227])))))" office:value-type="float" office:value="2.20196637921997" calcext:value-type="float">
            <text:p>2.2</text:p>
          </table:table-cell>
          <table:table-cell table:formula="of:=6371000*2*ATAN(SQRT([.V227])/SQRT(1-[.V227]))" office:value-type="float" office:value="89927.1403792106" calcext:value-type="float">
            <text:p>89927.1403792106</text:p>
          </table:table-cell>
          <table:table-cell office:value-type="float" office:value="104400" calcext:value-type="float">
            <text:p>1044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3.55" calcext:value-type="float">
            <text:p>3.550</text:p>
          </table:table-cell>
          <table:table-cell table:formula="of:=1/([.J227]*[.L227])" office:value-type="float" office:value="0.370670447128321" calcext:value-type="float">
            <text:p>0.370670447128321</text:p>
          </table:table-cell>
          <table:table-cell table:formula="of:=1/[.M227]" office:value-type="float" office:value="0.28169014084507" calcext:value-type="float">
            <text:p>0.28</text:p>
          </table:table-cell>
          <table:table-cell table:formula="of:=RADIANS([.B227])" office:value-type="float" office:value="0.879217447220485" calcext:value-type="float">
            <text:p>0.879217447220485</text:p>
          </table:table-cell>
          <table:table-cell table:formula="of:=RADIANS([.C227])" office:value-type="float" office:value="0.101967737408408" calcext:value-type="float">
            <text:p>0.101967737408408</text:p>
          </table:table-cell>
          <table:table-cell table:formula="of:=RADIANS([.D227])" office:value-type="float" office:value="0.86511262123037" calcext:value-type="float">
            <text:p>0.86511262123037</text:p>
          </table:table-cell>
          <table:table-cell table:formula="of:=RADIANS([.E227])" office:value-type="float" office:value="0.101131550163777" calcext:value-type="float">
            <text:p>0.101131550163777</text:p>
          </table:table-cell>
          <table:table-cell table:formula="of:=([.R227]-[.P227])/2" office:value-type="float" office:value="-0.00705241299505732" calcext:value-type="float">
            <text:p>-0.007052412995057</text:p>
          </table:table-cell>
          <table:table-cell table:formula="of:=([.S227]-[.Q227])/2" office:value-type="float" office:value="-0.000418093622315235" calcext:value-type="float">
            <text:p>-0.000418093622315</text:p>
          </table:table-cell>
          <table:table-cell table:formula="of:=SIN([.T227])*SIN([.T227])+COS([.P227])*COS([.R227])*SIN([.U227])*SIN([.U227])" office:value-type="float" office:value="0.0000498080058867745" calcext:value-type="float">
            <text:p>4.98080058867745E-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539835" calcext:value-type="float">
            <text:p>50.539835</text:p>
          </table:table-cell>
          <table:table-cell office:value-type="float" office:value="5.470259" calcext:value-type="float">
            <text:p>5.470259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8]-[.C228]))*COS(RADIANS([.D228])))/(COS(RADIANS([.B228]))*SIN(RADIANS([.D228]))-SIN(RADIANS([.B228]))*COS(RADIANS([.D228]))*COS(RADIANS([.E228]-[.C228])))))" office:value-type="float" office:value="76.795084701262" calcext:value-type="float">
            <text:p>76.8</text:p>
          </table:table-cell>
          <table:table-cell table:formula="of:=6371000*2*ATAN(SQRT([.V228])/SQRT(1-[.V228]))" office:value-type="float" office:value="13398.2597970418" calcext:value-type="float">
            <text:p>13398.2597970418</text:p>
          </table:table-cell>
          <table:table-cell office:value-type="float" office:value="14600" calcext:value-type="float">
            <text:p>146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45" calcext:value-type="float">
            <text:p>0.450</text:p>
          </table:table-cell>
          <table:table-cell table:formula="of:=1/([.J228]*[.L228])" office:value-type="float" office:value="2.48788528049688" calcext:value-type="float">
            <text:p>2.48788528049688</text:p>
          </table:table-cell>
          <table:table-cell table:formula="of:=1/[.M228]" office:value-type="float" office:value="2.22222222222222" calcext:value-type="float">
            <text:p>2.22</text:p>
          </table:table-cell>
          <table:table-cell table:formula="of:=RADIANS([.B228])" office:value-type="float" office:value="0.881608670468765" calcext:value-type="float">
            <text:p>0.881608670468765</text:p>
          </table:table-cell>
          <table:table-cell table:formula="of:=RADIANS([.C228])" office:value-type="float" office:value="0.0922525192068139" calcext:value-type="float">
            <text:p>0.092252519206814</text:p>
          </table:table-cell>
          <table:table-cell table:formula="of:=RADIANS([.D228])" office:value-type="float" office:value="0.882086524164668" calcext:value-type="float">
            <text:p>0.882086524164668</text:p>
          </table:table-cell>
          <table:table-cell table:formula="of:=RADIANS([.E228])" office:value-type="float" office:value="0.0954740304868525" calcext:value-type="float">
            <text:p>0.095474030486853</text:p>
          </table:table-cell>
          <table:table-cell table:formula="of:=([.R228]-[.P228])/2" office:value-type="float" office:value="0.000238926847951737" calcext:value-type="float">
            <text:p>0.000238926847952</text:p>
          </table:table-cell>
          <table:table-cell table:formula="of:=([.S228]-[.Q228])/2" office:value-type="float" office:value="0.00161075564001931" calcext:value-type="float">
            <text:p>0.001610755640019</text:p>
          </table:table-cell>
          <table:table-cell table:formula="of:=SIN([.T228])*SIN([.T228])+COS([.P228])*COS([.R228])*SIN([.U228])*SIN([.U228])" office:value-type="float" office:value="0.0000011056595661242" calcext:value-type="float">
            <text:p>1.1056595661242E-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29]-[.C229]))*COS(RADIANS([.D229])))/(COS(RADIANS([.B229]))*SIN(RADIANS([.D229]))-SIN(RADIANS([.B229]))*COS(RADIANS([.D229]))*COS(RADIANS([.E229]-[.C229])))))" office:value-type="float" office:value="30.5031079499509" calcext:value-type="float">
            <text:p>30.5</text:p>
          </table:table-cell>
          <table:table-cell table:formula="of:=6371000*2*ATAN(SQRT([.V229])/SQRT(1-[.V229]))" office:value-type="float" office:value="37589.9328978942" calcext:value-type="float">
            <text:p>37589.9328978942</text:p>
          </table:table-cell>
          <table:table-cell table:formula="of:=53400/2" office:value-type="float" office:value="26700" calcext:value-type="float">
            <text:p>267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3.04/2" office:value-type="float" office:value="1.52" calcext:value-type="float">
            <text:p>1.520</text:p>
          </table:table-cell>
          <table:table-cell table:formula="of:=1/([.J229]*[.L229])" office:value-type="float" office:value="0.886762246260903" calcext:value-type="float">
            <text:p>0.886762246260903</text:p>
          </table:table-cell>
          <table:table-cell table:formula="of:=1/[.M229]" office:value-type="float" office:value="0.657894736842105" calcext:value-type="float">
            <text:p>0.66</text:p>
          </table:table-cell>
          <table:table-cell table:formula="of:=RADIANS([.B229])" office:value-type="float" office:value="0.881608670468765" calcext:value-type="float">
            <text:p>0.881608670468765</text:p>
          </table:table-cell>
          <table:table-cell table:formula="of:=RADIANS([.C229])" office:value-type="float" office:value="0.0922525192068139" calcext:value-type="float">
            <text:p>0.092252519206814</text:p>
          </table:table-cell>
          <table:table-cell table:formula="of:=RADIANS([.D229])" office:value-type="float" office:value="0.886686775740612" calcext:value-type="float">
            <text:p>0.886686775740612</text:p>
          </table:table-cell>
          <table:table-cell table:formula="of:=RADIANS([.E229])" office:value-type="float" office:value="0.0969912975654887" calcext:value-type="float">
            <text:p>0.096991297565489</text:p>
          </table:table-cell>
          <table:table-cell table:formula="of:=([.R229]-[.P229])/2" office:value-type="float" office:value="0.0025390526359238" calcext:value-type="float">
            <text:p>0.002539052635924</text:p>
          </table:table-cell>
          <table:table-cell table:formula="of:=([.S229]-[.Q229])/2" office:value-type="float" office:value="0.00236938917933742" calcext:value-type="float">
            <text:p>0.002369389179337</text:p>
          </table:table-cell>
          <table:table-cell table:formula="of:=SIN([.T229])*SIN([.T229])+COS([.P229])*COS([.R229])*SIN([.U229])*SIN([.U229])" office:value-type="float" office:value="0.00000870295302785086" calcext:value-type="float">
            <text:p>8.70295302785086E-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50.754774" calcext:value-type="float">
            <text:p>50.754774</text:p>
          </table:table-cell>
          <table:table-cell office:value-type="float" office:value="5.667076" calcext:value-type="float">
            <text:p>5.667076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0]-[.C230]))*COS(RADIANS([.D230])))/(COS(RADIANS([.B230]))*SIN(RADIANS([.D230]))-SIN(RADIANS([.B230]))*COS(RADIANS([.D230]))*COS(RADIANS([.E230]-[.C230])))))" office:value-type="float" office:value="-55.0509317359898" calcext:value-type="float">
            <text:p>-55.1</text:p>
          </table:table-cell>
          <table:table-cell table:formula="of:=6371000*2*ATAN(SQRT([.V230])/SQRT(1-[.V230]))" office:value-type="float" office:value="9430.65680835769" calcext:value-type="float">
            <text:p>9430.65680835769</text:p>
          </table:table-cell>
          <table:table-cell table:formula="of:=53400/2" office:value-type="float" office:value="26700" calcext:value-type="float">
            <text:p>267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3.04/2" office:value-type="float" office:value="1.52" calcext:value-type="float">
            <text:p>1.520</text:p>
          </table:table-cell>
          <table:table-cell table:formula="of:=1/([.J230]*[.L230])" office:value-type="float" office:value="3.53457177063134" calcext:value-type="float">
            <text:p>3.53457177063134</text:p>
          </table:table-cell>
          <table:table-cell table:formula="of:=1/[.M230]" office:value-type="float" office:value="0.657894736842105" calcext:value-type="float">
            <text:p>0.66</text:p>
          </table:table-cell>
          <table:table-cell table:formula="of:=RADIANS([.B230])" office:value-type="float" office:value="0.886686775740612" calcext:value-type="float">
            <text:p>0.886686775740612</text:p>
          </table:table-cell>
          <table:table-cell table:formula="of:=RADIANS([.C230])" office:value-type="float" office:value="0.0969912975654887" calcext:value-type="float">
            <text:p>0.096991297565489</text:p>
          </table:table-cell>
          <table:table-cell table:formula="of:=RADIANS([.D230])" office:value-type="float" office:value="0.885837917405612" calcext:value-type="float">
            <text:p>0.885837917405612</text:p>
          </table:table-cell>
          <table:table-cell table:formula="of:=RADIANS([.E230])" office:value-type="float" office:value="0.0989091351607502" calcext:value-type="float">
            <text:p>0.09890913516075</text:p>
          </table:table-cell>
          <table:table-cell table:formula="of:=([.R230]-[.P230])/2" office:value-type="float" office:value="-0.000424429167499962" calcext:value-type="float">
            <text:p>-0.0004244291675</text:p>
          </table:table-cell>
          <table:table-cell table:formula="of:=([.S230]-[.Q230])/2" office:value-type="float" office:value="0.000958918797630728" calcext:value-type="float">
            <text:p>0.000958918797631</text:p>
          </table:table-cell>
          <table:table-cell table:formula="of:=SIN([.T230])*SIN([.T230])+COS([.P230])*COS([.R230])*SIN([.U230])*SIN([.U230])" office:value-type="float" office:value="0.000000547783063649016" calcext:value-type="float">
            <text:p>5.47783063649016E-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.754774" calcext:value-type="float">
            <text:p>50.754774</text:p>
          </table:table-cell>
          <table:table-cell office:value-type="float" office:value="5.667076" calcext:value-type="float">
            <text:p>5.667076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1]-[.C231]))*COS(RADIANS([.D231])))/(COS(RADIANS([.B231]))*SIN(RADIANS([.D231]))-SIN(RADIANS([.B231]))*COS(RADIANS([.D231]))*COS(RADIANS([.E231]-[.C231])))))" office:value-type="float" office:value="-54.9658030665681" calcext:value-type="float">
            <text:p>-55.0</text:p>
          </table:table-cell>
          <table:table-cell table:formula="of:=6371000*2*ATAN(SQRT([.V231])/SQRT(1-[.V231]))" office:value-type="float" office:value="9430.65680835769" calcext:value-type="float">
            <text:p>9430.65680835769</text:p>
          </table:table-cell>
          <table:table-cell table:formula="of:=53000/2" office:value-type="float" office:value="26500" calcext:value-type="float">
            <text:p>26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07/2" office:value-type="float" office:value="1.035" calcext:value-type="float">
            <text:p>1.035</text:p>
          </table:table-cell>
          <table:table-cell table:formula="of:=1/([.J231]*[.L231])" office:value-type="float" office:value="3.53457177063134" calcext:value-type="float">
            <text:p>3.53457177063134</text:p>
          </table:table-cell>
          <table:table-cell table:formula="of:=1/[.M231]" office:value-type="float" office:value="0.966183574879227" calcext:value-type="float">
            <text:p>0.97</text:p>
          </table:table-cell>
          <table:table-cell table:formula="of:=RADIANS([.B231])" office:value-type="float" office:value="0.885837917405612" calcext:value-type="float">
            <text:p>0.885837917405612</text:p>
          </table:table-cell>
          <table:table-cell table:formula="of:=RADIANS([.C231])" office:value-type="float" office:value="0.0989091351607502" calcext:value-type="float">
            <text:p>0.09890913516075</text:p>
          </table:table-cell>
          <table:table-cell table:formula="of:=RADIANS([.D231])" office:value-type="float" office:value="0.886686775740612" calcext:value-type="float">
            <text:p>0.886686775740612</text:p>
          </table:table-cell>
          <table:table-cell table:formula="of:=RADIANS([.E231])" office:value-type="float" office:value="0.0969912975654887" calcext:value-type="float">
            <text:p>0.096991297565489</text:p>
          </table:table-cell>
          <table:table-cell table:formula="of:=([.R231]-[.P231])/2" office:value-type="float" office:value="0.000424429167499962" calcext:value-type="float">
            <text:p>0.0004244291675</text:p>
          </table:table-cell>
          <table:table-cell table:formula="of:=([.S231]-[.Q231])/2" office:value-type="float" office:value="-0.000958918797630728" calcext:value-type="float">
            <text:p>-0.000958918797631</text:p>
          </table:table-cell>
          <table:table-cell table:formula="of:=SIN([.T231])*SIN([.T231])+COS([.P231])*COS([.R231])*SIN([.U231])*SIN([.U231])" office:value-type="float" office:value="0.000000547783063649016" calcext:value-type="float">
            <text:p>5.47783063649016E-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51.12104" calcext:value-type="float">
            <text:p>51.121040</text:p>
          </table:table-cell>
          <table:table-cell office:value-type="float" office:value="5.774052" calcext:value-type="float">
            <text:p>5.77405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2]-[.C232]))*COS(RADIANS([.D232])))/(COS(RADIANS([.B232]))*SIN(RADIANS([.D232]))-SIN(RADIANS([.B232]))*COS(RADIANS([.D232]))*COS(RADIANS([.E232]-[.C232])))))" office:value-type="float" office:value="23.1842357203742" calcext:value-type="float">
            <text:p>23.2</text:p>
          </table:table-cell>
          <table:table-cell table:formula="of:=6371000*2*ATAN(SQRT([.V232])/SQRT(1-[.V232]))" office:value-type="float" office:value="38445.8187250337" calcext:value-type="float">
            <text:p>38445.8187250337</text:p>
          </table:table-cell>
          <table:table-cell table:formula="of:=53000/2" office:value-type="float" office:value="26500" calcext:value-type="float">
            <text:p>265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2.07/2" office:value-type="float" office:value="1.035" calcext:value-type="float">
            <text:p>1.035</text:p>
          </table:table-cell>
          <table:table-cell table:formula="of:=1/([.J232]*[.L232])" office:value-type="float" office:value="0.867021029562016" calcext:value-type="float">
            <text:p>0.867021029562016</text:p>
          </table:table-cell>
          <table:table-cell table:formula="of:=1/[.M232]" office:value-type="float" office:value="0.966183574879227" calcext:value-type="float">
            <text:p>0.97</text:p>
          </table:table-cell>
          <table:table-cell table:formula="of:=RADIANS([.B232])" office:value-type="float" office:value="0.886686775740612" calcext:value-type="float">
            <text:p>0.886686775740612</text:p>
          </table:table-cell>
          <table:table-cell table:formula="of:=RADIANS([.C232])" office:value-type="float" office:value="0.0969912975654887" calcext:value-type="float">
            <text:p>0.096991297565489</text:p>
          </table:table-cell>
          <table:table-cell table:formula="of:=RADIANS([.D232])" office:value-type="float" office:value="0.892230465043722" calcext:value-type="float">
            <text:p>0.892230465043722</text:p>
          </table:table-cell>
          <table:table-cell table:formula="of:=RADIANS([.E232])" office:value-type="float" office:value="0.100776218581364" calcext:value-type="float">
            <text:p>0.100776218581364</text:p>
          </table:table-cell>
          <table:table-cell table:formula="of:=([.R232]-[.P232])/2" office:value-type="float" office:value="0.00277184465155483" calcext:value-type="float">
            <text:p>0.002771844651555</text:p>
          </table:table-cell>
          <table:table-cell table:formula="of:=([.S232]-[.Q232])/2" office:value-type="float" office:value="0.00189246050793745" calcext:value-type="float">
            <text:p>0.001892460507937</text:p>
          </table:table-cell>
          <table:table-cell table:formula="of:=SIN([.T232])*SIN([.T232])+COS([.P232])*COS([.R232])*SIN([.U232])*SIN([.U232])" office:value-type="float" office:value="0.00000910377904091203" calcext:value-type="float">
            <text:p>9.10377904091203E-0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3]-[.C233]))*COS(RADIANS([.D233])))/(COS(RADIANS([.B233]))*SIN(RADIANS([.D233]))-SIN(RADIANS([.B233]))*COS(RADIANS([.D233]))*COS(RADIANS([.E233]-[.C233])))))" office:value-type="float" office:value="30.5031079499509" calcext:value-type="float">
            <text:p>30.5</text:p>
          </table:table-cell>
          <table:table-cell table:formula="of:=6371000*2*ATAN(SQRT([.V233])/SQRT(1-[.V233]))" office:value-type="float" office:value="37589.9328978942" calcext:value-type="float">
            <text:p>37589.9328978942</text:p>
          </table:table-cell>
          <table:table-cell table:formula="of:=55600/2" office:value-type="float" office:value="27800" calcext:value-type="float">
            <text:p>27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85/2" office:value-type="float" office:value="0.925" calcext:value-type="float">
            <text:p>0.925</text:p>
          </table:table-cell>
          <table:table-cell table:formula="of:=1/([.J233]*[.L233])" office:value-type="float" office:value="0.886762246260903" calcext:value-type="float">
            <text:p>0.886762246260903</text:p>
          </table:table-cell>
          <table:table-cell table:formula="of:=1/[.M233]" office:value-type="float" office:value="1.08108108108108" calcext:value-type="float">
            <text:p>1.08</text:p>
          </table:table-cell>
          <table:table-cell table:formula="of:=RADIANS([.B233])" office:value-type="float" office:value="0.881608670468765" calcext:value-type="float">
            <text:p>0.881608670468765</text:p>
          </table:table-cell>
          <table:table-cell table:formula="of:=RADIANS([.C233])" office:value-type="float" office:value="0.0922525192068139" calcext:value-type="float">
            <text:p>0.092252519206814</text:p>
          </table:table-cell>
          <table:table-cell table:formula="of:=RADIANS([.D233])" office:value-type="float" office:value="0.886686775740612" calcext:value-type="float">
            <text:p>0.886686775740612</text:p>
          </table:table-cell>
          <table:table-cell table:formula="of:=RADIANS([.E233])" office:value-type="float" office:value="0.0969912975654887" calcext:value-type="float">
            <text:p>0.096991297565489</text:p>
          </table:table-cell>
          <table:table-cell table:formula="of:=([.R233]-[.P233])/2" office:value-type="float" office:value="0.0025390526359238" calcext:value-type="float">
            <text:p>0.002539052635924</text:p>
          </table:table-cell>
          <table:table-cell table:formula="of:=([.S233]-[.Q233])/2" office:value-type="float" office:value="0.00236938917933742" calcext:value-type="float">
            <text:p>0.002369389179337</text:p>
          </table:table-cell>
          <table:table-cell table:formula="of:=SIN([.T233])*SIN([.T233])+COS([.P233])*COS([.R233])*SIN([.U233])*SIN([.U233])" office:value-type="float" office:value="0.00000870295302785086" calcext:value-type="float">
            <text:p>8.70295302785086E-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.80341" calcext:value-type="float">
            <text:p>50.803410</text:p>
          </table:table-cell>
          <table:table-cell office:value-type="float" office:value="5.557192" calcext:value-type="float">
            <text:p>5.557192</text:p>
          </table:table-cell>
          <table:table-cell office:value-type="float" office:value="50.907768" calcext:value-type="float">
            <text:p>50.907768</text:p>
          </table:table-cell>
          <table:table-cell office:value-type="float" office:value="5.543907" calcext:value-type="float">
            <text:p>5.543907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4]-[.C234]))*COS(RADIANS([.D234])))/(COS(RADIANS([.B234]))*SIN(RADIANS([.D234]))-SIN(RADIANS([.B234]))*COS(RADIANS([.D234]))*COS(RADIANS([.E234]-[.C234])))))" office:value-type="float" office:value="-4.58943301039921" calcext:value-type="float">
            <text:p>-4.6</text:p>
          </table:table-cell>
          <table:table-cell table:formula="of:=6371000*2*ATAN(SQRT([.V234])/SQRT(1-[.V234]))" office:value-type="float" office:value="11641.4905518756" calcext:value-type="float">
            <text:p>11641.4905518756</text:p>
          </table:table-cell>
          <table:table-cell table:formula="of:=55600/2" office:value-type="float" office:value="27800" calcext:value-type="float">
            <text:p>27800.0</text:p>
          </table:table-cell>
          <table:table-cell table:style-name="ce1" office:value-type="float" office:value="0.00003" calcext:value-type="float">
            <text:p>3.00E-05</text:p>
          </table:table-cell>
          <table:table-cell table:formula="of:=1.85/2" office:value-type="float" office:value="0.925" calcext:value-type="float">
            <text:p>0.925</text:p>
          </table:table-cell>
          <table:table-cell table:formula="of:=1/([.J234]*[.L234])" office:value-type="float" office:value="2.86332177007719" calcext:value-type="float">
            <text:p>2.86332177007719</text:p>
          </table:table-cell>
          <table:table-cell table:formula="of:=1/[.M234]" office:value-type="float" office:value="1.08108108108108" calcext:value-type="float">
            <text:p>1.08</text:p>
          </table:table-cell>
          <table:table-cell table:formula="of:=RADIANS([.B234])" office:value-type="float" office:value="0.886686775740612" calcext:value-type="float">
            <text:p>0.886686775740612</text:p>
          </table:table-cell>
          <table:table-cell table:formula="of:=RADIANS([.C234])" office:value-type="float" office:value="0.0969912975654887" calcext:value-type="float">
            <text:p>0.096991297565489</text:p>
          </table:table-cell>
          <table:table-cell table:formula="of:=RADIANS([.D234])" office:value-type="float" office:value="0.888508166441409" calcext:value-type="float">
            <text:p>0.888508166441409</text:p>
          </table:table-cell>
          <table:table-cell table:formula="of:=RADIANS([.E234])" office:value-type="float" office:value="0.0967594305743613" calcext:value-type="float">
            <text:p>0.096759430574361</text:p>
          </table:table-cell>
          <table:table-cell table:formula="of:=([.R234]-[.P234])/2" office:value-type="float" office:value="0.000910695350398116" calcext:value-type="float">
            <text:p>0.000910695350398</text:p>
          </table:table-cell>
          <table:table-cell table:formula="of:=([.S234]-[.Q234])/2" office:value-type="float" office:value="-0.000115933495563721" calcext:value-type="float">
            <text:p>-0.000115933495564</text:p>
          </table:table-cell>
          <table:table-cell table:formula="of:=SIN([.T234])*SIN([.T234])+COS([.P234])*COS([.R234])*SIN([.U234])*SIN([.U234])" office:value-type="float" office:value="0.000000834721995699783" calcext:value-type="float">
            <text:p>8.34721995699783E-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.907768" calcext:value-type="float">
            <text:p>50.907768</text:p>
          </table:table-cell>
          <table:table-cell office:value-type="float" office:value="5.543907" calcext:value-type="float">
            <text:p>5.543907</text:p>
          </table:table-cell>
          <table:table-cell office:value-type="float" office:value="50.938803" calcext:value-type="float">
            <text:p>50.938803</text:p>
          </table:table-cell>
          <table:table-cell office:value-type="float" office:value="5.486855" calcext:value-type="float">
            <text:p>5.486855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5]-[.C235]))*COS(RADIANS([.D235])))/(COS(RADIANS([.B235]))*SIN(RADIANS([.D235]))-SIN(RADIANS([.B235]))*COS(RADIANS([.D235]))*COS(RADIANS([.E235]-[.C235])))))" office:value-type="float" office:value="-49.1848925946473" calcext:value-type="float">
            <text:p>-49.2</text:p>
          </table:table-cell>
          <table:table-cell table:formula="of:=6371000*2*ATAN(SQRT([.V235])/SQRT(1-[.V235]))" office:value-type="float" office:value="5282.0882957926" calcext:value-type="float">
            <text:p>5282.0882957926</text:p>
          </table:table-cell>
          <table:table-cell office:value-type="float" office:value="6300" calcext:value-type="float">
            <text:p>63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21" calcext:value-type="float">
            <text:p>0.210</text:p>
          </table:table-cell>
          <table:table-cell table:formula="of:=1/([.J235]*[.L235])" office:value-type="float" office:value="6.31063539015141" calcext:value-type="float">
            <text:p>6.31063539015141</text:p>
          </table:table-cell>
          <table:table-cell table:formula="of:=1/[.M235]" office:value-type="float" office:value="4.76190476190476" calcext:value-type="float">
            <text:p>4.76</text:p>
          </table:table-cell>
          <table:table-cell table:formula="of:=RADIANS([.B235])" office:value-type="float" office:value="0.888508166441409" calcext:value-type="float">
            <text:p>0.888508166441409</text:p>
          </table:table-cell>
          <table:table-cell table:formula="of:=RADIANS([.C235])" office:value-type="float" office:value="0.0967594305743613" calcext:value-type="float">
            <text:p>0.096759430574361</text:p>
          </table:table-cell>
          <table:table-cell table:formula="of:=RADIANS([.D235])" office:value-type="float" office:value="0.889049829374765" calcext:value-type="float">
            <text:p>0.889049829374765</text:p>
          </table:table-cell>
          <table:table-cell table:formula="of:=RADIANS([.E235])" office:value-type="float" office:value="0.0957636853295135" calcext:value-type="float">
            <text:p>0.095763685329514</text:p>
          </table:table-cell>
          <table:table-cell table:formula="of:=([.R235]-[.P235])/2" office:value-type="float" office:value="0.000270831466678223" calcext:value-type="float">
            <text:p>0.000270831466678</text:p>
          </table:table-cell>
          <table:table-cell table:formula="of:=([.S235]-[.Q235])/2" office:value-type="float" office:value="-0.000497872622423901" calcext:value-type="float">
            <text:p>-0.000497872622424</text:p>
          </table:table-cell>
          <table:table-cell table:formula="of:=SIN([.T235])*SIN([.T235])+COS([.P235])*COS([.R235])*SIN([.U235])*SIN([.U235])" office:value-type="float" office:value="0.000000171844678093898" calcext:value-type="float">
            <text:p>1.71844678093898E-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.907768" calcext:value-type="float">
            <text:p>50.907768</text:p>
          </table:table-cell>
          <table:table-cell office:value-type="float" office:value="5.543907" calcext:value-type="float">
            <text:p>5.543907</text:p>
          </table:table-cell>
          <table:table-cell office:value-type="float" office:value="51.12104" calcext:value-type="float">
            <text:p>51.121040</text:p>
          </table:table-cell>
          <table:table-cell office:value-type="float" office:value="5.774052" calcext:value-type="float">
            <text:p>5.774052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DEGREES(ATAN((SIN(RADIANS([.E236]-[.C236]))*COS(RADIANS([.D236])))/(COS(RADIANS([.B236]))*SIN(RADIANS([.D236]))-SIN(RADIANS([.B236]))*COS(RADIANS([.D236]))*COS(RADIANS([.E236]-[.C236])))))" office:value-type="float" office:value="34.0831161742251" calcext:value-type="float">
            <text:p>34.1</text:p>
          </table:table-cell>
          <table:table-cell table:formula="of:=6371000*2*ATAN(SQRT([.V236])/SQRT(1-[.V236]))" office:value-type="float" office:value="28663.483477554" calcext:value-type="float">
            <text:p>28663.483477554</text:p>
          </table:table-cell>
          <table:table-cell office:value-type="float" office:value="31100" calcext:value-type="float">
            <text:p>31100.0</text:p>
          </table:table-cell>
          <table:table-cell table:style-name="ce1" office:value-type="float" office:value="0.00003" calcext:value-type="float">
            <text:p>3.00E-05</text:p>
          </table:table-cell>
          <table:table-cell office:value-type="float" office:value="0.72" calcext:value-type="float">
            <text:p>0.720</text:p>
          </table:table-cell>
          <table:table-cell table:formula="of:=1/([.J236]*[.L236])" office:value-type="float" office:value="1.16291983001425" calcext:value-type="float">
            <text:p>1.16291983001425</text:p>
          </table:table-cell>
          <table:table-cell table:formula="of:=1/[.M236]" office:value-type="float" office:value="1.38888888888889" calcext:value-type="float">
            <text:p>1.39</text:p>
          </table:table-cell>
          <table:table-cell table:formula="of:=RADIANS([.B236])" office:value-type="float" office:value="0.888508166441409" calcext:value-type="float">
            <text:p>0.888508166441409</text:p>
          </table:table-cell>
          <table:table-cell table:formula="of:=RADIANS([.C236])" office:value-type="float" office:value="0.0967594305743613" calcext:value-type="float">
            <text:p>0.096759430574361</text:p>
          </table:table-cell>
          <table:table-cell table:formula="of:=RADIANS([.D236])" office:value-type="float" office:value="0.892230465043722" calcext:value-type="float">
            <text:p>0.892230465043722</text:p>
          </table:table-cell>
          <table:table-cell table:formula="of:=RADIANS([.E236])" office:value-type="float" office:value="0.100776218581364" calcext:value-type="float">
            <text:p>0.100776218581364</text:p>
          </table:table-cell>
          <table:table-cell table:formula="of:=([.R236]-[.P236])/2" office:value-type="float" office:value="0.00186114930115672" calcext:value-type="float">
            <text:p>0.001861149301157</text:p>
          </table:table-cell>
          <table:table-cell table:formula="of:=([.S236]-[.Q236])/2" office:value-type="float" office:value="0.00200839400350118" calcext:value-type="float">
            <text:p>0.002008394003501</text:p>
          </table:table-cell>
          <table:table-cell table:formula="of:=SIN([.T236])*SIN([.T236])+COS([.P236])*COS([.R236])*SIN([.U236])*SIN([.U236])" office:value-type="float" office:value="0.00000506036687543476" calcext:value-type="float">
            <text:p>5.06036687543476E-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.95579" calcext:value-type="float">
            <text:p>51.955790</text:p>
          </table:table-cell>
          <table:table-cell office:value-type="float" office:value="4.021997" calcext:value-type="float">
            <text:p>4.021997</text:p>
          </table:table-cell>
          <table:table-cell office:value-type="float" office:value="51.440842" calcext:value-type="float">
            <text:p>51.440842</text:p>
          </table:table-cell>
          <table:table-cell office:value-type="float" office:value="0.71532" calcext:value-type="float">
            <text:p>0.71532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DEGREES(ATAN((SIN(RADIANS([.E237]-[.C237]))*COS(RADIANS([.D237])))/(COS(RADIANS([.B237]))*SIN(RADIANS([.D237]))-SIN(RADIANS([.B237]))*COS(RADIANS([.D237]))*COS(RADIANS([.E237]-[.C237])))))" office:value-type="float" office:value="77.1974068011678" calcext:value-type="float">
            <text:p>77.2</text:p>
          </table:table-cell>
          <table:table-cell table:formula="of:=6371000*2*ATAN(SQRT([.V237])/SQRT(1-[.V237]))" office:value-type="float" office:value="234952.52040001" calcext:value-type="float">
            <text:p>234952.52040001</text:p>
          </table:table-cell>
          <table:table-cell table:formula="of:=109300+137840" office:value-type="float" office:value="247140" calcext:value-type="float">
            <text:p>247140.0</text:p>
          </table:table-cell>
          <table:table-cell table:style-name="ce1" table:formula="of:=0.000000017/0.00143" office:value-type="float" office:value="0.0000118881118881119" calcext:value-type="float">
            <text:p>1.19E-05</text:p>
          </table:table-cell>
          <table:table-cell table:formula="of:=1/[.N237]" office:value-type="float" office:value="2.79314185090921" calcext:value-type="float">
            <text:p>2.793</text:p>
          </table:table-cell>
          <table:table-cell table:formula="of:=1/([.J237]*[.L237])" office:value-type="float" office:value="0.358019768911659" calcext:value-type="float">
            <text:p>0.358019768911659</text:p>
          </table:table-cell>
          <table:table-cell table:formula="of:=1/[.M237]" office:value-type="float" office:value="0.358019768911659" calcext:value-type="float">
            <text:p>0.36</text:p>
          </table:table-cell>
          <table:table-cell table:formula="of:=RADIANS([.B237])" office:value-type="float" office:value="0.906799600974745" calcext:value-type="float">
            <text:p>0.906799600974745</text:p>
          </table:table-cell>
          <table:table-cell table:formula="of:=RADIANS([.C237])" office:value-type="float" office:value="0.0701970901553344" calcext:value-type="float">
            <text:p>0.070197090155334</text:p>
          </table:table-cell>
          <table:table-cell table:formula="of:=RADIANS([.D237])" office:value-type="float" office:value="0.897812062898185" calcext:value-type="float">
            <text:p>0.897812062898185</text:p>
          </table:table-cell>
          <table:table-cell table:formula="of:=RADIANS([.E237])" office:value-type="float" office:value="0.0124846892053658" calcext:value-type="float">
            <text:p>0.012484689205366</text:p>
          </table:table-cell>
          <table:table-cell table:formula="of:=([.R237]-[.P237])/2" office:value-type="float" office:value="-0.00449376903827986" calcext:value-type="float">
            <text:p>-0.00449376903828</text:p>
          </table:table-cell>
          <table:table-cell table:formula="of:=([.S237]-[.Q237])/2" office:value-type="float" office:value="-0.0288562004749843" calcext:value-type="float">
            <text:p>-0.028856200474984</text:p>
          </table:table-cell>
          <table:table-cell table:formula="of:=SIN([.T237])*SIN([.T237])+COS([.P237])*COS([.R237])*SIN([.U237])*SIN([.U237])" office:value-type="float" office:value="0.000339966241223866" calcext:value-type="float">
            <text:p>0.0003399662412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.42494" calcext:value-type="float">
            <text:p>53.424940</text:p>
          </table:table-cell>
          <table:table-cell office:value-type="float" office:value="6.874347" calcext:value-type="float">
            <text:p>6.874347</text:p>
          </table:table-cell>
          <table:table-cell office:value-type="float" office:value="58.282761" calcext:value-type="float">
            <text:p>58.282761</text:p>
          </table:table-cell>
          <table:table-cell office:value-type="float" office:value="6.866468" calcext:value-type="float">
            <text:p>6.866468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DEGREES(ATAN((SIN(RADIANS([.E238]-[.C238]))*COS(RADIANS([.D238])))/(COS(RADIANS([.B238]))*SIN(RADIANS([.D238]))-SIN(RADIANS([.B238]))*COS(RADIANS([.D238]))*COS(RADIANS([.E238]-[.C238])))))" office:value-type="float" office:value="-0.0489140174591954" calcext:value-type="float">
            <text:p>0.0</text:p>
          </table:table-cell>
          <table:table-cell table:formula="of:=6371000*2*ATAN(SQRT([.V238])/SQRT(1-[.V238]))" office:value-type="float" office:value="540165.272586934" calcext:value-type="float">
            <text:p>540165.272586934</text:p>
          </table:table-cell>
          <table:table-cell table:formula="of:=575450" office:value-type="float" office:value="575450" calcext:value-type="float">
            <text:p>575450.0</text:p>
          </table:table-cell>
          <table:table-cell table:style-name="ce1" table:formula="of:=0.000000017/0.00143" office:value-type="float" office:value="0.0000118881118881119" calcext:value-type="float">
            <text:p>1.19E-05</text:p>
          </table:table-cell>
          <table:table-cell table:formula="of:=1/[.N238]" office:value-type="float" office:value="6.42154519858592" calcext:value-type="float">
            <text:p>6.422</text:p>
          </table:table-cell>
          <table:table-cell table:formula="of:=1/([.J238]*[.L238])" office:value-type="float" office:value="0.155725758999595" calcext:value-type="float">
            <text:p>0.155725758999595</text:p>
          </table:table-cell>
          <table:table-cell table:formula="of:=1/[.M238]" office:value-type="float" office:value="0.155725758999595" calcext:value-type="float">
            <text:p>0.16</text:p>
          </table:table-cell>
          <table:table-cell table:formula="of:=RADIANS([.B238])" office:value-type="float" office:value="0.932441105680419" calcext:value-type="float">
            <text:p>0.932441105680419</text:p>
          </table:table-cell>
          <table:table-cell table:formula="of:=RADIANS([.C238])" office:value-type="float" office:value="0.119979989074595" calcext:value-type="float">
            <text:p>0.119979989074595</text:p>
          </table:table-cell>
          <table:table-cell table:formula="of:=RADIANS([.D238])" office:value-type="float" office:value="1.01722607660294" calcext:value-type="float">
            <text:p>1.01722607660294</text:p>
          </table:table-cell>
          <table:table-cell table:formula="of:=RADIANS([.E238])" office:value-type="float" office:value="0.11984247458283" calcext:value-type="float">
            <text:p>0.11984247458283</text:p>
          </table:table-cell>
          <table:table-cell table:formula="of:=([.R238]-[.P238])/2" office:value-type="float" office:value="0.0423924854612617" calcext:value-type="float">
            <text:p>0.042392485461262</text:p>
          </table:table-cell>
          <table:table-cell table:formula="of:=([.S238]-[.Q238])/2" office:value-type="float" office:value="-0.0000687572458823102" calcext:value-type="float">
            <text:p>-6.87572458823102E-05</text:p>
          </table:table-cell>
          <table:table-cell table:formula="of:=SIN([.T238])*SIN([.T238])+COS([.P238])*COS([.R238])*SIN([.U238])*SIN([.U238])" office:value-type="float" office:value="0.00179604801235509" calcext:value-type="float">
            <text:p>0.001796048012355</text:p>
          </table:table-cell>
        </table:table-row>
        <table:table-row table:style-name="ro1" table:number-rows-repeated="104833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1:24:39.20680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3:59:20.662039101</meta:creation-date>
    <dc:date>2019-10-14T12:13:42.224143057</dc:date>
    <meta:editing-duration>PT3H54M6S</meta:editing-duration>
    <meta:editing-cycles>31</meta:editing-cycles>
    <meta:generator>LibreOffice/6.1.6.3$Linux_X86_64 LibreOffice_project/10$Build-3</meta:generator>
    <meta:document-statistic meta:table-count="1" meta:cell-count="4994" meta:object-count="0"/>
  </office:meta>
</office:document-meta>
</file>